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e4" style:family="table-cell" style:parent-style-name="Default" style:data-style-name="N37"/>
    <style:style style:name="ce5" style:family="table-cell" style:parent-style-name="Default" style:data-style-name="N2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1.45520833333333cm" style:use-optimal-column-width="true"/>
    </style:style>
    <style:style style:name="co10" style:family="table-column">
      <style:table-column-properties fo:break-before="auto" style:column-width="2.88395833333333cm" style:use-optimal-column-width="true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Diagram 4" svg:x="0.66667in" svg:y="0.20833in" svg:width="8.67708in" svg:height="3.13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Diagram 5" svg:x="0.66667in" svg:y="0in" svg:width="8.67708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export-syd-2026-03-31_(2)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nsorId</text:p>
          </table:table-cell>
          <table:table-cell office:value-type="string" table:style-name="ce1">
            <text:p>SensorName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%RH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WM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WM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" table:style-name="ce1">
            <text:p>16</text:p>
          </table:table-cell>
          <table:table-cell office:value-type="date" office:date-value="2025-06-07T00:00:00" table:style-name="ce3">
            <text:p>2025-06-07</text:p>
          </table:table-cell>
          <table:table-cell office:value-type="time" office:time-value="PT9H8M1S" table:style-name="ce4">
            <text:p>09:08:01</text:p>
          </table:table-cell>
          <table:table-cell office:value-type="float" office:value="60.4" table:style-name="ce1">
            <text:p>6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.5" table:style-name="ce1">
            <text:p>19,5</text:p>
          </table:table-cell>
          <table:table-cell office:value-type="date" office:date-value="2025-06-07T09:08:01" table:formula="of:=['export-syd-2026-03-31_(2)'.$D2]+['export-syd-2026-03-31_(2)'.$E2]" table:style-name="ce5">
            <text:p>2025-06-07 09:08</text:p>
          </table:table-cell>
          <table:table-cell office:value-type="float" office:value="19.5" table:style-name="ce1">
            <text:p>19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" table:style-name="ce1">
            <text:p>17</text:p>
          </table:table-cell>
          <table:table-cell office:value-type="date" office:date-value="2025-06-08T00:00:00" table:style-name="ce3">
            <text:p>2025-06-08</text:p>
          </table:table-cell>
          <table:table-cell office:value-type="time" office:time-value="PT9H8M10S" table:style-name="ce4">
            <text:p>09:08:10</text:p>
          </table:table-cell>
          <table:table-cell office:value-type="float" office:value="88.1" table:style-name="ce1">
            <text:p>88,1</text:p>
          </table:table-cell>
          <table:table-cell office:value-type="float" office:value="9.5" table:style-name="ce1">
            <text:p>9,5</text:p>
          </table:table-cell>
          <table:table-cell office:value-type="float" office:value="18.7" table:style-name="ce1">
            <text:p>18,7</text:p>
          </table:table-cell>
          <table:table-cell office:value-type="date" office:date-value="2025-06-08T09:08:10" table:formula="of:=['export-syd-2026-03-31_(2)'.$D3]+['export-syd-2026-03-31_(2)'.$E3]" table:style-name="ce5">
            <text:p>2025-06-08 09:08</text:p>
          </table:table-cell>
          <table:table-cell office:value-type="float" office:value="18.7" table:style-name="ce1">
            <text:p>18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" table:style-name="ce1">
            <text:p>18</text:p>
          </table:table-cell>
          <table:table-cell office:value-type="date" office:date-value="2025-06-09T00:00:00" table:style-name="ce3">
            <text:p>2025-06-09</text:p>
          </table:table-cell>
          <table:table-cell office:value-type="time" office:time-value="PT9H8M19S" table:style-name="ce4">
            <text:p>09:08:19</text:p>
          </table:table-cell>
          <table:table-cell office:value-type="float" office:value="89.8" table:style-name="ce1">
            <text:p>89,8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8.899999999999999" table:style-name="ce1">
            <text:p>18,9</text:p>
          </table:table-cell>
          <table:table-cell office:value-type="date" office:date-value="2025-06-09T09:08:19" table:formula="of:=['export-syd-2026-03-31_(2)'.$D4]+['export-syd-2026-03-31_(2)'.$E4]" table:style-name="ce5">
            <text:p>2025-06-09 09:08</text:p>
          </table:table-cell>
          <table:table-cell office:value-type="float" office:value="18.899999999999999" table:style-name="ce1">
            <text:p>18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" table:style-name="ce1">
            <text:p>19</text:p>
          </table:table-cell>
          <table:table-cell office:value-type="date" office:date-value="2025-06-10T00:00:00" table:style-name="ce3">
            <text:p>2025-06-10</text:p>
          </table:table-cell>
          <table:table-cell office:value-type="time" office:time-value="PT9H8M29S" table:style-name="ce4">
            <text:p>09:08:29</text:p>
          </table:table-cell>
          <table:table-cell office:value-type="float" office:value="91" table:style-name="ce1">
            <text:p>9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8.8" table:style-name="ce1">
            <text:p>18,8</text:p>
          </table:table-cell>
          <table:table-cell office:value-type="date" office:date-value="2025-06-10T09:08:29" table:formula="of:=['export-syd-2026-03-31_(2)'.$D5]+['export-syd-2026-03-31_(2)'.$E5]" table:style-name="ce5">
            <text:p>2025-06-10 09:08</text:p>
          </table:table-cell>
          <table:table-cell office:value-type="float" office:value="18.8" table:style-name="ce1">
            <text:p>18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" table:style-name="ce1">
            <text:p>20</text:p>
          </table:table-cell>
          <table:table-cell office:value-type="date" office:date-value="2025-06-11T00:00:00" table:style-name="ce3">
            <text:p>2025-06-11</text:p>
          </table:table-cell>
          <table:table-cell office:value-type="time" office:time-value="PT9H8M38S" table:style-name="ce4">
            <text:p>09:08:38</text:p>
          </table:table-cell>
          <table:table-cell office:value-type="float" office:value="91.8" table:style-name="ce1">
            <text:p>91,8</text:p>
          </table:table-cell>
          <table:table-cell office:value-type="float" office:value="9.1" table:style-name="ce1">
            <text:p>9,1</text:p>
          </table:table-cell>
          <table:table-cell office:value-type="float" office:value="18.8" table:style-name="ce1">
            <text:p>18,8</text:p>
          </table:table-cell>
          <table:table-cell office:value-type="date" office:date-value="2025-06-11T09:08:38" table:formula="of:=['export-syd-2026-03-31_(2)'.$D6]+['export-syd-2026-03-31_(2)'.$E6]" table:style-name="ce5">
            <text:p>2025-06-11 09:08</text:p>
          </table:table-cell>
          <table:table-cell office:value-type="float" office:value="18.8" table:style-name="ce1">
            <text:p>18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" table:style-name="ce1">
            <text:p>21</text:p>
          </table:table-cell>
          <table:table-cell office:value-type="date" office:date-value="2025-06-12T00:00:00" table:style-name="ce3">
            <text:p>2025-06-12</text:p>
          </table:table-cell>
          <table:table-cell office:value-type="time" office:time-value="PT9H8M47S" table:style-name="ce4">
            <text:p>09:08:47</text:p>
          </table:table-cell>
          <table:table-cell office:value-type="float" office:value="92.4" table:style-name="ce1">
            <text:p>92,4</text:p>
          </table:table-cell>
          <table:table-cell office:value-type="float" office:value="9.1" table:style-name="ce1">
            <text:p>9,1</text:p>
          </table:table-cell>
          <table:table-cell office:value-type="float" office:value="19.2" table:style-name="ce1">
            <text:p>19,2</text:p>
          </table:table-cell>
          <table:table-cell office:value-type="date" office:date-value="2025-06-12T09:08:47" table:formula="of:=['export-syd-2026-03-31_(2)'.$D7]+['export-syd-2026-03-31_(2)'.$E7]" table:style-name="ce5">
            <text:p>2025-06-12 09:08</text:p>
          </table:table-cell>
          <table:table-cell office:value-type="float" office:value="19.2" table:style-name="ce1">
            <text:p>19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" table:style-name="ce1">
            <text:p>22</text:p>
          </table:table-cell>
          <table:table-cell office:value-type="date" office:date-value="2025-06-13T00:00:00" table:style-name="ce3">
            <text:p>2025-06-13</text:p>
          </table:table-cell>
          <table:table-cell office:value-type="time" office:time-value="PT9H8M57S" table:style-name="ce4">
            <text:p>09:08:57</text:p>
          </table:table-cell>
          <table:table-cell office:value-type="float" office:value="92.9" table:style-name="ce1">
            <text:p>92,9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date" office:date-value="2025-06-13T09:08:57" table:formula="of:=['export-syd-2026-03-31_(2)'.$D8]+['export-syd-2026-03-31_(2)'.$E8]" table:style-name="ce5">
            <text:p>2025-06-13 09:08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" table:style-name="ce1">
            <text:p>23</text:p>
          </table:table-cell>
          <table:table-cell office:value-type="date" office:date-value="2025-06-14T00:00:00" table:style-name="ce3">
            <text:p>2025-06-14</text:p>
          </table:table-cell>
          <table:table-cell office:value-type="time" office:time-value="PT9H9M6S" table:style-name="ce4">
            <text:p>09:09:06</text:p>
          </table:table-cell>
          <table:table-cell office:value-type="float" office:value="93.2" table:style-name="ce1">
            <text:p>93,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9.5" table:style-name="ce1">
            <text:p>19,5</text:p>
          </table:table-cell>
          <table:table-cell office:value-type="date" office:date-value="2025-06-14T09:09:06" table:formula="of:=['export-syd-2026-03-31_(2)'.$D9]+['export-syd-2026-03-31_(2)'.$E9]" table:style-name="ce5">
            <text:p>2025-06-14 09:09</text:p>
          </table:table-cell>
          <table:table-cell office:value-type="float" office:value="19.5" table:style-name="ce1">
            <text:p>19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" table:style-name="ce1">
            <text:p>24</text:p>
          </table:table-cell>
          <table:table-cell office:value-type="date" office:date-value="2025-06-15T00:00:00" table:style-name="ce3">
            <text:p>2025-06-15</text:p>
          </table:table-cell>
          <table:table-cell office:value-type="time" office:time-value="PT9H9M15S" table:style-name="ce4">
            <text:p>09:09:15</text:p>
          </table:table-cell>
          <table:table-cell office:value-type="float" office:value="93.4" table:style-name="ce1">
            <text:p>93,4</text:p>
          </table:table-cell>
          <table:table-cell office:value-type="float" office:value="9.6" table:style-name="ce1">
            <text:p>9,6</text:p>
          </table:table-cell>
          <table:table-cell office:value-type="float" office:value="19.399999999999999" table:style-name="ce1">
            <text:p>19,4</text:p>
          </table:table-cell>
          <table:table-cell office:value-type="date" office:date-value="2025-06-15T09:09:15" table:formula="of:=['export-syd-2026-03-31_(2)'.$D10]+['export-syd-2026-03-31_(2)'.$E10]" table:style-name="ce5">
            <text:p>2025-06-15 09:09</text:p>
          </table:table-cell>
          <table:table-cell office:value-type="float" office:value="19.399999999999999" table:style-name="ce1">
            <text:p>19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" table:style-name="ce1">
            <text:p>25</text:p>
          </table:table-cell>
          <table:table-cell office:value-type="date" office:date-value="2025-06-16T00:00:00" table:style-name="ce3">
            <text:p>2025-06-16</text:p>
          </table:table-cell>
          <table:table-cell office:value-type="time" office:time-value="PT9H9M24S" table:style-name="ce4">
            <text:p>09:09:24</text:p>
          </table:table-cell>
          <table:table-cell office:value-type="float" office:value="93.7" table:style-name="ce1">
            <text:p>93,7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9.600000000000001" table:style-name="ce1">
            <text:p>19,6</text:p>
          </table:table-cell>
          <table:table-cell office:value-type="date" office:date-value="2025-06-16T09:09:24" table:formula="of:=['export-syd-2026-03-31_(2)'.$D11]+['export-syd-2026-03-31_(2)'.$E11]" table:style-name="ce5">
            <text:p>2025-06-16 09:09</text:p>
          </table:table-cell>
          <table:table-cell office:value-type="float" office:value="19.600000000000001" table:style-name="ce1">
            <text:p>19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" table:style-name="ce1">
            <text:p>26</text:p>
          </table:table-cell>
          <table:table-cell office:value-type="date" office:date-value="2025-06-17T00:00:00" table:style-name="ce3">
            <text:p>2025-06-17</text:p>
          </table:table-cell>
          <table:table-cell office:value-type="time" office:time-value="PT9H9M34S" table:style-name="ce4">
            <text:p>09:09:34</text:p>
          </table:table-cell>
          <table:table-cell office:value-type="float" office:value="94.2" table:style-name="ce1">
            <text:p>94,2</text:p>
          </table:table-cell>
          <table:table-cell office:value-type="float" office:value="10" table:style-name="ce1">
            <text:p>10</text:p>
          </table:table-cell>
          <table:table-cell office:value-type="float" office:value="19.899999999999999" table:style-name="ce1">
            <text:p>19,9</text:p>
          </table:table-cell>
          <table:table-cell office:value-type="date" office:date-value="2025-06-17T09:09:34" table:formula="of:=['export-syd-2026-03-31_(2)'.$D12]+['export-syd-2026-03-31_(2)'.$E12]" table:style-name="ce5">
            <text:p>2025-06-17 09:09</text:p>
          </table:table-cell>
          <table:table-cell office:value-type="float" office:value="19.899999999999999" table:style-name="ce1">
            <text:p>19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" table:style-name="ce1">
            <text:p>27</text:p>
          </table:table-cell>
          <table:table-cell office:value-type="date" office:date-value="2025-06-18T00:00:00" table:style-name="ce3">
            <text:p>2025-06-18</text:p>
          </table:table-cell>
          <table:table-cell office:value-type="time" office:time-value="PT9H9M43S" table:style-name="ce4">
            <text:p>09:09:43</text:p>
          </table:table-cell>
          <table:table-cell office:value-type="float" office:value="94.7" table:style-name="ce1">
            <text:p>94,7</text:p>
          </table:table-cell>
          <table:table-cell office:value-type="float" office:value="10" table:style-name="ce1">
            <text:p>10</text:p>
          </table:table-cell>
          <table:table-cell office:value-type="float" office:value="19.8" table:style-name="ce1">
            <text:p>19,8</text:p>
          </table:table-cell>
          <table:table-cell office:value-type="date" office:date-value="2025-06-18T09:09:43" table:formula="of:=['export-syd-2026-03-31_(2)'.$D13]+['export-syd-2026-03-31_(2)'.$E13]" table:style-name="ce5">
            <text:p>2025-06-18 09:09</text:p>
          </table:table-cell>
          <table:table-cell office:value-type="float" office:value="19.8" table:style-name="ce1">
            <text:p>19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" table:style-name="ce1">
            <text:p>28</text:p>
          </table:table-cell>
          <table:table-cell office:value-type="date" office:date-value="2025-06-19T00:00:00" table:style-name="ce3">
            <text:p>2025-06-19</text:p>
          </table:table-cell>
          <table:table-cell office:value-type="time" office:time-value="PT9H9M52S" table:style-name="ce4">
            <text:p>09:09:52</text:p>
          </table:table-cell>
          <table:table-cell office:value-type="float" office:value="94.9" table:style-name="ce1">
            <text:p>94,9</text:p>
          </table:table-cell>
          <table:table-cell office:value-type="float" office:value="10.5" table:style-name="ce1">
            <text:p>10,5</text:p>
          </table:table-cell>
          <table:table-cell office:value-type="float" office:value="20.100000000000001" table:style-name="ce1">
            <text:p>20,1</text:p>
          </table:table-cell>
          <table:table-cell office:value-type="date" office:date-value="2025-06-19T09:09:52" table:formula="of:=['export-syd-2026-03-31_(2)'.$D14]+['export-syd-2026-03-31_(2)'.$E14]" table:style-name="ce5">
            <text:p>2025-06-19 09:09</text:p>
          </table:table-cell>
          <table:table-cell office:value-type="float" office:value="20.100000000000001" table:style-name="ce1">
            <text:p>20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" table:style-name="ce1">
            <text:p>29</text:p>
          </table:table-cell>
          <table:table-cell office:value-type="date" office:date-value="2025-06-20T00:00:00" table:style-name="ce3">
            <text:p>2025-06-20</text:p>
          </table:table-cell>
          <table:table-cell office:value-type="time" office:time-value="PT9H10M2S" table:style-name="ce4">
            <text:p>09:10:02</text:p>
          </table:table-cell>
          <table:table-cell office:value-type="float" office:value="94.6" table:style-name="ce1">
            <text:p>94,6</text:p>
          </table:table-cell>
          <table:table-cell office:value-type="float" office:value="10.8" table:style-name="ce1">
            <text:p>10,8</text:p>
          </table:table-cell>
          <table:table-cell office:value-type="float" office:value="20.2" table:style-name="ce1">
            <text:p>20,2</text:p>
          </table:table-cell>
          <table:table-cell office:value-type="date" office:date-value="2025-06-20T09:10:02" table:formula="of:=['export-syd-2026-03-31_(2)'.$D15]+['export-syd-2026-03-31_(2)'.$E15]" table:style-name="ce5">
            <text:p>2025-06-20 09:10</text:p>
          </table:table-cell>
          <table:table-cell office:value-type="float" office:value="20.2" table:style-name="ce1">
            <text:p>20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" table:style-name="ce1">
            <text:p>30</text:p>
          </table:table-cell>
          <table:table-cell office:value-type="date" office:date-value="2025-06-21T00:00:00" table:style-name="ce3">
            <text:p>2025-06-21</text:p>
          </table:table-cell>
          <table:table-cell office:value-type="time" office:time-value="PT9H10M11S" table:style-name="ce4">
            <text:p>09:10:11</text:p>
          </table:table-cell>
          <table:table-cell office:value-type="float" office:value="94.6" table:style-name="ce1">
            <text:p>94,6</text:p>
          </table:table-cell>
          <table:table-cell office:value-type="float" office:value="11" table:style-name="ce1">
            <text:p>11</text:p>
          </table:table-cell>
          <table:table-cell office:value-type="float" office:value="20.3" table:style-name="ce1">
            <text:p>20,3</text:p>
          </table:table-cell>
          <table:table-cell office:value-type="date" office:date-value="2025-06-21T09:10:11" table:formula="of:=['export-syd-2026-03-31_(2)'.$D16]+['export-syd-2026-03-31_(2)'.$E16]" table:style-name="ce5">
            <text:p>2025-06-21 09:10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1" table:style-name="ce1">
            <text:p>31</text:p>
          </table:table-cell>
          <table:table-cell office:value-type="date" office:date-value="2025-06-22T00:00:00" table:style-name="ce3">
            <text:p>2025-06-22</text:p>
          </table:table-cell>
          <table:table-cell office:value-type="time" office:time-value="PT9H10M20S" table:style-name="ce4">
            <text:p>09:10:20</text:p>
          </table:table-cell>
          <table:table-cell office:value-type="float" office:value="94.9" table:style-name="ce1">
            <text:p>94,9</text:p>
          </table:table-cell>
          <table:table-cell office:value-type="float" office:value="10.4" table:style-name="ce1">
            <text:p>10,4</text:p>
          </table:table-cell>
          <table:table-cell office:value-type="float" office:value="20.399999999999999" table:style-name="ce1">
            <text:p>20,4</text:p>
          </table:table-cell>
          <table:table-cell office:value-type="date" office:date-value="2025-06-22T09:10:20" table:formula="of:=['export-syd-2026-03-31_(2)'.$D17]+['export-syd-2026-03-31_(2)'.$E17]" table:style-name="ce5">
            <text:p>2025-06-22 09:10</text:p>
          </table:table-cell>
          <table:table-cell office:value-type="float" office:value="20.399999999999999" table:style-name="ce1">
            <text:p>20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2" table:style-name="ce1">
            <text:p>32</text:p>
          </table:table-cell>
          <table:table-cell office:value-type="date" office:date-value="2025-06-23T00:00:00" table:style-name="ce3">
            <text:p>2025-06-23</text:p>
          </table:table-cell>
          <table:table-cell office:value-type="time" office:time-value="PT9H10M30S" table:style-name="ce4">
            <text:p>09:10:30</text:p>
          </table:table-cell>
          <table:table-cell office:value-type="float" office:value="95.1" table:style-name="ce1">
            <text:p>95,1</text:p>
          </table:table-cell>
          <table:table-cell office:value-type="float" office:value="10.3" table:style-name="ce1">
            <text:p>10,3</text:p>
          </table:table-cell>
          <table:table-cell office:value-type="float" office:value="20.2" table:style-name="ce1">
            <text:p>20,2</text:p>
          </table:table-cell>
          <table:table-cell office:value-type="date" office:date-value="2025-06-23T09:10:30" table:formula="of:=['export-syd-2026-03-31_(2)'.$D18]+['export-syd-2026-03-31_(2)'.$E18]" table:style-name="ce5">
            <text:p>2025-06-23 09:10</text:p>
          </table:table-cell>
          <table:table-cell office:value-type="float" office:value="20.2" table:style-name="ce1">
            <text:p>20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3" table:style-name="ce1">
            <text:p>33</text:p>
          </table:table-cell>
          <table:table-cell office:value-type="date" office:date-value="2025-06-24T00:00:00" table:style-name="ce3">
            <text:p>2025-06-24</text:p>
          </table:table-cell>
          <table:table-cell office:value-type="time" office:time-value="PT9H10M39S" table:style-name="ce4">
            <text:p>09:10:39</text:p>
          </table:table-cell>
          <table:table-cell office:value-type="float" office:value="95.4" table:style-name="ce1">
            <text:p>95,4</text:p>
          </table:table-cell>
          <table:table-cell office:value-type="float" office:value="10.3" table:style-name="ce1">
            <text:p>10,3</text:p>
          </table:table-cell>
          <table:table-cell office:value-type="float" office:value="20.2" table:style-name="ce1">
            <text:p>20,2</text:p>
          </table:table-cell>
          <table:table-cell office:value-type="date" office:date-value="2025-06-24T09:10:39" table:formula="of:=['export-syd-2026-03-31_(2)'.$D19]+['export-syd-2026-03-31_(2)'.$E19]" table:style-name="ce5">
            <text:p>2025-06-24 09:10</text:p>
          </table:table-cell>
          <table:table-cell office:value-type="float" office:value="20.2" table:style-name="ce1">
            <text:p>20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4" table:style-name="ce1">
            <text:p>34</text:p>
          </table:table-cell>
          <table:table-cell office:value-type="date" office:date-value="2025-06-25T00:00:00" table:style-name="ce3">
            <text:p>2025-06-25</text:p>
          </table:table-cell>
          <table:table-cell office:value-type="time" office:time-value="PT9H10M48S" table:style-name="ce4">
            <text:p>09:10:48</text:p>
          </table:table-cell>
          <table:table-cell office:value-type="float" office:value="95.7" table:style-name="ce1">
            <text:p>95,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.2" table:style-name="ce1">
            <text:p>20,2</text:p>
          </table:table-cell>
          <table:table-cell office:value-type="date" office:date-value="2025-06-25T09:10:48" table:formula="of:=['export-syd-2026-03-31_(2)'.$D20]+['export-syd-2026-03-31_(2)'.$E20]" table:style-name="ce5">
            <text:p>2025-06-25 09:10</text:p>
          </table:table-cell>
          <table:table-cell office:value-type="float" office:value="20.2" table:style-name="ce1">
            <text:p>20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5" table:style-name="ce1">
            <text:p>35</text:p>
          </table:table-cell>
          <table:table-cell office:value-type="date" office:date-value="2025-06-26T00:00:00" table:style-name="ce3">
            <text:p>2025-06-26</text:p>
          </table:table-cell>
          <table:table-cell office:value-type="time" office:time-value="PT9H10M58S" table:style-name="ce4">
            <text:p>09:10:58</text:p>
          </table:table-cell>
          <table:table-cell office:value-type="float" office:value="95.9" table:style-name="ce1">
            <text:p>95,9</text:p>
          </table:table-cell>
          <table:table-cell office:value-type="float" office:value="10.3" table:style-name="ce1">
            <text:p>10,3</text:p>
          </table:table-cell>
          <table:table-cell office:value-type="float" office:value="20.3" table:style-name="ce1">
            <text:p>20,3</text:p>
          </table:table-cell>
          <table:table-cell office:value-type="date" office:date-value="2025-06-26T09:10:58" table:formula="of:=['export-syd-2026-03-31_(2)'.$D21]+['export-syd-2026-03-31_(2)'.$E21]" table:style-name="ce5">
            <text:p>2025-06-26 09:10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6" table:style-name="ce1">
            <text:p>36</text:p>
          </table:table-cell>
          <table:table-cell office:value-type="date" office:date-value="2025-06-27T00:00:00" table:style-name="ce3">
            <text:p>2025-06-27</text:p>
          </table:table-cell>
          <table:table-cell office:value-type="time" office:time-value="PT9H11M7S" table:style-name="ce4">
            <text:p>09:11:07</text:p>
          </table:table-cell>
          <table:table-cell office:value-type="float" office:value="95.6" table:style-name="ce1">
            <text:p>95,6</text:p>
          </table:table-cell>
          <table:table-cell office:value-type="float" office:value="10.3" table:style-name="ce1">
            <text:p>10,3</text:p>
          </table:table-cell>
          <table:table-cell office:value-type="float" office:value="20.6" table:style-name="ce1">
            <text:p>20,6</text:p>
          </table:table-cell>
          <table:table-cell office:value-type="date" office:date-value="2025-06-27T09:11:07" table:formula="of:=['export-syd-2026-03-31_(2)'.$D22]+['export-syd-2026-03-31_(2)'.$E22]" table:style-name="ce5">
            <text:p>2025-06-27 09:11</text:p>
          </table:table-cell>
          <table:table-cell office:value-type="float" office:value="20.6" table:style-name="ce1">
            <text:p>20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7" table:style-name="ce1">
            <text:p>37</text:p>
          </table:table-cell>
          <table:table-cell office:value-type="date" office:date-value="2025-06-28T00:00:00" table:style-name="ce3">
            <text:p>2025-06-28</text:p>
          </table:table-cell>
          <table:table-cell office:value-type="time" office:time-value="PT9H11M16S" table:style-name="ce4">
            <text:p>09:11:16</text:p>
          </table:table-cell>
          <table:table-cell office:value-type="float" office:value="96.3" table:style-name="ce1">
            <text:p>96,3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.3" table:style-name="ce1">
            <text:p>20,3</text:p>
          </table:table-cell>
          <table:table-cell office:value-type="date" office:date-value="2025-06-28T09:11:16" table:formula="of:=['export-syd-2026-03-31_(2)'.$D23]+['export-syd-2026-03-31_(2)'.$E23]" table:style-name="ce5">
            <text:p>2025-06-28 09:11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8" table:style-name="ce1">
            <text:p>38</text:p>
          </table:table-cell>
          <table:table-cell office:value-type="date" office:date-value="2025-06-29T00:00:00" table:style-name="ce3">
            <text:p>2025-06-29</text:p>
          </table:table-cell>
          <table:table-cell office:value-type="time" office:time-value="PT9H11M25S" table:style-name="ce4">
            <text:p>09:11:25</text:p>
          </table:table-cell>
          <table:table-cell office:value-type="float" office:value="96.5" table:style-name="ce1">
            <text:p>96,5</text:p>
          </table:table-cell>
          <table:table-cell office:value-type="float" office:value="10.1" table:style-name="ce1">
            <text:p>10,1</text:p>
          </table:table-cell>
          <table:table-cell office:value-type="float" office:value="20.399999999999999" table:style-name="ce1">
            <text:p>20,4</text:p>
          </table:table-cell>
          <table:table-cell office:value-type="date" office:date-value="2025-06-29T09:11:25" table:formula="of:=['export-syd-2026-03-31_(2)'.$D24]+['export-syd-2026-03-31_(2)'.$E24]" table:style-name="ce5">
            <text:p>2025-06-29 09:11</text:p>
          </table:table-cell>
          <table:table-cell office:value-type="float" office:value="20.399999999999999" table:style-name="ce1">
            <text:p>20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9" table:style-name="ce1">
            <text:p>39</text:p>
          </table:table-cell>
          <table:table-cell office:value-type="date" office:date-value="2025-06-30T00:00:00" table:style-name="ce3">
            <text:p>2025-06-30</text:p>
          </table:table-cell>
          <table:table-cell office:value-type="time" office:time-value="PT9H11M35S" table:style-name="ce4">
            <text:p>09:11:35</text:p>
          </table:table-cell>
          <table:table-cell office:value-type="float" office:value="96.7" table:style-name="ce1">
            <text:p>96,7</text:p>
          </table:table-cell>
          <table:table-cell office:value-type="float" office:value="10" table:style-name="ce1">
            <text:p>10</text:p>
          </table:table-cell>
          <table:table-cell office:value-type="float" office:value="20.5" table:style-name="ce1">
            <text:p>20,5</text:p>
          </table:table-cell>
          <table:table-cell office:value-type="date" office:date-value="2025-06-30T09:11:35" table:formula="of:=['export-syd-2026-03-31_(2)'.$D25]+['export-syd-2026-03-31_(2)'.$E25]" table:style-name="ce5">
            <text:p>2025-06-30 09:11</text:p>
          </table:table-cell>
          <table:table-cell office:value-type="float" office:value="20.5" table:style-name="ce1">
            <text:p>20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0" table:style-name="ce1">
            <text:p>40</text:p>
          </table:table-cell>
          <table:table-cell office:value-type="date" office:date-value="2025-07-01T00:00:00" table:style-name="ce3">
            <text:p>2025-07-01</text:p>
          </table:table-cell>
          <table:table-cell office:value-type="time" office:time-value="PT9H11M44S" table:style-name="ce4">
            <text:p>09:11:44</text:p>
          </table:table-cell>
          <table:table-cell office:value-type="float" office:value="96.9" table:style-name="ce1">
            <text:p>96,9</text:p>
          </table:table-cell>
          <table:table-cell office:value-type="float" office:value="10" table:style-name="ce1">
            <text:p>10</text:p>
          </table:table-cell>
          <table:table-cell office:value-type="float" office:value="20.399999999999999" table:style-name="ce1">
            <text:p>20,4</text:p>
          </table:table-cell>
          <table:table-cell office:value-type="date" office:date-value="2025-07-01T09:11:44" table:formula="of:=['export-syd-2026-03-31_(2)'.$D26]+['export-syd-2026-03-31_(2)'.$E26]" table:style-name="ce5">
            <text:p>2025-07-01 09:11</text:p>
          </table:table-cell>
          <table:table-cell office:value-type="float" office:value="20.399999999999999" table:style-name="ce1">
            <text:p>20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1" table:style-name="ce1">
            <text:p>41</text:p>
          </table:table-cell>
          <table:table-cell office:value-type="date" office:date-value="2025-07-02T00:00:00" table:style-name="ce3">
            <text:p>2025-07-02</text:p>
          </table:table-cell>
          <table:table-cell office:value-type="time" office:time-value="PT9H11M53S" table:style-name="ce4">
            <text:p>09:11:53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20.9" table:style-name="ce1">
            <text:p>20,9</text:p>
          </table:table-cell>
          <table:table-cell office:value-type="date" office:date-value="2025-07-02T09:11:53" table:formula="of:=['export-syd-2026-03-31_(2)'.$D27]+['export-syd-2026-03-31_(2)'.$E27]" table:style-name="ce5">
            <text:p>2025-07-02 09:11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2" table:style-name="ce1">
            <text:p>42</text:p>
          </table:table-cell>
          <table:table-cell office:value-type="date" office:date-value="2025-07-03T00:00:00" table:style-name="ce3">
            <text:p>2025-07-03</text:p>
          </table:table-cell>
          <table:table-cell office:value-type="time" office:time-value="PT9H12M3S" table:style-name="ce4">
            <text:p>09:12:03</text:p>
          </table:table-cell>
          <table:table-cell office:value-type="float" office:value="97.1" table:style-name="ce1">
            <text:p>97,1</text:p>
          </table:table-cell>
          <table:table-cell office:value-type="float" office:value="10.1" table:style-name="ce1">
            <text:p>10,1</text:p>
          </table:table-cell>
          <table:table-cell office:value-type="float" office:value="20.6" table:style-name="ce1">
            <text:p>20,6</text:p>
          </table:table-cell>
          <table:table-cell office:value-type="date" office:date-value="2025-07-03T09:12:03" table:formula="of:=['export-syd-2026-03-31_(2)'.$D28]+['export-syd-2026-03-31_(2)'.$E28]" table:style-name="ce5">
            <text:p>2025-07-03 09:12</text:p>
          </table:table-cell>
          <table:table-cell office:value-type="float" office:value="20.6" table:style-name="ce1">
            <text:p>20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3" table:style-name="ce1">
            <text:p>43</text:p>
          </table:table-cell>
          <table:table-cell office:value-type="date" office:date-value="2025-07-04T00:00:00" table:style-name="ce3">
            <text:p>2025-07-04</text:p>
          </table:table-cell>
          <table:table-cell office:value-type="time" office:time-value="PT9H12M12S" table:style-name="ce4">
            <text:p>09:12:12</text:p>
          </table:table-cell>
          <table:table-cell office:value-type="float" office:value="97.2" table:style-name="ce1">
            <text:p>97,2</text:p>
          </table:table-cell>
          <table:table-cell office:value-type="float" office:value="10.1" table:style-name="ce1">
            <text:p>10,1</text:p>
          </table:table-cell>
          <table:table-cell office:value-type="float" office:value="20.7" table:style-name="ce1">
            <text:p>20,7</text:p>
          </table:table-cell>
          <table:table-cell office:value-type="date" office:date-value="2025-07-04T09:12:12" table:formula="of:=['export-syd-2026-03-31_(2)'.$D29]+['export-syd-2026-03-31_(2)'.$E29]" table:style-name="ce5">
            <text:p>2025-07-04 09:12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4" table:style-name="ce1">
            <text:p>44</text:p>
          </table:table-cell>
          <table:table-cell office:value-type="date" office:date-value="2025-07-05T00:00:00" table:style-name="ce3">
            <text:p>2025-07-05</text:p>
          </table:table-cell>
          <table:table-cell office:value-type="time" office:time-value="PT9H12M21S" table:style-name="ce4">
            <text:p>09:12:21</text:p>
          </table:table-cell>
          <table:table-cell office:value-type="float" office:value="97.3" table:style-name="ce1">
            <text:p>97,3</text:p>
          </table:table-cell>
          <table:table-cell office:value-type="float" office:value="10.1" table:style-name="ce1">
            <text:p>10,1</text:p>
          </table:table-cell>
          <table:table-cell office:value-type="float" office:value="20.7" table:style-name="ce1">
            <text:p>20,7</text:p>
          </table:table-cell>
          <table:table-cell office:value-type="date" office:date-value="2025-07-05T09:12:21" table:formula="of:=['export-syd-2026-03-31_(2)'.$D30]+['export-syd-2026-03-31_(2)'.$E30]" table:style-name="ce5">
            <text:p>2025-07-05 09:12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5" table:style-name="ce1">
            <text:p>45</text:p>
          </table:table-cell>
          <table:table-cell office:value-type="date" office:date-value="2025-07-06T00:00:00" table:style-name="ce3">
            <text:p>2025-07-06</text:p>
          </table:table-cell>
          <table:table-cell office:value-type="time" office:time-value="PT9H12M30S" table:style-name="ce4">
            <text:p>09:12:30</text:p>
          </table:table-cell>
          <table:table-cell office:value-type="float" office:value="97.4" table:style-name="ce1">
            <text:p>97,4</text:p>
          </table:table-cell>
          <table:table-cell office:value-type="float" office:value="10.1" table:style-name="ce1">
            <text:p>10,1</text:p>
          </table:table-cell>
          <table:table-cell office:value-type="float" office:value="20.7" table:style-name="ce1">
            <text:p>20,7</text:p>
          </table:table-cell>
          <table:table-cell office:value-type="date" office:date-value="2025-07-06T09:12:30" table:formula="of:=['export-syd-2026-03-31_(2)'.$D31]+['export-syd-2026-03-31_(2)'.$E31]" table:style-name="ce5">
            <text:p>2025-07-06 09:12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6" table:style-name="ce1">
            <text:p>46</text:p>
          </table:table-cell>
          <table:table-cell office:value-type="date" office:date-value="2025-07-07T00:00:00" table:style-name="ce3">
            <text:p>2025-07-07</text:p>
          </table:table-cell>
          <table:table-cell office:value-type="time" office:time-value="PT9H12M40S" table:style-name="ce4">
            <text:p>09:12:40</text:p>
          </table:table-cell>
          <table:table-cell office:value-type="float" office:value="97.5" table:style-name="ce1">
            <text:p>97,5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date" office:date-value="2025-07-07T09:12:40" table:formula="of:=['export-syd-2026-03-31_(2)'.$D32]+['export-syd-2026-03-31_(2)'.$E32]" table:style-name="ce5">
            <text:p>2025-07-07 09:12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7" table:style-name="ce1">
            <text:p>47</text:p>
          </table:table-cell>
          <table:table-cell office:value-type="date" office:date-value="2025-07-08T00:00:00" table:style-name="ce3">
            <text:p>2025-07-08</text:p>
          </table:table-cell>
          <table:table-cell office:value-type="time" office:time-value="PT9H12M49S" table:style-name="ce4">
            <text:p>09:12:49</text:p>
          </table:table-cell>
          <table:table-cell office:value-type="float" office:value="97.6" table:style-name="ce1">
            <text:p>97,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.9" table:style-name="ce1">
            <text:p>20,9</text:p>
          </table:table-cell>
          <table:table-cell office:value-type="date" office:date-value="2025-07-08T09:12:49" table:formula="of:=['export-syd-2026-03-31_(2)'.$D33]+['export-syd-2026-03-31_(2)'.$E33]" table:style-name="ce5">
            <text:p>2025-07-08 09:12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8" table:style-name="ce1">
            <text:p>48</text:p>
          </table:table-cell>
          <table:table-cell office:value-type="date" office:date-value="2025-07-09T00:00:00" table:style-name="ce3">
            <text:p>2025-07-09</text:p>
          </table:table-cell>
          <table:table-cell office:value-type="time" office:time-value="PT9H12M58S" table:style-name="ce4">
            <text:p>09:12:58</text:p>
          </table:table-cell>
          <table:table-cell office:value-type="float" office:value="97.6" table:style-name="ce1">
            <text:p>97,6</text:p>
          </table:table-cell>
          <table:table-cell office:value-type="float" office:value="10.3" table:style-name="ce1">
            <text:p>10,3</text:p>
          </table:table-cell>
          <table:table-cell office:value-type="float" office:value="20.9" table:style-name="ce1">
            <text:p>20,9</text:p>
          </table:table-cell>
          <table:table-cell office:value-type="date" office:date-value="2025-07-09T09:12:58" table:formula="of:=['export-syd-2026-03-31_(2)'.$D34]+['export-syd-2026-03-31_(2)'.$E34]" table:style-name="ce5">
            <text:p>2025-07-09 09:12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49" table:style-name="ce1">
            <text:p>49</text:p>
          </table:table-cell>
          <table:table-cell office:value-type="date" office:date-value="2025-07-10T00:00:00" table:style-name="ce3">
            <text:p>2025-07-10</text:p>
          </table:table-cell>
          <table:table-cell office:value-type="time" office:time-value="PT9H13M8S" table:style-name="ce4">
            <text:p>09:13:08</text:p>
          </table:table-cell>
          <table:table-cell office:value-type="float" office:value="97.7" table:style-name="ce1">
            <text:p>97,7</text:p>
          </table:table-cell>
          <table:table-cell office:value-type="float" office:value="10.4" table:style-name="ce1">
            <text:p>10,4</text:p>
          </table:table-cell>
          <table:table-cell office:value-type="float" office:value="21" table:style-name="ce1">
            <text:p>21</text:p>
          </table:table-cell>
          <table:table-cell office:value-type="date" office:date-value="2025-07-10T09:13:08" table:formula="of:=['export-syd-2026-03-31_(2)'.$D35]+['export-syd-2026-03-31_(2)'.$E35]" table:style-name="ce5">
            <text:p>2025-07-10 09:13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0" table:style-name="ce1">
            <text:p>50</text:p>
          </table:table-cell>
          <table:table-cell office:value-type="date" office:date-value="2025-07-11T00:00:00" table:style-name="ce3">
            <text:p>2025-07-11</text:p>
          </table:table-cell>
          <table:table-cell office:value-type="time" office:time-value="PT9H13M17S" table:style-name="ce4">
            <text:p>09:13:17</text:p>
          </table:table-cell>
          <table:table-cell office:value-type="float" office:value="97.8" table:style-name="ce1">
            <text:p>97,8</text:p>
          </table:table-cell>
          <table:table-cell office:value-type="float" office:value="10.6" table:style-name="ce1">
            <text:p>10,6</text:p>
          </table:table-cell>
          <table:table-cell office:value-type="float" office:value="21.1" table:style-name="ce1">
            <text:p>21,1</text:p>
          </table:table-cell>
          <table:table-cell office:value-type="date" office:date-value="2025-07-11T09:13:17" table:formula="of:=['export-syd-2026-03-31_(2)'.$D36]+['export-syd-2026-03-31_(2)'.$E36]" table:style-name="ce5">
            <text:p>2025-07-11 09:13</text:p>
          </table:table-cell>
          <table:table-cell office:value-type="float" office:value="21.1" table:style-name="ce1">
            <text:p>21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1" table:style-name="ce1">
            <text:p>51</text:p>
          </table:table-cell>
          <table:table-cell office:value-type="date" office:date-value="2025-07-12T00:00:00" table:style-name="ce3">
            <text:p>2025-07-12</text:p>
          </table:table-cell>
          <table:table-cell office:value-type="time" office:time-value="PT9H13M26S" table:style-name="ce4">
            <text:p>09:13:26</text:p>
          </table:table-cell>
          <table:table-cell office:value-type="float" office:value="97.8" table:style-name="ce1">
            <text:p>97,8</text:p>
          </table:table-cell>
          <table:table-cell office:value-type="float" office:value="10.8" table:style-name="ce1">
            <text:p>10,8</text:p>
          </table:table-cell>
          <table:table-cell office:value-type="float" office:value="21.4" table:style-name="ce1">
            <text:p>21,4</text:p>
          </table:table-cell>
          <table:table-cell office:value-type="date" office:date-value="2025-07-12T09:13:26" table:formula="of:=['export-syd-2026-03-31_(2)'.$D37]+['export-syd-2026-03-31_(2)'.$E37]" table:style-name="ce5">
            <text:p>2025-07-12 09:13</text:p>
          </table:table-cell>
          <table:table-cell office:value-type="float" office:value="21.4" table:style-name="ce1">
            <text:p>21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2" table:style-name="ce1">
            <text:p>52</text:p>
          </table:table-cell>
          <table:table-cell office:value-type="date" office:date-value="2025-07-13T00:00:00" table:style-name="ce3">
            <text:p>2025-07-13</text:p>
          </table:table-cell>
          <table:table-cell office:value-type="time" office:time-value="PT9H13M36S" table:style-name="ce4">
            <text:p>09:13:36</text:p>
          </table:table-cell>
          <table:table-cell office:value-type="float" office:value="97.9" table:style-name="ce1">
            <text:p>97,9</text:p>
          </table:table-cell>
          <table:table-cell office:value-type="float" office:value="11" table:style-name="ce1">
            <text:p>11</text:p>
          </table:table-cell>
          <table:table-cell office:value-type="float" office:value="21.3" table:style-name="ce1">
            <text:p>21,3</text:p>
          </table:table-cell>
          <table:table-cell office:value-type="date" office:date-value="2025-07-13T09:13:36" table:formula="of:=['export-syd-2026-03-31_(2)'.$D38]+['export-syd-2026-03-31_(2)'.$E38]" table:style-name="ce5">
            <text:p>2025-07-13 09:13</text:p>
          </table:table-cell>
          <table:table-cell office:value-type="float" office:value="21.3" table:style-name="ce1">
            <text:p>21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3" table:style-name="ce1">
            <text:p>53</text:p>
          </table:table-cell>
          <table:table-cell office:value-type="date" office:date-value="2025-07-14T00:00:00" table:style-name="ce3">
            <text:p>2025-07-14</text:p>
          </table:table-cell>
          <table:table-cell office:value-type="time" office:time-value="PT9H13M45S" table:style-name="ce4">
            <text:p>09:13:45</text:p>
          </table:table-cell>
          <table:table-cell office:value-type="float" office:value="98" table:style-name="ce1">
            <text:p>98</text:p>
          </table:table-cell>
          <table:table-cell office:value-type="float" office:value="11.3" table:style-name="ce1">
            <text:p>11,3</text:p>
          </table:table-cell>
          <table:table-cell office:value-type="float" office:value="21.3" table:style-name="ce1">
            <text:p>21,3</text:p>
          </table:table-cell>
          <table:table-cell office:value-type="date" office:date-value="2025-07-14T09:13:45" table:formula="of:=['export-syd-2026-03-31_(2)'.$D39]+['export-syd-2026-03-31_(2)'.$E39]" table:style-name="ce5">
            <text:p>2025-07-14 09:13</text:p>
          </table:table-cell>
          <table:table-cell office:value-type="float" office:value="21.3" table:style-name="ce1">
            <text:p>21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4" table:style-name="ce1">
            <text:p>54</text:p>
          </table:table-cell>
          <table:table-cell office:value-type="date" office:date-value="2025-07-15T00:00:00" table:style-name="ce3">
            <text:p>2025-07-15</text:p>
          </table:table-cell>
          <table:table-cell office:value-type="time" office:time-value="PT9H13M54S" table:style-name="ce4">
            <text:p>09:13:54</text:p>
          </table:table-cell>
          <table:table-cell office:value-type="float" office:value="98.2" table:style-name="ce1">
            <text:p>98,2</text:p>
          </table:table-cell>
          <table:table-cell office:value-type="float" office:value="11.5" table:style-name="ce1">
            <text:p>11,5</text:p>
          </table:table-cell>
          <table:table-cell office:value-type="float" office:value="21.3" table:style-name="ce1">
            <text:p>21,3</text:p>
          </table:table-cell>
          <table:table-cell office:value-type="date" office:date-value="2025-07-15T09:13:54" table:formula="of:=['export-syd-2026-03-31_(2)'.$D40]+['export-syd-2026-03-31_(2)'.$E40]" table:style-name="ce5">
            <text:p>2025-07-15 09:13</text:p>
          </table:table-cell>
          <table:table-cell office:value-type="float" office:value="21.3" table:style-name="ce1">
            <text:p>21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5" table:style-name="ce1">
            <text:p>55</text:p>
          </table:table-cell>
          <table:table-cell office:value-type="date" office:date-value="2025-07-16T00:00:00" table:style-name="ce3">
            <text:p>2025-07-16</text:p>
          </table:table-cell>
          <table:table-cell office:value-type="time" office:time-value="PT9H14M4S" table:style-name="ce4">
            <text:p>09:14:04</text:p>
          </table:table-cell>
          <table:table-cell office:value-type="float" office:value="98.3" table:style-name="ce1">
            <text:p>98,3</text:p>
          </table:table-cell>
          <table:table-cell office:value-type="float" office:value="11.6" table:style-name="ce1">
            <text:p>11,6</text:p>
          </table:table-cell>
          <table:table-cell office:value-type="float" office:value="21.5" table:style-name="ce1">
            <text:p>21,5</text:p>
          </table:table-cell>
          <table:table-cell office:value-type="date" office:date-value="2025-07-16T09:14:04" table:formula="of:=['export-syd-2026-03-31_(2)'.$D41]+['export-syd-2026-03-31_(2)'.$E41]" table:style-name="ce5">
            <text:p>2025-07-16 09:14</text:p>
          </table:table-cell>
          <table:table-cell office:value-type="float" office:value="21.5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6" table:style-name="ce1">
            <text:p>56</text:p>
          </table:table-cell>
          <table:table-cell office:value-type="date" office:date-value="2025-07-17T00:00:00" table:style-name="ce3">
            <text:p>2025-07-17</text:p>
          </table:table-cell>
          <table:table-cell office:value-type="time" office:time-value="PT9H14M13S" table:style-name="ce4">
            <text:p>09:14:13</text:p>
          </table:table-cell>
          <table:table-cell office:value-type="float" office:value="98.3" table:style-name="ce1">
            <text:p>98,3</text:p>
          </table:table-cell>
          <table:table-cell office:value-type="float" office:value="11.8" table:style-name="ce1">
            <text:p>11,8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7-17T09:14:13" table:formula="of:=['export-syd-2026-03-31_(2)'.$D42]+['export-syd-2026-03-31_(2)'.$E42]" table:style-name="ce5">
            <text:p>2025-07-17 09:14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7" table:style-name="ce1">
            <text:p>57</text:p>
          </table:table-cell>
          <table:table-cell office:value-type="date" office:date-value="2025-07-18T00:00:00" table:style-name="ce3">
            <text:p>2025-07-18</text:p>
          </table:table-cell>
          <table:table-cell office:value-type="time" office:time-value="PT9H14M22S" table:style-name="ce4">
            <text:p>09:14:22</text:p>
          </table:table-cell>
          <table:table-cell office:value-type="float" office:value="98.6" table:style-name="ce1">
            <text:p>98,6</text:p>
          </table:table-cell>
          <table:table-cell office:value-type="float" office:value="12.1" table:style-name="ce1">
            <text:p>12,1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7-18T09:14:22" table:formula="of:=['export-syd-2026-03-31_(2)'.$D43]+['export-syd-2026-03-31_(2)'.$E43]" table:style-name="ce5">
            <text:p>2025-07-18 09:14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8" table:style-name="ce1">
            <text:p>58</text:p>
          </table:table-cell>
          <table:table-cell office:value-type="date" office:date-value="2025-07-19T00:00:00" table:style-name="ce3">
            <text:p>2025-07-19</text:p>
          </table:table-cell>
          <table:table-cell office:value-type="time" office:time-value="PT9H14M32S" table:style-name="ce4">
            <text:p>09:14:32</text:p>
          </table:table-cell>
          <table:table-cell office:value-type="float" office:value="98.9" table:style-name="ce1">
            <text:p>98,9</text:p>
          </table:table-cell>
          <table:table-cell office:value-type="float" office:value="12.2" table:style-name="ce1">
            <text:p>12,2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7-19T09:14:32" table:formula="of:=['export-syd-2026-03-31_(2)'.$D44]+['export-syd-2026-03-31_(2)'.$E44]" table:style-name="ce5">
            <text:p>2025-07-19 09:14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59" table:style-name="ce1">
            <text:p>59</text:p>
          </table:table-cell>
          <table:table-cell office:value-type="date" office:date-value="2025-07-20T00:00:00" table:style-name="ce3">
            <text:p>2025-07-20</text:p>
          </table:table-cell>
          <table:table-cell office:value-type="time" office:time-value="PT9H14M41S" table:style-name="ce4">
            <text:p>09:14:41</text:p>
          </table:table-cell>
          <table:table-cell office:value-type="float" office:value="99.1" table:style-name="ce1">
            <text:p>99,1</text:p>
          </table:table-cell>
          <table:table-cell office:value-type="float" office:value="12.2" table:style-name="ce1">
            <text:p>12,2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7-20T09:14:41" table:formula="of:=['export-syd-2026-03-31_(2)'.$D45]+['export-syd-2026-03-31_(2)'.$E45]" table:style-name="ce5">
            <text:p>2025-07-20 09:14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0" table:style-name="ce1">
            <text:p>60</text:p>
          </table:table-cell>
          <table:table-cell office:value-type="date" office:date-value="2025-07-21T00:00:00" table:style-name="ce3">
            <text:p>2025-07-21</text:p>
          </table:table-cell>
          <table:table-cell office:value-type="time" office:time-value="PT9H14M50S" table:style-name="ce4">
            <text:p>09:14:50</text:p>
          </table:table-cell>
          <table:table-cell office:value-type="float" office:value="99.1" table:style-name="ce1">
            <text:p>99,1</text:p>
          </table:table-cell>
          <table:table-cell office:value-type="float" office:value="12.3" table:style-name="ce1">
            <text:p>12,3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7-21T09:14:50" table:formula="of:=['export-syd-2026-03-31_(2)'.$D46]+['export-syd-2026-03-31_(2)'.$E46]" table:style-name="ce5">
            <text:p>2025-07-21 09:14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1" table:style-name="ce1">
            <text:p>61</text:p>
          </table:table-cell>
          <table:table-cell office:value-type="date" office:date-value="2025-07-22T00:00:00" table:style-name="ce3">
            <text:p>2025-07-22</text:p>
          </table:table-cell>
          <table:table-cell office:value-type="time" office:time-value="PT9H15M0S" table:style-name="ce4">
            <text:p>09:15:00</text:p>
          </table:table-cell>
          <table:table-cell office:value-type="float" office:value="99.1" table:style-name="ce1">
            <text:p>99,1</text:p>
          </table:table-cell>
          <table:table-cell office:value-type="float" office:value="12.3" table:style-name="ce1">
            <text:p>12,3</text:p>
          </table:table-cell>
          <table:table-cell office:value-type="float" office:value="21.8" table:style-name="ce1">
            <text:p>21,8</text:p>
          </table:table-cell>
          <table:table-cell office:value-type="date" office:date-value="2025-07-22T09:15:00" table:formula="of:=['export-syd-2026-03-31_(2)'.$D47]+['export-syd-2026-03-31_(2)'.$E47]" table:style-name="ce5">
            <text:p>2025-07-22 09:15</text:p>
          </table:table-cell>
          <table:table-cell office:value-type="float" office:value="21.8" table:style-name="ce1">
            <text:p>21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2" table:style-name="ce1">
            <text:p>62</text:p>
          </table:table-cell>
          <table:table-cell office:value-type="date" office:date-value="2025-07-23T00:00:00" table:style-name="ce3">
            <text:p>2025-07-23</text:p>
          </table:table-cell>
          <table:table-cell office:value-type="time" office:time-value="PT9H15M9S" table:style-name="ce4">
            <text:p>09:15:09</text:p>
          </table:table-cell>
          <table:table-cell office:value-type="float" office:value="99.1" table:style-name="ce1">
            <text:p>99,1</text:p>
          </table:table-cell>
          <table:table-cell office:value-type="float" office:value="12.3" table:style-name="ce1">
            <text:p>12,3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23T09:15:09" table:formula="of:=['export-syd-2026-03-31_(2)'.$D48]+['export-syd-2026-03-31_(2)'.$E48]" table:style-name="ce5">
            <text:p>2025-07-23 09:1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3" table:style-name="ce1">
            <text:p>63</text:p>
          </table:table-cell>
          <table:table-cell office:value-type="date" office:date-value="2025-07-24T00:00:00" table:style-name="ce3">
            <text:p>2025-07-24</text:p>
          </table:table-cell>
          <table:table-cell office:value-type="time" office:time-value="PT9H15M18S" table:style-name="ce4">
            <text:p>09:15:18</text:p>
          </table:table-cell>
          <table:table-cell office:value-type="float" office:value="99.1" table:style-name="ce1">
            <text:p>99,1</text:p>
          </table:table-cell>
          <table:table-cell office:value-type="float" office:value="12.4" table:style-name="ce1">
            <text:p>12,4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24T09:15:18" table:formula="of:=['export-syd-2026-03-31_(2)'.$D49]+['export-syd-2026-03-31_(2)'.$E49]" table:style-name="ce5">
            <text:p>2025-07-24 09:1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4" table:style-name="ce1">
            <text:p>64</text:p>
          </table:table-cell>
          <table:table-cell office:value-type="date" office:date-value="2025-07-25T00:00:00" table:style-name="ce3">
            <text:p>2025-07-25</text:p>
          </table:table-cell>
          <table:table-cell office:value-type="time" office:time-value="PT9H15M28S" table:style-name="ce4">
            <text:p>09:15:28</text:p>
          </table:table-cell>
          <table:table-cell office:value-type="float" office:value="99.2" table:style-name="ce1">
            <text:p>99,2</text:p>
          </table:table-cell>
          <table:table-cell office:value-type="float" office:value="12.5" table:style-name="ce1">
            <text:p>12,5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25T09:15:28" table:formula="of:=['export-syd-2026-03-31_(2)'.$D50]+['export-syd-2026-03-31_(2)'.$E50]" table:style-name="ce5">
            <text:p>2025-07-25 09:1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5" table:style-name="ce1">
            <text:p>65</text:p>
          </table:table-cell>
          <table:table-cell office:value-type="date" office:date-value="2025-07-26T00:00:00" table:style-name="ce3">
            <text:p>2025-07-26</text:p>
          </table:table-cell>
          <table:table-cell office:value-type="time" office:time-value="PT9H15M37S" table:style-name="ce4">
            <text:p>09:15:37</text:p>
          </table:table-cell>
          <table:table-cell office:value-type="float" office:value="98.7" table:style-name="ce1">
            <text:p>98,7</text:p>
          </table:table-cell>
          <table:table-cell office:value-type="float" office:value="12.5" table:style-name="ce1">
            <text:p>12,5</text:p>
          </table:table-cell>
          <table:table-cell office:value-type="float" office:value="22" table:style-name="ce1">
            <text:p>22</text:p>
          </table:table-cell>
          <table:table-cell office:value-type="date" office:date-value="2025-07-26T09:15:37" table:formula="of:=['export-syd-2026-03-31_(2)'.$D51]+['export-syd-2026-03-31_(2)'.$E51]" table:style-name="ce5">
            <text:p>2025-07-26 09:15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6" table:style-name="ce1">
            <text:p>66</text:p>
          </table:table-cell>
          <table:table-cell office:value-type="date" office:date-value="2025-07-27T00:00:00" table:style-name="ce3">
            <text:p>2025-07-27</text:p>
          </table:table-cell>
          <table:table-cell office:value-type="time" office:time-value="PT9H15M46S" table:style-name="ce4">
            <text:p>09:15:46</text:p>
          </table:table-cell>
          <table:table-cell office:value-type="float" office:value="99.2" table:style-name="ce1">
            <text:p>99,2</text:p>
          </table:table-cell>
          <table:table-cell office:value-type="float" office:value="12.5" table:style-name="ce1">
            <text:p>12,5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7-27T09:15:46" table:formula="of:=['export-syd-2026-03-31_(2)'.$D52]+['export-syd-2026-03-31_(2)'.$E52]" table:style-name="ce5">
            <text:p>2025-07-27 09:15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7" table:style-name="ce1">
            <text:p>67</text:p>
          </table:table-cell>
          <table:table-cell office:value-type="date" office:date-value="2025-07-28T00:00:00" table:style-name="ce3">
            <text:p>2025-07-28</text:p>
          </table:table-cell>
          <table:table-cell office:value-type="time" office:time-value="PT9H15M56S" table:style-name="ce4">
            <text:p>09:15:56</text:p>
          </table:table-cell>
          <table:table-cell office:value-type="float" office:value="99.3" table:style-name="ce1">
            <text:p>99,3</text:p>
          </table:table-cell>
          <table:table-cell office:value-type="float" office:value="12.3" table:style-name="ce1">
            <text:p>12,3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28T09:15:56" table:formula="of:=['export-syd-2026-03-31_(2)'.$D53]+['export-syd-2026-03-31_(2)'.$E53]" table:style-name="ce5">
            <text:p>2025-07-28 09:1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8" table:style-name="ce1">
            <text:p>68</text:p>
          </table:table-cell>
          <table:table-cell office:value-type="date" office:date-value="2025-07-29T00:00:00" table:style-name="ce3">
            <text:p>2025-07-29</text:p>
          </table:table-cell>
          <table:table-cell office:value-type="time" office:time-value="PT9H16M5S" table:style-name="ce4">
            <text:p>09:16:05</text:p>
          </table:table-cell>
          <table:table-cell office:value-type="float" office:value="99.3" table:style-name="ce1">
            <text:p>99,3</text:p>
          </table:table-cell>
          <table:table-cell office:value-type="float" office:value="12.2" table:style-name="ce1">
            <text:p>12,2</text:p>
          </table:table-cell>
          <table:table-cell office:value-type="float" office:value="22" table:style-name="ce1">
            <text:p>22</text:p>
          </table:table-cell>
          <table:table-cell office:value-type="date" office:date-value="2025-07-29T09:16:05" table:formula="of:=['export-syd-2026-03-31_(2)'.$D54]+['export-syd-2026-03-31_(2)'.$E54]" table:style-name="ce5">
            <text:p>2025-07-29 09:16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69" table:style-name="ce1">
            <text:p>69</text:p>
          </table:table-cell>
          <table:table-cell office:value-type="date" office:date-value="2025-07-30T00:00:00" table:style-name="ce3">
            <text:p>2025-07-30</text:p>
          </table:table-cell>
          <table:table-cell office:value-type="time" office:time-value="PT9H16M14S" table:style-name="ce4">
            <text:p>09:16:14</text:p>
          </table:table-cell>
          <table:table-cell office:value-type="float" office:value="99.4" table:style-name="ce1">
            <text:p>99,4</text:p>
          </table:table-cell>
          <table:table-cell office:value-type="float" office:value="12" table:style-name="ce1">
            <text:p>1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30T09:16:14" table:formula="of:=['export-syd-2026-03-31_(2)'.$D55]+['export-syd-2026-03-31_(2)'.$E55]" table:style-name="ce5">
            <text:p>2025-07-30 09:16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0" table:style-name="ce1">
            <text:p>70</text:p>
          </table:table-cell>
          <table:table-cell office:value-type="date" office:date-value="2025-07-31T00:00:00" table:style-name="ce3">
            <text:p>2025-07-31</text:p>
          </table:table-cell>
          <table:table-cell office:value-type="time" office:time-value="PT9H16M24S" table:style-name="ce4">
            <text:p>09:16:24</text:p>
          </table:table-cell>
          <table:table-cell office:value-type="float" office:value="99.4" table:style-name="ce1">
            <text:p>99,4</text:p>
          </table:table-cell>
          <table:table-cell office:value-type="float" office:value="12" table:style-name="ce1">
            <text:p>1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7-31T09:16:24" table:formula="of:=['export-syd-2026-03-31_(2)'.$D56]+['export-syd-2026-03-31_(2)'.$E56]" table:style-name="ce5">
            <text:p>2025-07-31 09:16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1" table:style-name="ce1">
            <text:p>71</text:p>
          </table:table-cell>
          <table:table-cell office:value-type="date" office:date-value="2025-08-01T00:00:00" table:style-name="ce3">
            <text:p>2025-08-01</text:p>
          </table:table-cell>
          <table:table-cell office:value-type="time" office:time-value="PT9H16M33S" table:style-name="ce4">
            <text:p>09:16:33</text:p>
          </table:table-cell>
          <table:table-cell office:value-type="float" office:value="99.5" table:style-name="ce1">
            <text:p>99,5</text:p>
          </table:table-cell>
          <table:table-cell office:value-type="float" office:value="12" table:style-name="ce1">
            <text:p>12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01T09:16:33" table:formula="of:=['export-syd-2026-03-31_(2)'.$D57]+['export-syd-2026-03-31_(2)'.$E57]" table:style-name="ce5">
            <text:p>2025-08-01 09:16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2" table:style-name="ce1">
            <text:p>72</text:p>
          </table:table-cell>
          <table:table-cell office:value-type="date" office:date-value="2025-08-02T00:00:00" table:style-name="ce3">
            <text:p>2025-08-02</text:p>
          </table:table-cell>
          <table:table-cell office:value-type="time" office:time-value="PT9H16M42S" table:style-name="ce4">
            <text:p>09:16:42</text:p>
          </table:table-cell>
          <table:table-cell office:value-type="float" office:value="99.5" table:style-name="ce1">
            <text:p>99,5</text:p>
          </table:table-cell>
          <table:table-cell office:value-type="float" office:value="12.1" table:style-name="ce1">
            <text:p>12,1</text:p>
          </table:table-cell>
          <table:table-cell office:value-type="float" office:value="22" table:style-name="ce1">
            <text:p>22</text:p>
          </table:table-cell>
          <table:table-cell office:value-type="date" office:date-value="2025-08-02T09:16:42" table:formula="of:=['export-syd-2026-03-31_(2)'.$D58]+['export-syd-2026-03-31_(2)'.$E58]" table:style-name="ce5">
            <text:p>2025-08-02 09:16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3" table:style-name="ce1">
            <text:p>73</text:p>
          </table:table-cell>
          <table:table-cell office:value-type="date" office:date-value="2025-08-03T00:00:00" table:style-name="ce3">
            <text:p>2025-08-03</text:p>
          </table:table-cell>
          <table:table-cell office:value-type="time" office:time-value="PT9H16M52S" table:style-name="ce4">
            <text:p>09:16:52</text:p>
          </table:table-cell>
          <table:table-cell office:value-type="float" office:value="99.7" table:style-name="ce1">
            <text:p>99,7</text:p>
          </table:table-cell>
          <table:table-cell office:value-type="float" office:value="12.2" table:style-name="ce1">
            <text:p>12,2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8-03T09:16:52" table:formula="of:=['export-syd-2026-03-31_(2)'.$D59]+['export-syd-2026-03-31_(2)'.$E59]" table:style-name="ce5">
            <text:p>2025-08-03 09:16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4" table:style-name="ce1">
            <text:p>74</text:p>
          </table:table-cell>
          <table:table-cell office:value-type="date" office:date-value="2025-08-04T00:00:00" table:style-name="ce3">
            <text:p>2025-08-04</text:p>
          </table:table-cell>
          <table:table-cell office:value-type="time" office:time-value="PT9H17M1S" table:style-name="ce4">
            <text:p>09:17:01</text:p>
          </table:table-cell>
          <table:table-cell office:value-type="float" office:value="99.7" table:style-name="ce1">
            <text:p>99,7</text:p>
          </table:table-cell>
          <table:table-cell office:value-type="float" office:value="12.3" table:style-name="ce1">
            <text:p>12,3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04T09:17:01" table:formula="of:=['export-syd-2026-03-31_(2)'.$D60]+['export-syd-2026-03-31_(2)'.$E60]" table:style-name="ce5">
            <text:p>2025-08-04 09:17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5" table:style-name="ce1">
            <text:p>75</text:p>
          </table:table-cell>
          <table:table-cell office:value-type="date" office:date-value="2025-08-05T00:00:00" table:style-name="ce3">
            <text:p>2025-08-05</text:p>
          </table:table-cell>
          <table:table-cell office:value-type="time" office:time-value="PT9H17M10S" table:style-name="ce4">
            <text:p>09:17:10</text:p>
          </table:table-cell>
          <table:table-cell office:value-type="float" office:value="99.9" table:style-name="ce1">
            <text:p>99,9</text:p>
          </table:table-cell>
          <table:table-cell office:value-type="float" office:value="12.4" table:style-name="ce1">
            <text:p>12,4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05T09:17:10" table:formula="of:=['export-syd-2026-03-31_(2)'.$D61]+['export-syd-2026-03-31_(2)'.$E61]" table:style-name="ce5">
            <text:p>2025-08-05 09:17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6" table:style-name="ce1">
            <text:p>76</text:p>
          </table:table-cell>
          <table:table-cell office:value-type="date" office:date-value="2025-08-06T00:00:00" table:style-name="ce3">
            <text:p>2025-08-06</text:p>
          </table:table-cell>
          <table:table-cell office:value-type="time" office:time-value="PT9H17M20S" table:style-name="ce4">
            <text:p>09:17:20</text:p>
          </table:table-cell>
          <table:table-cell office:value-type="float" office:value="99.9" table:style-name="ce1">
            <text:p>99,9</text:p>
          </table:table-cell>
          <table:table-cell office:value-type="float" office:value="12.3" table:style-name="ce1">
            <text:p>12,3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06T09:17:20" table:formula="of:=['export-syd-2026-03-31_(2)'.$D62]+['export-syd-2026-03-31_(2)'.$E62]" table:style-name="ce5">
            <text:p>2025-08-06 09:17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7" table:style-name="ce1">
            <text:p>77</text:p>
          </table:table-cell>
          <table:table-cell office:value-type="date" office:date-value="2025-08-07T00:00:00" table:style-name="ce3">
            <text:p>2025-08-07</text:p>
          </table:table-cell>
          <table:table-cell office:value-type="time" office:time-value="PT9H17M29S" table:style-name="ce4">
            <text:p>09:17:29</text:p>
          </table:table-cell>
          <table:table-cell office:value-type="float" office:value="99.9" table:style-name="ce1">
            <text:p>99,9</text:p>
          </table:table-cell>
          <table:table-cell office:value-type="float" office:value="12.2" table:style-name="ce1">
            <text:p>12,2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8-07T09:17:29" table:formula="of:=['export-syd-2026-03-31_(2)'.$D63]+['export-syd-2026-03-31_(2)'.$E63]" table:style-name="ce5">
            <text:p>2025-08-07 09:17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8" table:style-name="ce1">
            <text:p>78</text:p>
          </table:table-cell>
          <table:table-cell office:value-type="date" office:date-value="2025-08-08T00:00:00" table:style-name="ce3">
            <text:p>2025-08-08</text:p>
          </table:table-cell>
          <table:table-cell office:value-type="time" office:time-value="PT9H17M38S" table:style-name="ce4">
            <text:p>09:17:38</text:p>
          </table:table-cell>
          <table:table-cell office:value-type="float" office:value="99.9" table:style-name="ce1">
            <text:p>99,9</text:p>
          </table:table-cell>
          <table:table-cell office:value-type="float" office:value="12" table:style-name="ce1">
            <text:p>12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8-08T09:17:38" table:formula="of:=['export-syd-2026-03-31_(2)'.$D64]+['export-syd-2026-03-31_(2)'.$E64]" table:style-name="ce5">
            <text:p>2025-08-08 09:17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79" table:style-name="ce1">
            <text:p>79</text:p>
          </table:table-cell>
          <table:table-cell office:value-type="date" office:date-value="2025-08-09T00:00:00" table:style-name="ce3">
            <text:p>2025-08-09</text:p>
          </table:table-cell>
          <table:table-cell office:value-type="time" office:time-value="PT9H17M48S" table:style-name="ce4">
            <text:p>09:17:48</text:p>
          </table:table-cell>
          <table:table-cell office:value-type="float" office:value="99.9" table:style-name="ce1">
            <text:p>99,9</text:p>
          </table:table-cell>
          <table:table-cell office:value-type="float" office:value="11.9" table:style-name="ce1">
            <text:p>11,9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8-09T09:17:48" table:formula="of:=['export-syd-2026-03-31_(2)'.$D65]+['export-syd-2026-03-31_(2)'.$E65]" table:style-name="ce5">
            <text:p>2025-08-09 09:17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0" table:style-name="ce1">
            <text:p>80</text:p>
          </table:table-cell>
          <table:table-cell office:value-type="date" office:date-value="2025-08-10T00:00:00" table:style-name="ce3">
            <text:p>2025-08-10</text:p>
          </table:table-cell>
          <table:table-cell office:value-type="time" office:time-value="PT9H17M57S" table:style-name="ce4">
            <text:p>09:17:57</text:p>
          </table:table-cell>
          <table:table-cell office:value-type="float" office:value="100" table:style-name="ce1">
            <text:p>100</text:p>
          </table:table-cell>
          <table:table-cell office:value-type="float" office:value="11.9" table:style-name="ce1">
            <text:p>11,9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10T09:17:57" table:formula="of:=['export-syd-2026-03-31_(2)'.$D66]+['export-syd-2026-03-31_(2)'.$E66]" table:style-name="ce5">
            <text:p>2025-08-10 09:17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1" table:style-name="ce1">
            <text:p>81</text:p>
          </table:table-cell>
          <table:table-cell office:value-type="date" office:date-value="2025-08-11T00:00:00" table:style-name="ce3">
            <text:p>2025-08-11</text:p>
          </table:table-cell>
          <table:table-cell office:value-type="time" office:time-value="PT9H18M6S" table:style-name="ce4">
            <text:p>09:18:06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8-11T09:18:06" table:formula="of:=['export-syd-2026-03-31_(2)'.$D67]+['export-syd-2026-03-31_(2)'.$E67]" table:style-name="ce5">
            <text:p>2025-08-11 09:18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2" table:style-name="ce1">
            <text:p>82</text:p>
          </table:table-cell>
          <table:table-cell office:value-type="date" office:date-value="2025-08-12T00:00:00" table:style-name="ce3">
            <text:p>2025-08-12</text:p>
          </table:table-cell>
          <table:table-cell office:value-type="time" office:time-value="PT9H18M16S" table:style-name="ce4">
            <text:p>09:18:16</text:p>
          </table:table-cell>
          <table:table-cell office:value-type="float" office:value="100" table:style-name="ce1">
            <text:p>100</text:p>
          </table:table-cell>
          <table:table-cell office:value-type="float" office:value="11.9" table:style-name="ce1">
            <text:p>11,9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8-12T09:18:16" table:formula="of:=['export-syd-2026-03-31_(2)'.$D68]+['export-syd-2026-03-31_(2)'.$E68]" table:style-name="ce5">
            <text:p>2025-08-12 09:18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3" table:style-name="ce1">
            <text:p>83</text:p>
          </table:table-cell>
          <table:table-cell office:value-type="date" office:date-value="2025-08-13T00:00:00" table:style-name="ce3">
            <text:p>2025-08-13</text:p>
          </table:table-cell>
          <table:table-cell office:value-type="time" office:time-value="PT9H18M25S" table:style-name="ce4">
            <text:p>09:18:25</text:p>
          </table:table-cell>
          <table:table-cell office:value-type="float" office:value="100" table:style-name="ce1">
            <text:p>100</text:p>
          </table:table-cell>
          <table:table-cell office:value-type="float" office:value="11.8" table:style-name="ce1">
            <text:p>11,8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13T09:18:25" table:formula="of:=['export-syd-2026-03-31_(2)'.$D69]+['export-syd-2026-03-31_(2)'.$E69]" table:style-name="ce5">
            <text:p>2025-08-13 09:18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4" table:style-name="ce1">
            <text:p>84</text:p>
          </table:table-cell>
          <table:table-cell office:value-type="date" office:date-value="2025-08-14T00:00:00" table:style-name="ce3">
            <text:p>2025-08-14</text:p>
          </table:table-cell>
          <table:table-cell office:value-type="time" office:time-value="PT9H18M34S" table:style-name="ce4">
            <text:p>09:18:34</text:p>
          </table:table-cell>
          <table:table-cell office:value-type="float" office:value="100" table:style-name="ce1">
            <text:p>100</text:p>
          </table:table-cell>
          <table:table-cell office:value-type="float" office:value="12.3" table:style-name="ce1">
            <text:p>12,3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8-14T09:18:34" table:formula="of:=['export-syd-2026-03-31_(2)'.$D70]+['export-syd-2026-03-31_(2)'.$E70]" table:style-name="ce5">
            <text:p>2025-08-14 09:18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5" table:style-name="ce1">
            <text:p>85</text:p>
          </table:table-cell>
          <table:table-cell office:value-type="date" office:date-value="2025-08-15T00:00:00" table:style-name="ce3">
            <text:p>2025-08-15</text:p>
          </table:table-cell>
          <table:table-cell office:value-type="time" office:time-value="PT9H18M44S" table:style-name="ce4">
            <text:p>09:18:44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15T09:18:44" table:formula="of:=['export-syd-2026-03-31_(2)'.$D71]+['export-syd-2026-03-31_(2)'.$E71]" table:style-name="ce5">
            <text:p>2025-08-15 09:18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6" table:style-name="ce1">
            <text:p>86</text:p>
          </table:table-cell>
          <table:table-cell office:value-type="date" office:date-value="2025-08-16T00:00:00" table:style-name="ce3">
            <text:p>2025-08-16</text:p>
          </table:table-cell>
          <table:table-cell office:value-type="time" office:time-value="PT9H18M53S" table:style-name="ce4">
            <text:p>09:18:53</text:p>
          </table:table-cell>
          <table:table-cell office:value-type="float" office:value="100" table:style-name="ce1">
            <text:p>100</text:p>
          </table:table-cell>
          <table:table-cell office:value-type="float" office:value="12.2" table:style-name="ce1">
            <text:p>12,2</text:p>
          </table:table-cell>
          <table:table-cell office:value-type="float" office:value="22.7" table:style-name="ce1">
            <text:p>22,7</text:p>
          </table:table-cell>
          <table:table-cell office:value-type="date" office:date-value="2025-08-16T09:18:53" table:formula="of:=['export-syd-2026-03-31_(2)'.$D72]+['export-syd-2026-03-31_(2)'.$E72]" table:style-name="ce5">
            <text:p>2025-08-16 09:18</text:p>
          </table:table-cell>
          <table:table-cell office:value-type="float" office:value="22.7" table:style-name="ce1">
            <text:p>22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7" table:style-name="ce1">
            <text:p>87</text:p>
          </table:table-cell>
          <table:table-cell office:value-type="date" office:date-value="2025-08-17T00:00:00" table:style-name="ce3">
            <text:p>2025-08-17</text:p>
          </table:table-cell>
          <table:table-cell office:value-type="time" office:time-value="PT9H19M3S" table:style-name="ce4">
            <text:p>09:19:03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17T09:19:03" table:formula="of:=['export-syd-2026-03-31_(2)'.$D73]+['export-syd-2026-03-31_(2)'.$E73]" table:style-name="ce5">
            <text:p>2025-08-17 09:19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8" table:style-name="ce1">
            <text:p>88</text:p>
          </table:table-cell>
          <table:table-cell office:value-type="date" office:date-value="2025-08-18T00:00:00" table:style-name="ce3">
            <text:p>2025-08-18</text:p>
          </table:table-cell>
          <table:table-cell office:value-type="time" office:time-value="PT9H19M12S" table:style-name="ce4">
            <text:p>09:19:12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18T09:19:12" table:formula="of:=['export-syd-2026-03-31_(2)'.$D74]+['export-syd-2026-03-31_(2)'.$E74]" table:style-name="ce5">
            <text:p>2025-08-18 09:19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89" table:style-name="ce1">
            <text:p>89</text:p>
          </table:table-cell>
          <table:table-cell office:value-type="date" office:date-value="2025-08-19T00:00:00" table:style-name="ce3">
            <text:p>2025-08-19</text:p>
          </table:table-cell>
          <table:table-cell office:value-type="time" office:time-value="PT9H19M21S" table:style-name="ce4">
            <text:p>09:19:21</text:p>
          </table:table-cell>
          <table:table-cell office:value-type="float" office:value="100" table:style-name="ce1">
            <text:p>100</text:p>
          </table:table-cell>
          <table:table-cell office:value-type="float" office:value="12.7" table:style-name="ce1">
            <text:p>12,7</text:p>
          </table:table-cell>
          <table:table-cell office:value-type="float" office:value="22.6" table:style-name="ce1">
            <text:p>22,6</text:p>
          </table:table-cell>
          <table:table-cell office:value-type="date" office:date-value="2025-08-19T09:19:21" table:formula="of:=['export-syd-2026-03-31_(2)'.$D75]+['export-syd-2026-03-31_(2)'.$E75]" table:style-name="ce5">
            <text:p>2025-08-19 09:19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0" table:style-name="ce1">
            <text:p>90</text:p>
          </table:table-cell>
          <table:table-cell office:value-type="date" office:date-value="2025-08-20T00:00:00" table:style-name="ce3">
            <text:p>2025-08-20</text:p>
          </table:table-cell>
          <table:table-cell office:value-type="time" office:time-value="PT9H19M31S" table:style-name="ce4">
            <text:p>09:19:31</text:p>
          </table:table-cell>
          <table:table-cell office:value-type="float" office:value="99.9" table:style-name="ce1">
            <text:p>99,9</text:p>
          </table:table-cell>
          <table:table-cell office:value-type="float" office:value="12.8" table:style-name="ce1">
            <text:p>12,8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8-20T09:19:31" table:formula="of:=['export-syd-2026-03-31_(2)'.$D76]+['export-syd-2026-03-31_(2)'.$E76]" table:style-name="ce5">
            <text:p>2025-08-20 09:19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1" table:style-name="ce1">
            <text:p>91</text:p>
          </table:table-cell>
          <table:table-cell office:value-type="date" office:date-value="2025-08-21T00:00:00" table:style-name="ce3">
            <text:p>2025-08-21</text:p>
          </table:table-cell>
          <table:table-cell office:value-type="time" office:time-value="PT9H19M40S" table:style-name="ce4">
            <text:p>09:19:40</text:p>
          </table:table-cell>
          <table:table-cell office:value-type="float" office:value="99.7" table:style-name="ce1">
            <text:p>99,7</text:p>
          </table:table-cell>
          <table:table-cell office:value-type="float" office:value="12.7" table:style-name="ce1">
            <text:p>12,7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8-21T09:19:40" table:formula="of:=['export-syd-2026-03-31_(2)'.$D77]+['export-syd-2026-03-31_(2)'.$E77]" table:style-name="ce5">
            <text:p>2025-08-21 09:19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2" table:style-name="ce1">
            <text:p>92</text:p>
          </table:table-cell>
          <table:table-cell office:value-type="date" office:date-value="2025-08-22T00:00:00" table:style-name="ce3">
            <text:p>2025-08-22</text:p>
          </table:table-cell>
          <table:table-cell office:value-type="time" office:time-value="PT9H19M49S" table:style-name="ce4">
            <text:p>09:19:49</text:p>
          </table:table-cell>
          <table:table-cell office:value-type="float" office:value="99.5" table:style-name="ce1">
            <text:p>99,5</text:p>
          </table:table-cell>
          <table:table-cell office:value-type="float" office:value="12.6" table:style-name="ce1">
            <text:p>12,6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22T09:19:49" table:formula="of:=['export-syd-2026-03-31_(2)'.$D78]+['export-syd-2026-03-31_(2)'.$E78]" table:style-name="ce5">
            <text:p>2025-08-22 09:19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3" table:style-name="ce1">
            <text:p>93</text:p>
          </table:table-cell>
          <table:table-cell office:value-type="date" office:date-value="2025-08-23T00:00:00" table:style-name="ce3">
            <text:p>2025-08-23</text:p>
          </table:table-cell>
          <table:table-cell office:value-type="time" office:time-value="PT9H19M59S" table:style-name="ce4">
            <text:p>09:19:59</text:p>
          </table:table-cell>
          <table:table-cell office:value-type="float" office:value="99.2" table:style-name="ce1">
            <text:p>99,2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23T09:19:59" table:formula="of:=['export-syd-2026-03-31_(2)'.$D79]+['export-syd-2026-03-31_(2)'.$E79]" table:style-name="ce5">
            <text:p>2025-08-23 09:19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4" table:style-name="ce1">
            <text:p>94</text:p>
          </table:table-cell>
          <table:table-cell office:value-type="date" office:date-value="2025-08-24T00:00:00" table:style-name="ce3">
            <text:p>2025-08-24</text:p>
          </table:table-cell>
          <table:table-cell office:value-type="time" office:time-value="PT9H20M8S" table:style-name="ce4">
            <text:p>09:20:08</text:p>
          </table:table-cell>
          <table:table-cell office:value-type="float" office:value="99.3" table:style-name="ce1">
            <text:p>99,3</text:p>
          </table:table-cell>
          <table:table-cell office:value-type="float" office:value="12.4" table:style-name="ce1">
            <text:p>12,4</text:p>
          </table:table-cell>
          <table:table-cell office:value-type="float" office:value="22.7" table:style-name="ce1">
            <text:p>22,7</text:p>
          </table:table-cell>
          <table:table-cell office:value-type="date" office:date-value="2025-08-24T09:20:08" table:formula="of:=['export-syd-2026-03-31_(2)'.$D80]+['export-syd-2026-03-31_(2)'.$E80]" table:style-name="ce5">
            <text:p>2025-08-24 09:20</text:p>
          </table:table-cell>
          <table:table-cell office:value-type="float" office:value="22.7" table:style-name="ce1">
            <text:p>22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5" table:style-name="ce1">
            <text:p>95</text:p>
          </table:table-cell>
          <table:table-cell office:value-type="date" office:date-value="2025-08-25T00:00:00" table:style-name="ce3">
            <text:p>2025-08-25</text:p>
          </table:table-cell>
          <table:table-cell office:value-type="time" office:time-value="PT9H20M17S" table:style-name="ce4">
            <text:p>09:20:17</text:p>
          </table:table-cell>
          <table:table-cell office:value-type="float" office:value="99.2" table:style-name="ce1">
            <text:p>99,2</text:p>
          </table:table-cell>
          <table:table-cell office:value-type="float" office:value="12.3" table:style-name="ce1">
            <text:p>12,3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8-25T09:20:17" table:formula="of:=['export-syd-2026-03-31_(2)'.$D81]+['export-syd-2026-03-31_(2)'.$E81]" table:style-name="ce5">
            <text:p>2025-08-25 09:20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6" table:style-name="ce1">
            <text:p>96</text:p>
          </table:table-cell>
          <table:table-cell office:value-type="date" office:date-value="2025-08-26T00:00:00" table:style-name="ce3">
            <text:p>2025-08-26</text:p>
          </table:table-cell>
          <table:table-cell office:value-type="time" office:time-value="PT9H20M27S" table:style-name="ce4">
            <text:p>09:20:27</text:p>
          </table:table-cell>
          <table:table-cell office:value-type="float" office:value="99.1" table:style-name="ce1">
            <text:p>99,1</text:p>
          </table:table-cell>
          <table:table-cell office:value-type="float" office:value="12.1" table:style-name="ce1">
            <text:p>12,1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8-26T09:20:27" table:formula="of:=['export-syd-2026-03-31_(2)'.$D82]+['export-syd-2026-03-31_(2)'.$E82]" table:style-name="ce5">
            <text:p>2025-08-26 09:20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7" table:style-name="ce1">
            <text:p>97</text:p>
          </table:table-cell>
          <table:table-cell office:value-type="date" office:date-value="2025-08-27T00:00:00" table:style-name="ce3">
            <text:p>2025-08-27</text:p>
          </table:table-cell>
          <table:table-cell office:value-type="time" office:time-value="PT9H20M36S" table:style-name="ce4">
            <text:p>09:20:36</text:p>
          </table:table-cell>
          <table:table-cell office:value-type="float" office:value="98.9" table:style-name="ce1">
            <text:p>98,9</text:p>
          </table:table-cell>
          <table:table-cell office:value-type="float" office:value="12.1" table:style-name="ce1">
            <text:p>12,1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27T09:20:36" table:formula="of:=['export-syd-2026-03-31_(2)'.$D83]+['export-syd-2026-03-31_(2)'.$E83]" table:style-name="ce5">
            <text:p>2025-08-27 09:20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8" table:style-name="ce1">
            <text:p>98</text:p>
          </table:table-cell>
          <table:table-cell office:value-type="date" office:date-value="2025-08-28T00:00:00" table:style-name="ce3">
            <text:p>2025-08-28</text:p>
          </table:table-cell>
          <table:table-cell office:value-type="time" office:time-value="PT9H20M45S" table:style-name="ce4">
            <text:p>09:20:45</text:p>
          </table:table-cell>
          <table:table-cell office:value-type="float" office:value="99.1" table:style-name="ce1">
            <text:p>99,1</text:p>
          </table:table-cell>
          <table:table-cell office:value-type="float" office:value="12" table:style-name="ce1">
            <text:p>12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8-28T09:20:45" table:formula="of:=['export-syd-2026-03-31_(2)'.$D84]+['export-syd-2026-03-31_(2)'.$E84]" table:style-name="ce5">
            <text:p>2025-08-28 09:20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99" table:style-name="ce1">
            <text:p>99</text:p>
          </table:table-cell>
          <table:table-cell office:value-type="date" office:date-value="2025-08-29T00:00:00" table:style-name="ce3">
            <text:p>2025-08-29</text:p>
          </table:table-cell>
          <table:table-cell office:value-type="time" office:time-value="PT9H20M55S" table:style-name="ce4">
            <text:p>09:20:55</text:p>
          </table:table-cell>
          <table:table-cell office:value-type="float" office:value="98.9" table:style-name="ce1">
            <text:p>98,9</text:p>
          </table:table-cell>
          <table:table-cell office:value-type="float" office:value="12.2" table:style-name="ce1">
            <text:p>12,2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8-29T09:20:55" table:formula="of:=['export-syd-2026-03-31_(2)'.$D85]+['export-syd-2026-03-31_(2)'.$E85]" table:style-name="ce5">
            <text:p>2025-08-29 09:20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0" table:style-name="ce1">
            <text:p>100</text:p>
          </table:table-cell>
          <table:table-cell office:value-type="date" office:date-value="2025-08-30T00:00:00" table:style-name="ce3">
            <text:p>2025-08-30</text:p>
          </table:table-cell>
          <table:table-cell office:value-type="time" office:time-value="PT9H21M4S" table:style-name="ce4">
            <text:p>09:21:04</text:p>
          </table:table-cell>
          <table:table-cell office:value-type="float" office:value="98.8" table:style-name="ce1">
            <text:p>98,8</text:p>
          </table:table-cell>
          <table:table-cell office:value-type="float" office:value="12.3" table:style-name="ce1">
            <text:p>12,3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30T09:21:04" table:formula="of:=['export-syd-2026-03-31_(2)'.$D86]+['export-syd-2026-03-31_(2)'.$E86]" table:style-name="ce5">
            <text:p>2025-08-30 09:21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1" table:style-name="ce1">
            <text:p>101</text:p>
          </table:table-cell>
          <table:table-cell office:value-type="date" office:date-value="2025-08-31T00:00:00" table:style-name="ce3">
            <text:p>2025-08-31</text:p>
          </table:table-cell>
          <table:table-cell office:value-type="time" office:time-value="PT9H21M13S" table:style-name="ce4">
            <text:p>09:21:13</text:p>
          </table:table-cell>
          <table:table-cell office:value-type="float" office:value="98.8" table:style-name="ce1">
            <text:p>98,8</text:p>
          </table:table-cell>
          <table:table-cell office:value-type="float" office:value="12.3" table:style-name="ce1">
            <text:p>12,3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8-31T09:21:13" table:formula="of:=['export-syd-2026-03-31_(2)'.$D87]+['export-syd-2026-03-31_(2)'.$E87]" table:style-name="ce5">
            <text:p>2025-08-31 09:21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2" table:style-name="ce1">
            <text:p>102</text:p>
          </table:table-cell>
          <table:table-cell office:value-type="date" office:date-value="2025-09-01T00:00:00" table:style-name="ce3">
            <text:p>2025-09-01</text:p>
          </table:table-cell>
          <table:table-cell office:value-type="time" office:time-value="PT9H21M23S" table:style-name="ce4">
            <text:p>09:21:23</text:p>
          </table:table-cell>
          <table:table-cell office:value-type="float" office:value="98.7" table:style-name="ce1">
            <text:p>98,7</text:p>
          </table:table-cell>
          <table:table-cell office:value-type="float" office:value="12.4" table:style-name="ce1">
            <text:p>12,4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9-01T09:21:23" table:formula="of:=['export-syd-2026-03-31_(2)'.$D88]+['export-syd-2026-03-31_(2)'.$E88]" table:style-name="ce5">
            <text:p>2025-09-01 09:21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3" table:style-name="ce1">
            <text:p>103</text:p>
          </table:table-cell>
          <table:table-cell office:value-type="date" office:date-value="2025-09-02T00:00:00" table:style-name="ce3">
            <text:p>2025-09-02</text:p>
          </table:table-cell>
          <table:table-cell office:value-type="time" office:time-value="PT9H21M32S" table:style-name="ce4">
            <text:p>09:21:32</text:p>
          </table:table-cell>
          <table:table-cell office:value-type="float" office:value="98.8" table:style-name="ce1">
            <text:p>98,8</text:p>
          </table:table-cell>
          <table:table-cell office:value-type="float" office:value="12.4" table:style-name="ce1">
            <text:p>12,4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02T09:21:32" table:formula="of:=['export-syd-2026-03-31_(2)'.$D89]+['export-syd-2026-03-31_(2)'.$E89]" table:style-name="ce5">
            <text:p>2025-09-02 09:21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4" table:style-name="ce1">
            <text:p>104</text:p>
          </table:table-cell>
          <table:table-cell office:value-type="date" office:date-value="2025-09-03T00:00:00" table:style-name="ce3">
            <text:p>2025-09-03</text:p>
          </table:table-cell>
          <table:table-cell office:value-type="time" office:time-value="PT9H21M41S" table:style-name="ce4">
            <text:p>09:21:41</text:p>
          </table:table-cell>
          <table:table-cell office:value-type="float" office:value="98.9" table:style-name="ce1">
            <text:p>98,9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9-03T09:21:41" table:formula="of:=['export-syd-2026-03-31_(2)'.$D90]+['export-syd-2026-03-31_(2)'.$E90]" table:style-name="ce5">
            <text:p>2025-09-03 09:21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5" table:style-name="ce1">
            <text:p>105</text:p>
          </table:table-cell>
          <table:table-cell office:value-type="date" office:date-value="2025-09-04T00:00:00" table:style-name="ce3">
            <text:p>2025-09-04</text:p>
          </table:table-cell>
          <table:table-cell office:value-type="time" office:time-value="PT9H21M51S" table:style-name="ce4">
            <text:p>09:21:51</text:p>
          </table:table-cell>
          <table:table-cell office:value-type="float" office:value="98.9" table:style-name="ce1">
            <text:p>98,9</text:p>
          </table:table-cell>
          <table:table-cell office:value-type="float" office:value="12.5" table:style-name="ce1">
            <text:p>12,5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04T09:21:51" table:formula="of:=['export-syd-2026-03-31_(2)'.$D91]+['export-syd-2026-03-31_(2)'.$E91]" table:style-name="ce5">
            <text:p>2025-09-04 09:21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6" table:style-name="ce1">
            <text:p>106</text:p>
          </table:table-cell>
          <table:table-cell office:value-type="date" office:date-value="2025-09-05T00:00:00" table:style-name="ce3">
            <text:p>2025-09-05</text:p>
          </table:table-cell>
          <table:table-cell office:value-type="time" office:time-value="PT9H22M0S" table:style-name="ce4">
            <text:p>09:22:00</text:p>
          </table:table-cell>
          <table:table-cell office:value-type="float" office:value="99" table:style-name="ce1">
            <text:p>99</text:p>
          </table:table-cell>
          <table:table-cell office:value-type="float" office:value="12.6" table:style-name="ce1">
            <text:p>12,6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05T09:22:00" table:formula="of:=['export-syd-2026-03-31_(2)'.$D92]+['export-syd-2026-03-31_(2)'.$E92]" table:style-name="ce5">
            <text:p>2025-09-05 09:22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7" table:style-name="ce1">
            <text:p>107</text:p>
          </table:table-cell>
          <table:table-cell office:value-type="date" office:date-value="2025-09-06T00:00:00" table:style-name="ce3">
            <text:p>2025-09-06</text:p>
          </table:table-cell>
          <table:table-cell office:value-type="time" office:time-value="PT9H22M10S" table:style-name="ce4">
            <text:p>09:22:10</text:p>
          </table:table-cell>
          <table:table-cell office:value-type="float" office:value="98.9" table:style-name="ce1">
            <text:p>98,9</text:p>
          </table:table-cell>
          <table:table-cell office:value-type="float" office:value="12.7" table:style-name="ce1">
            <text:p>12,7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06T09:22:10" table:formula="of:=['export-syd-2026-03-31_(2)'.$D93]+['export-syd-2026-03-31_(2)'.$E93]" table:style-name="ce5">
            <text:p>2025-09-06 09:22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8" table:style-name="ce1">
            <text:p>108</text:p>
          </table:table-cell>
          <table:table-cell office:value-type="date" office:date-value="2025-09-07T00:00:00" table:style-name="ce3">
            <text:p>2025-09-07</text:p>
          </table:table-cell>
          <table:table-cell office:value-type="time" office:time-value="PT9H22M19S" table:style-name="ce4">
            <text:p>09:22:19</text:p>
          </table:table-cell>
          <table:table-cell office:value-type="float" office:value="99.1" table:style-name="ce1">
            <text:p>99,1</text:p>
          </table:table-cell>
          <table:table-cell office:value-type="float" office:value="12.6" table:style-name="ce1">
            <text:p>12,6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9-07T09:22:19" table:formula="of:=['export-syd-2026-03-31_(2)'.$D94]+['export-syd-2026-03-31_(2)'.$E94]" table:style-name="ce5">
            <text:p>2025-09-07 09:22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09" table:style-name="ce1">
            <text:p>109</text:p>
          </table:table-cell>
          <table:table-cell office:value-type="date" office:date-value="2025-09-08T00:00:00" table:style-name="ce3">
            <text:p>2025-09-08</text:p>
          </table:table-cell>
          <table:table-cell office:value-type="time" office:time-value="PT9H22M28S" table:style-name="ce4">
            <text:p>09:22:28</text:p>
          </table:table-cell>
          <table:table-cell office:value-type="float" office:value="99.2" table:style-name="ce1">
            <text:p>99,2</text:p>
          </table:table-cell>
          <table:table-cell office:value-type="float" office:value="12.5" table:style-name="ce1">
            <text:p>12,5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9-08T09:22:28" table:formula="of:=['export-syd-2026-03-31_(2)'.$D95]+['export-syd-2026-03-31_(2)'.$E95]" table:style-name="ce5">
            <text:p>2025-09-08 09:22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0" table:style-name="ce1">
            <text:p>110</text:p>
          </table:table-cell>
          <table:table-cell office:value-type="date" office:date-value="2025-09-09T00:00:00" table:style-name="ce3">
            <text:p>2025-09-09</text:p>
          </table:table-cell>
          <table:table-cell office:value-type="time" office:time-value="PT9H22M38S" table:style-name="ce4">
            <text:p>09:22:38</text:p>
          </table:table-cell>
          <table:table-cell office:value-type="float" office:value="99.2" table:style-name="ce1">
            <text:p>99,2</text:p>
          </table:table-cell>
          <table:table-cell office:value-type="float" office:value="12.4" table:style-name="ce1">
            <text:p>12,4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09T09:22:38" table:formula="of:=['export-syd-2026-03-31_(2)'.$D96]+['export-syd-2026-03-31_(2)'.$E96]" table:style-name="ce5">
            <text:p>2025-09-09 09:22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1" table:style-name="ce1">
            <text:p>111</text:p>
          </table:table-cell>
          <table:table-cell office:value-type="date" office:date-value="2025-09-10T00:00:00" table:style-name="ce3">
            <text:p>2025-09-10</text:p>
          </table:table-cell>
          <table:table-cell office:value-type="time" office:time-value="PT9H22M47S" table:style-name="ce4">
            <text:p>09:22:47</text:p>
          </table:table-cell>
          <table:table-cell office:value-type="float" office:value="99.3" table:style-name="ce1">
            <text:p>99,3</text:p>
          </table:table-cell>
          <table:table-cell office:value-type="float" office:value="12.4" table:style-name="ce1">
            <text:p>12,4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10T09:22:47" table:formula="of:=['export-syd-2026-03-31_(2)'.$D97]+['export-syd-2026-03-31_(2)'.$E97]" table:style-name="ce5">
            <text:p>2025-09-10 09:22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2" table:style-name="ce1">
            <text:p>112</text:p>
          </table:table-cell>
          <table:table-cell office:value-type="date" office:date-value="2025-09-11T00:00:00" table:style-name="ce3">
            <text:p>2025-09-11</text:p>
          </table:table-cell>
          <table:table-cell office:value-type="time" office:time-value="PT9H22M56S" table:style-name="ce4">
            <text:p>09:22:56</text:p>
          </table:table-cell>
          <table:table-cell office:value-type="float" office:value="99.4" table:style-name="ce1">
            <text:p>99,4</text:p>
          </table:table-cell>
          <table:table-cell office:value-type="float" office:value="12.4" table:style-name="ce1">
            <text:p>12,4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11T09:22:56" table:formula="of:=['export-syd-2026-03-31_(2)'.$D98]+['export-syd-2026-03-31_(2)'.$E98]" table:style-name="ce5">
            <text:p>2025-09-11 09:22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3" table:style-name="ce1">
            <text:p>113</text:p>
          </table:table-cell>
          <table:table-cell office:value-type="date" office:date-value="2025-09-12T00:00:00" table:style-name="ce3">
            <text:p>2025-09-12</text:p>
          </table:table-cell>
          <table:table-cell office:value-type="time" office:time-value="PT9H23M6S" table:style-name="ce4">
            <text:p>09:23:06</text:p>
          </table:table-cell>
          <table:table-cell office:value-type="float" office:value="99.4" table:style-name="ce1">
            <text:p>99,4</text:p>
          </table:table-cell>
          <table:table-cell office:value-type="float" office:value="12.4" table:style-name="ce1">
            <text:p>12,4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12T09:23:06" table:formula="of:=['export-syd-2026-03-31_(2)'.$D99]+['export-syd-2026-03-31_(2)'.$E99]" table:style-name="ce5">
            <text:p>2025-09-12 09:23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4" table:style-name="ce1">
            <text:p>114</text:p>
          </table:table-cell>
          <table:table-cell office:value-type="date" office:date-value="2025-09-13T00:00:00" table:style-name="ce3">
            <text:p>2025-09-13</text:p>
          </table:table-cell>
          <table:table-cell office:value-type="time" office:time-value="PT9H23M15S" table:style-name="ce4">
            <text:p>09:23:15</text:p>
          </table:table-cell>
          <table:table-cell office:value-type="float" office:value="99.4" table:style-name="ce1">
            <text:p>99,4</text:p>
          </table:table-cell>
          <table:table-cell office:value-type="float" office:value="12.4" table:style-name="ce1">
            <text:p>12,4</text:p>
          </table:table-cell>
          <table:table-cell office:value-type="float" office:value="22.5" table:style-name="ce1">
            <text:p>22,5</text:p>
          </table:table-cell>
          <table:table-cell office:value-type="date" office:date-value="2025-09-13T09:23:15" table:formula="of:=['export-syd-2026-03-31_(2)'.$D100]+['export-syd-2026-03-31_(2)'.$E100]" table:style-name="ce5">
            <text:p>2025-09-13 09:23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5" table:style-name="ce1">
            <text:p>115</text:p>
          </table:table-cell>
          <table:table-cell office:value-type="date" office:date-value="2025-09-14T00:00:00" table:style-name="ce3">
            <text:p>2025-09-14</text:p>
          </table:table-cell>
          <table:table-cell office:value-type="time" office:time-value="PT9H23M24S" table:style-name="ce4">
            <text:p>09:23:24</text:p>
          </table:table-cell>
          <table:table-cell office:value-type="float" office:value="99.5" table:style-name="ce1">
            <text:p>99,5</text:p>
          </table:table-cell>
          <table:table-cell office:value-type="float" office:value="12.4" table:style-name="ce1">
            <text:p>12,4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14T09:23:24" table:formula="of:=['export-syd-2026-03-31_(2)'.$D101]+['export-syd-2026-03-31_(2)'.$E101]" table:style-name="ce5">
            <text:p>2025-09-14 09:23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6" table:style-name="ce1">
            <text:p>116</text:p>
          </table:table-cell>
          <table:table-cell office:value-type="date" office:date-value="2025-09-15T00:00:00" table:style-name="ce3">
            <text:p>2025-09-15</text:p>
          </table:table-cell>
          <table:table-cell office:value-type="time" office:time-value="PT9H23M34S" table:style-name="ce4">
            <text:p>09:23:34</text:p>
          </table:table-cell>
          <table:table-cell office:value-type="float" office:value="99.3" table:style-name="ce1">
            <text:p>99,3</text:p>
          </table:table-cell>
          <table:table-cell office:value-type="float" office:value="12.6" table:style-name="ce1">
            <text:p>12,6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9-15T09:23:34" table:formula="of:=['export-syd-2026-03-31_(2)'.$D102]+['export-syd-2026-03-31_(2)'.$E102]" table:style-name="ce5">
            <text:p>2025-09-15 09:23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7" table:style-name="ce1">
            <text:p>117</text:p>
          </table:table-cell>
          <table:table-cell office:value-type="date" office:date-value="2025-09-16T00:00:00" table:style-name="ce3">
            <text:p>2025-09-16</text:p>
          </table:table-cell>
          <table:table-cell office:value-type="time" office:time-value="PT9H23M43S" table:style-name="ce4">
            <text:p>09:23:43</text:p>
          </table:table-cell>
          <table:table-cell office:value-type="float" office:value="99.2" table:style-name="ce1">
            <text:p>99,2</text:p>
          </table:table-cell>
          <table:table-cell office:value-type="float" office:value="12.5" table:style-name="ce1">
            <text:p>12,5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9-16T09:23:43" table:formula="of:=['export-syd-2026-03-31_(2)'.$D103]+['export-syd-2026-03-31_(2)'.$E103]" table:style-name="ce5">
            <text:p>2025-09-16 09:23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8" table:style-name="ce1">
            <text:p>118</text:p>
          </table:table-cell>
          <table:table-cell office:value-type="date" office:date-value="2025-09-17T00:00:00" table:style-name="ce3">
            <text:p>2025-09-17</text:p>
          </table:table-cell>
          <table:table-cell office:value-type="time" office:time-value="PT9H23M52S" table:style-name="ce4">
            <text:p>09:23:52</text:p>
          </table:table-cell>
          <table:table-cell office:value-type="float" office:value="99.1" table:style-name="ce1">
            <text:p>99,1</text:p>
          </table:table-cell>
          <table:table-cell office:value-type="float" office:value="12.6" table:style-name="ce1">
            <text:p>12,6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17T09:23:52" table:formula="of:=['export-syd-2026-03-31_(2)'.$D104]+['export-syd-2026-03-31_(2)'.$E104]" table:style-name="ce5">
            <text:p>2025-09-17 09:23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19" table:style-name="ce1">
            <text:p>119</text:p>
          </table:table-cell>
          <table:table-cell office:value-type="date" office:date-value="2025-09-18T00:00:00" table:style-name="ce3">
            <text:p>2025-09-18</text:p>
          </table:table-cell>
          <table:table-cell office:value-type="time" office:time-value="PT9H24M2S" table:style-name="ce4">
            <text:p>09:24:02</text:p>
          </table:table-cell>
          <table:table-cell office:value-type="float" office:value="98.8" table:style-name="ce1">
            <text:p>98,8</text:p>
          </table:table-cell>
          <table:table-cell office:value-type="float" office:value="12.6" table:style-name="ce1">
            <text:p>12,6</text:p>
          </table:table-cell>
          <table:table-cell office:value-type="float" office:value="22.4" table:style-name="ce1">
            <text:p>22,4</text:p>
          </table:table-cell>
          <table:table-cell office:value-type="date" office:date-value="2025-09-18T09:24:02" table:formula="of:=['export-syd-2026-03-31_(2)'.$D105]+['export-syd-2026-03-31_(2)'.$E105]" table:style-name="ce5">
            <text:p>2025-09-18 09:24</text:p>
          </table:table-cell>
          <table:table-cell office:value-type="float" office:value="22.4" table:style-name="ce1">
            <text:p>22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0" table:style-name="ce1">
            <text:p>120</text:p>
          </table:table-cell>
          <table:table-cell office:value-type="date" office:date-value="2025-09-19T00:00:00" table:style-name="ce3">
            <text:p>2025-09-19</text:p>
          </table:table-cell>
          <table:table-cell office:value-type="time" office:time-value="PT9H24M11S" table:style-name="ce4">
            <text:p>09:24:11</text:p>
          </table:table-cell>
          <table:table-cell office:value-type="float" office:value="98.9" table:style-name="ce1">
            <text:p>98,9</text:p>
          </table:table-cell>
          <table:table-cell office:value-type="float" office:value="12.6" table:style-name="ce1">
            <text:p>12,6</text:p>
          </table:table-cell>
          <table:table-cell office:value-type="float" office:value="22.2" table:style-name="ce1">
            <text:p>22,2</text:p>
          </table:table-cell>
          <table:table-cell office:value-type="date" office:date-value="2025-09-19T09:24:11" table:formula="of:=['export-syd-2026-03-31_(2)'.$D106]+['export-syd-2026-03-31_(2)'.$E106]" table:style-name="ce5">
            <text:p>2025-09-19 09:24</text:p>
          </table:table-cell>
          <table:table-cell office:value-type="float" office:value="22.2" table:style-name="ce1">
            <text:p>22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1" table:style-name="ce1">
            <text:p>121</text:p>
          </table:table-cell>
          <table:table-cell office:value-type="date" office:date-value="2025-09-20T00:00:00" table:style-name="ce3">
            <text:p>2025-09-20</text:p>
          </table:table-cell>
          <table:table-cell office:value-type="time" office:time-value="PT9H24M20S" table:style-name="ce4">
            <text:p>09:24:20</text:p>
          </table:table-cell>
          <table:table-cell office:value-type="float" office:value="98.5" table:style-name="ce1">
            <text:p>98,5</text:p>
          </table:table-cell>
          <table:table-cell office:value-type="float" office:value="12.7" table:style-name="ce1">
            <text:p>12,7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20T09:24:20" table:formula="of:=['export-syd-2026-03-31_(2)'.$D107]+['export-syd-2026-03-31_(2)'.$E107]" table:style-name="ce5">
            <text:p>2025-09-20 09:24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2" table:style-name="ce1">
            <text:p>122</text:p>
          </table:table-cell>
          <table:table-cell office:value-type="date" office:date-value="2025-09-21T00:00:00" table:style-name="ce3">
            <text:p>2025-09-21</text:p>
          </table:table-cell>
          <table:table-cell office:value-type="time" office:time-value="PT9H24M30S" table:style-name="ce4">
            <text:p>09:24:30</text:p>
          </table:table-cell>
          <table:table-cell office:value-type="float" office:value="98.5" table:style-name="ce1">
            <text:p>98,5</text:p>
          </table:table-cell>
          <table:table-cell office:value-type="float" office:value="12.5" table:style-name="ce1">
            <text:p>12,5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21T09:24:30" table:formula="of:=['export-syd-2026-03-31_(2)'.$D108]+['export-syd-2026-03-31_(2)'.$E108]" table:style-name="ce5">
            <text:p>2025-09-21 09:24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3" table:style-name="ce1">
            <text:p>123</text:p>
          </table:table-cell>
          <table:table-cell office:value-type="date" office:date-value="2025-09-22T00:00:00" table:style-name="ce3">
            <text:p>2025-09-22</text:p>
          </table:table-cell>
          <table:table-cell office:value-type="time" office:time-value="PT9H24M39S" table:style-name="ce4">
            <text:p>09:24:39</text:p>
          </table:table-cell>
          <table:table-cell office:value-type="float" office:value="98.4" table:style-name="ce1">
            <text:p>98,4</text:p>
          </table:table-cell>
          <table:table-cell office:value-type="float" office:value="12.5" table:style-name="ce1">
            <text:p>12,5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22T09:24:39" table:formula="of:=['export-syd-2026-03-31_(2)'.$D109]+['export-syd-2026-03-31_(2)'.$E109]" table:style-name="ce5">
            <text:p>2025-09-22 09:24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4" table:style-name="ce1">
            <text:p>124</text:p>
          </table:table-cell>
          <table:table-cell office:value-type="date" office:date-value="2025-09-23T00:00:00" table:style-name="ce3">
            <text:p>2025-09-23</text:p>
          </table:table-cell>
          <table:table-cell office:value-type="time" office:time-value="PT9H24M49S" table:style-name="ce4">
            <text:p>09:24:49</text:p>
          </table:table-cell>
          <table:table-cell office:value-type="float" office:value="98" table:style-name="ce1">
            <text:p>98</text:p>
          </table:table-cell>
          <table:table-cell office:value-type="float" office:value="12.3" table:style-name="ce1">
            <text:p>12,3</text:p>
          </table:table-cell>
          <table:table-cell office:value-type="float" office:value="22.3" table:style-name="ce1">
            <text:p>22,3</text:p>
          </table:table-cell>
          <table:table-cell office:value-type="date" office:date-value="2025-09-23T09:24:49" table:formula="of:=['export-syd-2026-03-31_(2)'.$D110]+['export-syd-2026-03-31_(2)'.$E110]" table:style-name="ce5">
            <text:p>2025-09-23 09:24</text:p>
          </table:table-cell>
          <table:table-cell office:value-type="float" office:value="22.3" table:style-name="ce1">
            <text:p>22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5" table:style-name="ce1">
            <text:p>125</text:p>
          </table:table-cell>
          <table:table-cell office:value-type="date" office:date-value="2025-09-24T00:00:00" table:style-name="ce3">
            <text:p>2025-09-24</text:p>
          </table:table-cell>
          <table:table-cell office:value-type="time" office:time-value="PT9H24M58S" table:style-name="ce4">
            <text:p>09:24:58</text:p>
          </table:table-cell>
          <table:table-cell office:value-type="float" office:value="97.6" table:style-name="ce1">
            <text:p>97,6</text:p>
          </table:table-cell>
          <table:table-cell office:value-type="float" office:value="12.3" table:style-name="ce1">
            <text:p>12,3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9-24T09:24:58" table:formula="of:=['export-syd-2026-03-31_(2)'.$D111]+['export-syd-2026-03-31_(2)'.$E111]" table:style-name="ce5">
            <text:p>2025-09-24 09:24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6" table:style-name="ce1">
            <text:p>126</text:p>
          </table:table-cell>
          <table:table-cell office:value-type="date" office:date-value="2025-09-25T00:00:00" table:style-name="ce3">
            <text:p>2025-09-25</text:p>
          </table:table-cell>
          <table:table-cell office:value-type="time" office:time-value="PT9H25M7S" table:style-name="ce4">
            <text:p>09:25:07</text:p>
          </table:table-cell>
          <table:table-cell office:value-type="float" office:value="97.4" table:style-name="ce1">
            <text:p>97,4</text:p>
          </table:table-cell>
          <table:table-cell office:value-type="float" office:value="12.2" table:style-name="ce1">
            <text:p>12,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9-25T09:25:07" table:formula="of:=['export-syd-2026-03-31_(2)'.$D112]+['export-syd-2026-03-31_(2)'.$E112]" table:style-name="ce5">
            <text:p>2025-09-25 09:2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7" table:style-name="ce1">
            <text:p>127</text:p>
          </table:table-cell>
          <table:table-cell office:value-type="date" office:date-value="2025-09-26T00:00:00" table:style-name="ce3">
            <text:p>2025-09-26</text:p>
          </table:table-cell>
          <table:table-cell office:value-type="time" office:time-value="PT9H25M17S" table:style-name="ce4">
            <text:p>09:25:17</text:p>
          </table:table-cell>
          <table:table-cell office:value-type="float" office:value="97" table:style-name="ce1">
            <text:p>97</text:p>
          </table:table-cell>
          <table:table-cell office:value-type="float" office:value="12.2" table:style-name="ce1">
            <text:p>12,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9-26T09:25:17" table:formula="of:=['export-syd-2026-03-31_(2)'.$D113]+['export-syd-2026-03-31_(2)'.$E113]" table:style-name="ce5">
            <text:p>2025-09-26 09:2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8" table:style-name="ce1">
            <text:p>128</text:p>
          </table:table-cell>
          <table:table-cell office:value-type="date" office:date-value="2025-09-27T00:00:00" table:style-name="ce3">
            <text:p>2025-09-27</text:p>
          </table:table-cell>
          <table:table-cell office:value-type="time" office:time-value="PT9H25M26S" table:style-name="ce4">
            <text:p>09:25:26</text:p>
          </table:table-cell>
          <table:table-cell office:value-type="float" office:value="96.8" table:style-name="ce1">
            <text:p>96,8</text:p>
          </table:table-cell>
          <table:table-cell office:value-type="float" office:value="12.2" table:style-name="ce1">
            <text:p>12,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09-27T09:25:26" table:formula="of:=['export-syd-2026-03-31_(2)'.$D114]+['export-syd-2026-03-31_(2)'.$E114]" table:style-name="ce5">
            <text:p>2025-09-27 09:25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29" table:style-name="ce1">
            <text:p>129</text:p>
          </table:table-cell>
          <table:table-cell office:value-type="date" office:date-value="2025-09-28T00:00:00" table:style-name="ce3">
            <text:p>2025-09-28</text:p>
          </table:table-cell>
          <table:table-cell office:value-type="time" office:time-value="PT9H25M35S" table:style-name="ce4">
            <text:p>09:25:35</text:p>
          </table:table-cell>
          <table:table-cell office:value-type="float" office:value="96.6" table:style-name="ce1">
            <text:p>96,6</text:p>
          </table:table-cell>
          <table:table-cell office:value-type="float" office:value="12.2" table:style-name="ce1">
            <text:p>12,2</text:p>
          </table:table-cell>
          <table:table-cell office:value-type="float" office:value="22.1" table:style-name="ce1">
            <text:p>22,1</text:p>
          </table:table-cell>
          <table:table-cell office:value-type="date" office:date-value="2025-09-28T09:25:35" table:formula="of:=['export-syd-2026-03-31_(2)'.$D115]+['export-syd-2026-03-31_(2)'.$E115]" table:style-name="ce5">
            <text:p>2025-09-28 09:25</text:p>
          </table:table-cell>
          <table:table-cell office:value-type="float" office:value="22.1" table:style-name="ce1">
            <text:p>22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0" table:style-name="ce1">
            <text:p>130</text:p>
          </table:table-cell>
          <table:table-cell office:value-type="date" office:date-value="2025-09-29T00:00:00" table:style-name="ce3">
            <text:p>2025-09-29</text:p>
          </table:table-cell>
          <table:table-cell office:value-type="time" office:time-value="PT9H25M45S" table:style-name="ce4">
            <text:p>09:25:45</text:p>
          </table:table-cell>
          <table:table-cell office:value-type="float" office:value="96.5" table:style-name="ce1">
            <text:p>96,5</text:p>
          </table:table-cell>
          <table:table-cell office:value-type="float" office:value="12.2" table:style-name="ce1">
            <text:p>12,2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9-29T09:25:45" table:formula="of:=['export-syd-2026-03-31_(2)'.$D116]+['export-syd-2026-03-31_(2)'.$E116]" table:style-name="ce5">
            <text:p>2025-09-29 09:25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1" table:style-name="ce1">
            <text:p>131</text:p>
          </table:table-cell>
          <table:table-cell office:value-type="date" office:date-value="2025-09-30T00:00:00" table:style-name="ce3">
            <text:p>2025-09-30</text:p>
          </table:table-cell>
          <table:table-cell office:value-type="time" office:time-value="PT9H25M54S" table:style-name="ce4">
            <text:p>09:25:54</text:p>
          </table:table-cell>
          <table:table-cell office:value-type="float" office:value="96.3" table:style-name="ce1">
            <text:p>96,3</text:p>
          </table:table-cell>
          <table:table-cell office:value-type="float" office:value="12.3" table:style-name="ce1">
            <text:p>12,3</text:p>
          </table:table-cell>
          <table:table-cell office:value-type="float" office:value="21.7" table:style-name="ce1">
            <text:p>21,7</text:p>
          </table:table-cell>
          <table:table-cell office:value-type="date" office:date-value="2025-09-30T09:25:54" table:formula="of:=['export-syd-2026-03-31_(2)'.$D117]+['export-syd-2026-03-31_(2)'.$E117]" table:style-name="ce5">
            <text:p>2025-09-30 09:25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2" table:style-name="ce1">
            <text:p>132</text:p>
          </table:table-cell>
          <table:table-cell office:value-type="date" office:date-value="2025-10-01T00:00:00" table:style-name="ce3">
            <text:p>2025-10-01</text:p>
          </table:table-cell>
          <table:table-cell office:value-type="time" office:time-value="PT9H26M3S" table:style-name="ce4">
            <text:p>09:26:03</text:p>
          </table:table-cell>
          <table:table-cell office:value-type="float" office:value="96.2" table:style-name="ce1">
            <text:p>96,2</text:p>
          </table:table-cell>
          <table:table-cell office:value-type="float" office:value="12.3" table:style-name="ce1">
            <text:p>12,3</text:p>
          </table:table-cell>
          <table:table-cell office:value-type="float" office:value="21.9" table:style-name="ce1">
            <text:p>21,9</text:p>
          </table:table-cell>
          <table:table-cell office:value-type="date" office:date-value="2025-10-01T09:26:03" table:formula="of:=['export-syd-2026-03-31_(2)'.$D118]+['export-syd-2026-03-31_(2)'.$E118]" table:style-name="ce5">
            <text:p>2025-10-01 09:26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3" table:style-name="ce1">
            <text:p>133</text:p>
          </table:table-cell>
          <table:table-cell office:value-type="date" office:date-value="2025-10-02T00:00:00" table:style-name="ce3">
            <text:p>2025-10-02</text:p>
          </table:table-cell>
          <table:table-cell office:value-type="time" office:time-value="PT9H26M13S" table:style-name="ce4">
            <text:p>09:26:13</text:p>
          </table:table-cell>
          <table:table-cell office:value-type="float" office:value="96.1" table:style-name="ce1">
            <text:p>96,1</text:p>
          </table:table-cell>
          <table:table-cell office:value-type="float" office:value="12.3" table:style-name="ce1">
            <text:p>12,3</text:p>
          </table:table-cell>
          <table:table-cell office:value-type="float" office:value="21.7" table:style-name="ce1">
            <text:p>21,7</text:p>
          </table:table-cell>
          <table:table-cell office:value-type="date" office:date-value="2025-10-02T09:26:13" table:formula="of:=['export-syd-2026-03-31_(2)'.$D119]+['export-syd-2026-03-31_(2)'.$E119]" table:style-name="ce5">
            <text:p>2025-10-02 09:26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4" table:style-name="ce1">
            <text:p>134</text:p>
          </table:table-cell>
          <table:table-cell office:value-type="date" office:date-value="2025-10-03T00:00:00" table:style-name="ce3">
            <text:p>2025-10-03</text:p>
          </table:table-cell>
          <table:table-cell office:value-type="time" office:time-value="PT9H26M22S" table:style-name="ce4">
            <text:p>09:26:22</text:p>
          </table:table-cell>
          <table:table-cell office:value-type="float" office:value="96.1" table:style-name="ce1">
            <text:p>96,1</text:p>
          </table:table-cell>
          <table:table-cell office:value-type="float" office:value="12.2" table:style-name="ce1">
            <text:p>12,2</text:p>
          </table:table-cell>
          <table:table-cell office:value-type="float" office:value="21.9" table:style-name="ce1">
            <text:p>21,9</text:p>
          </table:table-cell>
          <table:table-cell office:value-type="date" office:date-value="2025-10-03T09:26:22" table:formula="of:=['export-syd-2026-03-31_(2)'.$D120]+['export-syd-2026-03-31_(2)'.$E120]" table:style-name="ce5">
            <text:p>2025-10-03 09:26</text:p>
          </table:table-cell>
          <table:table-cell office:value-type="float" office:value="21.9" table:style-name="ce1">
            <text:p>2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5" table:style-name="ce1">
            <text:p>135</text:p>
          </table:table-cell>
          <table:table-cell office:value-type="date" office:date-value="2025-10-04T00:00:00" table:style-name="ce3">
            <text:p>2025-10-04</text:p>
          </table:table-cell>
          <table:table-cell office:value-type="time" office:time-value="PT9H26M31S" table:style-name="ce4">
            <text:p>09:26:31</text:p>
          </table:table-cell>
          <table:table-cell office:value-type="float" office:value="95.9" table:style-name="ce1">
            <text:p>95,9</text:p>
          </table:table-cell>
          <table:table-cell office:value-type="float" office:value="12.2" table:style-name="ce1">
            <text:p>12,2</text:p>
          </table:table-cell>
          <table:table-cell office:value-type="float" office:value="21.5" table:style-name="ce1">
            <text:p>21,5</text:p>
          </table:table-cell>
          <table:table-cell office:value-type="date" office:date-value="2025-10-04T09:26:31" table:formula="of:=['export-syd-2026-03-31_(2)'.$D121]+['export-syd-2026-03-31_(2)'.$E121]" table:style-name="ce5">
            <text:p>2025-10-04 09:26</text:p>
          </table:table-cell>
          <table:table-cell office:value-type="float" office:value="21.5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6" table:style-name="ce1">
            <text:p>136</text:p>
          </table:table-cell>
          <table:table-cell office:value-type="date" office:date-value="2025-10-05T00:00:00" table:style-name="ce3">
            <text:p>2025-10-05</text:p>
          </table:table-cell>
          <table:table-cell office:value-type="time" office:time-value="PT9H26M41S" table:style-name="ce4">
            <text:p>09:26:41</text:p>
          </table:table-cell>
          <table:table-cell office:value-type="float" office:value="95.8" table:style-name="ce1">
            <text:p>95,8</text:p>
          </table:table-cell>
          <table:table-cell office:value-type="float" office:value="12.1" table:style-name="ce1">
            <text:p>12,1</text:p>
          </table:table-cell>
          <table:table-cell office:value-type="float" office:value="21.5" table:style-name="ce1">
            <text:p>21,5</text:p>
          </table:table-cell>
          <table:table-cell office:value-type="date" office:date-value="2025-10-05T09:26:41" table:formula="of:=['export-syd-2026-03-31_(2)'.$D122]+['export-syd-2026-03-31_(2)'.$E122]" table:style-name="ce5">
            <text:p>2025-10-05 09:26</text:p>
          </table:table-cell>
          <table:table-cell office:value-type="float" office:value="21.5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7" table:style-name="ce1">
            <text:p>137</text:p>
          </table:table-cell>
          <table:table-cell office:value-type="date" office:date-value="2025-10-06T00:00:00" table:style-name="ce3">
            <text:p>2025-10-06</text:p>
          </table:table-cell>
          <table:table-cell office:value-type="time" office:time-value="PT9H26M50S" table:style-name="ce4">
            <text:p>09:26:50</text:p>
          </table:table-cell>
          <table:table-cell office:value-type="float" office:value="95.4" table:style-name="ce1">
            <text:p>95,4</text:p>
          </table:table-cell>
          <table:table-cell office:value-type="float" office:value="12" table:style-name="ce1">
            <text:p>12</text:p>
          </table:table-cell>
          <table:table-cell office:value-type="float" office:value="21.7" table:style-name="ce1">
            <text:p>21,7</text:p>
          </table:table-cell>
          <table:table-cell office:value-type="date" office:date-value="2025-10-06T09:26:50" table:formula="of:=['export-syd-2026-03-31_(2)'.$D123]+['export-syd-2026-03-31_(2)'.$E123]" table:style-name="ce5">
            <text:p>2025-10-06 09:26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8" table:style-name="ce1">
            <text:p>138</text:p>
          </table:table-cell>
          <table:table-cell office:value-type="date" office:date-value="2025-10-07T00:00:00" table:style-name="ce3">
            <text:p>2025-10-07</text:p>
          </table:table-cell>
          <table:table-cell office:value-type="time" office:time-value="PT9H26M59S" table:style-name="ce4">
            <text:p>09:26:59</text:p>
          </table:table-cell>
          <table:table-cell office:value-type="float" office:value="95.1" table:style-name="ce1">
            <text:p>95,1</text:p>
          </table:table-cell>
          <table:table-cell office:value-type="float" office:value="12.2" table:style-name="ce1">
            <text:p>12,2</text:p>
          </table:table-cell>
          <table:table-cell office:value-type="float" office:value="21.5" table:style-name="ce1">
            <text:p>21,5</text:p>
          </table:table-cell>
          <table:table-cell office:value-type="date" office:date-value="2025-10-07T09:26:59" table:formula="of:=['export-syd-2026-03-31_(2)'.$D124]+['export-syd-2026-03-31_(2)'.$E124]" table:style-name="ce5">
            <text:p>2025-10-07 09:26</text:p>
          </table:table-cell>
          <table:table-cell office:value-type="float" office:value="21.5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39" table:style-name="ce1">
            <text:p>139</text:p>
          </table:table-cell>
          <table:table-cell office:value-type="date" office:date-value="2025-10-08T00:00:00" table:style-name="ce3">
            <text:p>2025-10-08</text:p>
          </table:table-cell>
          <table:table-cell office:value-type="time" office:time-value="PT9H27M9S" table:style-name="ce4">
            <text:p>09:27:09</text:p>
          </table:table-cell>
          <table:table-cell office:value-type="float" office:value="94.8" table:style-name="ce1">
            <text:p>94,8</text:p>
          </table:table-cell>
          <table:table-cell office:value-type="float" office:value="12.2" table:style-name="ce1">
            <text:p>12,2</text:p>
          </table:table-cell>
          <table:table-cell office:value-type="float" office:value="21.7" table:style-name="ce1">
            <text:p>21,7</text:p>
          </table:table-cell>
          <table:table-cell office:value-type="date" office:date-value="2025-10-08T09:27:09" table:formula="of:=['export-syd-2026-03-31_(2)'.$D125]+['export-syd-2026-03-31_(2)'.$E125]" table:style-name="ce5">
            <text:p>2025-10-08 09:27</text:p>
          </table:table-cell>
          <table:table-cell office:value-type="float" office:value="21.7" table:style-name="ce1">
            <text:p>21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0" table:style-name="ce1">
            <text:p>140</text:p>
          </table:table-cell>
          <table:table-cell office:value-type="date" office:date-value="2025-10-09T00:00:00" table:style-name="ce3">
            <text:p>2025-10-09</text:p>
          </table:table-cell>
          <table:table-cell office:value-type="time" office:time-value="PT9H27M18S" table:style-name="ce4">
            <text:p>09:27:18</text:p>
          </table:table-cell>
          <table:table-cell office:value-type="float" office:value="94.5" table:style-name="ce1">
            <text:p>94,5</text:p>
          </table:table-cell>
          <table:table-cell office:value-type="float" office:value="12.3" table:style-name="ce1">
            <text:p>12,3</text:p>
          </table:table-cell>
          <table:table-cell office:value-type="float" office:value="21.4" table:style-name="ce1">
            <text:p>21,4</text:p>
          </table:table-cell>
          <table:table-cell office:value-type="date" office:date-value="2025-10-09T09:27:18" table:formula="of:=['export-syd-2026-03-31_(2)'.$D126]+['export-syd-2026-03-31_(2)'.$E126]" table:style-name="ce5">
            <text:p>2025-10-09 09:27</text:p>
          </table:table-cell>
          <table:table-cell office:value-type="float" office:value="21.4" table:style-name="ce1">
            <text:p>21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1" table:style-name="ce1">
            <text:p>141</text:p>
          </table:table-cell>
          <table:table-cell office:value-type="date" office:date-value="2025-10-10T00:00:00" table:style-name="ce3">
            <text:p>2025-10-10</text:p>
          </table:table-cell>
          <table:table-cell office:value-type="time" office:time-value="PT9H27M28S" table:style-name="ce4">
            <text:p>09:27:28</text:p>
          </table:table-cell>
          <table:table-cell office:value-type="float" office:value="94.4" table:style-name="ce1">
            <text:p>94,4</text:p>
          </table:table-cell>
          <table:table-cell office:value-type="float" office:value="12.2" table:style-name="ce1">
            <text:p>12,2</text:p>
          </table:table-cell>
          <table:table-cell office:value-type="float" office:value="21.3" table:style-name="ce1">
            <text:p>21,3</text:p>
          </table:table-cell>
          <table:table-cell office:value-type="date" office:date-value="2025-10-10T09:27:28" table:formula="of:=['export-syd-2026-03-31_(2)'.$D127]+['export-syd-2026-03-31_(2)'.$E127]" table:style-name="ce5">
            <text:p>2025-10-10 09:27</text:p>
          </table:table-cell>
          <table:table-cell office:value-type="float" office:value="21.3" table:style-name="ce1">
            <text:p>21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2" table:style-name="ce1">
            <text:p>142</text:p>
          </table:table-cell>
          <table:table-cell office:value-type="date" office:date-value="2025-10-11T00:00:00" table:style-name="ce3">
            <text:p>2025-10-11</text:p>
          </table:table-cell>
          <table:table-cell office:value-type="time" office:time-value="PT9H27M37S" table:style-name="ce4">
            <text:p>09:27:37</text:p>
          </table:table-cell>
          <table:table-cell office:value-type="float" office:value="94.1" table:style-name="ce1">
            <text:p>94,1</text:p>
          </table:table-cell>
          <table:table-cell office:value-type="float" office:value="12.1" table:style-name="ce1">
            <text:p>12,1</text:p>
          </table:table-cell>
          <table:table-cell office:value-type="float" office:value="21.5" table:style-name="ce1">
            <text:p>21,5</text:p>
          </table:table-cell>
          <table:table-cell office:value-type="date" office:date-value="2025-10-11T09:27:37" table:formula="of:=['export-syd-2026-03-31_(2)'.$D128]+['export-syd-2026-03-31_(2)'.$E128]" table:style-name="ce5">
            <text:p>2025-10-11 09:27</text:p>
          </table:table-cell>
          <table:table-cell office:value-type="float" office:value="21.5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3" table:style-name="ce1">
            <text:p>143</text:p>
          </table:table-cell>
          <table:table-cell office:value-type="date" office:date-value="2025-10-12T00:00:00" table:style-name="ce3">
            <text:p>2025-10-12</text:p>
          </table:table-cell>
          <table:table-cell office:value-type="time" office:time-value="PT9H27M46S" table:style-name="ce4">
            <text:p>09:27:46</text:p>
          </table:table-cell>
          <table:table-cell office:value-type="float" office:value="93.7" table:style-name="ce1">
            <text:p>93,7</text:p>
          </table:table-cell>
          <table:table-cell office:value-type="float" office:value="12.1" table:style-name="ce1">
            <text:p>12,1</text:p>
          </table:table-cell>
          <table:table-cell office:value-type="float" office:value="21.1" table:style-name="ce1">
            <text:p>21,1</text:p>
          </table:table-cell>
          <table:table-cell office:value-type="date" office:date-value="2025-10-12T09:27:46" table:formula="of:=['export-syd-2026-03-31_(2)'.$D129]+['export-syd-2026-03-31_(2)'.$E129]" table:style-name="ce5">
            <text:p>2025-10-12 09:27</text:p>
          </table:table-cell>
          <table:table-cell office:value-type="float" office:value="21.1" table:style-name="ce1">
            <text:p>21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4" table:style-name="ce1">
            <text:p>144</text:p>
          </table:table-cell>
          <table:table-cell office:value-type="date" office:date-value="2025-10-13T00:00:00" table:style-name="ce3">
            <text:p>2025-10-13</text:p>
          </table:table-cell>
          <table:table-cell office:value-type="time" office:time-value="PT9H27M56S" table:style-name="ce4">
            <text:p>09:27:56</text:p>
          </table:table-cell>
          <table:table-cell office:value-type="float" office:value="93.4" table:style-name="ce1">
            <text:p>93,4</text:p>
          </table:table-cell>
          <table:table-cell office:value-type="float" office:value="12" table:style-name="ce1">
            <text:p>12</text:p>
          </table:table-cell>
          <table:table-cell office:value-type="float" office:value="21.4" table:style-name="ce1">
            <text:p>21,4</text:p>
          </table:table-cell>
          <table:table-cell office:value-type="date" office:date-value="2025-10-13T09:27:56" table:formula="of:=['export-syd-2026-03-31_(2)'.$D130]+['export-syd-2026-03-31_(2)'.$E130]" table:style-name="ce5">
            <text:p>2025-10-13 09:27</text:p>
          </table:table-cell>
          <table:table-cell office:value-type="float" office:value="21.4" table:style-name="ce1">
            <text:p>21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5" table:style-name="ce1">
            <text:p>145</text:p>
          </table:table-cell>
          <table:table-cell office:value-type="date" office:date-value="2025-10-14T00:00:00" table:style-name="ce3">
            <text:p>2025-10-14</text:p>
          </table:table-cell>
          <table:table-cell office:value-type="time" office:time-value="PT9H28M5S" table:style-name="ce4">
            <text:p>09:28:05</text:p>
          </table:table-cell>
          <table:table-cell office:value-type="float" office:value="93.3" table:style-name="ce1">
            <text:p>93,3</text:p>
          </table:table-cell>
          <table:table-cell office:value-type="float" office:value="12" table:style-name="ce1">
            <text:p>12</text:p>
          </table:table-cell>
          <table:table-cell office:value-type="float" office:value="21.1" table:style-name="ce1">
            <text:p>21,1</text:p>
          </table:table-cell>
          <table:table-cell office:value-type="date" office:date-value="2025-10-14T09:28:05" table:formula="of:=['export-syd-2026-03-31_(2)'.$D131]+['export-syd-2026-03-31_(2)'.$E131]" table:style-name="ce5">
            <text:p>2025-10-14 09:28</text:p>
          </table:table-cell>
          <table:table-cell office:value-type="float" office:value="21.1" table:style-name="ce1">
            <text:p>21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6" table:style-name="ce1">
            <text:p>146</text:p>
          </table:table-cell>
          <table:table-cell office:value-type="date" office:date-value="2025-10-15T00:00:00" table:style-name="ce3">
            <text:p>2025-10-15</text:p>
          </table:table-cell>
          <table:table-cell office:value-type="time" office:time-value="PT9H28M14S" table:style-name="ce4">
            <text:p>09:28:14</text:p>
          </table:table-cell>
          <table:table-cell office:value-type="float" office:value="93.1" table:style-name="ce1">
            <text:p>93,1</text:p>
          </table:table-cell>
          <table:table-cell office:value-type="float" office:value="12" table:style-name="ce1">
            <text:p>12</text:p>
          </table:table-cell>
          <table:table-cell office:value-type="float" office:value="21.1" table:style-name="ce1">
            <text:p>21,1</text:p>
          </table:table-cell>
          <table:table-cell office:value-type="date" office:date-value="2025-10-15T09:28:14" table:formula="of:=['export-syd-2026-03-31_(2)'.$D132]+['export-syd-2026-03-31_(2)'.$E132]" table:style-name="ce5">
            <text:p>2025-10-15 09:28</text:p>
          </table:table-cell>
          <table:table-cell office:value-type="float" office:value="21.1" table:style-name="ce1">
            <text:p>21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7" table:style-name="ce1">
            <text:p>147</text:p>
          </table:table-cell>
          <table:table-cell office:value-type="date" office:date-value="2025-10-16T00:00:00" table:style-name="ce3">
            <text:p>2025-10-16</text:p>
          </table:table-cell>
          <table:table-cell office:value-type="time" office:time-value="PT9H28M24S" table:style-name="ce4">
            <text:p>09:28:24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21.2" table:style-name="ce1">
            <text:p>21,2</text:p>
          </table:table-cell>
          <table:table-cell office:value-type="date" office:date-value="2025-10-16T09:28:24" table:formula="of:=['export-syd-2026-03-31_(2)'.$D133]+['export-syd-2026-03-31_(2)'.$E133]" table:style-name="ce5">
            <text:p>2025-10-16 09:28</text:p>
          </table:table-cell>
          <table:table-cell office:value-type="float" office:value="21.2" table:style-name="ce1">
            <text:p>21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8" table:style-name="ce1">
            <text:p>148</text:p>
          </table:table-cell>
          <table:table-cell office:value-type="date" office:date-value="2025-10-17T00:00:00" table:style-name="ce3">
            <text:p>2025-10-17</text:p>
          </table:table-cell>
          <table:table-cell office:value-type="time" office:time-value="PT9H28M33S" table:style-name="ce4">
            <text:p>09:28:33</text:p>
          </table:table-cell>
          <table:table-cell office:value-type="float" office:value="92.9" table:style-name="ce1">
            <text:p>92,9</text:p>
          </table:table-cell>
          <table:table-cell office:value-type="float" office:value="11.9" table:style-name="ce1">
            <text:p>11,9</text:p>
          </table:table-cell>
          <table:table-cell office:value-type="float" office:value="20.9" table:style-name="ce1">
            <text:p>20,9</text:p>
          </table:table-cell>
          <table:table-cell office:value-type="date" office:date-value="2025-10-17T09:28:33" table:formula="of:=['export-syd-2026-03-31_(2)'.$D134]+['export-syd-2026-03-31_(2)'.$E134]" table:style-name="ce5">
            <text:p>2025-10-17 09:28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49" table:style-name="ce1">
            <text:p>149</text:p>
          </table:table-cell>
          <table:table-cell office:value-type="date" office:date-value="2025-10-18T00:00:00" table:style-name="ce3">
            <text:p>2025-10-18</text:p>
          </table:table-cell>
          <table:table-cell office:value-type="time" office:time-value="PT9H28M42S" table:style-name="ce4">
            <text:p>09:28:42</text:p>
          </table:table-cell>
          <table:table-cell office:value-type="float" office:value="92.5" table:style-name="ce1">
            <text:p>92,5</text:p>
          </table:table-cell>
          <table:table-cell office:value-type="float" office:value="11.9" table:style-name="ce1">
            <text:p>11,9</text:p>
          </table:table-cell>
          <table:table-cell office:value-type="float" office:value="21.2" table:style-name="ce1">
            <text:p>21,2</text:p>
          </table:table-cell>
          <table:table-cell office:value-type="date" office:date-value="2025-10-18T09:28:42" table:formula="of:=['export-syd-2026-03-31_(2)'.$D135]+['export-syd-2026-03-31_(2)'.$E135]" table:style-name="ce5">
            <text:p>2025-10-18 09:28</text:p>
          </table:table-cell>
          <table:table-cell office:value-type="float" office:value="21.2" table:style-name="ce1">
            <text:p>21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0" table:style-name="ce1">
            <text:p>150</text:p>
          </table:table-cell>
          <table:table-cell office:value-type="date" office:date-value="2025-10-19T00:00:00" table:style-name="ce3">
            <text:p>2025-10-19</text:p>
          </table:table-cell>
          <table:table-cell office:value-type="time" office:time-value="PT9H28M52S" table:style-name="ce4">
            <text:p>09:28:52</text:p>
          </table:table-cell>
          <table:table-cell office:value-type="float" office:value="92.1" table:style-name="ce1">
            <text:p>92,1</text:p>
          </table:table-cell>
          <table:table-cell office:value-type="float" office:value="11.7" table:style-name="ce1">
            <text:p>11,7</text:p>
          </table:table-cell>
          <table:table-cell office:value-type="float" office:value="20.8" table:style-name="ce1">
            <text:p>20,8</text:p>
          </table:table-cell>
          <table:table-cell office:value-type="date" office:date-value="2025-10-19T09:28:52" table:formula="of:=['export-syd-2026-03-31_(2)'.$D136]+['export-syd-2026-03-31_(2)'.$E136]" table:style-name="ce5">
            <text:p>2025-10-19 09:28</text:p>
          </table:table-cell>
          <table:table-cell office:value-type="float" office:value="20.8" table:style-name="ce1">
            <text:p>20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1" table:style-name="ce1">
            <text:p>151</text:p>
          </table:table-cell>
          <table:table-cell office:value-type="date" office:date-value="2025-10-20T00:00:00" table:style-name="ce3">
            <text:p>2025-10-20</text:p>
          </table:table-cell>
          <table:table-cell office:value-type="time" office:time-value="PT9H29M1S" table:style-name="ce4">
            <text:p>09:29:01</text:p>
          </table:table-cell>
          <table:table-cell office:value-type="float" office:value="92.3" table:style-name="ce1">
            <text:p>92,3</text:p>
          </table:table-cell>
          <table:table-cell office:value-type="float" office:value="11.6" table:style-name="ce1">
            <text:p>11,6</text:p>
          </table:table-cell>
          <table:table-cell office:value-type="float" office:value="20.7" table:style-name="ce1">
            <text:p>20,7</text:p>
          </table:table-cell>
          <table:table-cell office:value-type="date" office:date-value="2025-10-20T09:29:01" table:formula="of:=['export-syd-2026-03-31_(2)'.$D137]+['export-syd-2026-03-31_(2)'.$E137]" table:style-name="ce5">
            <text:p>2025-10-20 09:29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2" table:style-name="ce1">
            <text:p>152</text:p>
          </table:table-cell>
          <table:table-cell office:value-type="date" office:date-value="2025-10-21T00:00:00" table:style-name="ce3">
            <text:p>2025-10-21</text:p>
          </table:table-cell>
          <table:table-cell office:value-type="time" office:time-value="PT9H29M10S" table:style-name="ce4">
            <text:p>09:29:10</text:p>
          </table:table-cell>
          <table:table-cell office:value-type="float" office:value="92.1" table:style-name="ce1">
            <text:p>92,1</text:p>
          </table:table-cell>
          <table:table-cell office:value-type="float" office:value="11.5" table:style-name="ce1">
            <text:p>11,5</text:p>
          </table:table-cell>
          <table:table-cell office:value-type="float" office:value="20.9" table:style-name="ce1">
            <text:p>20,9</text:p>
          </table:table-cell>
          <table:table-cell office:value-type="date" office:date-value="2025-10-21T09:29:10" table:formula="of:=['export-syd-2026-03-31_(2)'.$D138]+['export-syd-2026-03-31_(2)'.$E138]" table:style-name="ce5">
            <text:p>2025-10-21 09:29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3" table:style-name="ce1">
            <text:p>153</text:p>
          </table:table-cell>
          <table:table-cell office:value-type="date" office:date-value="2025-10-22T00:00:00" table:style-name="ce3">
            <text:p>2025-10-22</text:p>
          </table:table-cell>
          <table:table-cell office:value-type="time" office:time-value="PT9H29M20S" table:style-name="ce4">
            <text:p>09:29:20</text:p>
          </table:table-cell>
          <table:table-cell office:value-type="float" office:value="91.9" table:style-name="ce1">
            <text:p>91,9</text:p>
          </table:table-cell>
          <table:table-cell office:value-type="float" office:value="11.5" table:style-name="ce1">
            <text:p>11,5</text:p>
          </table:table-cell>
          <table:table-cell office:value-type="float" office:value="20.6" table:style-name="ce1">
            <text:p>20,6</text:p>
          </table:table-cell>
          <table:table-cell office:value-type="date" office:date-value="2025-10-22T09:29:20" table:formula="of:=['export-syd-2026-03-31_(2)'.$D139]+['export-syd-2026-03-31_(2)'.$E139]" table:style-name="ce5">
            <text:p>2025-10-22 09:29</text:p>
          </table:table-cell>
          <table:table-cell office:value-type="float" office:value="20.6" table:style-name="ce1">
            <text:p>20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4" table:style-name="ce1">
            <text:p>154</text:p>
          </table:table-cell>
          <table:table-cell office:value-type="date" office:date-value="2025-10-23T00:00:00" table:style-name="ce3">
            <text:p>2025-10-23</text:p>
          </table:table-cell>
          <table:table-cell office:value-type="time" office:time-value="PT9H29M29S" table:style-name="ce4">
            <text:p>09:29:29</text:p>
          </table:table-cell>
          <table:table-cell office:value-type="float" office:value="91.7" table:style-name="ce1">
            <text:p>91,7</text:p>
          </table:table-cell>
          <table:table-cell office:value-type="float" office:value="11.6" table:style-name="ce1">
            <text:p>11,6</text:p>
          </table:table-cell>
          <table:table-cell office:value-type="float" office:value="20.7" table:style-name="ce1">
            <text:p>20,7</text:p>
          </table:table-cell>
          <table:table-cell office:value-type="date" office:date-value="2025-10-23T09:29:29" table:formula="of:=['export-syd-2026-03-31_(2)'.$D140]+['export-syd-2026-03-31_(2)'.$E140]" table:style-name="ce5">
            <text:p>2025-10-23 09:29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5" table:style-name="ce1">
            <text:p>155</text:p>
          </table:table-cell>
          <table:table-cell office:value-type="date" office:date-value="2025-10-24T00:00:00" table:style-name="ce3">
            <text:p>2025-10-24</text:p>
          </table:table-cell>
          <table:table-cell office:value-type="time" office:time-value="PT9H29M38S" table:style-name="ce4">
            <text:p>09:29:38</text:p>
          </table:table-cell>
          <table:table-cell office:value-type="float" office:value="91.5" table:style-name="ce1">
            <text:p>91,5</text:p>
          </table:table-cell>
          <table:table-cell office:value-type="float" office:value="11.7" table:style-name="ce1">
            <text:p>11,7</text:p>
          </table:table-cell>
          <table:table-cell office:value-type="float" office:value="20.7" table:style-name="ce1">
            <text:p>20,7</text:p>
          </table:table-cell>
          <table:table-cell office:value-type="date" office:date-value="2025-10-24T09:29:38" table:formula="of:=['export-syd-2026-03-31_(2)'.$D141]+['export-syd-2026-03-31_(2)'.$E141]" table:style-name="ce5">
            <text:p>2025-10-24 09:29</text:p>
          </table:table-cell>
          <table:table-cell office:value-type="float" office:value="20.7" table:style-name="ce1">
            <text:p>20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6" table:style-name="ce1">
            <text:p>156</text:p>
          </table:table-cell>
          <table:table-cell office:value-type="date" office:date-value="2025-10-25T00:00:00" table:style-name="ce3">
            <text:p>2025-10-25</text:p>
          </table:table-cell>
          <table:table-cell office:value-type="time" office:time-value="PT9H29M48S" table:style-name="ce4">
            <text:p>09:29:48</text:p>
          </table:table-cell>
          <table:table-cell office:value-type="float" office:value="91.6" table:style-name="ce1">
            <text:p>91,6</text:p>
          </table:table-cell>
          <table:table-cell office:value-type="float" office:value="11.7" table:style-name="ce1">
            <text:p>11,7</text:p>
          </table:table-cell>
          <table:table-cell office:value-type="float" office:value="20.5" table:style-name="ce1">
            <text:p>20,5</text:p>
          </table:table-cell>
          <table:table-cell office:value-type="date" office:date-value="2025-10-25T09:29:48" table:formula="of:=['export-syd-2026-03-31_(2)'.$D142]+['export-syd-2026-03-31_(2)'.$E142]" table:style-name="ce5">
            <text:p>2025-10-25 09:29</text:p>
          </table:table-cell>
          <table:table-cell office:value-type="float" office:value="20.5" table:style-name="ce1">
            <text:p>20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7" table:style-name="ce1">
            <text:p>157</text:p>
          </table:table-cell>
          <table:table-cell office:value-type="date" office:date-value="2025-10-26T00:00:00" table:style-name="ce3">
            <text:p>2025-10-26</text:p>
          </table:table-cell>
          <table:table-cell office:value-type="time" office:time-value="PT9H29M57S" table:style-name="ce4">
            <text:p>09:29:57</text:p>
          </table:table-cell>
          <table:table-cell office:value-type="float" office:value="91.3" table:style-name="ce1">
            <text:p>91,3</text:p>
          </table:table-cell>
          <table:table-cell office:value-type="float" office:value="11.9" table:style-name="ce1">
            <text:p>11,9</text:p>
          </table:table-cell>
          <table:table-cell office:value-type="float" office:value="20.9" table:style-name="ce1">
            <text:p>20,9</text:p>
          </table:table-cell>
          <table:table-cell office:value-type="date" office:date-value="2025-10-26T09:29:57" table:formula="of:=['export-syd-2026-03-31_(2)'.$D143]+['export-syd-2026-03-31_(2)'.$E143]" table:style-name="ce5">
            <text:p>2025-10-26 09:29</text:p>
          </table:table-cell>
          <table:table-cell office:value-type="float" office:value="20.9" table:style-name="ce1">
            <text:p>20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8" table:style-name="ce1">
            <text:p>158</text:p>
          </table:table-cell>
          <table:table-cell office:value-type="date" office:date-value="2025-10-27T00:00:00" table:style-name="ce3">
            <text:p>2025-10-27</text:p>
          </table:table-cell>
          <table:table-cell office:value-type="time" office:time-value="PT9H30M7S" table:style-name="ce4">
            <text:p>09:30:07</text:p>
          </table:table-cell>
          <table:table-cell office:value-type="float" office:value="91.2" table:style-name="ce1">
            <text:p>91,2</text:p>
          </table:table-cell>
          <table:table-cell office:value-type="float" office:value="11.9" table:style-name="ce1">
            <text:p>11,9</text:p>
          </table:table-cell>
          <table:table-cell office:value-type="float" office:value="20.6" table:style-name="ce1">
            <text:p>20,6</text:p>
          </table:table-cell>
          <table:table-cell office:value-type="date" office:date-value="2025-10-27T09:30:07" table:formula="of:=['export-syd-2026-03-31_(2)'.$D144]+['export-syd-2026-03-31_(2)'.$E144]" table:style-name="ce5">
            <text:p>2025-10-27 09:30</text:p>
          </table:table-cell>
          <table:table-cell office:value-type="float" office:value="20.6" table:style-name="ce1">
            <text:p>20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59" table:style-name="ce1">
            <text:p>159</text:p>
          </table:table-cell>
          <table:table-cell office:value-type="date" office:date-value="2025-10-28T00:00:00" table:style-name="ce3">
            <text:p>2025-10-28</text:p>
          </table:table-cell>
          <table:table-cell office:value-type="time" office:time-value="PT9H30M16S" table:style-name="ce4">
            <text:p>09:30:16</text:p>
          </table:table-cell>
          <table:table-cell office:value-type="float" office:value="91.1" table:style-name="ce1">
            <text:p>91,1</text:p>
          </table:table-cell>
          <table:table-cell office:value-type="float" office:value="11.8" table:style-name="ce1">
            <text:p>11,8</text:p>
          </table:table-cell>
          <table:table-cell office:value-type="float" office:value="20.5" table:style-name="ce1">
            <text:p>20,5</text:p>
          </table:table-cell>
          <table:table-cell office:value-type="date" office:date-value="2025-10-28T09:30:16" table:formula="of:=['export-syd-2026-03-31_(2)'.$D145]+['export-syd-2026-03-31_(2)'.$E145]" table:style-name="ce5">
            <text:p>2025-10-28 09:30</text:p>
          </table:table-cell>
          <table:table-cell office:value-type="float" office:value="20.5" table:style-name="ce1">
            <text:p>20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0" table:style-name="ce1">
            <text:p>160</text:p>
          </table:table-cell>
          <table:table-cell office:value-type="date" office:date-value="2025-10-29T00:00:00" table:style-name="ce3">
            <text:p>2025-10-29</text:p>
          </table:table-cell>
          <table:table-cell office:value-type="time" office:time-value="PT9H30M25S" table:style-name="ce4">
            <text:p>09:30:25</text:p>
          </table:table-cell>
          <table:table-cell office:value-type="float" office:value="90.8" table:style-name="ce1">
            <text:p>90,8</text:p>
          </table:table-cell>
          <table:table-cell office:value-type="float" office:value="11.7" table:style-name="ce1">
            <text:p>11,7</text:p>
          </table:table-cell>
          <table:table-cell office:value-type="float" office:value="20.399999999999999" table:style-name="ce1">
            <text:p>20,4</text:p>
          </table:table-cell>
          <table:table-cell office:value-type="date" office:date-value="2025-10-29T09:30:25" table:formula="of:=['export-syd-2026-03-31_(2)'.$D146]+['export-syd-2026-03-31_(2)'.$E146]" table:style-name="ce5">
            <text:p>2025-10-29 09:30</text:p>
          </table:table-cell>
          <table:table-cell office:value-type="float" office:value="20.399999999999999" table:style-name="ce1">
            <text:p>20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1" table:style-name="ce1">
            <text:p>161</text:p>
          </table:table-cell>
          <table:table-cell office:value-type="date" office:date-value="2025-10-30T00:00:00" table:style-name="ce3">
            <text:p>2025-10-30</text:p>
          </table:table-cell>
          <table:table-cell office:value-type="time" office:time-value="PT9H30M35S" table:style-name="ce4">
            <text:p>09:30:35</text:p>
          </table:table-cell>
          <table:table-cell office:value-type="float" office:value="90.6" table:style-name="ce1">
            <text:p>90,6</text:p>
          </table:table-cell>
          <table:table-cell office:value-type="float" office:value="11.6" table:style-name="ce1">
            <text:p>11,6</text:p>
          </table:table-cell>
          <table:table-cell office:value-type="float" office:value="20.3" table:style-name="ce1">
            <text:p>20,3</text:p>
          </table:table-cell>
          <table:table-cell office:value-type="date" office:date-value="2025-10-30T09:30:35" table:formula="of:=['export-syd-2026-03-31_(2)'.$D147]+['export-syd-2026-03-31_(2)'.$E147]" table:style-name="ce5">
            <text:p>2025-10-30 09:30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2" table:style-name="ce1">
            <text:p>162</text:p>
          </table:table-cell>
          <table:table-cell office:value-type="date" office:date-value="2025-10-31T00:00:00" table:style-name="ce3">
            <text:p>2025-10-31</text:p>
          </table:table-cell>
          <table:table-cell office:value-type="time" office:time-value="PT9H30M44S" table:style-name="ce4">
            <text:p>09:30:44</text:p>
          </table:table-cell>
          <table:table-cell office:value-type="float" office:value="90.5" table:style-name="ce1">
            <text:p>90,5</text:p>
          </table:table-cell>
          <table:table-cell office:value-type="float" office:value="11.3" table:style-name="ce1">
            <text:p>11,3</text:p>
          </table:table-cell>
          <table:table-cell office:value-type="float" office:value="20.5" table:style-name="ce1">
            <text:p>20,5</text:p>
          </table:table-cell>
          <table:table-cell office:value-type="date" office:date-value="2025-10-31T09:30:44" table:formula="of:=['export-syd-2026-03-31_(2)'.$D148]+['export-syd-2026-03-31_(2)'.$E148]" table:style-name="ce5">
            <text:p>2025-10-31 09:30</text:p>
          </table:table-cell>
          <table:table-cell office:value-type="float" office:value="20.5" table:style-name="ce1">
            <text:p>20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3" table:style-name="ce1">
            <text:p>163</text:p>
          </table:table-cell>
          <table:table-cell office:value-type="date" office:date-value="2025-11-01T00:00:00" table:style-name="ce3">
            <text:p>2025-11-01</text:p>
          </table:table-cell>
          <table:table-cell office:value-type="time" office:time-value="PT9H30M53S" table:style-name="ce4">
            <text:p>09:30:53</text:p>
          </table:table-cell>
          <table:table-cell office:value-type="float" office:value="90.5" table:style-name="ce1">
            <text:p>90,5</text:p>
          </table:table-cell>
          <table:table-cell office:value-type="float" office:value="10.9" table:style-name="ce1">
            <text:p>10,9</text:p>
          </table:table-cell>
          <table:table-cell office:value-type="float" office:value="20.100000000000001" table:style-name="ce1">
            <text:p>20,1</text:p>
          </table:table-cell>
          <table:table-cell office:value-type="date" office:date-value="2025-11-01T09:30:53" table:formula="of:=['export-syd-2026-03-31_(2)'.$D149]+['export-syd-2026-03-31_(2)'.$E149]" table:style-name="ce5">
            <text:p>2025-11-01 09:30</text:p>
          </table:table-cell>
          <table:table-cell office:value-type="float" office:value="20.100000000000001" table:style-name="ce1">
            <text:p>20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4" table:style-name="ce1">
            <text:p>164</text:p>
          </table:table-cell>
          <table:table-cell office:value-type="date" office:date-value="2025-11-02T00:00:00" table:style-name="ce3">
            <text:p>2025-11-02</text:p>
          </table:table-cell>
          <table:table-cell office:value-type="time" office:time-value="PT9H31M3S" table:style-name="ce4">
            <text:p>09:31:03</text:p>
          </table:table-cell>
          <table:table-cell office:value-type="float" office:value="90.6" table:style-name="ce1">
            <text:p>90,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date" office:date-value="2025-11-02T09:31:03" table:formula="of:=['export-syd-2026-03-31_(2)'.$D150]+['export-syd-2026-03-31_(2)'.$E150]" table:style-name="ce5">
            <text:p>2025-11-02 09:31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5" table:style-name="ce1">
            <text:p>165</text:p>
          </table:table-cell>
          <table:table-cell office:value-type="date" office:date-value="2025-11-03T00:00:00" table:style-name="ce3">
            <text:p>2025-11-03</text:p>
          </table:table-cell>
          <table:table-cell office:value-type="time" office:time-value="PT9H31M12S" table:style-name="ce4">
            <text:p>09:31:12</text:p>
          </table:table-cell>
          <table:table-cell office:value-type="float" office:value="90.1" table:style-name="ce1">
            <text:p>90,1</text:p>
          </table:table-cell>
          <table:table-cell office:value-type="float" office:value="11" table:style-name="ce1">
            <text:p>11</text:p>
          </table:table-cell>
          <table:table-cell office:value-type="float" office:value="20.100000000000001" table:style-name="ce1">
            <text:p>20,1</text:p>
          </table:table-cell>
          <table:table-cell office:value-type="date" office:date-value="2025-11-03T09:31:12" table:formula="of:=['export-syd-2026-03-31_(2)'.$D151]+['export-syd-2026-03-31_(2)'.$E151]" table:style-name="ce5">
            <text:p>2025-11-03 09:31</text:p>
          </table:table-cell>
          <table:table-cell office:value-type="float" office:value="20.100000000000001" table:style-name="ce1">
            <text:p>20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6" table:style-name="ce1">
            <text:p>166</text:p>
          </table:table-cell>
          <table:table-cell office:value-type="date" office:date-value="2025-11-04T00:00:00" table:style-name="ce3">
            <text:p>2025-11-04</text:p>
          </table:table-cell>
          <table:table-cell office:value-type="time" office:time-value="PT9H31M21S" table:style-name="ce4">
            <text:p>09:31:21</text:p>
          </table:table-cell>
          <table:table-cell office:value-type="float" office:value="90.2" table:style-name="ce1">
            <text:p>90,2</text:p>
          </table:table-cell>
          <table:table-cell office:value-type="float" office:value="10.9" table:style-name="ce1">
            <text:p>10,9</text:p>
          </table:table-cell>
          <table:table-cell office:value-type="float" office:value="20.3" table:style-name="ce1">
            <text:p>20,3</text:p>
          </table:table-cell>
          <table:table-cell office:value-type="date" office:date-value="2025-11-04T09:31:21" table:formula="of:=['export-syd-2026-03-31_(2)'.$D152]+['export-syd-2026-03-31_(2)'.$E152]" table:style-name="ce5">
            <text:p>2025-11-04 09:31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7" table:style-name="ce1">
            <text:p>167</text:p>
          </table:table-cell>
          <table:table-cell office:value-type="date" office:date-value="2025-11-05T00:00:00" table:style-name="ce3">
            <text:p>2025-11-05</text:p>
          </table:table-cell>
          <table:table-cell office:value-type="time" office:time-value="PT9H31M31S" table:style-name="ce4">
            <text:p>09:31:31</text:p>
          </table:table-cell>
          <table:table-cell office:value-type="float" office:value="89.8" table:style-name="ce1">
            <text:p>89,8</text:p>
          </table:table-cell>
          <table:table-cell office:value-type="float" office:value="11" table:style-name="ce1">
            <text:p>11</text:p>
          </table:table-cell>
          <table:table-cell office:value-type="float" office:value="20.6" table:style-name="ce1">
            <text:p>20,6</text:p>
          </table:table-cell>
          <table:table-cell office:value-type="date" office:date-value="2025-11-05T09:31:31" table:formula="of:=['export-syd-2026-03-31_(2)'.$D153]+['export-syd-2026-03-31_(2)'.$E153]" table:style-name="ce5">
            <text:p>2025-11-05 09:31</text:p>
          </table:table-cell>
          <table:table-cell office:value-type="float" office:value="20.6" table:style-name="ce1">
            <text:p>20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8" table:style-name="ce1">
            <text:p>168</text:p>
          </table:table-cell>
          <table:table-cell office:value-type="date" office:date-value="2025-11-06T00:00:00" table:style-name="ce3">
            <text:p>2025-11-06</text:p>
          </table:table-cell>
          <table:table-cell office:value-type="time" office:time-value="PT9H31M40S" table:style-name="ce4">
            <text:p>09:31:40</text:p>
          </table:table-cell>
          <table:table-cell office:value-type="float" office:value="89.9" table:style-name="ce1">
            <text:p>89,9</text:p>
          </table:table-cell>
          <table:table-cell office:value-type="float" office:value="10.8" table:style-name="ce1">
            <text:p>10,8</text:p>
          </table:table-cell>
          <table:table-cell office:value-type="float" office:value="20.2" table:style-name="ce1">
            <text:p>20,2</text:p>
          </table:table-cell>
          <table:table-cell office:value-type="date" office:date-value="2025-11-06T09:31:40" table:formula="of:=['export-syd-2026-03-31_(2)'.$D154]+['export-syd-2026-03-31_(2)'.$E154]" table:style-name="ce5">
            <text:p>2025-11-06 09:31</text:p>
          </table:table-cell>
          <table:table-cell office:value-type="float" office:value="20.2" table:style-name="ce1">
            <text:p>20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69" table:style-name="ce1">
            <text:p>169</text:p>
          </table:table-cell>
          <table:table-cell office:value-type="date" office:date-value="2025-11-07T00:00:00" table:style-name="ce3">
            <text:p>2025-11-07</text:p>
          </table:table-cell>
          <table:table-cell office:value-type="time" office:time-value="PT9H31M49S" table:style-name="ce4">
            <text:p>09:31:49</text:p>
          </table:table-cell>
          <table:table-cell office:value-type="float" office:value="89.8" table:style-name="ce1">
            <text:p>89,8</text:p>
          </table:table-cell>
          <table:table-cell office:value-type="float" office:value="10.8" table:style-name="ce1">
            <text:p>10,8</text:p>
          </table:table-cell>
          <table:table-cell office:value-type="float" office:value="20.100000000000001" table:style-name="ce1">
            <text:p>20,1</text:p>
          </table:table-cell>
          <table:table-cell office:value-type="date" office:date-value="2025-11-07T09:31:49" table:formula="of:=['export-syd-2026-03-31_(2)'.$D155]+['export-syd-2026-03-31_(2)'.$E155]" table:style-name="ce5">
            <text:p>2025-11-07 09:31</text:p>
          </table:table-cell>
          <table:table-cell office:value-type="float" office:value="20.100000000000001" table:style-name="ce1">
            <text:p>20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0" table:style-name="ce1">
            <text:p>170</text:p>
          </table:table-cell>
          <table:table-cell office:value-type="date" office:date-value="2025-11-08T00:00:00" table:style-name="ce3">
            <text:p>2025-11-08</text:p>
          </table:table-cell>
          <table:table-cell office:value-type="time" office:time-value="PT9H31M59S" table:style-name="ce4">
            <text:p>09:31:59</text:p>
          </table:table-cell>
          <table:table-cell office:value-type="float" office:value="89.5" table:style-name="ce1">
            <text:p>89,5</text:p>
          </table:table-cell>
          <table:table-cell office:value-type="float" office:value="10.9" table:style-name="ce1">
            <text:p>10,9</text:p>
          </table:table-cell>
          <table:table-cell office:value-type="float" office:value="19.899999999999999" table:style-name="ce1">
            <text:p>19,9</text:p>
          </table:table-cell>
          <table:table-cell office:value-type="date" office:date-value="2025-11-08T09:31:59" table:formula="of:=['export-syd-2026-03-31_(2)'.$D156]+['export-syd-2026-03-31_(2)'.$E156]" table:style-name="ce5">
            <text:p>2025-11-08 09:31</text:p>
          </table:table-cell>
          <table:table-cell office:value-type="float" office:value="19.899999999999999" table:style-name="ce1">
            <text:p>19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1" table:style-name="ce1">
            <text:p>171</text:p>
          </table:table-cell>
          <table:table-cell office:value-type="date" office:date-value="2025-11-09T00:00:00" table:style-name="ce3">
            <text:p>2025-11-09</text:p>
          </table:table-cell>
          <table:table-cell office:value-type="time" office:time-value="PT9H32M8S" table:style-name="ce4">
            <text:p>09:32:08</text:p>
          </table:table-cell>
          <table:table-cell office:value-type="float" office:value="89.4" table:style-name="ce1">
            <text:p>89,4</text:p>
          </table:table-cell>
          <table:table-cell office:value-type="float" office:value="10.9" table:style-name="ce1">
            <text:p>10,9</text:p>
          </table:table-cell>
          <table:table-cell office:value-type="float" office:value="19.8" table:style-name="ce1">
            <text:p>19,8</text:p>
          </table:table-cell>
          <table:table-cell office:value-type="date" office:date-value="2025-11-09T09:32:08" table:formula="of:=['export-syd-2026-03-31_(2)'.$D157]+['export-syd-2026-03-31_(2)'.$E157]" table:style-name="ce5">
            <text:p>2025-11-09 09:32</text:p>
          </table:table-cell>
          <table:table-cell office:value-type="float" office:value="19.8" table:style-name="ce1">
            <text:p>19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2" table:style-name="ce1">
            <text:p>172</text:p>
          </table:table-cell>
          <table:table-cell office:value-type="date" office:date-value="2025-11-10T00:00:00" table:style-name="ce3">
            <text:p>2025-11-10</text:p>
          </table:table-cell>
          <table:table-cell office:value-type="time" office:time-value="PT9H32M17S" table:style-name="ce4">
            <text:p>09:32:17</text:p>
          </table:table-cell>
          <table:table-cell office:value-type="float" office:value="89.2" table:style-name="ce1">
            <text:p>89,2</text:p>
          </table:table-cell>
          <table:table-cell office:value-type="float" office:value="10.9" table:style-name="ce1">
            <text:p>10,9</text:p>
          </table:table-cell>
          <table:table-cell office:value-type="float" office:value="20.3" table:style-name="ce1">
            <text:p>20,3</text:p>
          </table:table-cell>
          <table:table-cell office:value-type="date" office:date-value="2025-11-10T09:32:17" table:formula="of:=['export-syd-2026-03-31_(2)'.$D158]+['export-syd-2026-03-31_(2)'.$E158]" table:style-name="ce5">
            <text:p>2025-11-10 09:32</text:p>
          </table:table-cell>
          <table:table-cell office:value-type="float" office:value="20.3" table:style-name="ce1">
            <text:p>20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3" table:style-name="ce1">
            <text:p>173</text:p>
          </table:table-cell>
          <table:table-cell office:value-type="date" office:date-value="2025-11-11T00:00:00" table:style-name="ce3">
            <text:p>2025-11-11</text:p>
          </table:table-cell>
          <table:table-cell office:value-type="time" office:time-value="PT9H32M27S" table:style-name="ce4">
            <text:p>09:32:27</text:p>
          </table:table-cell>
          <table:table-cell office:value-type="float" office:value="89.1" table:style-name="ce1">
            <text:p>89,1</text:p>
          </table:table-cell>
          <table:table-cell office:value-type="float" office:value="10.8" table:style-name="ce1">
            <text:p>10,8</text:p>
          </table:table-cell>
          <table:table-cell office:value-type="float" office:value="20" table:style-name="ce1">
            <text:p>20</text:p>
          </table:table-cell>
          <table:table-cell office:value-type="date" office:date-value="2025-11-11T09:32:27" table:formula="of:=['export-syd-2026-03-31_(2)'.$D159]+['export-syd-2026-03-31_(2)'.$E159]" table:style-name="ce5">
            <text:p>2025-11-11 09:32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4" table:style-name="ce1">
            <text:p>174</text:p>
          </table:table-cell>
          <table:table-cell office:value-type="date" office:date-value="2025-11-12T00:00:00" table:style-name="ce3">
            <text:p>2025-11-12</text:p>
          </table:table-cell>
          <table:table-cell office:value-type="time" office:time-value="PT9H32M36S" table:style-name="ce4">
            <text:p>09:32:36</text:p>
          </table:table-cell>
          <table:table-cell office:value-type="float" office:value="88.9" table:style-name="ce1">
            <text:p>88,9</text:p>
          </table:table-cell>
          <table:table-cell office:value-type="float" office:value="10.7" table:style-name="ce1">
            <text:p>10,7</text:p>
          </table:table-cell>
          <table:table-cell office:value-type="float" office:value="19.899999999999999" table:style-name="ce1">
            <text:p>19,9</text:p>
          </table:table-cell>
          <table:table-cell office:value-type="date" office:date-value="2025-11-12T09:32:36" table:formula="of:=['export-syd-2026-03-31_(2)'.$D160]+['export-syd-2026-03-31_(2)'.$E160]" table:style-name="ce5">
            <text:p>2025-11-12 09:32</text:p>
          </table:table-cell>
          <table:table-cell office:value-type="float" office:value="19.899999999999999" table:style-name="ce1">
            <text:p>19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5" table:style-name="ce1">
            <text:p>175</text:p>
          </table:table-cell>
          <table:table-cell office:value-type="date" office:date-value="2025-11-13T00:00:00" table:style-name="ce3">
            <text:p>2025-11-13</text:p>
          </table:table-cell>
          <table:table-cell office:value-type="time" office:time-value="PT9H32M45S" table:style-name="ce4">
            <text:p>09:32:45</text:p>
          </table:table-cell>
          <table:table-cell office:value-type="float" office:value="88.6" table:style-name="ce1">
            <text:p>88,6</text:p>
          </table:table-cell>
          <table:table-cell office:value-type="float" office:value="10.7" table:style-name="ce1">
            <text:p>10,7</text:p>
          </table:table-cell>
          <table:table-cell office:value-type="float" office:value="19.8" table:style-name="ce1">
            <text:p>19,8</text:p>
          </table:table-cell>
          <table:table-cell office:value-type="date" office:date-value="2025-11-13T09:32:45" table:formula="of:=['export-syd-2026-03-31_(2)'.$D161]+['export-syd-2026-03-31_(2)'.$E161]" table:style-name="ce5">
            <text:p>2025-11-13 09:32</text:p>
          </table:table-cell>
          <table:table-cell office:value-type="float" office:value="19.8" table:style-name="ce1">
            <text:p>19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6" table:style-name="ce1">
            <text:p>176</text:p>
          </table:table-cell>
          <table:table-cell office:value-type="date" office:date-value="2025-11-14T00:00:00" table:style-name="ce3">
            <text:p>2025-11-14</text:p>
          </table:table-cell>
          <table:table-cell office:value-type="time" office:time-value="PT9H32M55S" table:style-name="ce4">
            <text:p>09:32:55</text:p>
          </table:table-cell>
          <table:table-cell office:value-type="float" office:value="88.4" table:style-name="ce1">
            <text:p>88,4</text:p>
          </table:table-cell>
          <table:table-cell office:value-type="float" office:value="10.5" table:style-name="ce1">
            <text:p>10,5</text:p>
          </table:table-cell>
          <table:table-cell office:value-type="float" office:value="19.8" table:style-name="ce1">
            <text:p>19,8</text:p>
          </table:table-cell>
          <table:table-cell office:value-type="date" office:date-value="2025-11-14T09:32:55" table:formula="of:=['export-syd-2026-03-31_(2)'.$D162]+['export-syd-2026-03-31_(2)'.$E162]" table:style-name="ce5">
            <text:p>2025-11-14 09:32</text:p>
          </table:table-cell>
          <table:table-cell office:value-type="float" office:value="19.8" table:style-name="ce1">
            <text:p>19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7" table:style-name="ce1">
            <text:p>177</text:p>
          </table:table-cell>
          <table:table-cell office:value-type="date" office:date-value="2025-11-15T00:00:00" table:style-name="ce3">
            <text:p>2025-11-15</text:p>
          </table:table-cell>
          <table:table-cell office:value-type="time" office:time-value="PT9H33M4S" table:style-name="ce4">
            <text:p>09:33:04</text:p>
          </table:table-cell>
          <table:table-cell office:value-type="float" office:value="88.2" table:style-name="ce1">
            <text:p>88,2</text:p>
          </table:table-cell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date" office:date-value="2025-11-15T09:33:04" table:formula="of:=['export-syd-2026-03-31_(2)'.$D163]+['export-syd-2026-03-31_(2)'.$E163]" table:style-name="ce5">
            <text:p>2025-11-15 09:33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8" table:style-name="ce1">
            <text:p>178</text:p>
          </table:table-cell>
          <table:table-cell office:value-type="date" office:date-value="2025-11-16T00:00:00" table:style-name="ce3">
            <text:p>2025-11-16</text:p>
          </table:table-cell>
          <table:table-cell office:value-type="time" office:time-value="PT9H33M13S" table:style-name="ce4">
            <text:p>09:33:13</text:p>
          </table:table-cell>
          <table:table-cell office:value-type="float" office:value="88" table:style-name="ce1">
            <text:p>8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9.7" table:style-name="ce1">
            <text:p>19,7</text:p>
          </table:table-cell>
          <table:table-cell office:value-type="date" office:date-value="2025-11-16T09:33:13" table:formula="of:=['export-syd-2026-03-31_(2)'.$D164]+['export-syd-2026-03-31_(2)'.$E164]" table:style-name="ce5">
            <text:p>2025-11-16 09:33</text:p>
          </table:table-cell>
          <table:table-cell office:value-type="float" office:value="19.7" table:style-name="ce1">
            <text:p>19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79" table:style-name="ce1">
            <text:p>179</text:p>
          </table:table-cell>
          <table:table-cell office:value-type="date" office:date-value="2025-11-17T00:00:00" table:style-name="ce3">
            <text:p>2025-11-17</text:p>
          </table:table-cell>
          <table:table-cell office:value-type="time" office:time-value="PT9H33M23S" table:style-name="ce4">
            <text:p>09:33:23</text:p>
          </table:table-cell>
          <table:table-cell office:value-type="float" office:value="87.6" table:style-name="ce1">
            <text:p>87,6</text:p>
          </table:table-cell>
          <table:table-cell office:value-type="float" office:value="10.1" table:style-name="ce1">
            <text:p>10,1</text:p>
          </table:table-cell>
          <table:table-cell office:value-type="float" office:value="19.5" table:style-name="ce1">
            <text:p>19,5</text:p>
          </table:table-cell>
          <table:table-cell office:value-type="date" office:date-value="2025-11-17T09:33:23" table:formula="of:=['export-syd-2026-03-31_(2)'.$D165]+['export-syd-2026-03-31_(2)'.$E165]" table:style-name="ce5">
            <text:p>2025-11-17 09:33</text:p>
          </table:table-cell>
          <table:table-cell office:value-type="float" office:value="19.5" table:style-name="ce1">
            <text:p>19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0" table:style-name="ce1">
            <text:p>180</text:p>
          </table:table-cell>
          <table:table-cell office:value-type="date" office:date-value="2025-11-18T00:00:00" table:style-name="ce3">
            <text:p>2025-11-18</text:p>
          </table:table-cell>
          <table:table-cell office:value-type="time" office:time-value="PT9H33M32S" table:style-name="ce4">
            <text:p>09:33:32</text:p>
          </table:table-cell>
          <table:table-cell office:value-type="float" office:value="87.4" table:style-name="ce1">
            <text:p>87,4</text:p>
          </table:table-cell>
          <table:table-cell office:value-type="float" office:value="10.1" table:style-name="ce1">
            <text:p>10,1</text:p>
          </table:table-cell>
          <table:table-cell office:value-type="float" office:value="19.5" table:style-name="ce1">
            <text:p>19,5</text:p>
          </table:table-cell>
          <table:table-cell office:value-type="date" office:date-value="2025-11-18T09:33:32" table:formula="of:=['export-syd-2026-03-31_(2)'.$D166]+['export-syd-2026-03-31_(2)'.$E166]" table:style-name="ce5">
            <text:p>2025-11-18 09:33</text:p>
          </table:table-cell>
          <table:table-cell office:value-type="float" office:value="19.5" table:style-name="ce1">
            <text:p>19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1" table:style-name="ce1">
            <text:p>181</text:p>
          </table:table-cell>
          <table:table-cell office:value-type="date" office:date-value="2025-11-19T00:00:00" table:style-name="ce3">
            <text:p>2025-11-19</text:p>
          </table:table-cell>
          <table:table-cell office:value-type="time" office:time-value="PT9H33M41S" table:style-name="ce4">
            <text:p>09:33:41</text:p>
          </table:table-cell>
          <table:table-cell office:value-type="float" office:value="86.8" table:style-name="ce1">
            <text:p>86,8</text:p>
          </table:table-cell>
          <table:table-cell office:value-type="float" office:value="9.9" table:style-name="ce1">
            <text:p>9,9</text:p>
          </table:table-cell>
          <table:table-cell office:value-type="float" office:value="19.399999999999999" table:style-name="ce1">
            <text:p>19,4</text:p>
          </table:table-cell>
          <table:table-cell office:value-type="date" office:date-value="2025-11-19T09:33:41" table:formula="of:=['export-syd-2026-03-31_(2)'.$D167]+['export-syd-2026-03-31_(2)'.$E167]" table:style-name="ce5">
            <text:p>2025-11-19 09:33</text:p>
          </table:table-cell>
          <table:table-cell office:value-type="float" office:value="19.399999999999999" table:style-name="ce1">
            <text:p>19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2" table:style-name="ce1">
            <text:p>182</text:p>
          </table:table-cell>
          <table:table-cell office:value-type="date" office:date-value="2025-11-20T00:00:00" table:style-name="ce3">
            <text:p>2025-11-20</text:p>
          </table:table-cell>
          <table:table-cell office:value-type="time" office:time-value="PT9H33M51S" table:style-name="ce4">
            <text:p>09:33:51</text:p>
          </table:table-cell>
          <table:table-cell office:value-type="float" office:value="86.8" table:style-name="ce1">
            <text:p>86,8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9.5" table:style-name="ce1">
            <text:p>19,5</text:p>
          </table:table-cell>
          <table:table-cell office:value-type="date" office:date-value="2025-11-20T09:33:51" table:formula="of:=['export-syd-2026-03-31_(2)'.$D168]+['export-syd-2026-03-31_(2)'.$E168]" table:style-name="ce5">
            <text:p>2025-11-20 09:33</text:p>
          </table:table-cell>
          <table:table-cell office:value-type="float" office:value="19.5" table:style-name="ce1">
            <text:p>19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3" table:style-name="ce1">
            <text:p>183</text:p>
          </table:table-cell>
          <table:table-cell office:value-type="date" office:date-value="2025-11-21T00:00:00" table:style-name="ce3">
            <text:p>2025-11-21</text:p>
          </table:table-cell>
          <table:table-cell office:value-type="time" office:time-value="PT9H34M0S" table:style-name="ce4">
            <text:p>09:34:00</text:p>
          </table:table-cell>
          <table:table-cell office:value-type="float" office:value="86.4" table:style-name="ce1">
            <text:p>86,4</text:p>
          </table:table-cell>
          <table:table-cell office:value-type="float" office:value="9.5" table:style-name="ce1">
            <text:p>9,5</text:p>
          </table:table-cell>
          <table:table-cell office:value-type="float" office:value="19.3" table:style-name="ce1">
            <text:p>19,3</text:p>
          </table:table-cell>
          <table:table-cell office:value-type="date" office:date-value="2025-11-21T09:34:00" table:formula="of:=['export-syd-2026-03-31_(2)'.$D169]+['export-syd-2026-03-31_(2)'.$E169]" table:style-name="ce5">
            <text:p>2025-11-21 09:34</text:p>
          </table:table-cell>
          <table:table-cell office:value-type="float" office:value="19.3" table:style-name="ce1">
            <text:p>19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4" table:style-name="ce1">
            <text:p>184</text:p>
          </table:table-cell>
          <table:table-cell office:value-type="date" office:date-value="2025-11-22T00:00:00" table:style-name="ce3">
            <text:p>2025-11-22</text:p>
          </table:table-cell>
          <table:table-cell office:value-type="time" office:time-value="PT9H34M9S" table:style-name="ce4">
            <text:p>09:34:09</text:p>
          </table:table-cell>
          <table:table-cell office:value-type="float" office:value="86.1" table:style-name="ce1">
            <text:p>86,1</text:p>
          </table:table-cell>
          <table:table-cell office:value-type="float" office:value="9.4" table:style-name="ce1">
            <text:p>9,4</text:p>
          </table:table-cell>
          <table:table-cell office:value-type="float" office:value="19.100000000000001" table:style-name="ce1">
            <text:p>19,1</text:p>
          </table:table-cell>
          <table:table-cell office:value-type="date" office:date-value="2025-11-22T09:34:09" table:formula="of:=['export-syd-2026-03-31_(2)'.$D170]+['export-syd-2026-03-31_(2)'.$E170]" table:style-name="ce5">
            <text:p>2025-11-22 09:34</text:p>
          </table:table-cell>
          <table:table-cell office:value-type="float" office:value="19.100000000000001" table:style-name="ce1">
            <text:p>19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5" table:style-name="ce1">
            <text:p>185</text:p>
          </table:table-cell>
          <table:table-cell office:value-type="date" office:date-value="2025-11-23T00:00:00" table:style-name="ce3">
            <text:p>2025-11-23</text:p>
          </table:table-cell>
          <table:table-cell office:value-type="time" office:time-value="PT9H34M18S" table:style-name="ce4">
            <text:p>09:34:18</text:p>
          </table:table-cell>
          <table:table-cell office:value-type="float" office:value="86.8" table:style-name="ce1">
            <text:p>86,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8.899999999999999" table:style-name="ce1">
            <text:p>18,9</text:p>
          </table:table-cell>
          <table:table-cell office:value-type="date" office:date-value="2025-11-23T09:34:18" table:formula="of:=['export-syd-2026-03-31_(2)'.$D171]+['export-syd-2026-03-31_(2)'.$E171]" table:style-name="ce5">
            <text:p>2025-11-23 09:34</text:p>
          </table:table-cell>
          <table:table-cell office:value-type="float" office:value="18.899999999999999" table:style-name="ce1">
            <text:p>18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6" table:style-name="ce1">
            <text:p>186</text:p>
          </table:table-cell>
          <table:table-cell office:value-type="date" office:date-value="2025-11-24T00:00:00" table:style-name="ce3">
            <text:p>2025-11-24</text:p>
          </table:table-cell>
          <table:table-cell office:value-type="time" office:time-value="PT9H34M28S" table:style-name="ce4">
            <text:p>09:34:28</text:p>
          </table:table-cell>
          <table:table-cell office:value-type="float" office:value="86.9" table:style-name="ce1">
            <text:p>86,9</text:p>
          </table:table-cell>
          <table:table-cell office:value-type="float" office:value="8.9" table:style-name="ce1">
            <text:p>8,9</text:p>
          </table:table-cell>
          <table:table-cell office:value-type="float" office:value="18.899999999999999" table:style-name="ce1">
            <text:p>18,9</text:p>
          </table:table-cell>
          <table:table-cell office:value-type="date" office:date-value="2025-11-24T09:34:28" table:formula="of:=['export-syd-2026-03-31_(2)'.$D172]+['export-syd-2026-03-31_(2)'.$E172]" table:style-name="ce5">
            <text:p>2025-11-24 09:34</text:p>
          </table:table-cell>
          <table:table-cell office:value-type="float" office:value="18.899999999999999" table:style-name="ce1">
            <text:p>18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7" table:style-name="ce1">
            <text:p>187</text:p>
          </table:table-cell>
          <table:table-cell office:value-type="date" office:date-value="2025-11-25T00:00:00" table:style-name="ce3">
            <text:p>2025-11-25</text:p>
          </table:table-cell>
          <table:table-cell office:value-type="time" office:time-value="PT9H34M37S" table:style-name="ce4">
            <text:p>09:34:37</text:p>
          </table:table-cell>
          <table:table-cell office:value-type="float" office:value="85.9" table:style-name="ce1">
            <text:p>85,9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9.3" table:style-name="ce1">
            <text:p>19,3</text:p>
          </table:table-cell>
          <table:table-cell office:value-type="date" office:date-value="2025-11-25T09:34:37" table:formula="of:=['export-syd-2026-03-31_(2)'.$D173]+['export-syd-2026-03-31_(2)'.$E173]" table:style-name="ce5">
            <text:p>2025-11-25 09:34</text:p>
          </table:table-cell>
          <table:table-cell office:value-type="float" office:value="19.3" table:style-name="ce1">
            <text:p>19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8" table:style-name="ce1">
            <text:p>188</text:p>
          </table:table-cell>
          <table:table-cell office:value-type="date" office:date-value="2025-11-26T00:00:00" table:style-name="ce3">
            <text:p>2025-11-26</text:p>
          </table:table-cell>
          <table:table-cell office:value-type="time" office:time-value="PT9H34M46S" table:style-name="ce4">
            <text:p>09:34:46</text:p>
          </table:table-cell>
          <table:table-cell office:value-type="float" office:value="85.5" table:style-name="ce1">
            <text:p>85,5</text:p>
          </table:table-cell>
          <table:table-cell office:value-type="float" office:value="9.5" table:style-name="ce1">
            <text:p>9,5</text:p>
          </table:table-cell>
          <table:table-cell office:value-type="float" office:value="19.100000000000001" table:style-name="ce1">
            <text:p>19,1</text:p>
          </table:table-cell>
          <table:table-cell office:value-type="date" office:date-value="2025-11-26T09:34:46" table:formula="of:=['export-syd-2026-03-31_(2)'.$D174]+['export-syd-2026-03-31_(2)'.$E174]" table:style-name="ce5">
            <text:p>2025-11-26 09:34</text:p>
          </table:table-cell>
          <table:table-cell office:value-type="float" office:value="19.100000000000001" table:style-name="ce1">
            <text:p>19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89" table:style-name="ce1">
            <text:p>189</text:p>
          </table:table-cell>
          <table:table-cell office:value-type="date" office:date-value="2025-11-27T00:00:00" table:style-name="ce3">
            <text:p>2025-11-27</text:p>
          </table:table-cell>
          <table:table-cell office:value-type="time" office:time-value="PT9H34M56S" table:style-name="ce4">
            <text:p>09:34:56</text:p>
          </table:table-cell>
          <table:table-cell office:value-type="float" office:value="85.3" table:style-name="ce1">
            <text:p>85,3</text:p>
          </table:table-cell>
          <table:table-cell office:value-type="float" office:value="9.5" table:style-name="ce1">
            <text:p>9,5</text:p>
          </table:table-cell>
          <table:table-cell office:value-type="float" office:value="18.899999999999999" table:style-name="ce1">
            <text:p>18,9</text:p>
          </table:table-cell>
          <table:table-cell office:value-type="date" office:date-value="2025-11-27T09:34:56" table:formula="of:=['export-syd-2026-03-31_(2)'.$D175]+['export-syd-2026-03-31_(2)'.$E175]" table:style-name="ce5">
            <text:p>2025-11-27 09:34</text:p>
          </table:table-cell>
          <table:table-cell office:value-type="float" office:value="18.899999999999999" table:style-name="ce1">
            <text:p>18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0" table:style-name="ce1">
            <text:p>190</text:p>
          </table:table-cell>
          <table:table-cell office:value-type="date" office:date-value="2025-11-28T00:00:00" table:style-name="ce3">
            <text:p>2025-11-28</text:p>
          </table:table-cell>
          <table:table-cell office:value-type="time" office:time-value="PT9H35M5S" table:style-name="ce4">
            <text:p>09:35:05</text:p>
          </table:table-cell>
          <table:table-cell office:value-type="float" office:value="84.3" table:style-name="ce1">
            <text:p>84,3</text:p>
          </table:table-cell>
          <table:table-cell office:value-type="float" office:value="9.5" table:style-name="ce1">
            <text:p>9,5</text:p>
          </table:table-cell>
          <table:table-cell office:value-type="float" office:value="19" table:style-name="ce1">
            <text:p>19</text:p>
          </table:table-cell>
          <table:table-cell office:value-type="date" office:date-value="2025-11-28T09:35:05" table:formula="of:=['export-syd-2026-03-31_(2)'.$D176]+['export-syd-2026-03-31_(2)'.$E176]" table:style-name="ce5">
            <text:p>2025-11-28 09:35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1" table:style-name="ce1">
            <text:p>191</text:p>
          </table:table-cell>
          <table:table-cell office:value-type="date" office:date-value="2025-11-29T00:00:00" table:style-name="ce3">
            <text:p>2025-11-29</text:p>
          </table:table-cell>
          <table:table-cell office:value-type="time" office:time-value="PT9H35M14S" table:style-name="ce4">
            <text:p>09:35:14</text:p>
          </table:table-cell>
          <table:table-cell office:value-type="float" office:value="86" table:style-name="ce1">
            <text:p>8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.7" table:style-name="ce1">
            <text:p>18,7</text:p>
          </table:table-cell>
          <table:table-cell office:value-type="date" office:date-value="2025-11-29T09:35:14" table:formula="of:=['export-syd-2026-03-31_(2)'.$D177]+['export-syd-2026-03-31_(2)'.$E177]" table:style-name="ce5">
            <text:p>2025-11-29 09:35</text:p>
          </table:table-cell>
          <table:table-cell office:value-type="float" office:value="18.7" table:style-name="ce1">
            <text:p>18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2" table:style-name="ce1">
            <text:p>192</text:p>
          </table:table-cell>
          <table:table-cell office:value-type="date" office:date-value="2025-11-30T00:00:00" table:style-name="ce3">
            <text:p>2025-11-30</text:p>
          </table:table-cell>
          <table:table-cell office:value-type="time" office:time-value="PT9H35M23S" table:style-name="ce4">
            <text:p>09:35:23</text:p>
          </table:table-cell>
          <table:table-cell office:value-type="float" office:value="85.3" table:style-name="ce1">
            <text:p>85,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9.3" table:style-name="ce1">
            <text:p>19,3</text:p>
          </table:table-cell>
          <table:table-cell office:value-type="date" office:date-value="2025-11-30T09:35:23" table:formula="of:=['export-syd-2026-03-31_(2)'.$D178]+['export-syd-2026-03-31_(2)'.$E178]" table:style-name="ce5">
            <text:p>2025-11-30 09:35</text:p>
          </table:table-cell>
          <table:table-cell office:value-type="float" office:value="19.3" table:style-name="ce1">
            <text:p>19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3" table:style-name="ce1">
            <text:p>193</text:p>
          </table:table-cell>
          <table:table-cell office:value-type="date" office:date-value="2025-12-01T00:00:00" table:style-name="ce3">
            <text:p>2025-12-01</text:p>
          </table:table-cell>
          <table:table-cell office:value-type="time" office:time-value="PT9H35M33S" table:style-name="ce4">
            <text:p>09:35:33</text:p>
          </table:table-cell>
          <table:table-cell office:value-type="float" office:value="85.2" table:style-name="ce1">
            <text:p>85,2</text:p>
          </table:table-cell>
          <table:table-cell office:value-type="float" office:value="9.5" table:style-name="ce1">
            <text:p>9,5</text:p>
          </table:table-cell>
          <table:table-cell office:value-type="float" office:value="18.8" table:style-name="ce1">
            <text:p>18,8</text:p>
          </table:table-cell>
          <table:table-cell office:value-type="date" office:date-value="2025-12-01T09:35:33" table:formula="of:=['export-syd-2026-03-31_(2)'.$D179]+['export-syd-2026-03-31_(2)'.$E179]" table:style-name="ce5">
            <text:p>2025-12-01 09:35</text:p>
          </table:table-cell>
          <table:table-cell office:value-type="float" office:value="18.8" table:style-name="ce1">
            <text:p>18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4" table:style-name="ce1">
            <text:p>194</text:p>
          </table:table-cell>
          <table:table-cell office:value-type="date" office:date-value="2025-12-02T00:00:00" table:style-name="ce3">
            <text:p>2025-12-02</text:p>
          </table:table-cell>
          <table:table-cell office:value-type="time" office:time-value="PT9H35M42S" table:style-name="ce4">
            <text:p>09:35:42</text:p>
          </table:table-cell>
          <table:table-cell office:value-type="float" office:value="84.6" table:style-name="ce1">
            <text:p>84,6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8.8" table:style-name="ce1">
            <text:p>18,8</text:p>
          </table:table-cell>
          <table:table-cell office:value-type="date" office:date-value="2025-12-02T09:35:42" table:formula="of:=['export-syd-2026-03-31_(2)'.$D180]+['export-syd-2026-03-31_(2)'.$E180]" table:style-name="ce5">
            <text:p>2025-12-02 09:35</text:p>
          </table:table-cell>
          <table:table-cell office:value-type="float" office:value="18.8" table:style-name="ce1">
            <text:p>18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5" table:style-name="ce1">
            <text:p>195</text:p>
          </table:table-cell>
          <table:table-cell office:value-type="date" office:date-value="2025-12-03T00:00:00" table:style-name="ce3">
            <text:p>2025-12-03</text:p>
          </table:table-cell>
          <table:table-cell office:value-type="time" office:time-value="PT9H35M51S" table:style-name="ce4">
            <text:p>09:35:51</text:p>
          </table:table-cell>
          <table:table-cell office:value-type="float" office:value="84.4" table:style-name="ce1">
            <text:p>84,4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9.100000000000001" table:style-name="ce1">
            <text:p>19,1</text:p>
          </table:table-cell>
          <table:table-cell office:value-type="date" office:date-value="2025-12-03T09:35:51" table:formula="of:=['export-syd-2026-03-31_(2)'.$D181]+['export-syd-2026-03-31_(2)'.$E181]" table:style-name="ce5">
            <text:p>2025-12-03 09:35</text:p>
          </table:table-cell>
          <table:table-cell office:value-type="float" office:value="19.100000000000001" table:style-name="ce1">
            <text:p>19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6" table:style-name="ce1">
            <text:p>196</text:p>
          </table:table-cell>
          <table:table-cell office:value-type="date" office:date-value="2025-12-04T00:00:00" table:style-name="ce3">
            <text:p>2025-12-04</text:p>
          </table:table-cell>
          <table:table-cell office:value-type="time" office:time-value="PT9H36M1S" table:style-name="ce4">
            <text:p>09:36:01</text:p>
          </table:table-cell>
          <table:table-cell office:value-type="float" office:value="84.3" table:style-name="ce1">
            <text:p>84,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8.7" table:style-name="ce1">
            <text:p>18,7</text:p>
          </table:table-cell>
          <table:table-cell office:value-type="date" office:date-value="2025-12-04T09:36:01" table:formula="of:=['export-syd-2026-03-31_(2)'.$D182]+['export-syd-2026-03-31_(2)'.$E182]" table:style-name="ce5">
            <text:p>2025-12-04 09:36</text:p>
          </table:table-cell>
          <table:table-cell office:value-type="float" office:value="18.7" table:style-name="ce1">
            <text:p>18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7" table:style-name="ce1">
            <text:p>197</text:p>
          </table:table-cell>
          <table:table-cell office:value-type="date" office:date-value="2025-12-05T00:00:00" table:style-name="ce3">
            <text:p>2025-12-05</text:p>
          </table:table-cell>
          <table:table-cell office:value-type="time" office:time-value="PT9H36M10S" table:style-name="ce4">
            <text:p>09:36:10</text:p>
          </table:table-cell>
          <table:table-cell office:value-type="float" office:value="84" table:style-name="ce1">
            <text:p>84</text:p>
          </table:table-cell>
          <table:table-cell office:value-type="float" office:value="9.6" table:style-name="ce1">
            <text:p>9,6</text:p>
          </table:table-cell>
          <table:table-cell office:value-type="float" office:value="19" table:style-name="ce1">
            <text:p>19</text:p>
          </table:table-cell>
          <table:table-cell office:value-type="date" office:date-value="2025-12-05T09:36:10" table:formula="of:=['export-syd-2026-03-31_(2)'.$D183]+['export-syd-2026-03-31_(2)'.$E183]" table:style-name="ce5">
            <text:p>2025-12-05 09:36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8" table:style-name="ce1">
            <text:p>198</text:p>
          </table:table-cell>
          <table:table-cell office:value-type="date" office:date-value="2025-12-06T00:00:00" table:style-name="ce3">
            <text:p>2025-12-06</text:p>
          </table:table-cell>
          <table:table-cell office:value-type="time" office:time-value="PT9H36M19S" table:style-name="ce4">
            <text:p>09:36:19</text:p>
          </table:table-cell>
          <table:table-cell office:value-type="float" office:value="83.7" table:style-name="ce1">
            <text:p>83,7</text:p>
          </table:table-cell>
          <table:table-cell office:value-type="float" office:value="9.5" table:style-name="ce1">
            <text:p>9,5</text:p>
          </table:table-cell>
          <table:table-cell office:value-type="float" office:value="18.7" table:style-name="ce1">
            <text:p>18,7</text:p>
          </table:table-cell>
          <table:table-cell office:value-type="date" office:date-value="2025-12-06T09:36:19" table:formula="of:=['export-syd-2026-03-31_(2)'.$D184]+['export-syd-2026-03-31_(2)'.$E184]" table:style-name="ce5">
            <text:p>2025-12-06 09:36</text:p>
          </table:table-cell>
          <table:table-cell office:value-type="float" office:value="18.7" table:style-name="ce1">
            <text:p>18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199" table:style-name="ce1">
            <text:p>199</text:p>
          </table:table-cell>
          <table:table-cell office:value-type="date" office:date-value="2025-12-07T00:00:00" table:style-name="ce3">
            <text:p>2025-12-07</text:p>
          </table:table-cell>
          <table:table-cell office:value-type="time" office:time-value="PT9H36M29S" table:style-name="ce4">
            <text:p>09:36:29</text:p>
          </table:table-cell>
          <table:table-cell office:value-type="float" office:value="84.6" table:style-name="ce1">
            <text:p>84,6</text:p>
          </table:table-cell>
          <table:table-cell office:value-type="float" office:value="9" table:style-name="ce1">
            <text:p>9</text:p>
          </table:table-cell>
          <table:table-cell office:value-type="float" office:value="18.3" table:style-name="ce1">
            <text:p>18,3</text:p>
          </table:table-cell>
          <table:table-cell office:value-type="date" office:date-value="2025-12-07T09:36:29" table:formula="of:=['export-syd-2026-03-31_(2)'.$D185]+['export-syd-2026-03-31_(2)'.$E185]" table:style-name="ce5">
            <text:p>2025-12-07 09:36</text:p>
          </table:table-cell>
          <table:table-cell office:value-type="float" office:value="18.3" table:style-name="ce1">
            <text:p>18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0" table:style-name="ce1">
            <text:p>200</text:p>
          </table:table-cell>
          <table:table-cell office:value-type="date" office:date-value="2025-12-08T00:00:00" table:style-name="ce3">
            <text:p>2025-12-08</text:p>
          </table:table-cell>
          <table:table-cell office:value-type="time" office:time-value="PT9H36M38S" table:style-name="ce4">
            <text:p>09:36:38</text:p>
          </table:table-cell>
          <table:table-cell office:value-type="float" office:value="84.7" table:style-name="ce1">
            <text:p>84,7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.600000000000001" table:style-name="ce1">
            <text:p>18,6</text:p>
          </table:table-cell>
          <table:table-cell office:value-type="date" office:date-value="2025-12-08T09:36:38" table:formula="of:=['export-syd-2026-03-31_(2)'.$D186]+['export-syd-2026-03-31_(2)'.$E186]" table:style-name="ce5">
            <text:p>2025-12-08 09:36</text:p>
          </table:table-cell>
          <table:table-cell office:value-type="float" office:value="18.600000000000001" table:style-name="ce1">
            <text:p>18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1" table:style-name="ce1">
            <text:p>201</text:p>
          </table:table-cell>
          <table:table-cell office:value-type="date" office:date-value="2025-12-09T00:00:00" table:style-name="ce3">
            <text:p>2025-12-09</text:p>
          </table:table-cell>
          <table:table-cell office:value-type="time" office:time-value="PT9H36M47S" table:style-name="ce4">
            <text:p>09:36:47</text:p>
          </table:table-cell>
          <table:table-cell office:value-type="float" office:value="84.1" table:style-name="ce1">
            <text:p>84,1</text:p>
          </table:table-cell>
          <table:table-cell office:value-type="float" office:value="9" table:style-name="ce1">
            <text:p>9</text:p>
          </table:table-cell>
          <table:table-cell office:value-type="float" office:value="18.399999999999999" table:style-name="ce1">
            <text:p>18,4</text:p>
          </table:table-cell>
          <table:table-cell office:value-type="date" office:date-value="2025-12-09T09:36:47" table:formula="of:=['export-syd-2026-03-31_(2)'.$D187]+['export-syd-2026-03-31_(2)'.$E187]" table:style-name="ce5">
            <text:p>2025-12-09 09:36</text:p>
          </table:table-cell>
          <table:table-cell office:value-type="float" office:value="18.399999999999999" table:style-name="ce1">
            <text:p>18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2" table:style-name="ce1">
            <text:p>202</text:p>
          </table:table-cell>
          <table:table-cell office:value-type="date" office:date-value="2025-12-10T00:00:00" table:style-name="ce3">
            <text:p>2025-12-10</text:p>
          </table:table-cell>
          <table:table-cell office:value-type="time" office:time-value="PT9H36M56S" table:style-name="ce4">
            <text:p>09:36:56</text:p>
          </table:table-cell>
          <table:table-cell office:value-type="float" office:value="84.4" table:style-name="ce1">
            <text:p>84,4</text:p>
          </table:table-cell>
          <table:table-cell office:value-type="float" office:value="8.5" table:style-name="ce1">
            <text:p>8,5</text:p>
          </table:table-cell>
          <table:table-cell office:value-type="float" office:value="18.399999999999999" table:style-name="ce1">
            <text:p>18,4</text:p>
          </table:table-cell>
          <table:table-cell office:value-type="date" office:date-value="2025-12-10T09:36:56" table:formula="of:=['export-syd-2026-03-31_(2)'.$D188]+['export-syd-2026-03-31_(2)'.$E188]" table:style-name="ce5">
            <text:p>2025-12-10 09:36</text:p>
          </table:table-cell>
          <table:table-cell office:value-type="float" office:value="18.399999999999999" table:style-name="ce1">
            <text:p>18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3" table:style-name="ce1">
            <text:p>203</text:p>
          </table:table-cell>
          <table:table-cell office:value-type="date" office:date-value="2025-12-11T00:00:00" table:style-name="ce3">
            <text:p>2025-12-11</text:p>
          </table:table-cell>
          <table:table-cell office:value-type="time" office:time-value="PT9H37M6S" table:style-name="ce4">
            <text:p>09:37:06</text:p>
          </table:table-cell>
          <table:table-cell office:value-type="float" office:value="83.9" table:style-name="ce1">
            <text:p>83,9</text:p>
          </table:table-cell>
          <table:table-cell office:value-type="float" office:value="9" table:style-name="ce1">
            <text:p>9</text:p>
          </table:table-cell>
          <table:table-cell office:value-type="float" office:value="18.399999999999999" table:style-name="ce1">
            <text:p>18,4</text:p>
          </table:table-cell>
          <table:table-cell office:value-type="date" office:date-value="2025-12-11T09:37:06" table:formula="of:=['export-syd-2026-03-31_(2)'.$D189]+['export-syd-2026-03-31_(2)'.$E189]" table:style-name="ce5">
            <text:p>2025-12-11 09:37</text:p>
          </table:table-cell>
          <table:table-cell office:value-type="float" office:value="18.399999999999999" table:style-name="ce1">
            <text:p>18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4" table:style-name="ce1">
            <text:p>204</text:p>
          </table:table-cell>
          <table:table-cell office:value-type="date" office:date-value="2025-12-12T00:00:00" table:style-name="ce3">
            <text:p>2025-12-12</text:p>
          </table:table-cell>
          <table:table-cell office:value-type="time" office:time-value="PT9H37M15S" table:style-name="ce4">
            <text:p>09:37:15</text:p>
          </table:table-cell>
          <table:table-cell office:value-type="float" office:value="83.8" table:style-name="ce1">
            <text:p>83,8</text:p>
          </table:table-cell>
          <table:table-cell office:value-type="float" office:value="9" table:style-name="ce1">
            <text:p>9</text:p>
          </table:table-cell>
          <table:table-cell office:value-type="float" office:value="18.3" table:style-name="ce1">
            <text:p>18,3</text:p>
          </table:table-cell>
          <table:table-cell office:value-type="date" office:date-value="2025-12-12T09:37:15" table:formula="of:=['export-syd-2026-03-31_(2)'.$D190]+['export-syd-2026-03-31_(2)'.$E190]" table:style-name="ce5">
            <text:p>2025-12-12 09:37</text:p>
          </table:table-cell>
          <table:table-cell office:value-type="float" office:value="18.3" table:style-name="ce1">
            <text:p>18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5" table:style-name="ce1">
            <text:p>205</text:p>
          </table:table-cell>
          <table:table-cell office:value-type="date" office:date-value="2025-12-13T00:00:00" table:style-name="ce3">
            <text:p>2025-12-13</text:p>
          </table:table-cell>
          <table:table-cell office:value-type="time" office:time-value="PT9H37M24S" table:style-name="ce4">
            <text:p>09:37:24</text:p>
          </table:table-cell>
          <table:table-cell office:value-type="float" office:value="83.7" table:style-name="ce1">
            <text:p>83,7</text:p>
          </table:table-cell>
          <table:table-cell office:value-type="float" office:value="9.1" table:style-name="ce1">
            <text:p>9,1</text:p>
          </table:table-cell>
          <table:table-cell office:value-type="float" office:value="18.600000000000001" table:style-name="ce1">
            <text:p>18,6</text:p>
          </table:table-cell>
          <table:table-cell office:value-type="date" office:date-value="2025-12-13T09:37:24" table:formula="of:=['export-syd-2026-03-31_(2)'.$D191]+['export-syd-2026-03-31_(2)'.$E191]" table:style-name="ce5">
            <text:p>2025-12-13 09:37</text:p>
          </table:table-cell>
          <table:table-cell office:value-type="float" office:value="18.600000000000001" table:style-name="ce1">
            <text:p>18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6" table:style-name="ce1">
            <text:p>206</text:p>
          </table:table-cell>
          <table:table-cell office:value-type="date" office:date-value="2025-12-14T00:00:00" table:style-name="ce3">
            <text:p>2025-12-14</text:p>
          </table:table-cell>
          <table:table-cell office:value-type="time" office:time-value="PT9H37M34S" table:style-name="ce4">
            <text:p>09:37:34</text:p>
          </table:table-cell>
          <table:table-cell office:value-type="float" office:value="83.7" table:style-name="ce1">
            <text:p>83,7</text:p>
          </table:table-cell>
          <table:table-cell office:value-type="float" office:value="8.9" table:style-name="ce1">
            <text:p>8,9</text:p>
          </table:table-cell>
          <table:table-cell office:value-type="float" office:value="18.2" table:style-name="ce1">
            <text:p>18,2</text:p>
          </table:table-cell>
          <table:table-cell office:value-type="date" office:date-value="2025-12-14T09:37:34" table:formula="of:=['export-syd-2026-03-31_(2)'.$D192]+['export-syd-2026-03-31_(2)'.$E192]" table:style-name="ce5">
            <text:p>2025-12-14 09:37</text:p>
          </table:table-cell>
          <table:table-cell office:value-type="float" office:value="18.2" table:style-name="ce1">
            <text:p>18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7" table:style-name="ce1">
            <text:p>207</text:p>
          </table:table-cell>
          <table:table-cell office:value-type="date" office:date-value="2025-12-15T00:00:00" table:style-name="ce3">
            <text:p>2025-12-15</text:p>
          </table:table-cell>
          <table:table-cell office:value-type="time" office:time-value="PT9H37M43S" table:style-name="ce4">
            <text:p>09:37:43</text:p>
          </table:table-cell>
          <table:table-cell office:value-type="float" office:value="83.5" table:style-name="ce1">
            <text:p>83,5</text:p>
          </table:table-cell>
          <table:table-cell office:value-type="float" office:value="8.9" table:style-name="ce1">
            <text:p>8,9</text:p>
          </table:table-cell>
          <table:table-cell office:value-type="float" office:value="18.5" table:style-name="ce1">
            <text:p>18,5</text:p>
          </table:table-cell>
          <table:table-cell office:value-type="date" office:date-value="2025-12-15T09:37:43" table:formula="of:=['export-syd-2026-03-31_(2)'.$D193]+['export-syd-2026-03-31_(2)'.$E193]" table:style-name="ce5">
            <text:p>2025-12-15 09:37</text:p>
          </table:table-cell>
          <table:table-cell office:value-type="float" office:value="18.5" table:style-name="ce1">
            <text:p>18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8" table:style-name="ce1">
            <text:p>208</text:p>
          </table:table-cell>
          <table:table-cell office:value-type="date" office:date-value="2025-12-16T00:00:00" table:style-name="ce3">
            <text:p>2025-12-16</text:p>
          </table:table-cell>
          <table:table-cell office:value-type="time" office:time-value="PT9H37M52S" table:style-name="ce4">
            <text:p>09:37:52</text:p>
          </table:table-cell>
          <table:table-cell office:value-type="float" office:value="83.2" table:style-name="ce1">
            <text:p>83,2</text:p>
          </table:table-cell>
          <table:table-cell office:value-type="float" office:value="9" table:style-name="ce1">
            <text:p>9</text:p>
          </table:table-cell>
          <table:table-cell office:value-type="float" office:value="18.399999999999999" table:style-name="ce1">
            <text:p>18,4</text:p>
          </table:table-cell>
          <table:table-cell office:value-type="date" office:date-value="2025-12-16T09:37:52" table:formula="of:=['export-syd-2026-03-31_(2)'.$D194]+['export-syd-2026-03-31_(2)'.$E194]" table:style-name="ce5">
            <text:p>2025-12-16 09:37</text:p>
          </table:table-cell>
          <table:table-cell office:value-type="float" office:value="18.399999999999999" table:style-name="ce1">
            <text:p>18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09" table:style-name="ce1">
            <text:p>209</text:p>
          </table:table-cell>
          <table:table-cell office:value-type="date" office:date-value="2025-12-17T00:00:00" table:style-name="ce3">
            <text:p>2025-12-17</text:p>
          </table:table-cell>
          <table:table-cell office:value-type="time" office:time-value="PT9H38M1S" table:style-name="ce4">
            <text:p>09:38:01</text:p>
          </table:table-cell>
          <table:table-cell office:value-type="float" office:value="83" table:style-name="ce1">
            <text:p>83</text:p>
          </table:table-cell>
          <table:table-cell office:value-type="float" office:value="8.9" table:style-name="ce1">
            <text:p>8,9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5-12-17T09:38:01" table:formula="of:=['export-syd-2026-03-31_(2)'.$D195]+['export-syd-2026-03-31_(2)'.$E195]" table:style-name="ce5">
            <text:p>2025-12-17 09:38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0" table:style-name="ce1">
            <text:p>210</text:p>
          </table:table-cell>
          <table:table-cell office:value-type="date" office:date-value="2025-12-18T00:00:00" table:style-name="ce3">
            <text:p>2025-12-18</text:p>
          </table:table-cell>
          <table:table-cell office:value-type="time" office:time-value="PT9H38M11S" table:style-name="ce4">
            <text:p>09:38:11</text:p>
          </table:table-cell>
          <table:table-cell office:value-type="float" office:value="82.9" table:style-name="ce1">
            <text:p>82,9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.399999999999999" table:style-name="ce1">
            <text:p>18,4</text:p>
          </table:table-cell>
          <table:table-cell office:value-type="date" office:date-value="2025-12-18T09:38:11" table:formula="of:=['export-syd-2026-03-31_(2)'.$D196]+['export-syd-2026-03-31_(2)'.$E196]" table:style-name="ce5">
            <text:p>2025-12-18 09:38</text:p>
          </table:table-cell>
          <table:table-cell office:value-type="float" office:value="18.399999999999999" table:style-name="ce1">
            <text:p>18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1" table:style-name="ce1">
            <text:p>211</text:p>
          </table:table-cell>
          <table:table-cell office:value-type="date" office:date-value="2025-12-19T00:00:00" table:style-name="ce3">
            <text:p>2025-12-19</text:p>
          </table:table-cell>
          <table:table-cell office:value-type="time" office:time-value="PT9H38M20S" table:style-name="ce4">
            <text:p>09:38:20</text:p>
          </table:table-cell>
          <table:table-cell office:value-type="float" office:value="82.6" table:style-name="ce1">
            <text:p>82,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" table:style-name="ce1">
            <text:p>18</text:p>
          </table:table-cell>
          <table:table-cell office:value-type="date" office:date-value="2025-12-19T09:38:20" table:formula="of:=['export-syd-2026-03-31_(2)'.$D197]+['export-syd-2026-03-31_(2)'.$E197]" table:style-name="ce5">
            <text:p>2025-12-19 09:38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2" table:style-name="ce1">
            <text:p>212</text:p>
          </table:table-cell>
          <table:table-cell office:value-type="date" office:date-value="2025-12-20T00:00:00" table:style-name="ce3">
            <text:p>2025-12-20</text:p>
          </table:table-cell>
          <table:table-cell office:value-type="time" office:time-value="PT9H38M29S" table:style-name="ce4">
            <text:p>09:38:29</text:p>
          </table:table-cell>
          <table:table-cell office:value-type="float" office:value="83.2" table:style-name="ce1">
            <text:p>83,2</text:p>
          </table:table-cell>
          <table:table-cell office:value-type="float" office:value="8.4" table:style-name="ce1">
            <text:p>8,4</text:p>
          </table:table-cell>
          <table:table-cell office:value-type="float" office:value="18.2" table:style-name="ce1">
            <text:p>18,2</text:p>
          </table:table-cell>
          <table:table-cell office:value-type="date" office:date-value="2025-12-20T09:38:29" table:formula="of:=['export-syd-2026-03-31_(2)'.$D198]+['export-syd-2026-03-31_(2)'.$E198]" table:style-name="ce5">
            <text:p>2025-12-20 09:38</text:p>
          </table:table-cell>
          <table:table-cell office:value-type="float" office:value="18.2" table:style-name="ce1">
            <text:p>18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3" table:style-name="ce1">
            <text:p>213</text:p>
          </table:table-cell>
          <table:table-cell office:value-type="date" office:date-value="2025-12-21T00:00:00" table:style-name="ce3">
            <text:p>2025-12-21</text:p>
          </table:table-cell>
          <table:table-cell office:value-type="time" office:time-value="PT9H38M39S" table:style-name="ce4">
            <text:p>09:38:39</text:p>
          </table:table-cell>
          <table:table-cell office:value-type="float" office:value="83.2" table:style-name="ce1">
            <text:p>83,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5-12-21T09:38:39" table:formula="of:=['export-syd-2026-03-31_(2)'.$D199]+['export-syd-2026-03-31_(2)'.$E199]" table:style-name="ce5">
            <text:p>2025-12-21 09:38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4" table:style-name="ce1">
            <text:p>214</text:p>
          </table:table-cell>
          <table:table-cell office:value-type="date" office:date-value="2025-12-22T00:00:00" table:style-name="ce3">
            <text:p>2025-12-22</text:p>
          </table:table-cell>
          <table:table-cell office:value-type="time" office:time-value="PT9H38M48S" table:style-name="ce4">
            <text:p>09:38:48</text:p>
          </table:table-cell>
          <table:table-cell office:value-type="float" office:value="82.6" table:style-name="ce1">
            <text:p>82,6</text:p>
          </table:table-cell>
          <table:table-cell office:value-type="float" office:value="8.6" table:style-name="ce1">
            <text:p>8,6</text:p>
          </table:table-cell>
          <table:table-cell office:value-type="float" office:value="18.2" table:style-name="ce1">
            <text:p>18,2</text:p>
          </table:table-cell>
          <table:table-cell office:value-type="date" office:date-value="2025-12-22T09:38:48" table:formula="of:=['export-syd-2026-03-31_(2)'.$D200]+['export-syd-2026-03-31_(2)'.$E200]" table:style-name="ce5">
            <text:p>2025-12-22 09:38</text:p>
          </table:table-cell>
          <table:table-cell office:value-type="float" office:value="18.2" table:style-name="ce1">
            <text:p>18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5" table:style-name="ce1">
            <text:p>215</text:p>
          </table:table-cell>
          <table:table-cell office:value-type="date" office:date-value="2025-12-23T00:00:00" table:style-name="ce3">
            <text:p>2025-12-23</text:p>
          </table:table-cell>
          <table:table-cell office:value-type="time" office:time-value="PT9H38M57S" table:style-name="ce4">
            <text:p>09:38:57</text:p>
          </table:table-cell>
          <table:table-cell office:value-type="float" office:value="82.5" table:style-name="ce1">
            <text:p>82,5</text:p>
          </table:table-cell>
          <table:table-cell office:value-type="float" office:value="8.5" table:style-name="ce1">
            <text:p>8,5</text:p>
          </table:table-cell>
          <table:table-cell office:value-type="float" office:value="18" table:style-name="ce1">
            <text:p>18</text:p>
          </table:table-cell>
          <table:table-cell office:value-type="date" office:date-value="2025-12-23T09:38:57" table:formula="of:=['export-syd-2026-03-31_(2)'.$D201]+['export-syd-2026-03-31_(2)'.$E201]" table:style-name="ce5">
            <text:p>2025-12-23 09:38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6" table:style-name="ce1">
            <text:p>216</text:p>
          </table:table-cell>
          <table:table-cell office:value-type="date" office:date-value="2025-12-24T00:00:00" table:style-name="ce3">
            <text:p>2025-12-24</text:p>
          </table:table-cell>
          <table:table-cell office:value-type="time" office:time-value="PT9H39M6S" table:style-name="ce4">
            <text:p>09:39:06</text:p>
          </table:table-cell>
          <table:table-cell office:value-type="float" office:value="82.3" table:style-name="ce1">
            <text:p>82,3</text:p>
          </table:table-cell>
          <table:table-cell office:value-type="float" office:value="8.4" table:style-name="ce1">
            <text:p>8,4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5-12-24T09:39:06" table:formula="of:=['export-syd-2026-03-31_(2)'.$D202]+['export-syd-2026-03-31_(2)'.$E202]" table:style-name="ce5">
            <text:p>2025-12-24 09:39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7" table:style-name="ce1">
            <text:p>217</text:p>
          </table:table-cell>
          <table:table-cell office:value-type="date" office:date-value="2025-12-25T00:00:00" table:style-name="ce3">
            <text:p>2025-12-25</text:p>
          </table:table-cell>
          <table:table-cell office:value-type="time" office:time-value="PT9H39M16S" table:style-name="ce4">
            <text:p>09:39:16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8.4" table:style-name="ce1">
            <text:p>8,4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5-12-25T09:39:16" table:formula="of:=['export-syd-2026-03-31_(2)'.$D203]+['export-syd-2026-03-31_(2)'.$E203]" table:style-name="ce5">
            <text:p>2025-12-25 09:39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8" table:style-name="ce1">
            <text:p>218</text:p>
          </table:table-cell>
          <table:table-cell office:value-type="date" office:date-value="2025-12-26T00:00:00" table:style-name="ce3">
            <text:p>2025-12-26</text:p>
          </table:table-cell>
          <table:table-cell office:value-type="time" office:time-value="PT9H39M25S" table:style-name="ce4">
            <text:p>09:39:25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7.899999999999999" table:style-name="ce1">
            <text:p>17,9</text:p>
          </table:table-cell>
          <table:table-cell office:value-type="date" office:date-value="2025-12-26T09:39:25" table:formula="of:=['export-syd-2026-03-31_(2)'.$D204]+['export-syd-2026-03-31_(2)'.$E204]" table:style-name="ce5">
            <text:p>2025-12-26 09:39</text:p>
          </table:table-cell>
          <table:table-cell office:value-type="float" office:value="17.899999999999999" table:style-name="ce1">
            <text:p>17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19" table:style-name="ce1">
            <text:p>219</text:p>
          </table:table-cell>
          <table:table-cell office:value-type="date" office:date-value="2025-12-27T00:00:00" table:style-name="ce3">
            <text:p>2025-12-27</text:p>
          </table:table-cell>
          <table:table-cell office:value-type="time" office:time-value="PT9H39M34S" table:style-name="ce4">
            <text:p>09:39:34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8.5" table:style-name="ce1">
            <text:p>8,5</text:p>
          </table:table-cell>
          <table:table-cell office:value-type="float" office:value="18" table:style-name="ce1">
            <text:p>18</text:p>
          </table:table-cell>
          <table:table-cell office:value-type="date" office:date-value="2025-12-27T09:39:34" table:formula="of:=['export-syd-2026-03-31_(2)'.$D205]+['export-syd-2026-03-31_(2)'.$E205]" table:style-name="ce5">
            <text:p>2025-12-27 09:39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0" table:style-name="ce1">
            <text:p>220</text:p>
          </table:table-cell>
          <table:table-cell office:value-type="date" office:date-value="2025-12-28T00:00:00" table:style-name="ce3">
            <text:p>2025-12-28</text:p>
          </table:table-cell>
          <table:table-cell office:value-type="time" office:time-value="PT9H39M44S" table:style-name="ce4">
            <text:p>09:39:44</text:p>
          </table:table-cell>
          <table:table-cell office:value-type="float" office:value="82" table:style-name="ce1">
            <text:p>82</text:p>
          </table:table-cell>
          <table:table-cell office:value-type="float" office:value="8.5" table:style-name="ce1">
            <text:p>8,5</text:p>
          </table:table-cell>
          <table:table-cell office:value-type="float" office:value="18.3" table:style-name="ce1">
            <text:p>18,3</text:p>
          </table:table-cell>
          <table:table-cell office:value-type="date" office:date-value="2025-12-28T09:39:44" table:formula="of:=['export-syd-2026-03-31_(2)'.$D206]+['export-syd-2026-03-31_(2)'.$E206]" table:style-name="ce5">
            <text:p>2025-12-28 09:39</text:p>
          </table:table-cell>
          <table:table-cell office:value-type="float" office:value="18.3" table:style-name="ce1">
            <text:p>18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1" table:style-name="ce1">
            <text:p>221</text:p>
          </table:table-cell>
          <table:table-cell office:value-type="date" office:date-value="2025-12-29T00:00:00" table:style-name="ce3">
            <text:p>2025-12-29</text:p>
          </table:table-cell>
          <table:table-cell office:value-type="time" office:time-value="PT9H39M53S" table:style-name="ce4">
            <text:p>09:39:53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8.5" table:style-name="ce1">
            <text:p>8,5</text:p>
          </table:table-cell>
          <table:table-cell office:value-type="float" office:value="17.899999999999999" table:style-name="ce1">
            <text:p>17,9</text:p>
          </table:table-cell>
          <table:table-cell office:value-type="date" office:date-value="2025-12-29T09:39:53" table:formula="of:=['export-syd-2026-03-31_(2)'.$D207]+['export-syd-2026-03-31_(2)'.$E207]" table:style-name="ce5">
            <text:p>2025-12-29 09:39</text:p>
          </table:table-cell>
          <table:table-cell office:value-type="float" office:value="17.899999999999999" table:style-name="ce1">
            <text:p>17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2" table:style-name="ce1">
            <text:p>222</text:p>
          </table:table-cell>
          <table:table-cell office:value-type="date" office:date-value="2025-12-30T00:00:00" table:style-name="ce3">
            <text:p>2025-12-30</text:p>
          </table:table-cell>
          <table:table-cell office:value-type="time" office:time-value="PT9H40M2S" table:style-name="ce4">
            <text:p>09:40:02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8.4" table:style-name="ce1">
            <text:p>8,4</text:p>
          </table:table-cell>
          <table:table-cell office:value-type="float" office:value="17.899999999999999" table:style-name="ce1">
            <text:p>17,9</text:p>
          </table:table-cell>
          <table:table-cell office:value-type="date" office:date-value="2025-12-30T09:40:02" table:formula="of:=['export-syd-2026-03-31_(2)'.$D208]+['export-syd-2026-03-31_(2)'.$E208]" table:style-name="ce5">
            <text:p>2025-12-30 09:40</text:p>
          </table:table-cell>
          <table:table-cell office:value-type="float" office:value="17.899999999999999" table:style-name="ce1">
            <text:p>17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3" table:style-name="ce1">
            <text:p>223</text:p>
          </table:table-cell>
          <table:table-cell office:value-type="date" office:date-value="2025-12-31T00:00:00" table:style-name="ce3">
            <text:p>2025-12-31</text:p>
          </table:table-cell>
          <table:table-cell office:value-type="time" office:time-value="PT9H40M11S" table:style-name="ce4">
            <text:p>09:40:11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8.6" table:style-name="ce1">
            <text:p>8,6</text:p>
          </table:table-cell>
          <table:table-cell office:value-type="float" office:value="17.899999999999999" table:style-name="ce1">
            <text:p>17,9</text:p>
          </table:table-cell>
          <table:table-cell office:value-type="date" office:date-value="2025-12-31T09:40:11" table:formula="of:=['export-syd-2026-03-31_(2)'.$D209]+['export-syd-2026-03-31_(2)'.$E209]" table:style-name="ce5">
            <text:p>2025-12-31 09:40</text:p>
          </table:table-cell>
          <table:table-cell office:value-type="float" office:value="17.899999999999999" table:style-name="ce1">
            <text:p>17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4" table:style-name="ce1">
            <text:p>224</text:p>
          </table:table-cell>
          <table:table-cell office:value-type="date" office:date-value="2026-01-01T00:00:00" table:style-name="ce3">
            <text:p>2026-01-01</text:p>
          </table:table-cell>
          <table:table-cell office:value-type="time" office:time-value="PT9H40M21S" table:style-name="ce4">
            <text:p>09:40:21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8.4" table:style-name="ce1">
            <text:p>8,4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6-01-01T09:40:21" table:formula="of:=['export-syd-2026-03-31_(2)'.$D210]+['export-syd-2026-03-31_(2)'.$E210]" table:style-name="ce5">
            <text:p>2026-01-01 09:40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5" table:style-name="ce1">
            <text:p>225</text:p>
          </table:table-cell>
          <table:table-cell office:value-type="date" office:date-value="2026-01-02T00:00:00" table:style-name="ce3">
            <text:p>2026-01-02</text:p>
          </table:table-cell>
          <table:table-cell office:value-type="time" office:time-value="PT9H40M30S" table:style-name="ce4">
            <text:p>09:40:30</text:p>
          </table:table-cell>
          <table:table-cell office:value-type="float" office:value="81.5" table:style-name="ce1">
            <text:p>81,5</text:p>
          </table:table-cell>
          <table:table-cell office:value-type="float" office:value="8.5" table:style-name="ce1">
            <text:p>8,5</text:p>
          </table:table-cell>
          <table:table-cell office:value-type="float" office:value="18.100000000000001" table:style-name="ce1">
            <text:p>18,1</text:p>
          </table:table-cell>
          <table:table-cell office:value-type="date" office:date-value="2026-01-02T09:40:30" table:formula="of:=['export-syd-2026-03-31_(2)'.$D211]+['export-syd-2026-03-31_(2)'.$E211]" table:style-name="ce5">
            <text:p>2026-01-02 09:40</text:p>
          </table:table-cell>
          <table:table-cell office:value-type="float" office:value="18.100000000000001" table:style-name="ce1">
            <text:p>18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6" table:style-name="ce1">
            <text:p>226</text:p>
          </table:table-cell>
          <table:table-cell office:value-type="date" office:date-value="2026-01-03T00:00:00" table:style-name="ce3">
            <text:p>2026-01-03</text:p>
          </table:table-cell>
          <table:table-cell office:value-type="time" office:time-value="PT9H40M39S" table:style-name="ce4">
            <text:p>09:40:39</text:p>
          </table:table-cell>
          <table:table-cell office:value-type="float" office:value="81.2" table:style-name="ce1">
            <text:p>81,2</text:p>
          </table:table-cell>
          <table:table-cell office:value-type="float" office:value="8.4" table:style-name="ce1">
            <text:p>8,4</text:p>
          </table:table-cell>
          <table:table-cell office:value-type="float" office:value="17.7" table:style-name="ce1">
            <text:p>17,7</text:p>
          </table:table-cell>
          <table:table-cell office:value-type="date" office:date-value="2026-01-03T09:40:39" table:formula="of:=['export-syd-2026-03-31_(2)'.$D212]+['export-syd-2026-03-31_(2)'.$E212]" table:style-name="ce5">
            <text:p>2026-01-03 09:40</text:p>
          </table:table-cell>
          <table:table-cell office:value-type="float" office:value="17.7" table:style-name="ce1">
            <text:p>17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7" table:style-name="ce1">
            <text:p>227</text:p>
          </table:table-cell>
          <table:table-cell office:value-type="date" office:date-value="2026-01-04T00:00:00" table:style-name="ce3">
            <text:p>2026-01-04</text:p>
          </table:table-cell>
          <table:table-cell office:value-type="time" office:time-value="PT9H40M48S" table:style-name="ce4">
            <text:p>09:40:48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8" table:style-name="ce1">
            <text:p>8</text:p>
          </table:table-cell>
          <table:table-cell office:value-type="float" office:value="17.600000000000001" table:style-name="ce1">
            <text:p>17,6</text:p>
          </table:table-cell>
          <table:table-cell office:value-type="date" office:date-value="2026-01-04T09:40:48" table:formula="of:=['export-syd-2026-03-31_(2)'.$D213]+['export-syd-2026-03-31_(2)'.$E213]" table:style-name="ce5">
            <text:p>2026-01-04 09:40</text:p>
          </table:table-cell>
          <table:table-cell office:value-type="float" office:value="17.600000000000001" table:style-name="ce1">
            <text:p>17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8" table:style-name="ce1">
            <text:p>228</text:p>
          </table:table-cell>
          <table:table-cell office:value-type="date" office:date-value="2026-01-05T00:00:00" table:style-name="ce3">
            <text:p>2026-01-05</text:p>
          </table:table-cell>
          <table:table-cell office:value-type="time" office:time-value="PT9H40M58S" table:style-name="ce4">
            <text:p>09:40:58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7.7" table:style-name="ce1">
            <text:p>7,7</text:p>
          </table:table-cell>
          <table:table-cell office:value-type="float" office:value="17.600000000000001" table:style-name="ce1">
            <text:p>17,6</text:p>
          </table:table-cell>
          <table:table-cell office:value-type="date" office:date-value="2026-01-05T09:40:58" table:formula="of:=['export-syd-2026-03-31_(2)'.$D214]+['export-syd-2026-03-31_(2)'.$E214]" table:style-name="ce5">
            <text:p>2026-01-05 09:40</text:p>
          </table:table-cell>
          <table:table-cell office:value-type="float" office:value="17.600000000000001" table:style-name="ce1">
            <text:p>17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29" table:style-name="ce1">
            <text:p>229</text:p>
          </table:table-cell>
          <table:table-cell office:value-type="date" office:date-value="2026-01-06T00:00:00" table:style-name="ce3">
            <text:p>2026-01-06</text:p>
          </table:table-cell>
          <table:table-cell office:value-type="time" office:time-value="PT9H41M7S" table:style-name="ce4">
            <text:p>09:41:07</text:p>
          </table:table-cell>
          <table:table-cell office:value-type="float" office:value="79.5" table:style-name="ce1">
            <text:p>79,5</text:p>
          </table:table-cell>
          <table:table-cell office:value-type="float" office:value="7.6" table:style-name="ce1">
            <text:p>7,6</text:p>
          </table:table-cell>
          <table:table-cell office:value-type="float" office:value="17.5" table:style-name="ce1">
            <text:p>17,5</text:p>
          </table:table-cell>
          <table:table-cell office:value-type="date" office:date-value="2026-01-06T09:41:07" table:formula="of:=['export-syd-2026-03-31_(2)'.$D215]+['export-syd-2026-03-31_(2)'.$E215]" table:style-name="ce5">
            <text:p>2026-01-06 09:41</text:p>
          </table:table-cell>
          <table:table-cell office:value-type="float" office:value="17.5" table:style-name="ce1">
            <text:p>17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0" table:style-name="ce1">
            <text:p>230</text:p>
          </table:table-cell>
          <table:table-cell office:value-type="date" office:date-value="2026-01-07T00:00:00" table:style-name="ce3">
            <text:p>2026-01-07</text:p>
          </table:table-cell>
          <table:table-cell office:value-type="time" office:time-value="PT9H41M16S" table:style-name="ce4">
            <text:p>09:41:16</text:p>
          </table:table-cell>
          <table:table-cell office:value-type="float" office:value="78.3" table:style-name="ce1">
            <text:p>78,3</text:p>
          </table:table-cell>
          <table:table-cell office:value-type="float" office:value="7.5" table:style-name="ce1">
            <text:p>7,5</text:p>
          </table:table-cell>
          <table:table-cell office:value-type="float" office:value="17.7" table:style-name="ce1">
            <text:p>17,7</text:p>
          </table:table-cell>
          <table:table-cell office:value-type="date" office:date-value="2026-01-07T09:41:16" table:formula="of:=['export-syd-2026-03-31_(2)'.$D216]+['export-syd-2026-03-31_(2)'.$E216]" table:style-name="ce5">
            <text:p>2026-01-07 09:41</text:p>
          </table:table-cell>
          <table:table-cell office:value-type="float" office:value="17.7" table:style-name="ce1">
            <text:p>17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1" table:style-name="ce1">
            <text:p>231</text:p>
          </table:table-cell>
          <table:table-cell office:value-type="date" office:date-value="2026-01-08T00:00:00" table:style-name="ce3">
            <text:p>2026-01-08</text:p>
          </table:table-cell>
          <table:table-cell office:value-type="time" office:time-value="PT9H41M25S" table:style-name="ce4">
            <text:p>09:41:25</text:p>
          </table:table-cell>
          <table:table-cell office:value-type="float" office:value="79.3" table:style-name="ce1">
            <text:p>79,3</text:p>
          </table:table-cell>
          <table:table-cell office:value-type="float" office:value="6.9" table:style-name="ce1">
            <text:p>6,9</text:p>
          </table:table-cell>
          <table:table-cell office:value-type="float" office:value="17" table:style-name="ce1">
            <text:p>17</text:p>
          </table:table-cell>
          <table:table-cell office:value-type="date" office:date-value="2026-01-08T09:41:25" table:formula="of:=['export-syd-2026-03-31_(2)'.$D217]+['export-syd-2026-03-31_(2)'.$E217]" table:style-name="ce5">
            <text:p>2026-01-08 09:41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2" table:style-name="ce1">
            <text:p>232</text:p>
          </table:table-cell>
          <table:table-cell office:value-type="date" office:date-value="2026-01-09T00:00:00" table:style-name="ce3">
            <text:p>2026-01-09</text:p>
          </table:table-cell>
          <table:table-cell office:value-type="time" office:time-value="PT9H41M35S" table:style-name="ce4">
            <text:p>09:41:35</text:p>
          </table:table-cell>
          <table:table-cell office:value-type="float" office:value="78.7" table:style-name="ce1">
            <text:p>78,7</text:p>
          </table:table-cell>
          <table:table-cell office:value-type="float" office:value="7.3" table:style-name="ce1">
            <text:p>7,3</text:p>
          </table:table-cell>
          <table:table-cell office:value-type="float" office:value="17.2" table:style-name="ce1">
            <text:p>17,2</text:p>
          </table:table-cell>
          <table:table-cell office:value-type="date" office:date-value="2026-01-09T09:41:35" table:formula="of:=['export-syd-2026-03-31_(2)'.$D218]+['export-syd-2026-03-31_(2)'.$E218]" table:style-name="ce5">
            <text:p>2026-01-09 09:41</text:p>
          </table:table-cell>
          <table:table-cell office:value-type="float" office:value="17.2" table:style-name="ce1">
            <text:p>17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3" table:style-name="ce1">
            <text:p>233</text:p>
          </table:table-cell>
          <table:table-cell office:value-type="date" office:date-value="2026-01-10T00:00:00" table:style-name="ce3">
            <text:p>2026-01-10</text:p>
          </table:table-cell>
          <table:table-cell office:value-type="time" office:time-value="PT9H41M44S" table:style-name="ce4">
            <text:p>09:41:44</text:p>
          </table:table-cell>
          <table:table-cell office:value-type="float" office:value="79.2" table:style-name="ce1">
            <text:p>79,2</text:p>
          </table:table-cell>
          <table:table-cell office:value-type="float" office:value="7.3" table:style-name="ce1">
            <text:p>7,3</text:p>
          </table:table-cell>
          <table:table-cell office:value-type="float" office:value="17.100000000000001" table:style-name="ce1">
            <text:p>17,1</text:p>
          </table:table-cell>
          <table:table-cell office:value-type="date" office:date-value="2026-01-10T09:41:44" table:formula="of:=['export-syd-2026-03-31_(2)'.$D219]+['export-syd-2026-03-31_(2)'.$E219]" table:style-name="ce5">
            <text:p>2026-01-10 09:41</text:p>
          </table:table-cell>
          <table:table-cell office:value-type="float" office:value="17.100000000000001" table:style-name="ce1">
            <text:p>17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4" table:style-name="ce1">
            <text:p>234</text:p>
          </table:table-cell>
          <table:table-cell office:value-type="date" office:date-value="2026-01-11T00:00:00" table:style-name="ce3">
            <text:p>2026-01-11</text:p>
          </table:table-cell>
          <table:table-cell office:value-type="time" office:time-value="PT9H41M53S" table:style-name="ce4">
            <text:p>09:41:53</text:p>
          </table:table-cell>
          <table:table-cell office:value-type="float" office:value="78.5" table:style-name="ce1">
            <text:p>78,5</text:p>
          </table:table-cell>
          <table:table-cell office:value-type="float" office:value="7.5" table:style-name="ce1">
            <text:p>7,5</text:p>
          </table:table-cell>
          <table:table-cell office:value-type="float" office:value="17.100000000000001" table:style-name="ce1">
            <text:p>17,1</text:p>
          </table:table-cell>
          <table:table-cell office:value-type="date" office:date-value="2026-01-11T09:41:53" table:formula="of:=['export-syd-2026-03-31_(2)'.$D220]+['export-syd-2026-03-31_(2)'.$E220]" table:style-name="ce5">
            <text:p>2026-01-11 09:41</text:p>
          </table:table-cell>
          <table:table-cell office:value-type="float" office:value="17.100000000000001" table:style-name="ce1">
            <text:p>17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5" table:style-name="ce1">
            <text:p>235</text:p>
          </table:table-cell>
          <table:table-cell office:value-type="date" office:date-value="2026-01-12T00:00:00" table:style-name="ce3">
            <text:p>2026-01-12</text:p>
          </table:table-cell>
          <table:table-cell office:value-type="time" office:time-value="PT9H42M2S" table:style-name="ce4">
            <text:p>09:42:02</text:p>
          </table:table-cell>
          <table:table-cell office:value-type="float" office:value="76.3" table:style-name="ce1">
            <text:p>76,3</text:p>
          </table:table-cell>
          <table:table-cell office:value-type="float" office:value="7.3" table:style-name="ce1">
            <text:p>7,3</text:p>
          </table:table-cell>
          <table:table-cell office:value-type="float" office:value="17.3" table:style-name="ce1">
            <text:p>17,3</text:p>
          </table:table-cell>
          <table:table-cell office:value-type="date" office:date-value="2026-01-12T09:42:02" table:formula="of:=['export-syd-2026-03-31_(2)'.$D221]+['export-syd-2026-03-31_(2)'.$E221]" table:style-name="ce5">
            <text:p>2026-01-12 09:42</text:p>
          </table:table-cell>
          <table:table-cell office:value-type="float" office:value="17.3" table:style-name="ce1">
            <text:p>17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6" table:style-name="ce1">
            <text:p>236</text:p>
          </table:table-cell>
          <table:table-cell office:value-type="date" office:date-value="2026-01-13T00:00:00" table:style-name="ce3">
            <text:p>2026-01-13</text:p>
          </table:table-cell>
          <table:table-cell office:value-type="time" office:time-value="PT9H42M12S" table:style-name="ce4">
            <text:p>09:42:12</text:p>
          </table:table-cell>
          <table:table-cell office:value-type="float" office:value="78" table:style-name="ce1">
            <text:p>78</text:p>
          </table:table-cell>
          <table:table-cell office:value-type="float" office:value="7.6" table:style-name="ce1">
            <text:p>7,6</text:p>
          </table:table-cell>
          <table:table-cell office:value-type="float" office:value="17" table:style-name="ce1">
            <text:p>17</text:p>
          </table:table-cell>
          <table:table-cell office:value-type="date" office:date-value="2026-01-13T09:42:12" table:formula="of:=['export-syd-2026-03-31_(2)'.$D222]+['export-syd-2026-03-31_(2)'.$E222]" table:style-name="ce5">
            <text:p>2026-01-13 09:42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7" table:style-name="ce1">
            <text:p>237</text:p>
          </table:table-cell>
          <table:table-cell office:value-type="date" office:date-value="2026-01-14T00:00:00" table:style-name="ce3">
            <text:p>2026-01-14</text:p>
          </table:table-cell>
          <table:table-cell office:value-type="time" office:time-value="PT9H42M21S" table:style-name="ce4">
            <text:p>09:42:21</text:p>
          </table:table-cell>
          <table:table-cell office:value-type="float" office:value="78" table:style-name="ce1">
            <text:p>78</text:p>
          </table:table-cell>
          <table:table-cell office:value-type="float" office:value="7.8" table:style-name="ce1">
            <text:p>7,8</text:p>
          </table:table-cell>
          <table:table-cell office:value-type="float" office:value="17" table:style-name="ce1">
            <text:p>17</text:p>
          </table:table-cell>
          <table:table-cell office:value-type="date" office:date-value="2026-01-14T09:42:21" table:formula="of:=['export-syd-2026-03-31_(2)'.$D223]+['export-syd-2026-03-31_(2)'.$E223]" table:style-name="ce5">
            <text:p>2026-01-14 09:42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8" table:style-name="ce1">
            <text:p>238</text:p>
          </table:table-cell>
          <table:table-cell office:value-type="date" office:date-value="2026-01-15T00:00:00" table:style-name="ce3">
            <text:p>2026-01-15</text:p>
          </table:table-cell>
          <table:table-cell office:value-type="time" office:time-value="PT9H42M30S" table:style-name="ce4">
            <text:p>09:42:30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7.8" table:style-name="ce1">
            <text:p>7,8</text:p>
          </table:table-cell>
          <table:table-cell office:value-type="float" office:value="17.3" table:style-name="ce1">
            <text:p>17,3</text:p>
          </table:table-cell>
          <table:table-cell office:value-type="date" office:date-value="2026-01-15T09:42:30" table:formula="of:=['export-syd-2026-03-31_(2)'.$D224]+['export-syd-2026-03-31_(2)'.$E224]" table:style-name="ce5">
            <text:p>2026-01-15 09:42</text:p>
          </table:table-cell>
          <table:table-cell office:value-type="float" office:value="17.3" table:style-name="ce1">
            <text:p>17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39" table:style-name="ce1">
            <text:p>239</text:p>
          </table:table-cell>
          <table:table-cell office:value-type="date" office:date-value="2026-01-16T00:00:00" table:style-name="ce3">
            <text:p>2026-01-16</text:p>
          </table:table-cell>
          <table:table-cell office:value-type="time" office:time-value="PT9H42M39S" table:style-name="ce4">
            <text:p>09:42:39</text:p>
          </table:table-cell>
          <table:table-cell office:value-type="float" office:value="77.8" table:style-name="ce1">
            <text:p>77,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7" table:style-name="ce1">
            <text:p>17</text:p>
          </table:table-cell>
          <table:table-cell office:value-type="date" office:date-value="2026-01-16T09:42:39" table:formula="of:=['export-syd-2026-03-31_(2)'.$D225]+['export-syd-2026-03-31_(2)'.$E225]" table:style-name="ce5">
            <text:p>2026-01-16 09:42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0" table:style-name="ce1">
            <text:p>240</text:p>
          </table:table-cell>
          <table:table-cell office:value-type="date" office:date-value="2026-01-17T00:00:00" table:style-name="ce3">
            <text:p>2026-01-17</text:p>
          </table:table-cell>
          <table:table-cell office:value-type="time" office:time-value="PT9H42M49S" table:style-name="ce4">
            <text:p>09:42:49</text:p>
          </table:table-cell>
          <table:table-cell office:value-type="float" office:value="77.7" table:style-name="ce1">
            <text:p>77,7</text:p>
          </table:table-cell>
          <table:table-cell office:value-type="float" office:value="8.4" table:style-name="ce1">
            <text:p>8,4</text:p>
          </table:table-cell>
          <table:table-cell office:value-type="float" office:value="17.3" table:style-name="ce1">
            <text:p>17,3</text:p>
          </table:table-cell>
          <table:table-cell office:value-type="date" office:date-value="2026-01-17T09:42:49" table:formula="of:=['export-syd-2026-03-31_(2)'.$D226]+['export-syd-2026-03-31_(2)'.$E226]" table:style-name="ce5">
            <text:p>2026-01-17 09:42</text:p>
          </table:table-cell>
          <table:table-cell office:value-type="float" office:value="17.3" table:style-name="ce1">
            <text:p>17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1" table:style-name="ce1">
            <text:p>241</text:p>
          </table:table-cell>
          <table:table-cell office:value-type="date" office:date-value="2026-01-18T00:00:00" table:style-name="ce3">
            <text:p>2026-01-18</text:p>
          </table:table-cell>
          <table:table-cell office:value-type="time" office:time-value="PT9H42M58S" table:style-name="ce4">
            <text:p>09:42:58</text:p>
          </table:table-cell>
          <table:table-cell office:value-type="float" office:value="77.5" table:style-name="ce1">
            <text:p>77,5</text:p>
          </table:table-cell>
          <table:table-cell office:value-type="float" office:value="8.5" table:style-name="ce1">
            <text:p>8,5</text:p>
          </table:table-cell>
          <table:table-cell office:value-type="float" office:value="17.100000000000001" table:style-name="ce1">
            <text:p>17,1</text:p>
          </table:table-cell>
          <table:table-cell office:value-type="date" office:date-value="2026-01-18T09:42:58" table:formula="of:=['export-syd-2026-03-31_(2)'.$D227]+['export-syd-2026-03-31_(2)'.$E227]" table:style-name="ce5">
            <text:p>2026-01-18 09:42</text:p>
          </table:table-cell>
          <table:table-cell office:value-type="float" office:value="17.100000000000001" table:style-name="ce1">
            <text:p>17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2" table:style-name="ce1">
            <text:p>242</text:p>
          </table:table-cell>
          <table:table-cell office:value-type="date" office:date-value="2026-01-19T00:00:00" table:style-name="ce3">
            <text:p>2026-01-19</text:p>
          </table:table-cell>
          <table:table-cell office:value-type="time" office:time-value="PT9H43M7S" table:style-name="ce4">
            <text:p>09:43:07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6.899999999999999" table:style-name="ce1">
            <text:p>16,9</text:p>
          </table:table-cell>
          <table:table-cell office:value-type="date" office:date-value="2026-01-19T09:43:07" table:formula="of:=['export-syd-2026-03-31_(2)'.$D228]+['export-syd-2026-03-31_(2)'.$E228]" table:style-name="ce5">
            <text:p>2026-01-19 09:43</text:p>
          </table:table-cell>
          <table:table-cell office:value-type="float" office:value="16.899999999999999" table:style-name="ce1">
            <text:p>1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3" table:style-name="ce1">
            <text:p>243</text:p>
          </table:table-cell>
          <table:table-cell office:value-type="date" office:date-value="2026-01-20T00:00:00" table:style-name="ce3">
            <text:p>2026-01-20</text:p>
          </table:table-cell>
          <table:table-cell office:value-type="time" office:time-value="PT9H43M17S" table:style-name="ce4">
            <text:p>09:43:17</text:p>
          </table:table-cell>
          <table:table-cell office:value-type="float" office:value="77.5" table:style-name="ce1">
            <text:p>77,5</text:p>
          </table:table-cell>
          <table:table-cell office:value-type="float" office:value="8.4" table:style-name="ce1">
            <text:p>8,4</text:p>
          </table:table-cell>
          <table:table-cell office:value-type="float" office:value="16.899999999999999" table:style-name="ce1">
            <text:p>16,9</text:p>
          </table:table-cell>
          <table:table-cell office:value-type="date" office:date-value="2026-01-20T09:43:17" table:formula="of:=['export-syd-2026-03-31_(2)'.$D229]+['export-syd-2026-03-31_(2)'.$E229]" table:style-name="ce5">
            <text:p>2026-01-20 09:43</text:p>
          </table:table-cell>
          <table:table-cell office:value-type="float" office:value="16.899999999999999" table:style-name="ce1">
            <text:p>1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4" table:style-name="ce1">
            <text:p>244</text:p>
          </table:table-cell>
          <table:table-cell office:value-type="date" office:date-value="2026-01-21T00:00:00" table:style-name="ce3">
            <text:p>2026-01-21</text:p>
          </table:table-cell>
          <table:table-cell office:value-type="time" office:time-value="PT9H43M26S" table:style-name="ce4">
            <text:p>09:43:26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8.5" table:style-name="ce1">
            <text:p>8,5</text:p>
          </table:table-cell>
          <table:table-cell office:value-type="float" office:value="16.8" table:style-name="ce1">
            <text:p>16,8</text:p>
          </table:table-cell>
          <table:table-cell office:value-type="date" office:date-value="2026-01-21T09:43:26" table:formula="of:=['export-syd-2026-03-31_(2)'.$D230]+['export-syd-2026-03-31_(2)'.$E230]" table:style-name="ce5">
            <text:p>2026-01-21 09:43</text:p>
          </table:table-cell>
          <table:table-cell office:value-type="float" office:value="16.8" table:style-name="ce1">
            <text:p>1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5" table:style-name="ce1">
            <text:p>245</text:p>
          </table:table-cell>
          <table:table-cell office:value-type="date" office:date-value="2026-01-22T00:00:00" table:style-name="ce3">
            <text:p>2026-01-22</text:p>
          </table:table-cell>
          <table:table-cell office:value-type="time" office:time-value="PT9H43M35S" table:style-name="ce4">
            <text:p>09:43:3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8.6" table:style-name="ce1">
            <text:p>8,6</text:p>
          </table:table-cell>
          <table:table-cell office:value-type="float" office:value="17.100000000000001" table:style-name="ce1">
            <text:p>17,1</text:p>
          </table:table-cell>
          <table:table-cell office:value-type="date" office:date-value="2026-01-22T09:43:35" table:formula="of:=['export-syd-2026-03-31_(2)'.$D231]+['export-syd-2026-03-31_(2)'.$E231]" table:style-name="ce5">
            <text:p>2026-01-22 09:43</text:p>
          </table:table-cell>
          <table:table-cell office:value-type="float" office:value="17.100000000000001" table:style-name="ce1">
            <text:p>17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6" table:style-name="ce1">
            <text:p>246</text:p>
          </table:table-cell>
          <table:table-cell office:value-type="date" office:date-value="2026-01-23T00:00:00" table:style-name="ce3">
            <text:p>2026-01-23</text:p>
          </table:table-cell>
          <table:table-cell office:value-type="time" office:time-value="PT9H43M44S" table:style-name="ce4">
            <text:p>09:43:44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8.6" table:style-name="ce1">
            <text:p>8,6</text:p>
          </table:table-cell>
          <table:table-cell office:value-type="float" office:value="17" table:style-name="ce1">
            <text:p>17</text:p>
          </table:table-cell>
          <table:table-cell office:value-type="date" office:date-value="2026-01-23T09:43:44" table:formula="of:=['export-syd-2026-03-31_(2)'.$D232]+['export-syd-2026-03-31_(2)'.$E232]" table:style-name="ce5">
            <text:p>2026-01-23 09:43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7" table:style-name="ce1">
            <text:p>247</text:p>
          </table:table-cell>
          <table:table-cell office:value-type="date" office:date-value="2026-01-24T00:00:00" table:style-name="ce3">
            <text:p>2026-01-24</text:p>
          </table:table-cell>
          <table:table-cell office:value-type="time" office:time-value="PT9H43M54S" table:style-name="ce4">
            <text:p>09:43:54</text:p>
          </table:table-cell>
          <table:table-cell office:value-type="float" office:value="77.2" table:style-name="ce1">
            <text:p>77,2</text:p>
          </table:table-cell>
          <table:table-cell office:value-type="float" office:value="8.5" table:style-name="ce1">
            <text:p>8,5</text:p>
          </table:table-cell>
          <table:table-cell office:value-type="float" office:value="16.600000000000001" table:style-name="ce1">
            <text:p>16,6</text:p>
          </table:table-cell>
          <table:table-cell office:value-type="date" office:date-value="2026-01-24T09:43:54" table:formula="of:=['export-syd-2026-03-31_(2)'.$D233]+['export-syd-2026-03-31_(2)'.$E233]" table:style-name="ce5">
            <text:p>2026-01-24 09:43</text:p>
          </table:table-cell>
          <table:table-cell office:value-type="float" office:value="16.600000000000001" table:style-name="ce1">
            <text:p>1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8" table:style-name="ce1">
            <text:p>248</text:p>
          </table:table-cell>
          <table:table-cell office:value-type="date" office:date-value="2026-01-25T00:00:00" table:style-name="ce3">
            <text:p>2026-01-25</text:p>
          </table:table-cell>
          <table:table-cell office:value-type="time" office:time-value="PT9H44M3S" table:style-name="ce4">
            <text:p>09:44:03</text:p>
          </table:table-cell>
          <table:table-cell office:value-type="float" office:value="77.2" table:style-name="ce1">
            <text:p>77,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6.8" table:style-name="ce1">
            <text:p>16,8</text:p>
          </table:table-cell>
          <table:table-cell office:value-type="date" office:date-value="2026-01-25T09:44:03" table:formula="of:=['export-syd-2026-03-31_(2)'.$D234]+['export-syd-2026-03-31_(2)'.$E234]" table:style-name="ce5">
            <text:p>2026-01-25 09:44</text:p>
          </table:table-cell>
          <table:table-cell office:value-type="float" office:value="16.8" table:style-name="ce1">
            <text:p>1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49" table:style-name="ce1">
            <text:p>249</text:p>
          </table:table-cell>
          <table:table-cell office:value-type="date" office:date-value="2026-01-26T00:00:00" table:style-name="ce3">
            <text:p>2026-01-26</text:p>
          </table:table-cell>
          <table:table-cell office:value-type="time" office:time-value="PT9H44M12S" table:style-name="ce4">
            <text:p>09:44:12</text:p>
          </table:table-cell>
          <table:table-cell office:value-type="float" office:value="76.5" table:style-name="ce1">
            <text:p>76,5</text:p>
          </table:table-cell>
          <table:table-cell office:value-type="float" office:value="8" table:style-name="ce1">
            <text:p>8</text:p>
          </table:table-cell>
          <table:table-cell office:value-type="float" office:value="16.7" table:style-name="ce1">
            <text:p>16,7</text:p>
          </table:table-cell>
          <table:table-cell office:value-type="date" office:date-value="2026-01-26T09:44:12" table:formula="of:=['export-syd-2026-03-31_(2)'.$D235]+['export-syd-2026-03-31_(2)'.$E235]" table:style-name="ce5">
            <text:p>2026-01-26 09:44</text:p>
          </table:table-cell>
          <table:table-cell office:value-type="float" office:value="16.7" table:style-name="ce1">
            <text:p>1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0" table:style-name="ce1">
            <text:p>250</text:p>
          </table:table-cell>
          <table:table-cell office:value-type="date" office:date-value="2026-01-27T00:00:00" table:style-name="ce3">
            <text:p>2026-01-27</text:p>
          </table:table-cell>
          <table:table-cell office:value-type="time" office:time-value="PT9H44M22S" table:style-name="ce4">
            <text:p>09:44:22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7.8" table:style-name="ce1">
            <text:p>7,8</text:p>
          </table:table-cell>
          <table:table-cell office:value-type="float" office:value="16.8" table:style-name="ce1">
            <text:p>16,8</text:p>
          </table:table-cell>
          <table:table-cell office:value-type="date" office:date-value="2026-01-27T09:44:22" table:formula="of:=['export-syd-2026-03-31_(2)'.$D236]+['export-syd-2026-03-31_(2)'.$E236]" table:style-name="ce5">
            <text:p>2026-01-27 09:44</text:p>
          </table:table-cell>
          <table:table-cell office:value-type="float" office:value="16.8" table:style-name="ce1">
            <text:p>1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1" table:style-name="ce1">
            <text:p>251</text:p>
          </table:table-cell>
          <table:table-cell office:value-type="date" office:date-value="2026-01-28T00:00:00" table:style-name="ce3">
            <text:p>2026-01-28</text:p>
          </table:table-cell>
          <table:table-cell office:value-type="time" office:time-value="PT9H44M31S" table:style-name="ce4">
            <text:p>09:44:31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7.5" table:style-name="ce1">
            <text:p>7,5</text:p>
          </table:table-cell>
          <table:table-cell office:value-type="float" office:value="16.5" table:style-name="ce1">
            <text:p>16,5</text:p>
          </table:table-cell>
          <table:table-cell office:value-type="date" office:date-value="2026-01-28T09:44:31" table:formula="of:=['export-syd-2026-03-31_(2)'.$D237]+['export-syd-2026-03-31_(2)'.$E237]" table:style-name="ce5">
            <text:p>2026-01-28 09:44</text:p>
          </table:table-cell>
          <table:table-cell office:value-type="float" office:value="16.5" table:style-name="ce1">
            <text:p>1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2" table:style-name="ce1">
            <text:p>252</text:p>
          </table:table-cell>
          <table:table-cell office:value-type="date" office:date-value="2026-01-29T00:00:00" table:style-name="ce3">
            <text:p>2026-01-29</text:p>
          </table:table-cell>
          <table:table-cell office:value-type="time" office:time-value="PT9H44M40S" table:style-name="ce4">
            <text:p>09:44:40</text:p>
          </table:table-cell>
          <table:table-cell office:value-type="float" office:value="74.7" table:style-name="ce1">
            <text:p>74,7</text:p>
          </table:table-cell>
          <table:table-cell office:value-type="float" office:value="7.5" table:style-name="ce1">
            <text:p>7,5</text:p>
          </table:table-cell>
          <table:table-cell office:value-type="float" office:value="16.5" table:style-name="ce1">
            <text:p>16,5</text:p>
          </table:table-cell>
          <table:table-cell office:value-type="date" office:date-value="2026-01-29T09:44:40" table:formula="of:=['export-syd-2026-03-31_(2)'.$D238]+['export-syd-2026-03-31_(2)'.$E238]" table:style-name="ce5">
            <text:p>2026-01-29 09:44</text:p>
          </table:table-cell>
          <table:table-cell office:value-type="float" office:value="16.5" table:style-name="ce1">
            <text:p>1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3" table:style-name="ce1">
            <text:p>253</text:p>
          </table:table-cell>
          <table:table-cell office:value-type="date" office:date-value="2026-01-30T00:00:00" table:style-name="ce3">
            <text:p>2026-01-30</text:p>
          </table:table-cell>
          <table:table-cell office:value-type="time" office:time-value="PT9H44M49S" table:style-name="ce4">
            <text:p>09:44:49</text:p>
          </table:table-cell>
          <table:table-cell office:value-type="float" office:value="74" table:style-name="ce1">
            <text:p>74</text:p>
          </table:table-cell>
          <table:table-cell office:value-type="float" office:value="7.5" table:style-name="ce1">
            <text:p>7,5</text:p>
          </table:table-cell>
          <table:table-cell office:value-type="float" office:value="16.3" table:style-name="ce1">
            <text:p>16,3</text:p>
          </table:table-cell>
          <table:table-cell office:value-type="date" office:date-value="2026-01-30T09:44:49" table:formula="of:=['export-syd-2026-03-31_(2)'.$D239]+['export-syd-2026-03-31_(2)'.$E239]" table:style-name="ce5">
            <text:p>2026-01-30 09:44</text:p>
          </table:table-cell>
          <table:table-cell office:value-type="float" office:value="16.3" table:style-name="ce1">
            <text:p>16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4" table:style-name="ce1">
            <text:p>254</text:p>
          </table:table-cell>
          <table:table-cell office:value-type="date" office:date-value="2026-01-31T00:00:00" table:style-name="ce3">
            <text:p>2026-01-31</text:p>
          </table:table-cell>
          <table:table-cell office:value-type="time" office:time-value="PT9H44M59S" table:style-name="ce4">
            <text:p>09:44:59</text:p>
          </table:table-cell>
          <table:table-cell office:value-type="float" office:value="73.7" table:style-name="ce1">
            <text:p>73,7</text:p>
          </table:table-cell>
          <table:table-cell office:value-type="float" office:value="7.7" table:style-name="ce1">
            <text:p>7,7</text:p>
          </table:table-cell>
          <table:table-cell office:value-type="float" office:value="16.3" table:style-name="ce1">
            <text:p>16,3</text:p>
          </table:table-cell>
          <table:table-cell office:value-type="date" office:date-value="2026-01-31T09:44:59" table:formula="of:=['export-syd-2026-03-31_(2)'.$D240]+['export-syd-2026-03-31_(2)'.$E240]" table:style-name="ce5">
            <text:p>2026-01-31 09:44</text:p>
          </table:table-cell>
          <table:table-cell office:value-type="float" office:value="16.3" table:style-name="ce1">
            <text:p>16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5" table:style-name="ce1">
            <text:p>255</text:p>
          </table:table-cell>
          <table:table-cell office:value-type="date" office:date-value="2026-02-01T00:00:00" table:style-name="ce3">
            <text:p>2026-02-01</text:p>
          </table:table-cell>
          <table:table-cell office:value-type="time" office:time-value="PT9H45M8S" table:style-name="ce4">
            <text:p>09:45:08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7.9" table:style-name="ce1">
            <text:p>7,9</text:p>
          </table:table-cell>
          <table:table-cell office:value-type="float" office:value="16.399999999999999" table:style-name="ce1">
            <text:p>16,4</text:p>
          </table:table-cell>
          <table:table-cell office:value-type="date" office:date-value="2026-02-01T09:45:08" table:formula="of:=['export-syd-2026-03-31_(2)'.$D241]+['export-syd-2026-03-31_(2)'.$E241]" table:style-name="ce5">
            <text:p>2026-02-01 09:45</text:p>
          </table:table-cell>
          <table:table-cell office:value-type="float" office:value="16.399999999999999" table:style-name="ce1">
            <text:p>1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6" table:style-name="ce1">
            <text:p>256</text:p>
          </table:table-cell>
          <table:table-cell office:value-type="date" office:date-value="2026-02-02T00:00:00" table:style-name="ce3">
            <text:p>2026-02-02</text:p>
          </table:table-cell>
          <table:table-cell office:value-type="time" office:time-value="PT9H45M17S" table:style-name="ce4">
            <text:p>09:45:17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8" table:style-name="ce1">
            <text:p>8</text:p>
          </table:table-cell>
          <table:table-cell office:value-type="float" office:value="16.100000000000001" table:style-name="ce1">
            <text:p>16,1</text:p>
          </table:table-cell>
          <table:table-cell office:value-type="date" office:date-value="2026-02-02T09:45:17" table:formula="of:=['export-syd-2026-03-31_(2)'.$D242]+['export-syd-2026-03-31_(2)'.$E242]" table:style-name="ce5">
            <text:p>2026-02-02 09:45</text:p>
          </table:table-cell>
          <table:table-cell office:value-type="float" office:value="16.100000000000001" table:style-name="ce1">
            <text:p>1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7" table:style-name="ce1">
            <text:p>257</text:p>
          </table:table-cell>
          <table:table-cell office:value-type="date" office:date-value="2026-02-03T00:00:00" table:style-name="ce3">
            <text:p>2026-02-03</text:p>
          </table:table-cell>
          <table:table-cell office:value-type="time" office:time-value="PT9H45M26S" table:style-name="ce4">
            <text:p>09:45:26</text:p>
          </table:table-cell>
          <table:table-cell office:value-type="float" office:value="73.3" table:style-name="ce1">
            <text:p>73,3</text:p>
          </table:table-cell>
          <table:table-cell office:value-type="float" office:value="7.9" table:style-name="ce1">
            <text:p>7,9</text:p>
          </table:table-cell>
          <table:table-cell office:value-type="float" office:value="16" table:style-name="ce1">
            <text:p>16</text:p>
          </table:table-cell>
          <table:table-cell office:value-type="date" office:date-value="2026-02-03T09:45:26" table:formula="of:=['export-syd-2026-03-31_(2)'.$D243]+['export-syd-2026-03-31_(2)'.$E243]" table:style-name="ce5">
            <text:p>2026-02-03 09:45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8" table:style-name="ce1">
            <text:p>258</text:p>
          </table:table-cell>
          <table:table-cell office:value-type="date" office:date-value="2026-02-04T00:00:00" table:style-name="ce3">
            <text:p>2026-02-04</text:p>
          </table:table-cell>
          <table:table-cell office:value-type="time" office:time-value="PT9H45M36S" table:style-name="ce4">
            <text:p>09:45:36</text:p>
          </table:table-cell>
          <table:table-cell office:value-type="float" office:value="72.8" table:style-name="ce1">
            <text:p>72,8</text:p>
          </table:table-cell>
          <table:table-cell office:value-type="float" office:value="7.7" table:style-name="ce1">
            <text:p>7,7</text:p>
          </table:table-cell>
          <table:table-cell office:value-type="float" office:value="16.2" table:style-name="ce1">
            <text:p>16,2</text:p>
          </table:table-cell>
          <table:table-cell office:value-type="date" office:date-value="2026-02-04T09:45:36" table:formula="of:=['export-syd-2026-03-31_(2)'.$D244]+['export-syd-2026-03-31_(2)'.$E244]" table:style-name="ce5">
            <text:p>2026-02-04 09:45</text:p>
          </table:table-cell>
          <table:table-cell office:value-type="float" office:value="16.2" table:style-name="ce1">
            <text:p>1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59" table:style-name="ce1">
            <text:p>259</text:p>
          </table:table-cell>
          <table:table-cell office:value-type="date" office:date-value="2026-02-05T00:00:00" table:style-name="ce3">
            <text:p>2026-02-05</text:p>
          </table:table-cell>
          <table:table-cell office:value-type="time" office:time-value="PT9H45M45S" table:style-name="ce4">
            <text:p>09:45:45</text:p>
          </table:table-cell>
          <table:table-cell office:value-type="float" office:value="70.5" table:style-name="ce1">
            <text:p>70,5</text:p>
          </table:table-cell>
          <table:table-cell office:value-type="float" office:value="7.4" table:style-name="ce1">
            <text:p>7,4</text:p>
          </table:table-cell>
          <table:table-cell office:value-type="float" office:value="15.7" table:style-name="ce1">
            <text:p>15,7</text:p>
          </table:table-cell>
          <table:table-cell office:value-type="date" office:date-value="2026-02-05T09:45:45" table:formula="of:=['export-syd-2026-03-31_(2)'.$D245]+['export-syd-2026-03-31_(2)'.$E245]" table:style-name="ce5">
            <text:p>2026-02-05 09:45</text:p>
          </table:table-cell>
          <table:table-cell office:value-type="float" office:value="15.7" table:style-name="ce1">
            <text:p>1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1" table:style-name="ce1">
            <text:p>261</text:p>
          </table:table-cell>
          <table:table-cell office:value-type="date" office:date-value="2026-02-16T00:00:00" table:style-name="ce3">
            <text:p>2026-02-16</text:p>
          </table:table-cell>
          <table:table-cell office:value-type="time" office:time-value="PT9H0M49S" table:style-name="ce4">
            <text:p>09:00:49</text:p>
          </table:table-cell>
          <table:table-cell office:value-type="float" office:value="25.5" table:style-name="ce1">
            <text:p>25,5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date" office:date-value="2026-02-16T09:00:49" table:formula="of:=['export-syd-2026-03-31_(2)'.$D246]+['export-syd-2026-03-31_(2)'.$E246]" table:style-name="ce5">
            <text:p>2026-02-16 09:0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2" table:style-name="ce1">
            <text:p>262</text:p>
          </table:table-cell>
          <table:table-cell office:value-type="date" office:date-value="2026-02-17T00:00:00" table:style-name="ce3">
            <text:p>2026-02-17</text:p>
          </table:table-cell>
          <table:table-cell office:value-type="time" office:time-value="PT9H0M59S" table:style-name="ce4">
            <text:p>09:00:59</text:p>
          </table:table-cell>
          <table:table-cell office:value-type="float" office:value="22.9" table:style-name="ce1">
            <text:p>22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0" table:style-name="ce1">
            <text:p>0</text:p>
          </table:table-cell>
          <table:table-cell office:value-type="date" office:date-value="2026-02-17T09:00:59" table:formula="of:=['export-syd-2026-03-31_(2)'.$D247]+['export-syd-2026-03-31_(2)'.$E247]" table:style-name="ce5">
            <text:p>2026-02-17 09:0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3" table:style-name="ce1">
            <text:p>263</text:p>
          </table:table-cell>
          <table:table-cell office:value-type="date" office:date-value="2026-02-18T00:00:00" table:style-name="ce3">
            <text:p>2026-02-18</text:p>
          </table:table-cell>
          <table:table-cell office:value-type="time" office:time-value="PT9H1M8S" table:style-name="ce4">
            <text:p>09:01:08</text:p>
          </table:table-cell>
          <table:table-cell office:value-type="float" office:value="22.9" table:style-name="ce1">
            <text:p>22,9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date" office:date-value="2026-02-18T09:01:08" table:formula="of:=['export-syd-2026-03-31_(2)'.$D248]+['export-syd-2026-03-31_(2)'.$E248]" table:style-name="ce5">
            <text:p>2026-02-18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4" table:style-name="ce1">
            <text:p>264</text:p>
          </table:table-cell>
          <table:table-cell office:value-type="date" office:date-value="2026-02-19T00:00:00" table:style-name="ce3">
            <text:p>2026-02-19</text:p>
          </table:table-cell>
          <table:table-cell office:value-type="time" office:time-value="PT9H1M18S" table:style-name="ce4">
            <text:p>09:01:18</text:p>
          </table:table-cell>
          <table:table-cell office:value-type="float" office:value="24" table:style-name="ce1">
            <text:p>2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0" table:style-name="ce1">
            <text:p>0</text:p>
          </table:table-cell>
          <table:table-cell office:value-type="date" office:date-value="2026-02-19T09:01:18" table:formula="of:=['export-syd-2026-03-31_(2)'.$D249]+['export-syd-2026-03-31_(2)'.$E249]" table:style-name="ce5">
            <text:p>2026-02-19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5" table:style-name="ce1">
            <text:p>265</text:p>
          </table:table-cell>
          <table:table-cell office:value-type="date" office:date-value="2026-02-20T00:00:00" table:style-name="ce3">
            <text:p>2026-02-20</text:p>
          </table:table-cell>
          <table:table-cell office:value-type="time" office:time-value="PT9H1M27S" table:style-name="ce4">
            <text:p>09:01:27</text:p>
          </table:table-cell>
          <table:table-cell office:value-type="float" office:value="25.4" table:style-name="ce1">
            <text:p>25,4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date" office:date-value="2026-02-20T09:01:27" table:formula="of:=['export-syd-2026-03-31_(2)'.$D250]+['export-syd-2026-03-31_(2)'.$E250]" table:style-name="ce5">
            <text:p>2026-02-20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6" table:style-name="ce1">
            <text:p>266</text:p>
          </table:table-cell>
          <table:table-cell office:value-type="date" office:date-value="2026-02-21T00:00:00" table:style-name="ce3">
            <text:p>2026-02-21</text:p>
          </table:table-cell>
          <table:table-cell office:value-type="time" office:time-value="PT9H1M37S" table:style-name="ce4">
            <text:p>09:01:37</text:p>
          </table:table-cell>
          <table:table-cell office:value-type="float" office:value="25.7" table:style-name="ce1">
            <text:p>25,7</text:p>
          </table:table-cell>
          <table:table-cell office:value-type="float" office:value="18.8" table:style-name="ce1">
            <text:p>18,8</text:p>
          </table:table-cell>
          <table:table-cell office:value-type="float" office:value="0" table:style-name="ce1">
            <text:p>0</text:p>
          </table:table-cell>
          <table:table-cell office:value-type="date" office:date-value="2026-02-21T09:01:37" table:formula="of:=['export-syd-2026-03-31_(2)'.$D251]+['export-syd-2026-03-31_(2)'.$E251]" table:style-name="ce5">
            <text:p>2026-02-21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7" table:style-name="ce1">
            <text:p>267</text:p>
          </table:table-cell>
          <table:table-cell office:value-type="date" office:date-value="2026-02-22T00:00:00" table:style-name="ce3">
            <text:p>2026-02-22</text:p>
          </table:table-cell>
          <table:table-cell office:value-type="time" office:time-value="PT9H1M46S" table:style-name="ce4">
            <text:p>09:01:46</text:p>
          </table:table-cell>
          <table:table-cell office:value-type="float" office:value="27.8" table:style-name="ce1">
            <text:p>27,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date" office:date-value="2026-02-22T09:01:46" table:formula="of:=['export-syd-2026-03-31_(2)'.$D252]+['export-syd-2026-03-31_(2)'.$E252]" table:style-name="ce5">
            <text:p>2026-02-22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8" table:style-name="ce1">
            <text:p>268</text:p>
          </table:table-cell>
          <table:table-cell office:value-type="date" office:date-value="2026-02-23T00:00:00" table:style-name="ce3">
            <text:p>2026-02-23</text:p>
          </table:table-cell>
          <table:table-cell office:value-type="time" office:time-value="PT9H1M56S" table:style-name="ce4">
            <text:p>09:01:56</text:p>
          </table:table-cell>
          <table:table-cell office:value-type="float" office:value="27.2" table:style-name="ce1">
            <text:p>27,2</text:p>
          </table:table-cell>
          <table:table-cell office:value-type="float" office:value="17.7" table:style-name="ce1">
            <text:p>17,7</text:p>
          </table:table-cell>
          <table:table-cell office:value-type="float" office:value="0" table:style-name="ce1">
            <text:p>0</text:p>
          </table:table-cell>
          <table:table-cell office:value-type="date" office:date-value="2026-02-23T09:01:56" table:formula="of:=['export-syd-2026-03-31_(2)'.$D253]+['export-syd-2026-03-31_(2)'.$E253]" table:style-name="ce5">
            <text:p>2026-02-23 09:0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69" table:style-name="ce1">
            <text:p>269</text:p>
          </table:table-cell>
          <table:table-cell office:value-type="date" office:date-value="2026-02-24T00:00:00" table:style-name="ce3">
            <text:p>2026-02-24</text:p>
          </table:table-cell>
          <table:table-cell office:value-type="time" office:time-value="PT9H2M6S" table:style-name="ce4">
            <text:p>09:02:06</text:p>
          </table:table-cell>
          <table:table-cell office:value-type="float" office:value="27.3" table:style-name="ce1">
            <text:p>27,3</text:p>
          </table:table-cell>
          <table:table-cell office:value-type="float" office:value="18.2" table:style-name="ce1">
            <text:p>18,2</text:p>
          </table:table-cell>
          <table:table-cell office:value-type="float" office:value="0" table:style-name="ce1">
            <text:p>0</text:p>
          </table:table-cell>
          <table:table-cell office:value-type="date" office:date-value="2026-02-24T09:02:06" table:formula="of:=['export-syd-2026-03-31_(2)'.$D254]+['export-syd-2026-03-31_(2)'.$E254]" table:style-name="ce5">
            <text:p>2026-02-24 09:0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0" table:style-name="ce1">
            <text:p>270</text:p>
          </table:table-cell>
          <table:table-cell office:value-type="date" office:date-value="2026-02-25T00:00:00" table:style-name="ce3">
            <text:p>2026-02-25</text:p>
          </table:table-cell>
          <table:table-cell office:value-type="time" office:time-value="PT8H31M45S" table:style-name="ce4">
            <text:p>08:31:45</text:p>
          </table:table-cell>
          <table:table-cell office:value-type="float" office:value="28.7" table:style-name="ce1">
            <text:p>28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0" table:style-name="ce1">
            <text:p>0</text:p>
          </table:table-cell>
          <table:table-cell office:value-type="date" office:date-value="2026-02-25T08:31:45" table:formula="of:=['export-syd-2026-03-31_(2)'.$D255]+['export-syd-2026-03-31_(2)'.$E255]" table:style-name="ce5">
            <text:p>2026-02-25 08:3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1" table:style-name="ce1">
            <text:p>271</text:p>
          </table:table-cell>
          <table:table-cell office:value-type="date" office:date-value="2026-02-26T00:00:00" table:style-name="ce3">
            <text:p>2026-02-26</text:p>
          </table:table-cell>
          <table:table-cell office:value-type="time" office:time-value="PT8H31M54S" table:style-name="ce4">
            <text:p>08:31:54</text:p>
          </table:table-cell>
          <table:table-cell office:value-type="float" office:value="29.7" table:style-name="ce1">
            <text:p>29,7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date" office:date-value="2026-02-26T08:31:54" table:formula="of:=['export-syd-2026-03-31_(2)'.$D256]+['export-syd-2026-03-31_(2)'.$E256]" table:style-name="ce5">
            <text:p>2026-02-26 08:3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2" table:style-name="ce1">
            <text:p>272</text:p>
          </table:table-cell>
          <table:table-cell office:value-type="date" office:date-value="2026-02-27T00:00:00" table:style-name="ce3">
            <text:p>2026-02-27</text:p>
          </table:table-cell>
          <table:table-cell office:value-type="time" office:time-value="PT8H32M4S" table:style-name="ce4">
            <text:p>08:32:04</text:p>
          </table:table-cell>
          <table:table-cell office:value-type="float" office:value="30.8" table:style-name="ce1">
            <text:p>30,8</text:p>
          </table:table-cell>
          <table:table-cell office:value-type="float" office:value="18.5" table:style-name="ce1">
            <text:p>18,5</text:p>
          </table:table-cell>
          <table:table-cell office:value-type="float" office:value="0" table:style-name="ce1">
            <text:p>0</text:p>
          </table:table-cell>
          <table:table-cell office:value-type="date" office:date-value="2026-02-27T08:32:04" table:formula="of:=['export-syd-2026-03-31_(2)'.$D257]+['export-syd-2026-03-31_(2)'.$E257]" table:style-name="ce5">
            <text:p>2026-02-27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3" table:style-name="ce1">
            <text:p>273</text:p>
          </table:table-cell>
          <table:table-cell office:value-type="date" office:date-value="2026-02-28T00:00:00" table:style-name="ce3">
            <text:p>2026-02-28</text:p>
          </table:table-cell>
          <table:table-cell office:value-type="time" office:time-value="PT8H32M14S" table:style-name="ce4">
            <text:p>08:32:14</text:p>
          </table:table-cell>
          <table:table-cell office:value-type="float" office:value="29.2" table:style-name="ce1">
            <text:p>29,2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" table:style-name="ce1">
            <text:p>0</text:p>
          </table:table-cell>
          <table:table-cell office:value-type="date" office:date-value="2026-02-28T08:32:14" table:formula="of:=['export-syd-2026-03-31_(2)'.$D258]+['export-syd-2026-03-31_(2)'.$E258]" table:style-name="ce5">
            <text:p>2026-02-28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4" table:style-name="ce1">
            <text:p>274</text:p>
          </table:table-cell>
          <table:table-cell office:value-type="date" office:date-value="2026-03-01T00:00:00" table:style-name="ce3">
            <text:p>2026-03-01</text:p>
          </table:table-cell>
          <table:table-cell office:value-type="time" office:time-value="PT8H32M23S" table:style-name="ce4">
            <text:p>08:32:23</text:p>
          </table:table-cell>
          <table:table-cell office:value-type="float" office:value="30" table:style-name="ce1">
            <text:p>30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date" office:date-value="2026-03-01T08:32:23" table:formula="of:=['export-syd-2026-03-31_(2)'.$D259]+['export-syd-2026-03-31_(2)'.$E259]" table:style-name="ce5">
            <text:p>2026-03-01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5" table:style-name="ce1">
            <text:p>275</text:p>
          </table:table-cell>
          <table:table-cell office:value-type="date" office:date-value="2026-03-02T00:00:00" table:style-name="ce3">
            <text:p>2026-03-02</text:p>
          </table:table-cell>
          <table:table-cell office:value-type="time" office:time-value="PT8H32M33S" table:style-name="ce4">
            <text:p>08:32:33</text:p>
          </table:table-cell>
          <table:table-cell office:value-type="float" office:value="27.7" table:style-name="ce1">
            <text:p>27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0" table:style-name="ce1">
            <text:p>0</text:p>
          </table:table-cell>
          <table:table-cell office:value-type="date" office:date-value="2026-03-02T08:32:33" table:formula="of:=['export-syd-2026-03-31_(2)'.$D260]+['export-syd-2026-03-31_(2)'.$E260]" table:style-name="ce5">
            <text:p>2026-03-02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6" table:style-name="ce1">
            <text:p>276</text:p>
          </table:table-cell>
          <table:table-cell office:value-type="date" office:date-value="2026-03-03T00:00:00" table:style-name="ce3">
            <text:p>2026-03-03</text:p>
          </table:table-cell>
          <table:table-cell office:value-type="time" office:time-value="PT8H32M42S" table:style-name="ce4">
            <text:p>08:32:42</text:p>
          </table:table-cell>
          <table:table-cell office:value-type="float" office:value="31" table:style-name="ce1">
            <text:p>31</text:p>
          </table:table-cell>
          <table:table-cell office:value-type="float" office:value="19.3" table:style-name="ce1">
            <text:p>19,3</text:p>
          </table:table-cell>
          <table:table-cell office:value-type="float" office:value="0" table:style-name="ce1">
            <text:p>0</text:p>
          </table:table-cell>
          <table:table-cell office:value-type="date" office:date-value="2026-03-03T08:32:42" table:formula="of:=['export-syd-2026-03-31_(2)'.$D261]+['export-syd-2026-03-31_(2)'.$E261]" table:style-name="ce5">
            <text:p>2026-03-03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7" table:style-name="ce1">
            <text:p>277</text:p>
          </table:table-cell>
          <table:table-cell office:value-type="date" office:date-value="2026-03-04T00:00:00" table:style-name="ce3">
            <text:p>2026-03-04</text:p>
          </table:table-cell>
          <table:table-cell office:value-type="time" office:time-value="PT8H32M52S" table:style-name="ce4">
            <text:p>08:32:52</text:p>
          </table:table-cell>
          <table:table-cell office:value-type="float" office:value="59.6" table:style-name="ce1">
            <text:p>59,6</text:p>
          </table:table-cell>
          <table:table-cell office:value-type="float" office:value="8.6" table:style-name="ce1">
            <text:p>8,6</text:p>
          </table:table-cell>
          <table:table-cell office:value-type="float" office:value="0" table:style-name="ce1">
            <text:p>0</text:p>
          </table:table-cell>
          <table:table-cell office:value-type="date" office:date-value="2026-03-04T08:32:52" table:formula="of:=['export-syd-2026-03-31_(2)'.$D262]+['export-syd-2026-03-31_(2)'.$E262]" table:style-name="ce5">
            <text:p>2026-03-04 08: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8" table:style-name="ce1">
            <text:p>278</text:p>
          </table:table-cell>
          <table:table-cell office:value-type="date" office:date-value="2026-03-05T00:00:00" table:style-name="ce3">
            <text:p>2026-03-05</text:p>
          </table:table-cell>
          <table:table-cell office:value-type="time" office:time-value="PT8H33M1S" table:style-name="ce4">
            <text:p>08:33:01</text:p>
          </table:table-cell>
          <table:table-cell office:value-type="float" office:value="62.6" table:style-name="ce1">
            <text:p>62,6</text:p>
          </table:table-cell>
          <table:table-cell office:value-type="float" office:value="8.4" table:style-name="ce1">
            <text:p>8,4</text:p>
          </table:table-cell>
          <table:table-cell office:value-type="float" office:value="0" table:style-name="ce1">
            <text:p>0</text:p>
          </table:table-cell>
          <table:table-cell office:value-type="date" office:date-value="2026-03-05T08:33:01" table:formula="of:=['export-syd-2026-03-31_(2)'.$D263]+['export-syd-2026-03-31_(2)'.$E263]" table:style-name="ce5">
            <text:p>2026-03-05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79" table:style-name="ce1">
            <text:p>279</text:p>
          </table:table-cell>
          <table:table-cell office:value-type="date" office:date-value="2026-03-06T00:00:00" table:style-name="ce3">
            <text:p>2026-03-06</text:p>
          </table:table-cell>
          <table:table-cell office:value-type="time" office:time-value="PT8H33M11S" table:style-name="ce4">
            <text:p>08:33:11</text:p>
          </table:table-cell>
          <table:table-cell office:value-type="float" office:value="64.2" table:style-name="ce1">
            <text:p>64,2</text:p>
          </table:table-cell>
          <table:table-cell office:value-type="float" office:value="8.6" table:style-name="ce1">
            <text:p>8,6</text:p>
          </table:table-cell>
          <table:table-cell office:value-type="float" office:value="0" table:style-name="ce1">
            <text:p>0</text:p>
          </table:table-cell>
          <table:table-cell office:value-type="date" office:date-value="2026-03-06T08:33:11" table:formula="of:=['export-syd-2026-03-31_(2)'.$D264]+['export-syd-2026-03-31_(2)'.$E264]" table:style-name="ce5">
            <text:p>2026-03-06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0" table:style-name="ce1">
            <text:p>280</text:p>
          </table:table-cell>
          <table:table-cell office:value-type="date" office:date-value="2026-03-07T00:00:00" table:style-name="ce3">
            <text:p>2026-03-07</text:p>
          </table:table-cell>
          <table:table-cell office:value-type="time" office:time-value="PT8H33M20S" table:style-name="ce4">
            <text:p>08:33:2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0" table:style-name="ce1">
            <text:p>0</text:p>
          </table:table-cell>
          <table:table-cell office:value-type="date" office:date-value="2026-03-07T08:33:20" table:formula="of:=['export-syd-2026-03-31_(2)'.$D265]+['export-syd-2026-03-31_(2)'.$E265]" table:style-name="ce5">
            <text:p>2026-03-07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1" table:style-name="ce1">
            <text:p>281</text:p>
          </table:table-cell>
          <table:table-cell office:value-type="date" office:date-value="2026-03-08T00:00:00" table:style-name="ce3">
            <text:p>2026-03-08</text:p>
          </table:table-cell>
          <table:table-cell office:value-type="time" office:time-value="PT8H33M29S" table:style-name="ce4">
            <text:p>08:33:29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8.6" table:style-name="ce1">
            <text:p>8,6</text:p>
          </table:table-cell>
          <table:table-cell office:value-type="float" office:value="0" table:style-name="ce1">
            <text:p>0</text:p>
          </table:table-cell>
          <table:table-cell office:value-type="date" office:date-value="2026-03-08T08:33:29" table:formula="of:=['export-syd-2026-03-31_(2)'.$D266]+['export-syd-2026-03-31_(2)'.$E266]" table:style-name="ce5">
            <text:p>2026-03-08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2" table:style-name="ce1">
            <text:p>282</text:p>
          </table:table-cell>
          <table:table-cell office:value-type="date" office:date-value="2026-03-09T00:00:00" table:style-name="ce3">
            <text:p>2026-03-09</text:p>
          </table:table-cell>
          <table:table-cell office:value-type="time" office:time-value="PT8H33M38S" table:style-name="ce4">
            <text:p>08:33:38</text:p>
          </table:table-cell>
          <table:table-cell office:value-type="float" office:value="67.2" table:style-name="ce1">
            <text:p>67,2</text:p>
          </table:table-cell>
          <table:table-cell office:value-type="float" office:value="8.6" table:style-name="ce1">
            <text:p>8,6</text:p>
          </table:table-cell>
          <table:table-cell office:value-type="float" office:value="0" table:style-name="ce1">
            <text:p>0</text:p>
          </table:table-cell>
          <table:table-cell office:value-type="date" office:date-value="2026-03-09T08:33:38" table:formula="of:=['export-syd-2026-03-31_(2)'.$D267]+['export-syd-2026-03-31_(2)'.$E267]" table:style-name="ce5">
            <text:p>2026-03-09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3" table:style-name="ce1">
            <text:p>283</text:p>
          </table:table-cell>
          <table:table-cell office:value-type="date" office:date-value="2026-03-10T00:00:00" table:style-name="ce3">
            <text:p>2026-03-10</text:p>
          </table:table-cell>
          <table:table-cell office:value-type="time" office:time-value="PT8H33M48S" table:style-name="ce4">
            <text:p>08:33:48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0" table:style-name="ce1">
            <text:p>0</text:p>
          </table:table-cell>
          <table:table-cell office:value-type="date" office:date-value="2026-03-10T08:33:48" table:formula="of:=['export-syd-2026-03-31_(2)'.$D268]+['export-syd-2026-03-31_(2)'.$E268]" table:style-name="ce5">
            <text:p>2026-03-10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4" table:style-name="ce1">
            <text:p>284</text:p>
          </table:table-cell>
          <table:table-cell office:value-type="date" office:date-value="2026-03-11T00:00:00" table:style-name="ce3">
            <text:p>2026-03-11</text:p>
          </table:table-cell>
          <table:table-cell office:value-type="time" office:time-value="PT8H33M57S" table:style-name="ce4">
            <text:p>08:33:57</text:p>
          </table:table-cell>
          <table:table-cell office:value-type="float" office:value="68" table:style-name="ce1">
            <text:p>6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11T08:33:57" table:formula="of:=['export-syd-2026-03-31_(2)'.$D269]+['export-syd-2026-03-31_(2)'.$E269]" table:style-name="ce5">
            <text:p>2026-03-11 08:3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5" table:style-name="ce1">
            <text:p>285</text:p>
          </table:table-cell>
          <table:table-cell office:value-type="date" office:date-value="2026-03-12T00:00:00" table:style-name="ce3">
            <text:p>2026-03-12</text:p>
          </table:table-cell>
          <table:table-cell office:value-type="time" office:time-value="PT8H34M6S" table:style-name="ce4">
            <text:p>08:34:06</text:p>
          </table:table-cell>
          <table:table-cell office:value-type="float" office:value="68.7" table:style-name="ce1">
            <text:p>68,7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12T08:34:06" table:formula="of:=['export-syd-2026-03-31_(2)'.$D270]+['export-syd-2026-03-31_(2)'.$E270]" table:style-name="ce5">
            <text:p>2026-03-12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6" table:style-name="ce1">
            <text:p>286</text:p>
          </table:table-cell>
          <table:table-cell office:value-type="date" office:date-value="2026-03-13T00:00:00" table:style-name="ce3">
            <text:p>2026-03-13</text:p>
          </table:table-cell>
          <table:table-cell office:value-type="time" office:time-value="PT8H34M16S" table:style-name="ce4">
            <text:p>08:34:16</text:p>
          </table:table-cell>
          <table:table-cell office:value-type="float" office:value="69" table:style-name="ce1">
            <text:p>69</text:p>
          </table:table-cell>
          <table:table-cell office:value-type="float" office:value="8.9" table:style-name="ce1">
            <text:p>8,9</text:p>
          </table:table-cell>
          <table:table-cell office:value-type="float" office:value="0" table:style-name="ce1">
            <text:p>0</text:p>
          </table:table-cell>
          <table:table-cell office:value-type="date" office:date-value="2026-03-13T08:34:16" table:formula="of:=['export-syd-2026-03-31_(2)'.$D271]+['export-syd-2026-03-31_(2)'.$E271]" table:style-name="ce5">
            <text:p>2026-03-13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7" table:style-name="ce1">
            <text:p>287</text:p>
          </table:table-cell>
          <table:table-cell office:value-type="date" office:date-value="2026-03-14T00:00:00" table:style-name="ce3">
            <text:p>2026-03-14</text:p>
          </table:table-cell>
          <table:table-cell office:value-type="time" office:time-value="PT8H34M25S" table:style-name="ce4">
            <text:p>08:34:25</text:p>
          </table:table-cell>
          <table:table-cell office:value-type="float" office:value="69.5" table:style-name="ce1">
            <text:p>69,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14T08:34:25" table:formula="of:=['export-syd-2026-03-31_(2)'.$D272]+['export-syd-2026-03-31_(2)'.$E272]" table:style-name="ce5">
            <text:p>2026-03-14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8" table:style-name="ce1">
            <text:p>288</text:p>
          </table:table-cell>
          <table:table-cell office:value-type="date" office:date-value="2026-03-15T00:00:00" table:style-name="ce3">
            <text:p>2026-03-15</text:p>
          </table:table-cell>
          <table:table-cell office:value-type="time" office:time-value="PT8H34M34S" table:style-name="ce4">
            <text:p>08:34:34</text:p>
          </table:table-cell>
          <table:table-cell office:value-type="float" office:value="69.7" table:style-name="ce1">
            <text:p>69,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15T08:34:34" table:formula="of:=['export-syd-2026-03-31_(2)'.$D273]+['export-syd-2026-03-31_(2)'.$E273]" table:style-name="ce5">
            <text:p>2026-03-15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89" table:style-name="ce1">
            <text:p>289</text:p>
          </table:table-cell>
          <table:table-cell office:value-type="date" office:date-value="2026-03-16T00:00:00" table:style-name="ce3">
            <text:p>2026-03-16</text:p>
          </table:table-cell>
          <table:table-cell office:value-type="time" office:time-value="PT8H34M44S" table:style-name="ce4">
            <text:p>08:34:44</text:p>
          </table:table-cell>
          <table:table-cell office:value-type="float" office:value="70.2" table:style-name="ce1">
            <text:p>70,2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0" table:style-name="ce1">
            <text:p>0</text:p>
          </table:table-cell>
          <table:table-cell office:value-type="date" office:date-value="2026-03-16T08:34:44" table:formula="of:=['export-syd-2026-03-31_(2)'.$D274]+['export-syd-2026-03-31_(2)'.$E274]" table:style-name="ce5">
            <text:p>2026-03-16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0" table:style-name="ce1">
            <text:p>290</text:p>
          </table:table-cell>
          <table:table-cell office:value-type="date" office:date-value="2026-03-17T00:00:00" table:style-name="ce3">
            <text:p>2026-03-17</text:p>
          </table:table-cell>
          <table:table-cell office:value-type="time" office:time-value="PT8H34M53S" table:style-name="ce4">
            <text:p>08:34:53</text:p>
          </table:table-cell>
          <table:table-cell office:value-type="float" office:value="70.2" table:style-name="ce1">
            <text:p>70,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17T08:34:53" table:formula="of:=['export-syd-2026-03-31_(2)'.$D275]+['export-syd-2026-03-31_(2)'.$E275]" table:style-name="ce5">
            <text:p>2026-03-17 08:3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1" table:style-name="ce1">
            <text:p>291</text:p>
          </table:table-cell>
          <table:table-cell office:value-type="date" office:date-value="2026-03-18T00:00:00" table:style-name="ce3">
            <text:p>2026-03-18</text:p>
          </table:table-cell>
          <table:table-cell office:value-type="time" office:time-value="PT8H35M2S" table:style-name="ce4">
            <text:p>08:35:02</text:p>
          </table:table-cell>
          <table:table-cell office:value-type="float" office:value="70.2" table:style-name="ce1">
            <text:p>70,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18T08:35:02" table:formula="of:=['export-syd-2026-03-31_(2)'.$D276]+['export-syd-2026-03-31_(2)'.$E276]" table:style-name="ce5">
            <text:p>2026-03-18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2" table:style-name="ce1">
            <text:p>292</text:p>
          </table:table-cell>
          <table:table-cell office:value-type="date" office:date-value="2026-03-19T00:00:00" table:style-name="ce3">
            <text:p>2026-03-19</text:p>
          </table:table-cell>
          <table:table-cell office:value-type="time" office:time-value="PT8H35M12S" table:style-name="ce4">
            <text:p>08:35:12</text:p>
          </table:table-cell>
          <table:table-cell office:value-type="float" office:value="70.8" table:style-name="ce1">
            <text:p>70,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19T08:35:12" table:formula="of:=['export-syd-2026-03-31_(2)'.$D277]+['export-syd-2026-03-31_(2)'.$E277]" table:style-name="ce5">
            <text:p>2026-03-19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3" table:style-name="ce1">
            <text:p>293</text:p>
          </table:table-cell>
          <table:table-cell office:value-type="date" office:date-value="2026-03-20T00:00:00" table:style-name="ce3">
            <text:p>2026-03-20</text:p>
          </table:table-cell>
          <table:table-cell office:value-type="time" office:time-value="PT8H35M21S" table:style-name="ce4">
            <text:p>08:35:21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20T08:35:21" table:formula="of:=['export-syd-2026-03-31_(2)'.$D278]+['export-syd-2026-03-31_(2)'.$E278]" table:style-name="ce5">
            <text:p>2026-03-20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4" table:style-name="ce1">
            <text:p>294</text:p>
          </table:table-cell>
          <table:table-cell office:value-type="date" office:date-value="2026-03-21T00:00:00" table:style-name="ce3">
            <text:p>2026-03-21</text:p>
          </table:table-cell>
          <table:table-cell office:value-type="time" office:time-value="PT8H35M30S" table:style-name="ce4">
            <text:p>08:35:3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21T08:35:30" table:formula="of:=['export-syd-2026-03-31_(2)'.$D279]+['export-syd-2026-03-31_(2)'.$E279]" table:style-name="ce5">
            <text:p>2026-03-21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5" table:style-name="ce1">
            <text:p>295</text:p>
          </table:table-cell>
          <table:table-cell office:value-type="date" office:date-value="2026-03-22T00:00:00" table:style-name="ce3">
            <text:p>2026-03-22</text:p>
          </table:table-cell>
          <table:table-cell office:value-type="time" office:time-value="PT8H35M40S" table:style-name="ce4">
            <text:p>08:35:4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22T08:35:40" table:formula="of:=['export-syd-2026-03-31_(2)'.$D280]+['export-syd-2026-03-31_(2)'.$E280]" table:style-name="ce5">
            <text:p>2026-03-22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6" table:style-name="ce1">
            <text:p>296</text:p>
          </table:table-cell>
          <table:table-cell office:value-type="date" office:date-value="2026-03-23T00:00:00" table:style-name="ce3">
            <text:p>2026-03-23</text:p>
          </table:table-cell>
          <table:table-cell office:value-type="time" office:time-value="PT8H35M49S" table:style-name="ce4">
            <text:p>08:35:49</text:p>
          </table:table-cell>
          <table:table-cell office:value-type="float" office:value="71.8" table:style-name="ce1">
            <text:p>71,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23T08:35:49" table:formula="of:=['export-syd-2026-03-31_(2)'.$D281]+['export-syd-2026-03-31_(2)'.$E281]" table:style-name="ce5">
            <text:p>2026-03-23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7" table:style-name="ce1">
            <text:p>297</text:p>
          </table:table-cell>
          <table:table-cell office:value-type="date" office:date-value="2026-03-24T00:00:00" table:style-name="ce3">
            <text:p>2026-03-24</text:p>
          </table:table-cell>
          <table:table-cell office:value-type="time" office:time-value="PT8H35M58S" table:style-name="ce4">
            <text:p>08:35:58</text:p>
          </table:table-cell>
          <table:table-cell office:value-type="float" office:value="71.7" table:style-name="ce1">
            <text:p>71,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24T08:35:58" table:formula="of:=['export-syd-2026-03-31_(2)'.$D282]+['export-syd-2026-03-31_(2)'.$E282]" table:style-name="ce5">
            <text:p>2026-03-24 08:3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8" table:style-name="ce1">
            <text:p>298</text:p>
          </table:table-cell>
          <table:table-cell office:value-type="date" office:date-value="2026-03-25T00:00:00" table:style-name="ce3">
            <text:p>2026-03-25</text:p>
          </table:table-cell>
          <table:table-cell office:value-type="time" office:time-value="PT8H36M8S" table:style-name="ce4">
            <text:p>08:36:08</text:p>
          </table:table-cell>
          <table:table-cell office:value-type="float" office:value="71.8" table:style-name="ce1">
            <text:p>71,8</text:p>
          </table:table-cell>
          <table:table-cell office:value-type="float" office:value="8.9" table:style-name="ce1">
            <text:p>8,9</text:p>
          </table:table-cell>
          <table:table-cell office:value-type="float" office:value="0" table:style-name="ce1">
            <text:p>0</text:p>
          </table:table-cell>
          <table:table-cell office:value-type="date" office:date-value="2026-03-25T08:36:08" table:formula="of:=['export-syd-2026-03-31_(2)'.$D283]+['export-syd-2026-03-31_(2)'.$E283]" table:style-name="ce5">
            <text:p>2026-03-25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299" table:style-name="ce1">
            <text:p>299</text:p>
          </table:table-cell>
          <table:table-cell office:value-type="date" office:date-value="2026-03-26T00:00:00" table:style-name="ce3">
            <text:p>2026-03-26</text:p>
          </table:table-cell>
          <table:table-cell office:value-type="time" office:time-value="PT8H36M17S" table:style-name="ce4">
            <text:p>08:36:17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8.9" table:style-name="ce1">
            <text:p>8,9</text:p>
          </table:table-cell>
          <table:table-cell office:value-type="float" office:value="0" table:style-name="ce1">
            <text:p>0</text:p>
          </table:table-cell>
          <table:table-cell office:value-type="date" office:date-value="2026-03-26T08:36:17" table:formula="of:=['export-syd-2026-03-31_(2)'.$D284]+['export-syd-2026-03-31_(2)'.$E284]" table:style-name="ce5">
            <text:p>2026-03-26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0" table:style-name="ce1">
            <text:p>300</text:p>
          </table:table-cell>
          <table:table-cell office:value-type="date" office:date-value="2026-03-27T00:00:00" table:style-name="ce3">
            <text:p>2026-03-27</text:p>
          </table:table-cell>
          <table:table-cell office:value-type="time" office:time-value="PT8H36M26S" table:style-name="ce4">
            <text:p>08:36:26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27T08:36:26" table:formula="of:=['export-syd-2026-03-31_(2)'.$D285]+['export-syd-2026-03-31_(2)'.$E285]" table:style-name="ce5">
            <text:p>2026-03-27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1" table:style-name="ce1">
            <text:p>301</text:p>
          </table:table-cell>
          <table:table-cell office:value-type="date" office:date-value="2026-03-28T00:00:00" table:style-name="ce3">
            <text:p>2026-03-28</text:p>
          </table:table-cell>
          <table:table-cell office:value-type="time" office:time-value="PT8H36M35S" table:style-name="ce4">
            <text:p>08:36:35</text:p>
          </table:table-cell>
          <table:table-cell office:value-type="float" office:value="71.8" table:style-name="ce1">
            <text:p>71,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date" office:date-value="2026-03-28T08:36:35" table:formula="of:=['export-syd-2026-03-31_(2)'.$D286]+['export-syd-2026-03-31_(2)'.$E286]" table:style-name="ce5">
            <text:p>2026-03-28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2" table:style-name="ce1">
            <text:p>302</text:p>
          </table:table-cell>
          <table:table-cell office:value-type="date" office:date-value="2026-03-29T00:00:00" table:style-name="ce3">
            <text:p>2026-03-29</text:p>
          </table:table-cell>
          <table:table-cell office:value-type="time" office:time-value="PT8H36M45S" table:style-name="ce4">
            <text:p>08:36:45</text:p>
          </table:table-cell>
          <table:table-cell office:value-type="float" office:value="72" table:style-name="ce1">
            <text:p>7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date" office:date-value="2026-03-29T08:36:45" table:formula="of:=['export-syd-2026-03-31_(2)'.$D287]+['export-syd-2026-03-31_(2)'.$E287]" table:style-name="ce5">
            <text:p>2026-03-29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3" table:style-name="ce1">
            <text:p>303</text:p>
          </table:table-cell>
          <table:table-cell office:value-type="date" office:date-value="2026-03-30T00:00:00" table:style-name="ce3">
            <text:p>2026-03-30</text:p>
          </table:table-cell>
          <table:table-cell office:value-type="time" office:time-value="PT8H36M54S" table:style-name="ce4">
            <text:p>08:36:54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8.9" table:style-name="ce1">
            <text:p>8,9</text:p>
          </table:table-cell>
          <table:table-cell office:value-type="float" office:value="0" table:style-name="ce1">
            <text:p>0</text:p>
          </table:table-cell>
          <table:table-cell office:value-type="date" office:date-value="2026-03-30T08:36:54" table:formula="of:=['export-syd-2026-03-31_(2)'.$D288]+['export-syd-2026-03-31_(2)'.$E288]" table:style-name="ce5">
            <text:p>2026-03-30 08:3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757</text:p>
          </table:table-cell>
          <table:table-cell office:value-type="string" table:style-name="ce2">
            <text:p>KällarväggSyd<text:s/></text:p>
          </table:table-cell>
          <table:table-cell office:value-type="float" office:value="304" table:style-name="ce1">
            <text:p>304</text:p>
          </table:table-cell>
          <table:table-cell office:value-type="date" office:date-value="2026-03-31T00:00:00" table:style-name="ce3">
            <text:p>2026-03-31</text:p>
          </table:table-cell>
          <table:table-cell office:value-type="time" office:time-value="PT8H37M3S" table:style-name="ce4">
            <text:p>08:37:03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9" table:style-name="ce1">
            <text:p>9</text:p>
          </table:table-cell>
          <table:table-cell office:value-type="float" office:value="6.2" table:style-name="ce1">
            <text:p>6,2</text:p>
          </table:table-cell>
          <table:table-cell office:value-type="date" office:date-value="2026-03-31T08:37:03" table:formula="of:=['export-syd-2026-03-31_(2)'.$D289]+['export-syd-2026-03-31_(2)'.$E289]" table:style-name="ce5">
            <text:p>2026-03-31 08:37</text:p>
          </table:table-cell>
          <table:table-cell office:value-type="float" office:value="6.2" table:style-name="ce1">
            <text:p>6,2</text:p>
          </table:table-cell>
          <table:table-cell table:number-columns-repeated="16374"/>
        </table:table-row>
        <table:table-row table:number-rows-repeated="1048287" table:style-name="ro1">
          <table:table-cell table:number-columns-repeated="16384"/>
        </table:table-row>
      </table:table>
      <table:table table:name="export-nord-2026-03-31_(2)" table:style-name="ta1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nsorId</text:p>
          </table:table-cell>
          <table:table-cell office:value-type="string" table:style-name="ce1">
            <text:p>SensorName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%RH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WM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WM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58" table:style-name="ce1">
            <text:p>258</text:p>
          </table:table-cell>
          <table:table-cell office:value-type="date" office:date-value="2025-06-07T00:00:00" table:style-name="ce3">
            <text:p>2025-06-07</text:p>
          </table:table-cell>
          <table:table-cell office:value-type="time" office:time-value="PT9H8M59S" table:style-name="ce4">
            <text:p>09:08:59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3.9" table:style-name="ce1">
            <text:p>23,9</text:p>
          </table:table-cell>
          <table:table-cell office:value-type="date" office:date-value="2025-06-07T09:08:59" table:formula="of:=['export-nord-2026-03-31_(2)'.$D2]+['export-nord-2026-03-31_(2)'.$E2]" table:style-name="ce5">
            <text:p>2025-06-07 09:08</text:p>
          </table:table-cell>
          <table:table-cell office:value-type="float" office:value="23.9" table:style-name="ce1">
            <text:p>23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59" table:style-name="ce1">
            <text:p>259</text:p>
          </table:table-cell>
          <table:table-cell office:value-type="date" office:date-value="2025-06-08T00:00:00" table:style-name="ce3">
            <text:p>2025-06-08</text:p>
          </table:table-cell>
          <table:table-cell office:value-type="time" office:time-value="PT9H9M9S" table:style-name="ce4">
            <text:p>09:09:09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5.4" table:style-name="ce1">
            <text:p>25,4</text:p>
          </table:table-cell>
          <table:table-cell office:value-type="date" office:date-value="2025-06-08T09:09:09" table:formula="of:=['export-nord-2026-03-31_(2)'.$D3]+['export-nord-2026-03-31_(2)'.$E3]" table:style-name="ce5">
            <text:p>2025-06-08 09:09</text:p>
          </table:table-cell>
          <table:table-cell office:value-type="float" office:value="25.4" table:style-name="ce1">
            <text:p>25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0" table:style-name="ce1">
            <text:p>260</text:p>
          </table:table-cell>
          <table:table-cell office:value-type="date" office:date-value="2025-06-09T00:00:00" table:style-name="ce3">
            <text:p>2025-06-09</text:p>
          </table:table-cell>
          <table:table-cell office:value-type="time" office:time-value="PT9H9M18S" table:style-name="ce4">
            <text:p>09:09:1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09T09:09:18" table:formula="of:=['export-nord-2026-03-31_(2)'.$D4]+['export-nord-2026-03-31_(2)'.$E4]" table:style-name="ce5">
            <text:p>2025-06-09 09:09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1" table:style-name="ce1">
            <text:p>261</text:p>
          </table:table-cell>
          <table:table-cell office:value-type="date" office:date-value="2025-06-10T00:00:00" table:style-name="ce3">
            <text:p>2025-06-10</text:p>
          </table:table-cell>
          <table:table-cell office:value-type="time" office:time-value="PT9H9M27S" table:style-name="ce4">
            <text:p>09:09:27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5.3" table:style-name="ce1">
            <text:p>25,3</text:p>
          </table:table-cell>
          <table:table-cell office:value-type="date" office:date-value="2025-06-10T09:09:27" table:formula="of:=['export-nord-2026-03-31_(2)'.$D5]+['export-nord-2026-03-31_(2)'.$E5]" table:style-name="ce5">
            <text:p>2025-06-10 09:09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2" table:style-name="ce1">
            <text:p>262</text:p>
          </table:table-cell>
          <table:table-cell office:value-type="date" office:date-value="2025-06-11T00:00:00" table:style-name="ce3">
            <text:p>2025-06-11</text:p>
          </table:table-cell>
          <table:table-cell office:value-type="time" office:time-value="PT9H9M36S" table:style-name="ce4">
            <text:p>09:09:36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5.3" table:style-name="ce1">
            <text:p>25,3</text:p>
          </table:table-cell>
          <table:table-cell office:value-type="date" office:date-value="2025-06-11T09:09:36" table:formula="of:=['export-nord-2026-03-31_(2)'.$D6]+['export-nord-2026-03-31_(2)'.$E6]" table:style-name="ce5">
            <text:p>2025-06-11 09:09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3" table:style-name="ce1">
            <text:p>263</text:p>
          </table:table-cell>
          <table:table-cell office:value-type="date" office:date-value="2025-06-12T00:00:00" table:style-name="ce3">
            <text:p>2025-06-12</text:p>
          </table:table-cell>
          <table:table-cell office:value-type="time" office:time-value="PT9H9M46S" table:style-name="ce4">
            <text:p>09:09:46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5.3" table:style-name="ce1">
            <text:p>25,3</text:p>
          </table:table-cell>
          <table:table-cell office:value-type="date" office:date-value="2025-06-12T09:09:46" table:formula="of:=['export-nord-2026-03-31_(2)'.$D7]+['export-nord-2026-03-31_(2)'.$E7]" table:style-name="ce5">
            <text:p>2025-06-12 09:09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4" table:style-name="ce1">
            <text:p>264</text:p>
          </table:table-cell>
          <table:table-cell office:value-type="date" office:date-value="2025-06-13T00:00:00" table:style-name="ce3">
            <text:p>2025-06-13</text:p>
          </table:table-cell>
          <table:table-cell office:value-type="time" office:time-value="PT9H9M55S" table:style-name="ce4">
            <text:p>09:09:55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5.4" table:style-name="ce1">
            <text:p>25,4</text:p>
          </table:table-cell>
          <table:table-cell office:value-type="date" office:date-value="2025-06-13T09:09:55" table:formula="of:=['export-nord-2026-03-31_(2)'.$D8]+['export-nord-2026-03-31_(2)'.$E8]" table:style-name="ce5">
            <text:p>2025-06-13 09:09</text:p>
          </table:table-cell>
          <table:table-cell office:value-type="float" office:value="25.4" table:style-name="ce1">
            <text:p>25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5" table:style-name="ce1">
            <text:p>265</text:p>
          </table:table-cell>
          <table:table-cell office:value-type="date" office:date-value="2025-06-14T00:00:00" table:style-name="ce3">
            <text:p>2025-06-14</text:p>
          </table:table-cell>
          <table:table-cell office:value-type="time" office:time-value="PT9H10M4S" table:style-name="ce4">
            <text:p>09:10:04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5.7" table:style-name="ce1">
            <text:p>25,7</text:p>
          </table:table-cell>
          <table:table-cell office:value-type="date" office:date-value="2025-06-14T09:10:04" table:formula="of:=['export-nord-2026-03-31_(2)'.$D9]+['export-nord-2026-03-31_(2)'.$E9]" table:style-name="ce5">
            <text:p>2025-06-14 09:10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6" table:style-name="ce1">
            <text:p>266</text:p>
          </table:table-cell>
          <table:table-cell office:value-type="date" office:date-value="2025-06-15T00:00:00" table:style-name="ce3">
            <text:p>2025-06-15</text:p>
          </table:table-cell>
          <table:table-cell office:value-type="time" office:time-value="PT9H10M14S" table:style-name="ce4">
            <text:p>09:10:14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5.5" table:style-name="ce1">
            <text:p>25,5</text:p>
          </table:table-cell>
          <table:table-cell office:value-type="date" office:date-value="2025-06-15T09:10:14" table:formula="of:=['export-nord-2026-03-31_(2)'.$D10]+['export-nord-2026-03-31_(2)'.$E10]" table:style-name="ce5">
            <text:p>2025-06-15 09:10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7" table:style-name="ce1">
            <text:p>267</text:p>
          </table:table-cell>
          <table:table-cell office:value-type="date" office:date-value="2025-06-16T00:00:00" table:style-name="ce3">
            <text:p>2025-06-16</text:p>
          </table:table-cell>
          <table:table-cell office:value-type="time" office:time-value="PT9H10M23S" table:style-name="ce4">
            <text:p>09:10:23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5.5" table:style-name="ce1">
            <text:p>25,5</text:p>
          </table:table-cell>
          <table:table-cell office:value-type="date" office:date-value="2025-06-16T09:10:23" table:formula="of:=['export-nord-2026-03-31_(2)'.$D11]+['export-nord-2026-03-31_(2)'.$E11]" table:style-name="ce5">
            <text:p>2025-06-16 09:10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8" table:style-name="ce1">
            <text:p>268</text:p>
          </table:table-cell>
          <table:table-cell office:value-type="date" office:date-value="2025-06-17T00:00:00" table:style-name="ce3">
            <text:p>2025-06-17</text:p>
          </table:table-cell>
          <table:table-cell office:value-type="time" office:time-value="PT9H10M32S" table:style-name="ce4">
            <text:p>09:10:32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17T09:10:32" table:formula="of:=['export-nord-2026-03-31_(2)'.$D12]+['export-nord-2026-03-31_(2)'.$E12]" table:style-name="ce5">
            <text:p>2025-06-17 09:10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69" table:style-name="ce1">
            <text:p>269</text:p>
          </table:table-cell>
          <table:table-cell office:value-type="date" office:date-value="2025-06-18T00:00:00" table:style-name="ce3">
            <text:p>2025-06-18</text:p>
          </table:table-cell>
          <table:table-cell office:value-type="time" office:time-value="PT9H10M41S" table:style-name="ce4">
            <text:p>09:10:41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5" table:style-name="ce1">
            <text:p>25,5</text:p>
          </table:table-cell>
          <table:table-cell office:value-type="date" office:date-value="2025-06-18T09:10:41" table:formula="of:=['export-nord-2026-03-31_(2)'.$D13]+['export-nord-2026-03-31_(2)'.$E13]" table:style-name="ce5">
            <text:p>2025-06-18 09:10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0" table:style-name="ce1">
            <text:p>270</text:p>
          </table:table-cell>
          <table:table-cell office:value-type="date" office:date-value="2025-06-19T00:00:00" table:style-name="ce3">
            <text:p>2025-06-19</text:p>
          </table:table-cell>
          <table:table-cell office:value-type="time" office:time-value="PT9H10M51S" table:style-name="ce4">
            <text:p>09:10:51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6-19T09:10:51" table:formula="of:=['export-nord-2026-03-31_(2)'.$D14]+['export-nord-2026-03-31_(2)'.$E14]" table:style-name="ce5">
            <text:p>2025-06-19 09:10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1" table:style-name="ce1">
            <text:p>271</text:p>
          </table:table-cell>
          <table:table-cell office:value-type="date" office:date-value="2025-06-20T00:00:00" table:style-name="ce3">
            <text:p>2025-06-20</text:p>
          </table:table-cell>
          <table:table-cell office:value-type="time" office:time-value="PT9H11M0S" table:style-name="ce4">
            <text:p>09:11:00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5.5" table:style-name="ce1">
            <text:p>25,5</text:p>
          </table:table-cell>
          <table:table-cell office:value-type="date" office:date-value="2025-06-20T09:11:00" table:formula="of:=['export-nord-2026-03-31_(2)'.$D15]+['export-nord-2026-03-31_(2)'.$E15]" table:style-name="ce5">
            <text:p>2025-06-20 09:11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2" table:style-name="ce1">
            <text:p>272</text:p>
          </table:table-cell>
          <table:table-cell office:value-type="date" office:date-value="2025-06-21T00:00:00" table:style-name="ce3">
            <text:p>2025-06-21</text:p>
          </table:table-cell>
          <table:table-cell office:value-type="time" office:time-value="PT9H11M9S" table:style-name="ce4">
            <text:p>09:11:09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21T09:11:09" table:formula="of:=['export-nord-2026-03-31_(2)'.$D16]+['export-nord-2026-03-31_(2)'.$E16]" table:style-name="ce5">
            <text:p>2025-06-21 09:11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3" table:style-name="ce1">
            <text:p>273</text:p>
          </table:table-cell>
          <table:table-cell office:value-type="date" office:date-value="2025-06-22T00:00:00" table:style-name="ce3">
            <text:p>2025-06-22</text:p>
          </table:table-cell>
          <table:table-cell office:value-type="time" office:time-value="PT9H11M19S" table:style-name="ce4">
            <text:p>09:11:19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22T09:11:19" table:formula="of:=['export-nord-2026-03-31_(2)'.$D17]+['export-nord-2026-03-31_(2)'.$E17]" table:style-name="ce5">
            <text:p>2025-06-22 09:11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4" table:style-name="ce1">
            <text:p>274</text:p>
          </table:table-cell>
          <table:table-cell office:value-type="date" office:date-value="2025-06-23T00:00:00" table:style-name="ce3">
            <text:p>2025-06-23</text:p>
          </table:table-cell>
          <table:table-cell office:value-type="time" office:time-value="PT9H11M28S" table:style-name="ce4">
            <text:p>09:11:28</text:p>
          </table:table-cell>
          <table:table-cell office:value-type="float" office:value="100" table:style-name="ce1">
            <text:p>100</text:p>
          </table:table-cell>
          <table:table-cell office:value-type="float" office:value="10.6" table:style-name="ce1">
            <text:p>10,6</text:p>
          </table:table-cell>
          <table:table-cell office:value-type="float" office:value="25.7" table:style-name="ce1">
            <text:p>25,7</text:p>
          </table:table-cell>
          <table:table-cell office:value-type="date" office:date-value="2025-06-23T09:11:28" table:formula="of:=['export-nord-2026-03-31_(2)'.$D18]+['export-nord-2026-03-31_(2)'.$E18]" table:style-name="ce5">
            <text:p>2025-06-23 09:11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5" table:style-name="ce1">
            <text:p>275</text:p>
          </table:table-cell>
          <table:table-cell office:value-type="date" office:date-value="2025-06-24T00:00:00" table:style-name="ce3">
            <text:p>2025-06-24</text:p>
          </table:table-cell>
          <table:table-cell office:value-type="time" office:time-value="PT9H11M37S" table:style-name="ce4">
            <text:p>09:11:37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9" table:style-name="ce1">
            <text:p>25,9</text:p>
          </table:table-cell>
          <table:table-cell office:value-type="date" office:date-value="2025-06-24T09:11:37" table:formula="of:=['export-nord-2026-03-31_(2)'.$D19]+['export-nord-2026-03-31_(2)'.$E19]" table:style-name="ce5">
            <text:p>2025-06-24 09:11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6" table:style-name="ce1">
            <text:p>276</text:p>
          </table:table-cell>
          <table:table-cell office:value-type="date" office:date-value="2025-06-25T00:00:00" table:style-name="ce3">
            <text:p>2025-06-25</text:p>
          </table:table-cell>
          <table:table-cell office:value-type="time" office:time-value="PT9H11M46S" table:style-name="ce4">
            <text:p>09:11:46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25T09:11:46" table:formula="of:=['export-nord-2026-03-31_(2)'.$D20]+['export-nord-2026-03-31_(2)'.$E20]" table:style-name="ce5">
            <text:p>2025-06-25 09:11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7" table:style-name="ce1">
            <text:p>277</text:p>
          </table:table-cell>
          <table:table-cell office:value-type="date" office:date-value="2025-06-26T00:00:00" table:style-name="ce3">
            <text:p>2025-06-26</text:p>
          </table:table-cell>
          <table:table-cell office:value-type="time" office:time-value="PT9H11M56S" table:style-name="ce4">
            <text:p>09:11:56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26T09:11:56" table:formula="of:=['export-nord-2026-03-31_(2)'.$D21]+['export-nord-2026-03-31_(2)'.$E21]" table:style-name="ce5">
            <text:p>2025-06-26 09:11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8" table:style-name="ce1">
            <text:p>278</text:p>
          </table:table-cell>
          <table:table-cell office:value-type="date" office:date-value="2025-06-27T00:00:00" table:style-name="ce3">
            <text:p>2025-06-27</text:p>
          </table:table-cell>
          <table:table-cell office:value-type="time" office:time-value="PT9H12M5S" table:style-name="ce4">
            <text:p>09:12:05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9" table:style-name="ce1">
            <text:p>25,9</text:p>
          </table:table-cell>
          <table:table-cell office:value-type="date" office:date-value="2025-06-27T09:12:05" table:formula="of:=['export-nord-2026-03-31_(2)'.$D22]+['export-nord-2026-03-31_(2)'.$E22]" table:style-name="ce5">
            <text:p>2025-06-27 09:12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79" table:style-name="ce1">
            <text:p>279</text:p>
          </table:table-cell>
          <table:table-cell office:value-type="date" office:date-value="2025-06-28T00:00:00" table:style-name="ce3">
            <text:p>2025-06-28</text:p>
          </table:table-cell>
          <table:table-cell office:value-type="time" office:time-value="PT9H12M14S" table:style-name="ce4">
            <text:p>09:12:14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28T09:12:14" table:formula="of:=['export-nord-2026-03-31_(2)'.$D23]+['export-nord-2026-03-31_(2)'.$E23]" table:style-name="ce5">
            <text:p>2025-06-28 09:12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0" table:style-name="ce1">
            <text:p>280</text:p>
          </table:table-cell>
          <table:table-cell office:value-type="date" office:date-value="2025-06-29T00:00:00" table:style-name="ce3">
            <text:p>2025-06-29</text:p>
          </table:table-cell>
          <table:table-cell office:value-type="time" office:time-value="PT9H12M24S" table:style-name="ce4">
            <text:p>09:12:24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6" table:style-name="ce1">
            <text:p>26</text:p>
          </table:table-cell>
          <table:table-cell office:value-type="date" office:date-value="2025-06-29T09:12:24" table:formula="of:=['export-nord-2026-03-31_(2)'.$D24]+['export-nord-2026-03-31_(2)'.$E24]" table:style-name="ce5">
            <text:p>2025-06-29 09:12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1" table:style-name="ce1">
            <text:p>281</text:p>
          </table:table-cell>
          <table:table-cell office:value-type="date" office:date-value="2025-06-30T00:00:00" table:style-name="ce3">
            <text:p>2025-06-30</text:p>
          </table:table-cell>
          <table:table-cell office:value-type="time" office:time-value="PT9H12M33S" table:style-name="ce4">
            <text:p>09:12:33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6-30T09:12:33" table:formula="of:=['export-nord-2026-03-31_(2)'.$D25]+['export-nord-2026-03-31_(2)'.$E25]" table:style-name="ce5">
            <text:p>2025-06-30 09:12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2" table:style-name="ce1">
            <text:p>282</text:p>
          </table:table-cell>
          <table:table-cell office:value-type="date" office:date-value="2025-07-01T00:00:00" table:style-name="ce3">
            <text:p>2025-07-01</text:p>
          </table:table-cell>
          <table:table-cell office:value-type="time" office:time-value="PT9H12M42S" table:style-name="ce4">
            <text:p>09:12:42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5.6" table:style-name="ce1">
            <text:p>25,6</text:p>
          </table:table-cell>
          <table:table-cell office:value-type="date" office:date-value="2025-07-01T09:12:42" table:formula="of:=['export-nord-2026-03-31_(2)'.$D26]+['export-nord-2026-03-31_(2)'.$E26]" table:style-name="ce5">
            <text:p>2025-07-01 09:12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3" table:style-name="ce1">
            <text:p>283</text:p>
          </table:table-cell>
          <table:table-cell office:value-type="date" office:date-value="2025-07-02T00:00:00" table:style-name="ce3">
            <text:p>2025-07-02</text:p>
          </table:table-cell>
          <table:table-cell office:value-type="time" office:time-value="PT9H12M51S" table:style-name="ce4">
            <text:p>09:12:51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5.7" table:style-name="ce1">
            <text:p>25,7</text:p>
          </table:table-cell>
          <table:table-cell office:value-type="date" office:date-value="2025-07-02T09:12:51" table:formula="of:=['export-nord-2026-03-31_(2)'.$D27]+['export-nord-2026-03-31_(2)'.$E27]" table:style-name="ce5">
            <text:p>2025-07-02 09:12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4" table:style-name="ce1">
            <text:p>284</text:p>
          </table:table-cell>
          <table:table-cell office:value-type="date" office:date-value="2025-07-03T00:00:00" table:style-name="ce3">
            <text:p>2025-07-03</text:p>
          </table:table-cell>
          <table:table-cell office:value-type="time" office:time-value="PT9H13M1S" table:style-name="ce4">
            <text:p>09:13:01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7" table:style-name="ce1">
            <text:p>25,7</text:p>
          </table:table-cell>
          <table:table-cell office:value-type="date" office:date-value="2025-07-03T09:13:01" table:formula="of:=['export-nord-2026-03-31_(2)'.$D28]+['export-nord-2026-03-31_(2)'.$E28]" table:style-name="ce5">
            <text:p>2025-07-03 09:13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5" table:style-name="ce1">
            <text:p>285</text:p>
          </table:table-cell>
          <table:table-cell office:value-type="date" office:date-value="2025-07-04T00:00:00" table:style-name="ce3">
            <text:p>2025-07-04</text:p>
          </table:table-cell>
          <table:table-cell office:value-type="time" office:time-value="PT9H13M10S" table:style-name="ce4">
            <text:p>09:13:10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6" table:style-name="ce1">
            <text:p>26</text:p>
          </table:table-cell>
          <table:table-cell office:value-type="date" office:date-value="2025-07-04T09:13:10" table:formula="of:=['export-nord-2026-03-31_(2)'.$D29]+['export-nord-2026-03-31_(2)'.$E29]" table:style-name="ce5">
            <text:p>2025-07-04 09:13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6" table:style-name="ce1">
            <text:p>286</text:p>
          </table:table-cell>
          <table:table-cell office:value-type="date" office:date-value="2025-07-05T00:00:00" table:style-name="ce3">
            <text:p>2025-07-05</text:p>
          </table:table-cell>
          <table:table-cell office:value-type="time" office:time-value="PT9H13M19S" table:style-name="ce4">
            <text:p>09:13:19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05T09:13:19" table:formula="of:=['export-nord-2026-03-31_(2)'.$D30]+['export-nord-2026-03-31_(2)'.$E30]" table:style-name="ce5">
            <text:p>2025-07-05 09:13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7" table:style-name="ce1">
            <text:p>287</text:p>
          </table:table-cell>
          <table:table-cell office:value-type="date" office:date-value="2025-07-06T00:00:00" table:style-name="ce3">
            <text:p>2025-07-06</text:p>
          </table:table-cell>
          <table:table-cell office:value-type="time" office:time-value="PT9H13M29S" table:style-name="ce4">
            <text:p>09:13:29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06T09:13:29" table:formula="of:=['export-nord-2026-03-31_(2)'.$D31]+['export-nord-2026-03-31_(2)'.$E31]" table:style-name="ce5">
            <text:p>2025-07-06 09:13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8" table:style-name="ce1">
            <text:p>288</text:p>
          </table:table-cell>
          <table:table-cell office:value-type="date" office:date-value="2025-07-07T00:00:00" table:style-name="ce3">
            <text:p>2025-07-07</text:p>
          </table:table-cell>
          <table:table-cell office:value-type="time" office:time-value="PT9H13M38S" table:style-name="ce4">
            <text:p>09:13:38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6.1" table:style-name="ce1">
            <text:p>26,1</text:p>
          </table:table-cell>
          <table:table-cell office:value-type="date" office:date-value="2025-07-07T09:13:38" table:formula="of:=['export-nord-2026-03-31_(2)'.$D32]+['export-nord-2026-03-31_(2)'.$E32]" table:style-name="ce5">
            <text:p>2025-07-07 09:13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89" table:style-name="ce1">
            <text:p>289</text:p>
          </table:table-cell>
          <table:table-cell office:value-type="date" office:date-value="2025-07-08T00:00:00" table:style-name="ce3">
            <text:p>2025-07-08</text:p>
          </table:table-cell>
          <table:table-cell office:value-type="time" office:time-value="PT9H13M47S" table:style-name="ce4">
            <text:p>09:13:47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08T09:13:47" table:formula="of:=['export-nord-2026-03-31_(2)'.$D33]+['export-nord-2026-03-31_(2)'.$E33]" table:style-name="ce5">
            <text:p>2025-07-08 09:13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0" table:style-name="ce1">
            <text:p>290</text:p>
          </table:table-cell>
          <table:table-cell office:value-type="date" office:date-value="2025-07-09T00:00:00" table:style-name="ce3">
            <text:p>2025-07-09</text:p>
          </table:table-cell>
          <table:table-cell office:value-type="time" office:time-value="PT9H13M56S" table:style-name="ce4">
            <text:p>09:13:56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09T09:13:56" table:formula="of:=['export-nord-2026-03-31_(2)'.$D34]+['export-nord-2026-03-31_(2)'.$E34]" table:style-name="ce5">
            <text:p>2025-07-09 09:13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1" table:style-name="ce1">
            <text:p>291</text:p>
          </table:table-cell>
          <table:table-cell office:value-type="date" office:date-value="2025-07-10T00:00:00" table:style-name="ce3">
            <text:p>2025-07-10</text:p>
          </table:table-cell>
          <table:table-cell office:value-type="time" office:time-value="PT9H14M6S" table:style-name="ce4">
            <text:p>09:14:06</text:p>
          </table:table-cell>
          <table:table-cell office:value-type="float" office:value="100" table:style-name="ce1">
            <text:p>100</text:p>
          </table:table-cell>
          <table:table-cell office:value-type="float" office:value="10.6" table:style-name="ce1">
            <text:p>10,6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10T09:14:06" table:formula="of:=['export-nord-2026-03-31_(2)'.$D35]+['export-nord-2026-03-31_(2)'.$E35]" table:style-name="ce5">
            <text:p>2025-07-10 09:14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2" table:style-name="ce1">
            <text:p>292</text:p>
          </table:table-cell>
          <table:table-cell office:value-type="date" office:date-value="2025-07-11T00:00:00" table:style-name="ce3">
            <text:p>2025-07-11</text:p>
          </table:table-cell>
          <table:table-cell office:value-type="time" office:time-value="PT9H14M15S" table:style-name="ce4">
            <text:p>09:14:15</text:p>
          </table:table-cell>
          <table:table-cell office:value-type="float" office:value="100" table:style-name="ce1">
            <text:p>100</text:p>
          </table:table-cell>
          <table:table-cell office:value-type="float" office:value="10.6" table:style-name="ce1">
            <text:p>10,6</text:p>
          </table:table-cell>
          <table:table-cell office:value-type="float" office:value="25.8" table:style-name="ce1">
            <text:p>25,8</text:p>
          </table:table-cell>
          <table:table-cell office:value-type="date" office:date-value="2025-07-11T09:14:15" table:formula="of:=['export-nord-2026-03-31_(2)'.$D36]+['export-nord-2026-03-31_(2)'.$E36]" table:style-name="ce5">
            <text:p>2025-07-11 09:14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3" table:style-name="ce1">
            <text:p>293</text:p>
          </table:table-cell>
          <table:table-cell office:value-type="date" office:date-value="2025-07-12T00:00:00" table:style-name="ce3">
            <text:p>2025-07-12</text:p>
          </table:table-cell>
          <table:table-cell office:value-type="time" office:time-value="PT9H14M24S" table:style-name="ce4">
            <text:p>09:14:24</text:p>
          </table:table-cell>
          <table:table-cell office:value-type="float" office:value="100" table:style-name="ce1">
            <text:p>100</text:p>
          </table:table-cell>
          <table:table-cell office:value-type="float" office:value="10.8" table:style-name="ce1">
            <text:p>10,8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12T09:14:24" table:formula="of:=['export-nord-2026-03-31_(2)'.$D37]+['export-nord-2026-03-31_(2)'.$E37]" table:style-name="ce5">
            <text:p>2025-07-12 09:14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4" table:style-name="ce1">
            <text:p>294</text:p>
          </table:table-cell>
          <table:table-cell office:value-type="date" office:date-value="2025-07-13T00:00:00" table:style-name="ce3">
            <text:p>2025-07-13</text:p>
          </table:table-cell>
          <table:table-cell office:value-type="time" office:time-value="PT9H14M34S" table:style-name="ce4">
            <text:p>09:14:34</text:p>
          </table:table-cell>
          <table:table-cell office:value-type="float" office:value="100" table:style-name="ce1">
            <text:p>100</text:p>
          </table:table-cell>
          <table:table-cell office:value-type="float" office:value="10.9" table:style-name="ce1">
            <text:p>10,9</text:p>
          </table:table-cell>
          <table:table-cell office:value-type="float" office:value="26" table:style-name="ce1">
            <text:p>26</text:p>
          </table:table-cell>
          <table:table-cell office:value-type="date" office:date-value="2025-07-13T09:14:34" table:formula="of:=['export-nord-2026-03-31_(2)'.$D38]+['export-nord-2026-03-31_(2)'.$E38]" table:style-name="ce5">
            <text:p>2025-07-13 09:14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5" table:style-name="ce1">
            <text:p>295</text:p>
          </table:table-cell>
          <table:table-cell office:value-type="date" office:date-value="2025-07-14T00:00:00" table:style-name="ce3">
            <text:p>2025-07-14</text:p>
          </table:table-cell>
          <table:table-cell office:value-type="time" office:time-value="PT9H14M43S" table:style-name="ce4">
            <text:p>09:14:4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date" office:date-value="2025-07-14T09:14:43" table:formula="of:=['export-nord-2026-03-31_(2)'.$D39]+['export-nord-2026-03-31_(2)'.$E39]" table:style-name="ce5">
            <text:p>2025-07-14 09:14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6" table:style-name="ce1">
            <text:p>296</text:p>
          </table:table-cell>
          <table:table-cell office:value-type="date" office:date-value="2025-07-15T00:00:00" table:style-name="ce3">
            <text:p>2025-07-15</text:p>
          </table:table-cell>
          <table:table-cell office:value-type="time" office:time-value="PT9H14M52S" table:style-name="ce4">
            <text:p>09:14:52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" table:style-name="ce1">
            <text:p>26</text:p>
          </table:table-cell>
          <table:table-cell office:value-type="date" office:date-value="2025-07-15T09:14:52" table:formula="of:=['export-nord-2026-03-31_(2)'.$D40]+['export-nord-2026-03-31_(2)'.$E40]" table:style-name="ce5">
            <text:p>2025-07-15 09:14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7" table:style-name="ce1">
            <text:p>297</text:p>
          </table:table-cell>
          <table:table-cell office:value-type="date" office:date-value="2025-07-16T00:00:00" table:style-name="ce3">
            <text:p>2025-07-16</text:p>
          </table:table-cell>
          <table:table-cell office:value-type="time" office:time-value="PT9H15M2S" table:style-name="ce4">
            <text:p>09:15:02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1" table:style-name="ce1">
            <text:p>26,1</text:p>
          </table:table-cell>
          <table:table-cell office:value-type="date" office:date-value="2025-07-16T09:15:02" table:formula="of:=['export-nord-2026-03-31_(2)'.$D41]+['export-nord-2026-03-31_(2)'.$E41]" table:style-name="ce5">
            <text:p>2025-07-16 09:15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8" table:style-name="ce1">
            <text:p>298</text:p>
          </table:table-cell>
          <table:table-cell office:value-type="date" office:date-value="2025-07-17T00:00:00" table:style-name="ce3">
            <text:p>2025-07-17</text:p>
          </table:table-cell>
          <table:table-cell office:value-type="time" office:time-value="PT9H15M11S" table:style-name="ce4">
            <text:p>09:15:11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1" table:style-name="ce1">
            <text:p>26,1</text:p>
          </table:table-cell>
          <table:table-cell office:value-type="date" office:date-value="2025-07-17T09:15:11" table:formula="of:=['export-nord-2026-03-31_(2)'.$D42]+['export-nord-2026-03-31_(2)'.$E42]" table:style-name="ce5">
            <text:p>2025-07-17 09:15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299" table:style-name="ce1">
            <text:p>299</text:p>
          </table:table-cell>
          <table:table-cell office:value-type="date" office:date-value="2025-07-18T00:00:00" table:style-name="ce3">
            <text:p>2025-07-18</text:p>
          </table:table-cell>
          <table:table-cell office:value-type="time" office:time-value="PT9H15M20S" table:style-name="ce4">
            <text:p>09:15:20</text:p>
          </table:table-cell>
          <table:table-cell office:value-type="float" office:value="100" table:style-name="ce1">
            <text:p>100</text:p>
          </table:table-cell>
          <table:table-cell office:value-type="float" office:value="11.5" table:style-name="ce1">
            <text:p>11,5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18T09:15:20" table:formula="of:=['export-nord-2026-03-31_(2)'.$D43]+['export-nord-2026-03-31_(2)'.$E43]" table:style-name="ce5">
            <text:p>2025-07-18 09:15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0" table:style-name="ce1">
            <text:p>300</text:p>
          </table:table-cell>
          <table:table-cell office:value-type="date" office:date-value="2025-07-19T00:00:00" table:style-name="ce3">
            <text:p>2025-07-19</text:p>
          </table:table-cell>
          <table:table-cell office:value-type="time" office:time-value="PT9H15M29S" table:style-name="ce4">
            <text:p>09:15:29</text:p>
          </table:table-cell>
          <table:table-cell office:value-type="float" office:value="100" table:style-name="ce1">
            <text:p>100</text:p>
          </table:table-cell>
          <table:table-cell office:value-type="float" office:value="11.6" table:style-name="ce1">
            <text:p>11,6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19T09:15:29" table:formula="of:=['export-nord-2026-03-31_(2)'.$D44]+['export-nord-2026-03-31_(2)'.$E44]" table:style-name="ce5">
            <text:p>2025-07-19 09:15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1" table:style-name="ce1">
            <text:p>301</text:p>
          </table:table-cell>
          <table:table-cell office:value-type="date" office:date-value="2025-07-20T00:00:00" table:style-name="ce3">
            <text:p>2025-07-20</text:p>
          </table:table-cell>
          <table:table-cell office:value-type="time" office:time-value="PT9H15M39S" table:style-name="ce4">
            <text:p>09:15:39</text:p>
          </table:table-cell>
          <table:table-cell office:value-type="float" office:value="100" table:style-name="ce1">
            <text:p>100</text:p>
          </table:table-cell>
          <table:table-cell office:value-type="float" office:value="11.6" table:style-name="ce1">
            <text:p>11,6</text:p>
          </table:table-cell>
          <table:table-cell office:value-type="float" office:value="29" table:style-name="ce1">
            <text:p>29</text:p>
          </table:table-cell>
          <table:table-cell office:value-type="date" office:date-value="2025-07-20T09:15:39" table:formula="of:=['export-nord-2026-03-31_(2)'.$D45]+['export-nord-2026-03-31_(2)'.$E45]" table:style-name="ce5">
            <text:p>2025-07-20 09:15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2" table:style-name="ce1">
            <text:p>302</text:p>
          </table:table-cell>
          <table:table-cell office:value-type="date" office:date-value="2025-07-21T00:00:00" table:style-name="ce3">
            <text:p>2025-07-21</text:p>
          </table:table-cell>
          <table:table-cell office:value-type="time" office:time-value="PT9H15M48S" table:style-name="ce4">
            <text:p>09:15:48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21T09:15:48" table:formula="of:=['export-nord-2026-03-31_(2)'.$D46]+['export-nord-2026-03-31_(2)'.$E46]" table:style-name="ce5">
            <text:p>2025-07-21 09:15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3" table:style-name="ce1">
            <text:p>303</text:p>
          </table:table-cell>
          <table:table-cell office:value-type="date" office:date-value="2025-07-22T00:00:00" table:style-name="ce3">
            <text:p>2025-07-22</text:p>
          </table:table-cell>
          <table:table-cell office:value-type="time" office:time-value="PT9H15M57S" table:style-name="ce4">
            <text:p>09:15:57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22T09:15:57" table:formula="of:=['export-nord-2026-03-31_(2)'.$D47]+['export-nord-2026-03-31_(2)'.$E47]" table:style-name="ce5">
            <text:p>2025-07-22 09:15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4" table:style-name="ce1">
            <text:p>304</text:p>
          </table:table-cell>
          <table:table-cell office:value-type="date" office:date-value="2025-07-23T00:00:00" table:style-name="ce3">
            <text:p>2025-07-23</text:p>
          </table:table-cell>
          <table:table-cell office:value-type="time" office:time-value="PT9H16M7S" table:style-name="ce4">
            <text:p>09:16:07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2" table:style-name="ce1">
            <text:p>26,2</text:p>
          </table:table-cell>
          <table:table-cell office:value-type="date" office:date-value="2025-07-23T09:16:07" table:formula="of:=['export-nord-2026-03-31_(2)'.$D48]+['export-nord-2026-03-31_(2)'.$E48]" table:style-name="ce5">
            <text:p>2025-07-23 09:16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5" table:style-name="ce1">
            <text:p>305</text:p>
          </table:table-cell>
          <table:table-cell office:value-type="date" office:date-value="2025-07-24T00:00:00" table:style-name="ce3">
            <text:p>2025-07-24</text:p>
          </table:table-cell>
          <table:table-cell office:value-type="time" office:time-value="PT9H16M16S" table:style-name="ce4">
            <text:p>09:16:16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4T09:16:16" table:formula="of:=['export-nord-2026-03-31_(2)'.$D49]+['export-nord-2026-03-31_(2)'.$E49]" table:style-name="ce5">
            <text:p>2025-07-24 09:1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6" table:style-name="ce1">
            <text:p>306</text:p>
          </table:table-cell>
          <table:table-cell office:value-type="date" office:date-value="2025-07-25T00:00:00" table:style-name="ce3">
            <text:p>2025-07-25</text:p>
          </table:table-cell>
          <table:table-cell office:value-type="time" office:time-value="PT9H16M25S" table:style-name="ce4">
            <text:p>09:16:25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5T09:16:25" table:formula="of:=['export-nord-2026-03-31_(2)'.$D50]+['export-nord-2026-03-31_(2)'.$E50]" table:style-name="ce5">
            <text:p>2025-07-25 09:1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7" table:style-name="ce1">
            <text:p>307</text:p>
          </table:table-cell>
          <table:table-cell office:value-type="date" office:date-value="2025-07-26T00:00:00" table:style-name="ce3">
            <text:p>2025-07-26</text:p>
          </table:table-cell>
          <table:table-cell office:value-type="time" office:time-value="PT9H16M35S" table:style-name="ce4">
            <text:p>09:16:35</text:p>
          </table:table-cell>
          <table:table-cell office:value-type="float" office:value="100" table:style-name="ce1">
            <text:p>100</text:p>
          </table:table-cell>
          <table:table-cell office:value-type="float" office:value="11.5" table:style-name="ce1">
            <text:p>11,5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6T09:16:35" table:formula="of:=['export-nord-2026-03-31_(2)'.$D51]+['export-nord-2026-03-31_(2)'.$E51]" table:style-name="ce5">
            <text:p>2025-07-26 09:1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8" table:style-name="ce1">
            <text:p>308</text:p>
          </table:table-cell>
          <table:table-cell office:value-type="date" office:date-value="2025-07-27T00:00:00" table:style-name="ce3">
            <text:p>2025-07-27</text:p>
          </table:table-cell>
          <table:table-cell office:value-type="time" office:time-value="PT9H16M44S" table:style-name="ce4">
            <text:p>09:16:44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7T09:16:44" table:formula="of:=['export-nord-2026-03-31_(2)'.$D52]+['export-nord-2026-03-31_(2)'.$E52]" table:style-name="ce5">
            <text:p>2025-07-27 09:1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09" table:style-name="ce1">
            <text:p>309</text:p>
          </table:table-cell>
          <table:table-cell office:value-type="date" office:date-value="2025-07-28T00:00:00" table:style-name="ce3">
            <text:p>2025-07-28</text:p>
          </table:table-cell>
          <table:table-cell office:value-type="time" office:time-value="PT9H16M53S" table:style-name="ce4">
            <text:p>09:16:53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8T09:16:53" table:formula="of:=['export-nord-2026-03-31_(2)'.$D53]+['export-nord-2026-03-31_(2)'.$E53]" table:style-name="ce5">
            <text:p>2025-07-28 09:1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0" table:style-name="ce1">
            <text:p>310</text:p>
          </table:table-cell>
          <table:table-cell office:value-type="date" office:date-value="2025-07-29T00:00:00" table:style-name="ce3">
            <text:p>2025-07-29</text:p>
          </table:table-cell>
          <table:table-cell office:value-type="time" office:time-value="PT9H17M2S" table:style-name="ce4">
            <text:p>09:17:02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29T09:17:02" table:formula="of:=['export-nord-2026-03-31_(2)'.$D54]+['export-nord-2026-03-31_(2)'.$E54]" table:style-name="ce5">
            <text:p>2025-07-29 09:17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1" table:style-name="ce1">
            <text:p>311</text:p>
          </table:table-cell>
          <table:table-cell office:value-type="date" office:date-value="2025-07-30T00:00:00" table:style-name="ce3">
            <text:p>2025-07-30</text:p>
          </table:table-cell>
          <table:table-cell office:value-type="time" office:time-value="PT9H17M12S" table:style-name="ce4">
            <text:p>09:17:12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30T09:17:12" table:formula="of:=['export-nord-2026-03-31_(2)'.$D55]+['export-nord-2026-03-31_(2)'.$E55]" table:style-name="ce5">
            <text:p>2025-07-30 09:17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2" table:style-name="ce1">
            <text:p>312</text:p>
          </table:table-cell>
          <table:table-cell office:value-type="date" office:date-value="2025-07-31T00:00:00" table:style-name="ce3">
            <text:p>2025-07-31</text:p>
          </table:table-cell>
          <table:table-cell office:value-type="time" office:time-value="PT9H17M21S" table:style-name="ce4">
            <text:p>09:17:21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7-31T09:17:21" table:formula="of:=['export-nord-2026-03-31_(2)'.$D56]+['export-nord-2026-03-31_(2)'.$E56]" table:style-name="ce5">
            <text:p>2025-07-31 09:17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3" table:style-name="ce1">
            <text:p>313</text:p>
          </table:table-cell>
          <table:table-cell office:value-type="date" office:date-value="2025-08-01T00:00:00" table:style-name="ce3">
            <text:p>2025-08-01</text:p>
          </table:table-cell>
          <table:table-cell office:value-type="time" office:time-value="PT9H17M30S" table:style-name="ce4">
            <text:p>09:17:30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31.9" table:style-name="ce1">
            <text:p>31,9</text:p>
          </table:table-cell>
          <table:table-cell office:value-type="date" office:date-value="2025-08-01T09:17:30" table:formula="of:=['export-nord-2026-03-31_(2)'.$D57]+['export-nord-2026-03-31_(2)'.$E57]" table:style-name="ce5">
            <text:p>2025-08-01 09:17</text:p>
          </table:table-cell>
          <table:table-cell office:value-type="float" office:value="31.9" table:style-name="ce1">
            <text:p>31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4" table:style-name="ce1">
            <text:p>314</text:p>
          </table:table-cell>
          <table:table-cell office:value-type="date" office:date-value="2025-08-02T00:00:00" table:style-name="ce3">
            <text:p>2025-08-02</text:p>
          </table:table-cell>
          <table:table-cell office:value-type="time" office:time-value="PT9H17M40S" table:style-name="ce4">
            <text:p>09:17:40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8-02T09:17:40" table:formula="of:=['export-nord-2026-03-31_(2)'.$D58]+['export-nord-2026-03-31_(2)'.$E58]" table:style-name="ce5">
            <text:p>2025-08-02 09:17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5" table:style-name="ce1">
            <text:p>315</text:p>
          </table:table-cell>
          <table:table-cell office:value-type="date" office:date-value="2025-08-03T00:00:00" table:style-name="ce3">
            <text:p>2025-08-03</text:p>
          </table:table-cell>
          <table:table-cell office:value-type="time" office:time-value="PT9H17M49S" table:style-name="ce4">
            <text:p>09:17:49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8-03T09:17:49" table:formula="of:=['export-nord-2026-03-31_(2)'.$D59]+['export-nord-2026-03-31_(2)'.$E59]" table:style-name="ce5">
            <text:p>2025-08-03 09:17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6" table:style-name="ce1">
            <text:p>316</text:p>
          </table:table-cell>
          <table:table-cell office:value-type="date" office:date-value="2025-08-04T00:00:00" table:style-name="ce3">
            <text:p>2025-08-04</text:p>
          </table:table-cell>
          <table:table-cell office:value-type="time" office:time-value="PT9H17M58S" table:style-name="ce4">
            <text:p>09:17:58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8-04T09:17:58" table:formula="of:=['export-nord-2026-03-31_(2)'.$D60]+['export-nord-2026-03-31_(2)'.$E60]" table:style-name="ce5">
            <text:p>2025-08-04 09:17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7" table:style-name="ce1">
            <text:p>317</text:p>
          </table:table-cell>
          <table:table-cell office:value-type="date" office:date-value="2025-08-05T00:00:00" table:style-name="ce3">
            <text:p>2025-08-05</text:p>
          </table:table-cell>
          <table:table-cell office:value-type="time" office:time-value="PT9H18M7S" table:style-name="ce4">
            <text:p>09:18:07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05T09:18:07" table:formula="of:=['export-nord-2026-03-31_(2)'.$D61]+['export-nord-2026-03-31_(2)'.$E61]" table:style-name="ce5">
            <text:p>2025-08-05 09:18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8" table:style-name="ce1">
            <text:p>318</text:p>
          </table:table-cell>
          <table:table-cell office:value-type="date" office:date-value="2025-08-06T00:00:00" table:style-name="ce3">
            <text:p>2025-08-06</text:p>
          </table:table-cell>
          <table:table-cell office:value-type="time" office:time-value="PT9H18M17S" table:style-name="ce4">
            <text:p>09:18:17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06T09:18:17" table:formula="of:=['export-nord-2026-03-31_(2)'.$D62]+['export-nord-2026-03-31_(2)'.$E62]" table:style-name="ce5">
            <text:p>2025-08-06 09:18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19" table:style-name="ce1">
            <text:p>319</text:p>
          </table:table-cell>
          <table:table-cell office:value-type="date" office:date-value="2025-08-07T00:00:00" table:style-name="ce3">
            <text:p>2025-08-07</text:p>
          </table:table-cell>
          <table:table-cell office:value-type="time" office:time-value="PT9H18M26S" table:style-name="ce4">
            <text:p>09:18:26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07T09:18:26" table:formula="of:=['export-nord-2026-03-31_(2)'.$D63]+['export-nord-2026-03-31_(2)'.$E63]" table:style-name="ce5">
            <text:p>2025-08-07 09:18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0" table:style-name="ce1">
            <text:p>320</text:p>
          </table:table-cell>
          <table:table-cell office:value-type="date" office:date-value="2025-08-08T00:00:00" table:style-name="ce3">
            <text:p>2025-08-08</text:p>
          </table:table-cell>
          <table:table-cell office:value-type="time" office:time-value="PT9H18M35S" table:style-name="ce4">
            <text:p>09:18:35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8-08T09:18:35" table:formula="of:=['export-nord-2026-03-31_(2)'.$D64]+['export-nord-2026-03-31_(2)'.$E64]" table:style-name="ce5">
            <text:p>2025-08-08 09:18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1" table:style-name="ce1">
            <text:p>321</text:p>
          </table:table-cell>
          <table:table-cell office:value-type="date" office:date-value="2025-08-09T00:00:00" table:style-name="ce3">
            <text:p>2025-08-09</text:p>
          </table:table-cell>
          <table:table-cell office:value-type="time" office:time-value="PT9H18M44S" table:style-name="ce4">
            <text:p>09:18:44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09T09:18:44" table:formula="of:=['export-nord-2026-03-31_(2)'.$D65]+['export-nord-2026-03-31_(2)'.$E65]" table:style-name="ce5">
            <text:p>2025-08-09 09:18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2" table:style-name="ce1">
            <text:p>322</text:p>
          </table:table-cell>
          <table:table-cell office:value-type="date" office:date-value="2025-08-10T00:00:00" table:style-name="ce3">
            <text:p>2025-08-10</text:p>
          </table:table-cell>
          <table:table-cell office:value-type="time" office:time-value="PT9H18M54S" table:style-name="ce4">
            <text:p>09:18:54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0T09:18:54" table:formula="of:=['export-nord-2026-03-31_(2)'.$D66]+['export-nord-2026-03-31_(2)'.$E66]" table:style-name="ce5">
            <text:p>2025-08-10 09:18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3" table:style-name="ce1">
            <text:p>323</text:p>
          </table:table-cell>
          <table:table-cell office:value-type="date" office:date-value="2025-08-11T00:00:00" table:style-name="ce3">
            <text:p>2025-08-11</text:p>
          </table:table-cell>
          <table:table-cell office:value-type="time" office:time-value="PT9H19M3S" table:style-name="ce4">
            <text:p>09:19:03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1T09:19:03" table:formula="of:=['export-nord-2026-03-31_(2)'.$D67]+['export-nord-2026-03-31_(2)'.$E67]" table:style-name="ce5">
            <text:p>2025-08-11 09:19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4" table:style-name="ce1">
            <text:p>324</text:p>
          </table:table-cell>
          <table:table-cell office:value-type="date" office:date-value="2025-08-12T00:00:00" table:style-name="ce3">
            <text:p>2025-08-12</text:p>
          </table:table-cell>
          <table:table-cell office:value-type="time" office:time-value="PT9H19M12S" table:style-name="ce4">
            <text:p>09:19:12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12T09:19:12" table:formula="of:=['export-nord-2026-03-31_(2)'.$D68]+['export-nord-2026-03-31_(2)'.$E68]" table:style-name="ce5">
            <text:p>2025-08-12 09:19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5" table:style-name="ce1">
            <text:p>325</text:p>
          </table:table-cell>
          <table:table-cell office:value-type="date" office:date-value="2025-08-13T00:00:00" table:style-name="ce3">
            <text:p>2025-08-13</text:p>
          </table:table-cell>
          <table:table-cell office:value-type="time" office:time-value="PT9H19M22S" table:style-name="ce4">
            <text:p>09:19:22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3T09:19:22" table:formula="of:=['export-nord-2026-03-31_(2)'.$D69]+['export-nord-2026-03-31_(2)'.$E69]" table:style-name="ce5">
            <text:p>2025-08-13 09:19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6" table:style-name="ce1">
            <text:p>326</text:p>
          </table:table-cell>
          <table:table-cell office:value-type="date" office:date-value="2025-08-14T00:00:00" table:style-name="ce3">
            <text:p>2025-08-14</text:p>
          </table:table-cell>
          <table:table-cell office:value-type="time" office:time-value="PT9H19M31S" table:style-name="ce4">
            <text:p>09:19:31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4T09:19:31" table:formula="of:=['export-nord-2026-03-31_(2)'.$D70]+['export-nord-2026-03-31_(2)'.$E70]" table:style-name="ce5">
            <text:p>2025-08-14 09:19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7" table:style-name="ce1">
            <text:p>327</text:p>
          </table:table-cell>
          <table:table-cell office:value-type="date" office:date-value="2025-08-15T00:00:00" table:style-name="ce3">
            <text:p>2025-08-15</text:p>
          </table:table-cell>
          <table:table-cell office:value-type="time" office:time-value="PT9H19M40S" table:style-name="ce4">
            <text:p>09:19:40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5T09:19:40" table:formula="of:=['export-nord-2026-03-31_(2)'.$D71]+['export-nord-2026-03-31_(2)'.$E71]" table:style-name="ce5">
            <text:p>2025-08-15 09:19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8" table:style-name="ce1">
            <text:p>328</text:p>
          </table:table-cell>
          <table:table-cell office:value-type="date" office:date-value="2025-08-16T00:00:00" table:style-name="ce3">
            <text:p>2025-08-16</text:p>
          </table:table-cell>
          <table:table-cell office:value-type="time" office:time-value="PT9H19M49S" table:style-name="ce4">
            <text:p>09:19:49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7" table:style-name="ce1">
            <text:p>27</text:p>
          </table:table-cell>
          <table:table-cell office:value-type="date" office:date-value="2025-08-16T09:19:49" table:formula="of:=['export-nord-2026-03-31_(2)'.$D72]+['export-nord-2026-03-31_(2)'.$E72]" table:style-name="ce5">
            <text:p>2025-08-16 09:19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29" table:style-name="ce1">
            <text:p>329</text:p>
          </table:table-cell>
          <table:table-cell office:value-type="date" office:date-value="2025-08-17T00:00:00" table:style-name="ce3">
            <text:p>2025-08-17</text:p>
          </table:table-cell>
          <table:table-cell office:value-type="time" office:time-value="PT9H19M59S" table:style-name="ce4">
            <text:p>09:19:59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8-17T09:19:59" table:formula="of:=['export-nord-2026-03-31_(2)'.$D73]+['export-nord-2026-03-31_(2)'.$E73]" table:style-name="ce5">
            <text:p>2025-08-17 09:19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0" table:style-name="ce1">
            <text:p>330</text:p>
          </table:table-cell>
          <table:table-cell office:value-type="date" office:date-value="2025-08-18T00:00:00" table:style-name="ce3">
            <text:p>2025-08-18</text:p>
          </table:table-cell>
          <table:table-cell office:value-type="time" office:time-value="PT9H20M8S" table:style-name="ce4">
            <text:p>09:20:08</text:p>
          </table:table-cell>
          <table:table-cell office:value-type="float" office:value="100" table:style-name="ce1">
            <text:p>100</text:p>
          </table:table-cell>
          <table:table-cell office:value-type="float" office:value="11.5" table:style-name="ce1">
            <text:p>11,5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8-18T09:20:08" table:formula="of:=['export-nord-2026-03-31_(2)'.$D74]+['export-nord-2026-03-31_(2)'.$E74]" table:style-name="ce5">
            <text:p>2025-08-18 09:20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1" table:style-name="ce1">
            <text:p>331</text:p>
          </table:table-cell>
          <table:table-cell office:value-type="date" office:date-value="2025-08-19T00:00:00" table:style-name="ce3">
            <text:p>2025-08-19</text:p>
          </table:table-cell>
          <table:table-cell office:value-type="time" office:time-value="PT9H20M17S" table:style-name="ce4">
            <text:p>09:20:17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19T09:20:17" table:formula="of:=['export-nord-2026-03-31_(2)'.$D75]+['export-nord-2026-03-31_(2)'.$E75]" table:style-name="ce5">
            <text:p>2025-08-19 09:20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2" table:style-name="ce1">
            <text:p>332</text:p>
          </table:table-cell>
          <table:table-cell office:value-type="date" office:date-value="2025-08-20T00:00:00" table:style-name="ce3">
            <text:p>2025-08-20</text:p>
          </table:table-cell>
          <table:table-cell office:value-type="time" office:time-value="PT9H20M26S" table:style-name="ce4">
            <text:p>09:20:26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20T09:20:26" table:formula="of:=['export-nord-2026-03-31_(2)'.$D76]+['export-nord-2026-03-31_(2)'.$E76]" table:style-name="ce5">
            <text:p>2025-08-20 09:20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3" table:style-name="ce1">
            <text:p>333</text:p>
          </table:table-cell>
          <table:table-cell office:value-type="date" office:date-value="2025-08-21T00:00:00" table:style-name="ce3">
            <text:p>2025-08-21</text:p>
          </table:table-cell>
          <table:table-cell office:value-type="time" office:time-value="PT9H20M36S" table:style-name="ce4">
            <text:p>09:20:36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21T09:20:36" table:formula="of:=['export-nord-2026-03-31_(2)'.$D77]+['export-nord-2026-03-31_(2)'.$E77]" table:style-name="ce5">
            <text:p>2025-08-21 09:20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4" table:style-name="ce1">
            <text:p>334</text:p>
          </table:table-cell>
          <table:table-cell office:value-type="date" office:date-value="2025-08-22T00:00:00" table:style-name="ce3">
            <text:p>2025-08-22</text:p>
          </table:table-cell>
          <table:table-cell office:value-type="time" office:time-value="PT9H20M45S" table:style-name="ce4">
            <text:p>09:20:45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22T09:20:45" table:formula="of:=['export-nord-2026-03-31_(2)'.$D78]+['export-nord-2026-03-31_(2)'.$E78]" table:style-name="ce5">
            <text:p>2025-08-22 09:20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5" table:style-name="ce1">
            <text:p>335</text:p>
          </table:table-cell>
          <table:table-cell office:value-type="date" office:date-value="2025-08-23T00:00:00" table:style-name="ce3">
            <text:p>2025-08-23</text:p>
          </table:table-cell>
          <table:table-cell office:value-type="time" office:time-value="PT9H20M54S" table:style-name="ce4">
            <text:p>09:20:54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23T09:20:54" table:formula="of:=['export-nord-2026-03-31_(2)'.$D79]+['export-nord-2026-03-31_(2)'.$E79]" table:style-name="ce5">
            <text:p>2025-08-23 09:20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6" table:style-name="ce1">
            <text:p>336</text:p>
          </table:table-cell>
          <table:table-cell office:value-type="date" office:date-value="2025-08-24T00:00:00" table:style-name="ce3">
            <text:p>2025-08-24</text:p>
          </table:table-cell>
          <table:table-cell office:value-type="time" office:time-value="PT9H21M4S" table:style-name="ce4">
            <text:p>09:21:04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24T09:21:04" table:formula="of:=['export-nord-2026-03-31_(2)'.$D80]+['export-nord-2026-03-31_(2)'.$E80]" table:style-name="ce5">
            <text:p>2025-08-24 09:21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7" table:style-name="ce1">
            <text:p>337</text:p>
          </table:table-cell>
          <table:table-cell office:value-type="date" office:date-value="2025-08-25T00:00:00" table:style-name="ce3">
            <text:p>2025-08-25</text:p>
          </table:table-cell>
          <table:table-cell office:value-type="time" office:time-value="PT9H21M13S" table:style-name="ce4">
            <text:p>09:21:13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6" table:style-name="ce1">
            <text:p>26,6</text:p>
          </table:table-cell>
          <table:table-cell office:value-type="date" office:date-value="2025-08-25T09:21:13" table:formula="of:=['export-nord-2026-03-31_(2)'.$D81]+['export-nord-2026-03-31_(2)'.$E81]" table:style-name="ce5">
            <text:p>2025-08-25 09:21</text:p>
          </table:table-cell>
          <table:table-cell office:value-type="float" office:value="26.6" table:style-name="ce1">
            <text:p>26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8" table:style-name="ce1">
            <text:p>338</text:p>
          </table:table-cell>
          <table:table-cell office:value-type="date" office:date-value="2025-08-26T00:00:00" table:style-name="ce3">
            <text:p>2025-08-26</text:p>
          </table:table-cell>
          <table:table-cell office:value-type="time" office:time-value="PT9H21M22S" table:style-name="ce4">
            <text:p>09:21:22</text:p>
          </table:table-cell>
          <table:table-cell office:value-type="float" office:value="100" table:style-name="ce1">
            <text:p>100</text:p>
          </table:table-cell>
          <table:table-cell office:value-type="float" office:value="11.5" table:style-name="ce1">
            <text:p>11,5</text:p>
          </table:table-cell>
          <table:table-cell office:value-type="float" office:value="27.3" table:style-name="ce1">
            <text:p>27,3</text:p>
          </table:table-cell>
          <table:table-cell office:value-type="date" office:date-value="2025-08-26T09:21:22" table:formula="of:=['export-nord-2026-03-31_(2)'.$D82]+['export-nord-2026-03-31_(2)'.$E82]" table:style-name="ce5">
            <text:p>2025-08-26 09:21</text:p>
          </table:table-cell>
          <table:table-cell office:value-type="float" office:value="27.3" table:style-name="ce1">
            <text:p>27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39" table:style-name="ce1">
            <text:p>339</text:p>
          </table:table-cell>
          <table:table-cell office:value-type="date" office:date-value="2025-08-27T00:00:00" table:style-name="ce3">
            <text:p>2025-08-27</text:p>
          </table:table-cell>
          <table:table-cell office:value-type="time" office:time-value="PT9H21M31S" table:style-name="ce4">
            <text:p>09:21:31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8-27T09:21:31" table:formula="of:=['export-nord-2026-03-31_(2)'.$D83]+['export-nord-2026-03-31_(2)'.$E83]" table:style-name="ce5">
            <text:p>2025-08-27 09:21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0" table:style-name="ce1">
            <text:p>340</text:p>
          </table:table-cell>
          <table:table-cell office:value-type="date" office:date-value="2025-08-28T00:00:00" table:style-name="ce3">
            <text:p>2025-08-28</text:p>
          </table:table-cell>
          <table:table-cell office:value-type="time" office:time-value="PT9H21M41S" table:style-name="ce4">
            <text:p>09:21:41</text:p>
          </table:table-cell>
          <table:table-cell office:value-type="float" office:value="100" table:style-name="ce1">
            <text:p>100</text:p>
          </table:table-cell>
          <table:table-cell office:value-type="float" office:value="11.6" table:style-name="ce1">
            <text:p>11,6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8-28T09:21:41" table:formula="of:=['export-nord-2026-03-31_(2)'.$D84]+['export-nord-2026-03-31_(2)'.$E84]" table:style-name="ce5">
            <text:p>2025-08-28 09:21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1" table:style-name="ce1">
            <text:p>341</text:p>
          </table:table-cell>
          <table:table-cell office:value-type="date" office:date-value="2025-08-29T00:00:00" table:style-name="ce3">
            <text:p>2025-08-29</text:p>
          </table:table-cell>
          <table:table-cell office:value-type="time" office:time-value="PT9H21M50S" table:style-name="ce4">
            <text:p>09:21:50</text:p>
          </table:table-cell>
          <table:table-cell office:value-type="float" office:value="100" table:style-name="ce1">
            <text:p>100</text:p>
          </table:table-cell>
          <table:table-cell office:value-type="float" office:value="11.6" table:style-name="ce1">
            <text:p>11,6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29T09:21:50" table:formula="of:=['export-nord-2026-03-31_(2)'.$D85]+['export-nord-2026-03-31_(2)'.$E85]" table:style-name="ce5">
            <text:p>2025-08-29 09:21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2" table:style-name="ce1">
            <text:p>342</text:p>
          </table:table-cell>
          <table:table-cell office:value-type="date" office:date-value="2025-08-30T00:00:00" table:style-name="ce3">
            <text:p>2025-08-30</text:p>
          </table:table-cell>
          <table:table-cell office:value-type="time" office:time-value="PT9H21M59S" table:style-name="ce4">
            <text:p>09:21:59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8-30T09:21:59" table:formula="of:=['export-nord-2026-03-31_(2)'.$D86]+['export-nord-2026-03-31_(2)'.$E86]" table:style-name="ce5">
            <text:p>2025-08-30 09:21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3" table:style-name="ce1">
            <text:p>343</text:p>
          </table:table-cell>
          <table:table-cell office:value-type="date" office:date-value="2025-08-31T00:00:00" table:style-name="ce3">
            <text:p>2025-08-31</text:p>
          </table:table-cell>
          <table:table-cell office:value-type="time" office:time-value="PT9H22M8S" table:style-name="ce4">
            <text:p>09:22:08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8-31T09:22:08" table:formula="of:=['export-nord-2026-03-31_(2)'.$D87]+['export-nord-2026-03-31_(2)'.$E87]" table:style-name="ce5">
            <text:p>2025-08-31 09:22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4" table:style-name="ce1">
            <text:p>344</text:p>
          </table:table-cell>
          <table:table-cell office:value-type="date" office:date-value="2025-09-01T00:00:00" table:style-name="ce3">
            <text:p>2025-09-01</text:p>
          </table:table-cell>
          <table:table-cell office:value-type="time" office:time-value="PT9H22M18S" table:style-name="ce4">
            <text:p>09:22:18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01T09:22:18" table:formula="of:=['export-nord-2026-03-31_(2)'.$D88]+['export-nord-2026-03-31_(2)'.$E88]" table:style-name="ce5">
            <text:p>2025-09-01 09:22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5" table:style-name="ce1">
            <text:p>345</text:p>
          </table:table-cell>
          <table:table-cell office:value-type="date" office:date-value="2025-09-02T00:00:00" table:style-name="ce3">
            <text:p>2025-09-02</text:p>
          </table:table-cell>
          <table:table-cell office:value-type="time" office:time-value="PT9H22M27S" table:style-name="ce4">
            <text:p>09:22:27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02T09:22:27" table:formula="of:=['export-nord-2026-03-31_(2)'.$D89]+['export-nord-2026-03-31_(2)'.$E89]" table:style-name="ce5">
            <text:p>2025-09-02 09:22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6" table:style-name="ce1">
            <text:p>346</text:p>
          </table:table-cell>
          <table:table-cell office:value-type="date" office:date-value="2025-09-03T00:00:00" table:style-name="ce3">
            <text:p>2025-09-03</text:p>
          </table:table-cell>
          <table:table-cell office:value-type="time" office:time-value="PT9H22M36S" table:style-name="ce4">
            <text:p>09:22:36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03T09:22:36" table:formula="of:=['export-nord-2026-03-31_(2)'.$D90]+['export-nord-2026-03-31_(2)'.$E90]" table:style-name="ce5">
            <text:p>2025-09-03 09:22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7" table:style-name="ce1">
            <text:p>347</text:p>
          </table:table-cell>
          <table:table-cell office:value-type="date" office:date-value="2025-09-04T00:00:00" table:style-name="ce3">
            <text:p>2025-09-04</text:p>
          </table:table-cell>
          <table:table-cell office:value-type="time" office:time-value="PT9H22M45S" table:style-name="ce4">
            <text:p>09:22:45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04T09:22:45" table:formula="of:=['export-nord-2026-03-31_(2)'.$D91]+['export-nord-2026-03-31_(2)'.$E91]" table:style-name="ce5">
            <text:p>2025-09-04 09:22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8" table:style-name="ce1">
            <text:p>348</text:p>
          </table:table-cell>
          <table:table-cell office:value-type="date" office:date-value="2025-09-05T00:00:00" table:style-name="ce3">
            <text:p>2025-09-05</text:p>
          </table:table-cell>
          <table:table-cell office:value-type="time" office:time-value="PT9H22M55S" table:style-name="ce4">
            <text:p>09:22:55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05T09:22:55" table:formula="of:=['export-nord-2026-03-31_(2)'.$D92]+['export-nord-2026-03-31_(2)'.$E92]" table:style-name="ce5">
            <text:p>2025-09-05 09:22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49" table:style-name="ce1">
            <text:p>349</text:p>
          </table:table-cell>
          <table:table-cell office:value-type="date" office:date-value="2025-09-06T00:00:00" table:style-name="ce3">
            <text:p>2025-09-06</text:p>
          </table:table-cell>
          <table:table-cell office:value-type="time" office:time-value="PT9H23M4S" table:style-name="ce4">
            <text:p>09:23:04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06T09:23:04" table:formula="of:=['export-nord-2026-03-31_(2)'.$D93]+['export-nord-2026-03-31_(2)'.$E93]" table:style-name="ce5">
            <text:p>2025-09-06 09:23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0" table:style-name="ce1">
            <text:p>350</text:p>
          </table:table-cell>
          <table:table-cell office:value-type="date" office:date-value="2025-09-07T00:00:00" table:style-name="ce3">
            <text:p>2025-09-07</text:p>
          </table:table-cell>
          <table:table-cell office:value-type="time" office:time-value="PT9H23M13S" table:style-name="ce4">
            <text:p>09:23:13</text:p>
          </table:table-cell>
          <table:table-cell office:value-type="float" office:value="100" table:style-name="ce1">
            <text:p>100</text:p>
          </table:table-cell>
          <table:table-cell office:value-type="float" office:value="11.5" table:style-name="ce1">
            <text:p>11,5</text:p>
          </table:table-cell>
          <table:table-cell office:value-type="float" office:value="27" table:style-name="ce1">
            <text:p>27</text:p>
          </table:table-cell>
          <table:table-cell office:value-type="date" office:date-value="2025-09-07T09:23:13" table:formula="of:=['export-nord-2026-03-31_(2)'.$D94]+['export-nord-2026-03-31_(2)'.$E94]" table:style-name="ce5">
            <text:p>2025-09-07 09:23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1" table:style-name="ce1">
            <text:p>351</text:p>
          </table:table-cell>
          <table:table-cell office:value-type="date" office:date-value="2025-09-08T00:00:00" table:style-name="ce3">
            <text:p>2025-09-08</text:p>
          </table:table-cell>
          <table:table-cell office:value-type="time" office:time-value="PT9H23M22S" table:style-name="ce4">
            <text:p>09:23:22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08T09:23:22" table:formula="of:=['export-nord-2026-03-31_(2)'.$D95]+['export-nord-2026-03-31_(2)'.$E95]" table:style-name="ce5">
            <text:p>2025-09-08 09:23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2" table:style-name="ce1">
            <text:p>352</text:p>
          </table:table-cell>
          <table:table-cell office:value-type="date" office:date-value="2025-09-09T00:00:00" table:style-name="ce3">
            <text:p>2025-09-09</text:p>
          </table:table-cell>
          <table:table-cell office:value-type="time" office:time-value="PT9H23M32S" table:style-name="ce4">
            <text:p>09:23:32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09T09:23:32" table:formula="of:=['export-nord-2026-03-31_(2)'.$D96]+['export-nord-2026-03-31_(2)'.$E96]" table:style-name="ce5">
            <text:p>2025-09-09 09:23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3" table:style-name="ce1">
            <text:p>353</text:p>
          </table:table-cell>
          <table:table-cell office:value-type="date" office:date-value="2025-09-10T00:00:00" table:style-name="ce3">
            <text:p>2025-09-10</text:p>
          </table:table-cell>
          <table:table-cell office:value-type="time" office:time-value="PT9H23M41S" table:style-name="ce4">
            <text:p>09:23:41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0T09:23:41" table:formula="of:=['export-nord-2026-03-31_(2)'.$D97]+['export-nord-2026-03-31_(2)'.$E97]" table:style-name="ce5">
            <text:p>2025-09-10 09:23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4" table:style-name="ce1">
            <text:p>354</text:p>
          </table:table-cell>
          <table:table-cell office:value-type="date" office:date-value="2025-09-11T00:00:00" table:style-name="ce3">
            <text:p>2025-09-11</text:p>
          </table:table-cell>
          <table:table-cell office:value-type="time" office:time-value="PT9H23M50S" table:style-name="ce4">
            <text:p>09:23:50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1T09:23:50" table:formula="of:=['export-nord-2026-03-31_(2)'.$D98]+['export-nord-2026-03-31_(2)'.$E98]" table:style-name="ce5">
            <text:p>2025-09-11 09:23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5" table:style-name="ce1">
            <text:p>355</text:p>
          </table:table-cell>
          <table:table-cell office:value-type="date" office:date-value="2025-09-12T00:00:00" table:style-name="ce3">
            <text:p>2025-09-12</text:p>
          </table:table-cell>
          <table:table-cell office:value-type="time" office:time-value="PT9H24M0S" table:style-name="ce4">
            <text:p>09:24:00</text:p>
          </table:table-cell>
          <table:table-cell office:value-type="float" office:value="100" table:style-name="ce1">
            <text:p>100</text:p>
          </table:table-cell>
          <table:table-cell office:value-type="float" office:value="11.4" table:style-name="ce1">
            <text:p>11,4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2T09:24:00" table:formula="of:=['export-nord-2026-03-31_(2)'.$D99]+['export-nord-2026-03-31_(2)'.$E99]" table:style-name="ce5">
            <text:p>2025-09-12 09:24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6" table:style-name="ce1">
            <text:p>356</text:p>
          </table:table-cell>
          <table:table-cell office:value-type="date" office:date-value="2025-09-13T00:00:00" table:style-name="ce3">
            <text:p>2025-09-13</text:p>
          </table:table-cell>
          <table:table-cell office:value-type="time" office:time-value="PT9H24M9S" table:style-name="ce4">
            <text:p>09:24:09</text:p>
          </table:table-cell>
          <table:table-cell office:value-type="float" office:value="100" table:style-name="ce1">
            <text:p>100</text:p>
          </table:table-cell>
          <table:table-cell office:value-type="float" office:value="11.3" table:style-name="ce1">
            <text:p>11,3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3T09:24:09" table:formula="of:=['export-nord-2026-03-31_(2)'.$D100]+['export-nord-2026-03-31_(2)'.$E100]" table:style-name="ce5">
            <text:p>2025-09-13 09:24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7" table:style-name="ce1">
            <text:p>357</text:p>
          </table:table-cell>
          <table:table-cell office:value-type="date" office:date-value="2025-09-14T00:00:00" table:style-name="ce3">
            <text:p>2025-09-14</text:p>
          </table:table-cell>
          <table:table-cell office:value-type="time" office:time-value="PT9H24M18S" table:style-name="ce4">
            <text:p>09:24:18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4T09:24:18" table:formula="of:=['export-nord-2026-03-31_(2)'.$D101]+['export-nord-2026-03-31_(2)'.$E101]" table:style-name="ce5">
            <text:p>2025-09-14 09:24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8" table:style-name="ce1">
            <text:p>358</text:p>
          </table:table-cell>
          <table:table-cell office:value-type="date" office:date-value="2025-09-15T00:00:00" table:style-name="ce3">
            <text:p>2025-09-15</text:p>
          </table:table-cell>
          <table:table-cell office:value-type="time" office:time-value="PT9H24M27S" table:style-name="ce4">
            <text:p>09:24:27</text:p>
          </table:table-cell>
          <table:table-cell office:value-type="float" office:value="100" table:style-name="ce1">
            <text:p>100</text:p>
          </table:table-cell>
          <table:table-cell office:value-type="float" office:value="11.2" table:style-name="ce1">
            <text:p>11,2</text:p>
          </table:table-cell>
          <table:table-cell office:value-type="float" office:value="26.9" table:style-name="ce1">
            <text:p>26,9</text:p>
          </table:table-cell>
          <table:table-cell office:value-type="date" office:date-value="2025-09-15T09:24:27" table:formula="of:=['export-nord-2026-03-31_(2)'.$D102]+['export-nord-2026-03-31_(2)'.$E102]" table:style-name="ce5">
            <text:p>2025-09-15 09:24</text:p>
          </table:table-cell>
          <table:table-cell office:value-type="float" office:value="26.9" table:style-name="ce1">
            <text:p>26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59" table:style-name="ce1">
            <text:p>359</text:p>
          </table:table-cell>
          <table:table-cell office:value-type="date" office:date-value="2025-09-16T00:00:00" table:style-name="ce3">
            <text:p>2025-09-16</text:p>
          </table:table-cell>
          <table:table-cell office:value-type="time" office:time-value="PT9H24M36S" table:style-name="ce4">
            <text:p>09:24:36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16T09:24:36" table:formula="of:=['export-nord-2026-03-31_(2)'.$D103]+['export-nord-2026-03-31_(2)'.$E103]" table:style-name="ce5">
            <text:p>2025-09-16 09:24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0" table:style-name="ce1">
            <text:p>360</text:p>
          </table:table-cell>
          <table:table-cell office:value-type="date" office:date-value="2025-09-17T00:00:00" table:style-name="ce3">
            <text:p>2025-09-17</text:p>
          </table:table-cell>
          <table:table-cell office:value-type="time" office:time-value="PT9H24M46S" table:style-name="ce4">
            <text:p>09:24:46</text:p>
          </table:table-cell>
          <table:table-cell office:value-type="float" office:value="100" table:style-name="ce1">
            <text:p>100</text:p>
          </table:table-cell>
          <table:table-cell office:value-type="float" office:value="11.1" table:style-name="ce1">
            <text:p>11,1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17T09:24:46" table:formula="of:=['export-nord-2026-03-31_(2)'.$D104]+['export-nord-2026-03-31_(2)'.$E104]" table:style-name="ce5">
            <text:p>2025-09-17 09:24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1" table:style-name="ce1">
            <text:p>361</text:p>
          </table:table-cell>
          <table:table-cell office:value-type="date" office:date-value="2025-09-18T00:00:00" table:style-name="ce3">
            <text:p>2025-09-18</text:p>
          </table:table-cell>
          <table:table-cell office:value-type="time" office:time-value="PT9H24M55S" table:style-name="ce4">
            <text:p>09:24:55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9-18T09:24:55" table:formula="of:=['export-nord-2026-03-31_(2)'.$D105]+['export-nord-2026-03-31_(2)'.$E105]" table:style-name="ce5">
            <text:p>2025-09-18 09:24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2" table:style-name="ce1">
            <text:p>362</text:p>
          </table:table-cell>
          <table:table-cell office:value-type="date" office:date-value="2025-09-19T00:00:00" table:style-name="ce3">
            <text:p>2025-09-19</text:p>
          </table:table-cell>
          <table:table-cell office:value-type="time" office:time-value="PT9H25M4S" table:style-name="ce4">
            <text:p>09:25:04</text:p>
          </table:table-cell>
          <table:table-cell office:value-type="float" office:value="100" table:style-name="ce1">
            <text:p>100</text:p>
          </table:table-cell>
          <table:table-cell office:value-type="float" office:value="10.9" table:style-name="ce1">
            <text:p>10,9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9-19T09:25:04" table:formula="of:=['export-nord-2026-03-31_(2)'.$D106]+['export-nord-2026-03-31_(2)'.$E106]" table:style-name="ce5">
            <text:p>2025-09-19 09:25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3" table:style-name="ce1">
            <text:p>363</text:p>
          </table:table-cell>
          <table:table-cell office:value-type="date" office:date-value="2025-09-20T00:00:00" table:style-name="ce3">
            <text:p>2025-09-20</text:p>
          </table:table-cell>
          <table:table-cell office:value-type="time" office:time-value="PT9H25M13S" table:style-name="ce4">
            <text:p>09:25:13</text:p>
          </table:table-cell>
          <table:table-cell office:value-type="float" office:value="100" table:style-name="ce1">
            <text:p>100</text:p>
          </table:table-cell>
          <table:table-cell office:value-type="float" office:value="10.9" table:style-name="ce1">
            <text:p>10,9</text:p>
          </table:table-cell>
          <table:table-cell office:value-type="float" office:value="26.8" table:style-name="ce1">
            <text:p>26,8</text:p>
          </table:table-cell>
          <table:table-cell office:value-type="date" office:date-value="2025-09-20T09:25:13" table:formula="of:=['export-nord-2026-03-31_(2)'.$D107]+['export-nord-2026-03-31_(2)'.$E107]" table:style-name="ce5">
            <text:p>2025-09-20 09:25</text:p>
          </table:table-cell>
          <table:table-cell office:value-type="float" office:value="26.8" table:style-name="ce1">
            <text:p>26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4" table:style-name="ce1">
            <text:p>364</text:p>
          </table:table-cell>
          <table:table-cell office:value-type="date" office:date-value="2025-09-21T00:00:00" table:style-name="ce3">
            <text:p>2025-09-21</text:p>
          </table:table-cell>
          <table:table-cell office:value-type="time" office:time-value="PT9H25M23S" table:style-name="ce4">
            <text:p>09:25:23</text:p>
          </table:table-cell>
          <table:table-cell office:value-type="float" office:value="100" table:style-name="ce1">
            <text:p>100</text:p>
          </table:table-cell>
          <table:table-cell office:value-type="float" office:value="10.8" table:style-name="ce1">
            <text:p>10,8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9-21T09:25:23" table:formula="of:=['export-nord-2026-03-31_(2)'.$D108]+['export-nord-2026-03-31_(2)'.$E108]" table:style-name="ce5">
            <text:p>2025-09-21 09:25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5" table:style-name="ce1">
            <text:p>365</text:p>
          </table:table-cell>
          <table:table-cell office:value-type="date" office:date-value="2025-09-22T00:00:00" table:style-name="ce3">
            <text:p>2025-09-22</text:p>
          </table:table-cell>
          <table:table-cell office:value-type="time" office:time-value="PT9H25M32S" table:style-name="ce4">
            <text:p>09:25:32</text:p>
          </table:table-cell>
          <table:table-cell office:value-type="float" office:value="100" table:style-name="ce1">
            <text:p>100</text:p>
          </table:table-cell>
          <table:table-cell office:value-type="float" office:value="10.7" table:style-name="ce1">
            <text:p>10,7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9-22T09:25:32" table:formula="of:=['export-nord-2026-03-31_(2)'.$D109]+['export-nord-2026-03-31_(2)'.$E109]" table:style-name="ce5">
            <text:p>2025-09-22 09:25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6" table:style-name="ce1">
            <text:p>366</text:p>
          </table:table-cell>
          <table:table-cell office:value-type="date" office:date-value="2025-09-23T00:00:00" table:style-name="ce3">
            <text:p>2025-09-23</text:p>
          </table:table-cell>
          <table:table-cell office:value-type="time" office:time-value="PT9H25M41S" table:style-name="ce4">
            <text:p>09:25:41</text:p>
          </table:table-cell>
          <table:table-cell office:value-type="float" office:value="100" table:style-name="ce1">
            <text:p>100</text:p>
          </table:table-cell>
          <table:table-cell office:value-type="float" office:value="10.6" table:style-name="ce1">
            <text:p>10,6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9-23T09:25:41" table:formula="of:=['export-nord-2026-03-31_(2)'.$D110]+['export-nord-2026-03-31_(2)'.$E110]" table:style-name="ce5">
            <text:p>2025-09-23 09:25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7" table:style-name="ce1">
            <text:p>367</text:p>
          </table:table-cell>
          <table:table-cell office:value-type="date" office:date-value="2025-09-24T00:00:00" table:style-name="ce3">
            <text:p>2025-09-24</text:p>
          </table:table-cell>
          <table:table-cell office:value-type="time" office:time-value="PT9H25M50S" table:style-name="ce4">
            <text:p>09:25:50</text:p>
          </table:table-cell>
          <table:table-cell office:value-type="float" office:value="100" table:style-name="ce1">
            <text:p>100</text:p>
          </table:table-cell>
          <table:table-cell office:value-type="float" office:value="10.5" table:style-name="ce1">
            <text:p>10,5</text:p>
          </table:table-cell>
          <table:table-cell office:value-type="float" office:value="26.7" table:style-name="ce1">
            <text:p>26,7</text:p>
          </table:table-cell>
          <table:table-cell office:value-type="date" office:date-value="2025-09-24T09:25:50" table:formula="of:=['export-nord-2026-03-31_(2)'.$D111]+['export-nord-2026-03-31_(2)'.$E111]" table:style-name="ce5">
            <text:p>2025-09-24 09:25</text:p>
          </table:table-cell>
          <table:table-cell office:value-type="float" office:value="26.7" table:style-name="ce1">
            <text:p>26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8" table:style-name="ce1">
            <text:p>368</text:p>
          </table:table-cell>
          <table:table-cell office:value-type="date" office:date-value="2025-09-25T00:00:00" table:style-name="ce3">
            <text:p>2025-09-25</text:p>
          </table:table-cell>
          <table:table-cell office:value-type="time" office:time-value="PT9H26M0S" table:style-name="ce4">
            <text:p>09:26:00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6.5" table:style-name="ce1">
            <text:p>26,5</text:p>
          </table:table-cell>
          <table:table-cell office:value-type="date" office:date-value="2025-09-25T09:26:00" table:formula="of:=['export-nord-2026-03-31_(2)'.$D112]+['export-nord-2026-03-31_(2)'.$E112]" table:style-name="ce5">
            <text:p>2025-09-25 09:26</text:p>
          </table:table-cell>
          <table:table-cell office:value-type="float" office:value="26.5" table:style-name="ce1">
            <text:p>26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69" table:style-name="ce1">
            <text:p>369</text:p>
          </table:table-cell>
          <table:table-cell office:value-type="date" office:date-value="2025-09-26T00:00:00" table:style-name="ce3">
            <text:p>2025-09-26</text:p>
          </table:table-cell>
          <table:table-cell office:value-type="time" office:time-value="PT9H26M9S" table:style-name="ce4">
            <text:p>09:26:09</text:p>
          </table:table-cell>
          <table:table-cell office:value-type="float" office:value="100" table:style-name="ce1">
            <text:p>100</text:p>
          </table:table-cell>
          <table:table-cell office:value-type="float" office:value="10.4" table:style-name="ce1">
            <text:p>10,4</text:p>
          </table:table-cell>
          <table:table-cell office:value-type="float" office:value="26" table:style-name="ce1">
            <text:p>26</text:p>
          </table:table-cell>
          <table:table-cell office:value-type="date" office:date-value="2025-09-26T09:26:09" table:formula="of:=['export-nord-2026-03-31_(2)'.$D113]+['export-nord-2026-03-31_(2)'.$E113]" table:style-name="ce5">
            <text:p>2025-09-26 09:2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0" table:style-name="ce1">
            <text:p>370</text:p>
          </table:table-cell>
          <table:table-cell office:value-type="date" office:date-value="2025-09-27T00:00:00" table:style-name="ce3">
            <text:p>2025-09-27</text:p>
          </table:table-cell>
          <table:table-cell office:value-type="time" office:time-value="PT9H26M18S" table:style-name="ce4">
            <text:p>09:26:18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6" table:style-name="ce1">
            <text:p>26</text:p>
          </table:table-cell>
          <table:table-cell office:value-type="date" office:date-value="2025-09-27T09:26:18" table:formula="of:=['export-nord-2026-03-31_(2)'.$D114]+['export-nord-2026-03-31_(2)'.$E114]" table:style-name="ce5">
            <text:p>2025-09-27 09:2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1" table:style-name="ce1">
            <text:p>371</text:p>
          </table:table-cell>
          <table:table-cell office:value-type="date" office:date-value="2025-09-28T00:00:00" table:style-name="ce3">
            <text:p>2025-09-28</text:p>
          </table:table-cell>
          <table:table-cell office:value-type="time" office:time-value="PT9H26M27S" table:style-name="ce4">
            <text:p>09:26:27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6.4" table:style-name="ce1">
            <text:p>26,4</text:p>
          </table:table-cell>
          <table:table-cell office:value-type="date" office:date-value="2025-09-28T09:26:27" table:formula="of:=['export-nord-2026-03-31_(2)'.$D115]+['export-nord-2026-03-31_(2)'.$E115]" table:style-name="ce5">
            <text:p>2025-09-28 09:26</text:p>
          </table:table-cell>
          <table:table-cell office:value-type="float" office:value="26.4" table:style-name="ce1">
            <text:p>26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2" table:style-name="ce1">
            <text:p>372</text:p>
          </table:table-cell>
          <table:table-cell office:value-type="date" office:date-value="2025-09-29T00:00:00" table:style-name="ce3">
            <text:p>2025-09-29</text:p>
          </table:table-cell>
          <table:table-cell office:value-type="time" office:time-value="PT9H26M36S" table:style-name="ce4">
            <text:p>09:26:36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6.1" table:style-name="ce1">
            <text:p>26,1</text:p>
          </table:table-cell>
          <table:table-cell office:value-type="date" office:date-value="2025-09-29T09:26:36" table:formula="of:=['export-nord-2026-03-31_(2)'.$D116]+['export-nord-2026-03-31_(2)'.$E116]" table:style-name="ce5">
            <text:p>2025-09-29 09:26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3" table:style-name="ce1">
            <text:p>373</text:p>
          </table:table-cell>
          <table:table-cell office:value-type="date" office:date-value="2025-09-30T00:00:00" table:style-name="ce3">
            <text:p>2025-09-30</text:p>
          </table:table-cell>
          <table:table-cell office:value-type="time" office:time-value="PT9H26M46S" table:style-name="ce4">
            <text:p>09:26:46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6.1" table:style-name="ce1">
            <text:p>26,1</text:p>
          </table:table-cell>
          <table:table-cell office:value-type="date" office:date-value="2025-09-30T09:26:46" table:formula="of:=['export-nord-2026-03-31_(2)'.$D117]+['export-nord-2026-03-31_(2)'.$E117]" table:style-name="ce5">
            <text:p>2025-09-30 09:26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4" table:style-name="ce1">
            <text:p>374</text:p>
          </table:table-cell>
          <table:table-cell office:value-type="date" office:date-value="2025-10-01T00:00:00" table:style-name="ce3">
            <text:p>2025-10-01</text:p>
          </table:table-cell>
          <table:table-cell office:value-type="time" office:time-value="PT9H26M55S" table:style-name="ce4">
            <text:p>09:26:55</text:p>
          </table:table-cell>
          <table:table-cell office:value-type="float" office:value="100" table:style-name="ce1">
            <text:p>100</text:p>
          </table:table-cell>
          <table:table-cell office:value-type="float" office:value="10.3" table:style-name="ce1">
            <text:p>10,3</text:p>
          </table:table-cell>
          <table:table-cell office:value-type="float" office:value="26" table:style-name="ce1">
            <text:p>26</text:p>
          </table:table-cell>
          <table:table-cell office:value-type="date" office:date-value="2025-10-01T09:26:55" table:formula="of:=['export-nord-2026-03-31_(2)'.$D118]+['export-nord-2026-03-31_(2)'.$E118]" table:style-name="ce5">
            <text:p>2025-10-01 09:2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5" table:style-name="ce1">
            <text:p>375</text:p>
          </table:table-cell>
          <table:table-cell office:value-type="date" office:date-value="2025-10-02T00:00:00" table:style-name="ce3">
            <text:p>2025-10-02</text:p>
          </table:table-cell>
          <table:table-cell office:value-type="time" office:time-value="PT9H27M4S" table:style-name="ce4">
            <text:p>09:27:04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6.1" table:style-name="ce1">
            <text:p>26,1</text:p>
          </table:table-cell>
          <table:table-cell office:value-type="date" office:date-value="2025-10-02T09:27:04" table:formula="of:=['export-nord-2026-03-31_(2)'.$D119]+['export-nord-2026-03-31_(2)'.$E119]" table:style-name="ce5">
            <text:p>2025-10-02 09:27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6" table:style-name="ce1">
            <text:p>376</text:p>
          </table:table-cell>
          <table:table-cell office:value-type="date" office:date-value="2025-10-03T00:00:00" table:style-name="ce3">
            <text:p>2025-10-03</text:p>
          </table:table-cell>
          <table:table-cell office:value-type="time" office:time-value="PT9H27M13S" table:style-name="ce4">
            <text:p>09:27:13</text:p>
          </table:table-cell>
          <table:table-cell office:value-type="float" office:value="100" table:style-name="ce1">
            <text:p>10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6" table:style-name="ce1">
            <text:p>26</text:p>
          </table:table-cell>
          <table:table-cell office:value-type="date" office:date-value="2025-10-03T09:27:13" table:formula="of:=['export-nord-2026-03-31_(2)'.$D120]+['export-nord-2026-03-31_(2)'.$E120]" table:style-name="ce5">
            <text:p>2025-10-03 09:27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7" table:style-name="ce1">
            <text:p>377</text:p>
          </table:table-cell>
          <table:table-cell office:value-type="date" office:date-value="2025-10-04T00:00:00" table:style-name="ce3">
            <text:p>2025-10-04</text:p>
          </table:table-cell>
          <table:table-cell office:value-type="time" office:time-value="PT9H27M23S" table:style-name="ce4">
            <text:p>09:27:23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6" table:style-name="ce1">
            <text:p>26</text:p>
          </table:table-cell>
          <table:table-cell office:value-type="date" office:date-value="2025-10-04T09:27:23" table:formula="of:=['export-nord-2026-03-31_(2)'.$D121]+['export-nord-2026-03-31_(2)'.$E121]" table:style-name="ce5">
            <text:p>2025-10-04 09:27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8" table:style-name="ce1">
            <text:p>378</text:p>
          </table:table-cell>
          <table:table-cell office:value-type="date" office:date-value="2025-10-05T00:00:00" table:style-name="ce3">
            <text:p>2025-10-05</text:p>
          </table:table-cell>
          <table:table-cell office:value-type="time" office:time-value="PT9H27M32S" table:style-name="ce4">
            <text:p>09:27:32</text:p>
          </table:table-cell>
          <table:table-cell office:value-type="float" office:value="100" table:style-name="ce1">
            <text:p>100</text:p>
          </table:table-cell>
          <table:table-cell office:value-type="float" office:value="10.1" table:style-name="ce1">
            <text:p>10,1</text:p>
          </table:table-cell>
          <table:table-cell office:value-type="float" office:value="26" table:style-name="ce1">
            <text:p>26</text:p>
          </table:table-cell>
          <table:table-cell office:value-type="date" office:date-value="2025-10-05T09:27:32" table:formula="of:=['export-nord-2026-03-31_(2)'.$D122]+['export-nord-2026-03-31_(2)'.$E122]" table:style-name="ce5">
            <text:p>2025-10-05 09:27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79" table:style-name="ce1">
            <text:p>379</text:p>
          </table:table-cell>
          <table:table-cell office:value-type="date" office:date-value="2025-10-06T00:00:00" table:style-name="ce3">
            <text:p>2025-10-06</text:p>
          </table:table-cell>
          <table:table-cell office:value-type="time" office:time-value="PT9H27M41S" table:style-name="ce4">
            <text:p>09:27:41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date" office:date-value="2025-10-06T09:27:41" table:formula="of:=['export-nord-2026-03-31_(2)'.$D123]+['export-nord-2026-03-31_(2)'.$E123]" table:style-name="ce5">
            <text:p>2025-10-06 09:27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0" table:style-name="ce1">
            <text:p>380</text:p>
          </table:table-cell>
          <table:table-cell office:value-type="date" office:date-value="2025-10-07T00:00:00" table:style-name="ce3">
            <text:p>2025-10-07</text:p>
          </table:table-cell>
          <table:table-cell office:value-type="time" office:time-value="PT9H27M50S" table:style-name="ce4">
            <text:p>09:27:5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date" office:date-value="2025-10-07T09:27:50" table:formula="of:=['export-nord-2026-03-31_(2)'.$D124]+['export-nord-2026-03-31_(2)'.$E124]" table:style-name="ce5">
            <text:p>2025-10-07 09:27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1" table:style-name="ce1">
            <text:p>381</text:p>
          </table:table-cell>
          <table:table-cell office:value-type="date" office:date-value="2025-10-08T00:00:00" table:style-name="ce3">
            <text:p>2025-10-08</text:p>
          </table:table-cell>
          <table:table-cell office:value-type="time" office:time-value="PT9H27M59S" table:style-name="ce4">
            <text:p>09:27:59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6.2" table:style-name="ce1">
            <text:p>26,2</text:p>
          </table:table-cell>
          <table:table-cell office:value-type="date" office:date-value="2025-10-08T09:27:59" table:formula="of:=['export-nord-2026-03-31_(2)'.$D125]+['export-nord-2026-03-31_(2)'.$E125]" table:style-name="ce5">
            <text:p>2025-10-08 09:27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2" table:style-name="ce1">
            <text:p>382</text:p>
          </table:table-cell>
          <table:table-cell office:value-type="date" office:date-value="2025-10-09T00:00:00" table:style-name="ce3">
            <text:p>2025-10-09</text:p>
          </table:table-cell>
          <table:table-cell office:value-type="time" office:time-value="PT9H28M9S" table:style-name="ce4">
            <text:p>09:28:09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09T09:28:09" table:formula="of:=['export-nord-2026-03-31_(2)'.$D126]+['export-nord-2026-03-31_(2)'.$E126]" table:style-name="ce5">
            <text:p>2025-10-09 09:28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3" table:style-name="ce1">
            <text:p>383</text:p>
          </table:table-cell>
          <table:table-cell office:value-type="date" office:date-value="2025-10-10T00:00:00" table:style-name="ce3">
            <text:p>2025-10-10</text:p>
          </table:table-cell>
          <table:table-cell office:value-type="time" office:time-value="PT9H28M18S" table:style-name="ce4">
            <text:p>09:28:1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10T09:28:18" table:formula="of:=['export-nord-2026-03-31_(2)'.$D127]+['export-nord-2026-03-31_(2)'.$E127]" table:style-name="ce5">
            <text:p>2025-10-10 09:28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4" table:style-name="ce1">
            <text:p>384</text:p>
          </table:table-cell>
          <table:table-cell office:value-type="date" office:date-value="2025-10-11T00:00:00" table:style-name="ce3">
            <text:p>2025-10-11</text:p>
          </table:table-cell>
          <table:table-cell office:value-type="time" office:time-value="PT9H28M27S" table:style-name="ce4">
            <text:p>09:28:27</text:p>
          </table:table-cell>
          <table:table-cell office:value-type="float" office:value="100" table:style-name="ce1">
            <text:p>100</text:p>
          </table:table-cell>
          <table:table-cell office:value-type="float" office:value="9.9" table:style-name="ce1">
            <text:p>9,9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11T09:28:27" table:formula="of:=['export-nord-2026-03-31_(2)'.$D128]+['export-nord-2026-03-31_(2)'.$E128]" table:style-name="ce5">
            <text:p>2025-10-11 09:28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5" table:style-name="ce1">
            <text:p>385</text:p>
          </table:table-cell>
          <table:table-cell office:value-type="date" office:date-value="2025-10-12T00:00:00" table:style-name="ce3">
            <text:p>2025-10-12</text:p>
          </table:table-cell>
          <table:table-cell office:value-type="time" office:time-value="PT9H28M36S" table:style-name="ce4">
            <text:p>09:28:36</text:p>
          </table:table-cell>
          <table:table-cell office:value-type="float" office:value="100" table:style-name="ce1">
            <text:p>100</text:p>
          </table:table-cell>
          <table:table-cell office:value-type="float" office:value="9.9" table:style-name="ce1">
            <text:p>9,9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12T09:28:36" table:formula="of:=['export-nord-2026-03-31_(2)'.$D129]+['export-nord-2026-03-31_(2)'.$E129]" table:style-name="ce5">
            <text:p>2025-10-12 09:28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6" table:style-name="ce1">
            <text:p>386</text:p>
          </table:table-cell>
          <table:table-cell office:value-type="date" office:date-value="2025-10-13T00:00:00" table:style-name="ce3">
            <text:p>2025-10-13</text:p>
          </table:table-cell>
          <table:table-cell office:value-type="time" office:time-value="PT9H28M45S" table:style-name="ce4">
            <text:p>09:28:45</text:p>
          </table:table-cell>
          <table:table-cell office:value-type="float" office:value="100" table:style-name="ce1">
            <text:p>100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6.2" table:style-name="ce1">
            <text:p>26,2</text:p>
          </table:table-cell>
          <table:table-cell office:value-type="date" office:date-value="2025-10-13T09:28:45" table:formula="of:=['export-nord-2026-03-31_(2)'.$D130]+['export-nord-2026-03-31_(2)'.$E130]" table:style-name="ce5">
            <text:p>2025-10-13 09:28</text:p>
          </table:table-cell>
          <table:table-cell office:value-type="float" office:value="26.2" table:style-name="ce1">
            <text:p>26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7" table:style-name="ce1">
            <text:p>387</text:p>
          </table:table-cell>
          <table:table-cell office:value-type="date" office:date-value="2025-10-14T00:00:00" table:style-name="ce3">
            <text:p>2025-10-14</text:p>
          </table:table-cell>
          <table:table-cell office:value-type="time" office:time-value="PT9H28M55S" table:style-name="ce4">
            <text:p>09:28:55</text:p>
          </table:table-cell>
          <table:table-cell office:value-type="float" office:value="100" table:style-name="ce1">
            <text:p>10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5.8" table:style-name="ce1">
            <text:p>25,8</text:p>
          </table:table-cell>
          <table:table-cell office:value-type="date" office:date-value="2025-10-14T09:28:55" table:formula="of:=['export-nord-2026-03-31_(2)'.$D131]+['export-nord-2026-03-31_(2)'.$E131]" table:style-name="ce5">
            <text:p>2025-10-14 09:28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8" table:style-name="ce1">
            <text:p>388</text:p>
          </table:table-cell>
          <table:table-cell office:value-type="date" office:date-value="2025-10-15T00:00:00" table:style-name="ce3">
            <text:p>2025-10-15</text:p>
          </table:table-cell>
          <table:table-cell office:value-type="time" office:time-value="PT9H29M4S" table:style-name="ce4">
            <text:p>09:29:04</text:p>
          </table:table-cell>
          <table:table-cell office:value-type="float" office:value="100" table:style-name="ce1">
            <text:p>10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5.8" table:style-name="ce1">
            <text:p>25,8</text:p>
          </table:table-cell>
          <table:table-cell office:value-type="date" office:date-value="2025-10-15T09:29:04" table:formula="of:=['export-nord-2026-03-31_(2)'.$D132]+['export-nord-2026-03-31_(2)'.$E132]" table:style-name="ce5">
            <text:p>2025-10-15 09:29</text:p>
          </table:table-cell>
          <table:table-cell office:value-type="float" office:value="25.8" table:style-name="ce1">
            <text:p>25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89" table:style-name="ce1">
            <text:p>389</text:p>
          </table:table-cell>
          <table:table-cell office:value-type="date" office:date-value="2025-10-16T00:00:00" table:style-name="ce3">
            <text:p>2025-10-16</text:p>
          </table:table-cell>
          <table:table-cell office:value-type="time" office:time-value="PT9H29M13S" table:style-name="ce4">
            <text:p>09:29:13</text:p>
          </table:table-cell>
          <table:table-cell office:value-type="float" office:value="100" table:style-name="ce1">
            <text:p>10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16T09:29:13" table:formula="of:=['export-nord-2026-03-31_(2)'.$D133]+['export-nord-2026-03-31_(2)'.$E133]" table:style-name="ce5">
            <text:p>2025-10-16 09:29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0" table:style-name="ce1">
            <text:p>390</text:p>
          </table:table-cell>
          <table:table-cell office:value-type="date" office:date-value="2025-10-17T00:00:00" table:style-name="ce3">
            <text:p>2025-10-17</text:p>
          </table:table-cell>
          <table:table-cell office:value-type="time" office:time-value="PT9H29M22S" table:style-name="ce4">
            <text:p>09:29:22</text:p>
          </table:table-cell>
          <table:table-cell office:value-type="float" office:value="100" table:style-name="ce1">
            <text:p>10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17T09:29:22" table:formula="of:=['export-nord-2026-03-31_(2)'.$D134]+['export-nord-2026-03-31_(2)'.$E134]" table:style-name="ce5">
            <text:p>2025-10-17 09:29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1" table:style-name="ce1">
            <text:p>391</text:p>
          </table:table-cell>
          <table:table-cell office:value-type="date" office:date-value="2025-10-18T00:00:00" table:style-name="ce3">
            <text:p>2025-10-18</text:p>
          </table:table-cell>
          <table:table-cell office:value-type="time" office:time-value="PT9H29M31S" table:style-name="ce4">
            <text:p>09:29:31</text:p>
          </table:table-cell>
          <table:table-cell office:value-type="float" office:value="100" table:style-name="ce1">
            <text:p>100</text:p>
          </table:table-cell>
          <table:table-cell office:value-type="float" office:value="9.6" table:style-name="ce1">
            <text:p>9,6</text:p>
          </table:table-cell>
          <table:table-cell office:value-type="float" office:value="26" table:style-name="ce1">
            <text:p>26</text:p>
          </table:table-cell>
          <table:table-cell office:value-type="date" office:date-value="2025-10-18T09:29:31" table:formula="of:=['export-nord-2026-03-31_(2)'.$D135]+['export-nord-2026-03-31_(2)'.$E135]" table:style-name="ce5">
            <text:p>2025-10-18 09:29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2" table:style-name="ce1">
            <text:p>392</text:p>
          </table:table-cell>
          <table:table-cell office:value-type="date" office:date-value="2025-10-19T00:00:00" table:style-name="ce3">
            <text:p>2025-10-19</text:p>
          </table:table-cell>
          <table:table-cell office:value-type="time" office:time-value="PT9H29M41S" table:style-name="ce4">
            <text:p>09:29:41</text:p>
          </table:table-cell>
          <table:table-cell office:value-type="float" office:value="100" table:style-name="ce1">
            <text:p>100</text:p>
          </table:table-cell>
          <table:table-cell office:value-type="float" office:value="9.5" table:style-name="ce1">
            <text:p>9,5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19T09:29:41" table:formula="of:=['export-nord-2026-03-31_(2)'.$D136]+['export-nord-2026-03-31_(2)'.$E136]" table:style-name="ce5">
            <text:p>2025-10-19 09:29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3" table:style-name="ce1">
            <text:p>393</text:p>
          </table:table-cell>
          <table:table-cell office:value-type="date" office:date-value="2025-10-20T00:00:00" table:style-name="ce3">
            <text:p>2025-10-20</text:p>
          </table:table-cell>
          <table:table-cell office:value-type="time" office:time-value="PT9H29M50S" table:style-name="ce4">
            <text:p>09:29:50</text:p>
          </table:table-cell>
          <table:table-cell office:value-type="float" office:value="100" table:style-name="ce1">
            <text:p>100</text:p>
          </table:table-cell>
          <table:table-cell office:value-type="float" office:value="9.6" table:style-name="ce1">
            <text:p>9,6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20T09:29:50" table:formula="of:=['export-nord-2026-03-31_(2)'.$D137]+['export-nord-2026-03-31_(2)'.$E137]" table:style-name="ce5">
            <text:p>2025-10-20 09:29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4" table:style-name="ce1">
            <text:p>394</text:p>
          </table:table-cell>
          <table:table-cell office:value-type="date" office:date-value="2025-10-21T00:00:00" table:style-name="ce3">
            <text:p>2025-10-21</text:p>
          </table:table-cell>
          <table:table-cell office:value-type="time" office:time-value="PT9H29M59S" table:style-name="ce4">
            <text:p>09:29:59</text:p>
          </table:table-cell>
          <table:table-cell office:value-type="float" office:value="100" table:style-name="ce1">
            <text:p>100</text:p>
          </table:table-cell>
          <table:table-cell office:value-type="float" office:value="9.6" table:style-name="ce1">
            <text:p>9,6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21T09:29:59" table:formula="of:=['export-nord-2026-03-31_(2)'.$D138]+['export-nord-2026-03-31_(2)'.$E138]" table:style-name="ce5">
            <text:p>2025-10-21 09:29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5" table:style-name="ce1">
            <text:p>395</text:p>
          </table:table-cell>
          <table:table-cell office:value-type="date" office:date-value="2025-10-22T00:00:00" table:style-name="ce3">
            <text:p>2025-10-22</text:p>
          </table:table-cell>
          <table:table-cell office:value-type="time" office:time-value="PT9H30M8S" table:style-name="ce4">
            <text:p>09:30:08</text:p>
          </table:table-cell>
          <table:table-cell office:value-type="float" office:value="100" table:style-name="ce1">
            <text:p>100</text:p>
          </table:table-cell>
          <table:table-cell office:value-type="float" office:value="9.5" table:style-name="ce1">
            <text:p>9,5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22T09:30:08" table:formula="of:=['export-nord-2026-03-31_(2)'.$D139]+['export-nord-2026-03-31_(2)'.$E139]" table:style-name="ce5">
            <text:p>2025-10-22 09:30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6" table:style-name="ce1">
            <text:p>396</text:p>
          </table:table-cell>
          <table:table-cell office:value-type="date" office:date-value="2025-10-23T00:00:00" table:style-name="ce3">
            <text:p>2025-10-23</text:p>
          </table:table-cell>
          <table:table-cell office:value-type="time" office:time-value="PT9H30M18S" table:style-name="ce4">
            <text:p>09:30:18</text:p>
          </table:table-cell>
          <table:table-cell office:value-type="float" office:value="100" table:style-name="ce1">
            <text:p>100</text:p>
          </table:table-cell>
          <table:table-cell office:value-type="float" office:value="9.5" table:style-name="ce1">
            <text:p>9,5</text:p>
          </table:table-cell>
          <table:table-cell office:value-type="float" office:value="26.1" table:style-name="ce1">
            <text:p>26,1</text:p>
          </table:table-cell>
          <table:table-cell office:value-type="date" office:date-value="2025-10-23T09:30:18" table:formula="of:=['export-nord-2026-03-31_(2)'.$D140]+['export-nord-2026-03-31_(2)'.$E140]" table:style-name="ce5">
            <text:p>2025-10-23 09:30</text:p>
          </table:table-cell>
          <table:table-cell office:value-type="float" office:value="26.1" table:style-name="ce1">
            <text:p>26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7" table:style-name="ce1">
            <text:p>397</text:p>
          </table:table-cell>
          <table:table-cell office:value-type="date" office:date-value="2025-10-24T00:00:00" table:style-name="ce3">
            <text:p>2025-10-24</text:p>
          </table:table-cell>
          <table:table-cell office:value-type="time" office:time-value="PT9H30M27S" table:style-name="ce4">
            <text:p>09:30:27</text:p>
          </table:table-cell>
          <table:table-cell office:value-type="float" office:value="100" table:style-name="ce1">
            <text:p>100</text:p>
          </table:table-cell>
          <table:table-cell office:value-type="float" office:value="9.5" table:style-name="ce1">
            <text:p>9,5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24T09:30:27" table:formula="of:=['export-nord-2026-03-31_(2)'.$D141]+['export-nord-2026-03-31_(2)'.$E141]" table:style-name="ce5">
            <text:p>2025-10-24 09:30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8" table:style-name="ce1">
            <text:p>398</text:p>
          </table:table-cell>
          <table:table-cell office:value-type="date" office:date-value="2025-10-25T00:00:00" table:style-name="ce3">
            <text:p>2025-10-25</text:p>
          </table:table-cell>
          <table:table-cell office:value-type="time" office:time-value="PT9H30M36S" table:style-name="ce4">
            <text:p>09:30:36</text:p>
          </table:table-cell>
          <table:table-cell office:value-type="float" office:value="100" table:style-name="ce1">
            <text:p>100</text:p>
          </table:table-cell>
          <table:table-cell office:value-type="float" office:value="9.5" table:style-name="ce1">
            <text:p>9,5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25T09:30:36" table:formula="of:=['export-nord-2026-03-31_(2)'.$D142]+['export-nord-2026-03-31_(2)'.$E142]" table:style-name="ce5">
            <text:p>2025-10-25 09:30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399" table:style-name="ce1">
            <text:p>399</text:p>
          </table:table-cell>
          <table:table-cell office:value-type="date" office:date-value="2025-10-26T00:00:00" table:style-name="ce3">
            <text:p>2025-10-26</text:p>
          </table:table-cell>
          <table:table-cell office:value-type="time" office:time-value="PT9H30M45S" table:style-name="ce4">
            <text:p>09:30:45</text:p>
          </table:table-cell>
          <table:table-cell office:value-type="float" office:value="100" table:style-name="ce1">
            <text:p>100</text:p>
          </table:table-cell>
          <table:table-cell office:value-type="float" office:value="9.4" table:style-name="ce1">
            <text:p>9,4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26T09:30:45" table:formula="of:=['export-nord-2026-03-31_(2)'.$D143]+['export-nord-2026-03-31_(2)'.$E143]" table:style-name="ce5">
            <text:p>2025-10-26 09:30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0" table:style-name="ce1">
            <text:p>400</text:p>
          </table:table-cell>
          <table:table-cell office:value-type="date" office:date-value="2025-10-27T00:00:00" table:style-name="ce3">
            <text:p>2025-10-27</text:p>
          </table:table-cell>
          <table:table-cell office:value-type="time" office:time-value="PT9H30M54S" table:style-name="ce4">
            <text:p>09:30:54</text:p>
          </table:table-cell>
          <table:table-cell office:value-type="float" office:value="100" table:style-name="ce1">
            <text:p>100</text:p>
          </table:table-cell>
          <table:table-cell office:value-type="float" office:value="9.4" table:style-name="ce1">
            <text:p>9,4</text:p>
          </table:table-cell>
          <table:table-cell office:value-type="float" office:value="25.6" table:style-name="ce1">
            <text:p>25,6</text:p>
          </table:table-cell>
          <table:table-cell office:value-type="date" office:date-value="2025-10-27T09:30:54" table:formula="of:=['export-nord-2026-03-31_(2)'.$D144]+['export-nord-2026-03-31_(2)'.$E144]" table:style-name="ce5">
            <text:p>2025-10-27 09:30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1" table:style-name="ce1">
            <text:p>401</text:p>
          </table:table-cell>
          <table:table-cell office:value-type="date" office:date-value="2025-10-28T00:00:00" table:style-name="ce3">
            <text:p>2025-10-28</text:p>
          </table:table-cell>
          <table:table-cell office:value-type="time" office:time-value="PT9H31M4S" table:style-name="ce4">
            <text:p>09:31:04</text:p>
          </table:table-cell>
          <table:table-cell office:value-type="float" office:value="100" table:style-name="ce1">
            <text:p>100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25.9" table:style-name="ce1">
            <text:p>25,9</text:p>
          </table:table-cell>
          <table:table-cell office:value-type="date" office:date-value="2025-10-28T09:31:04" table:formula="of:=['export-nord-2026-03-31_(2)'.$D145]+['export-nord-2026-03-31_(2)'.$E145]" table:style-name="ce5">
            <text:p>2025-10-28 09:31</text:p>
          </table:table-cell>
          <table:table-cell office:value-type="float" office:value="25.9" table:style-name="ce1">
            <text:p>25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2" table:style-name="ce1">
            <text:p>402</text:p>
          </table:table-cell>
          <table:table-cell office:value-type="date" office:date-value="2025-10-29T00:00:00" table:style-name="ce3">
            <text:p>2025-10-29</text:p>
          </table:table-cell>
          <table:table-cell office:value-type="time" office:time-value="PT9H31M13S" table:style-name="ce4">
            <text:p>09:31:13</text:p>
          </table:table-cell>
          <table:table-cell office:value-type="float" office:value="100" table:style-name="ce1">
            <text:p>100</text:p>
          </table:table-cell>
          <table:table-cell office:value-type="float" office:value="9.1" table:style-name="ce1">
            <text:p>9,1</text:p>
          </table:table-cell>
          <table:table-cell office:value-type="float" office:value="25.5" table:style-name="ce1">
            <text:p>25,5</text:p>
          </table:table-cell>
          <table:table-cell office:value-type="date" office:date-value="2025-10-29T09:31:13" table:formula="of:=['export-nord-2026-03-31_(2)'.$D146]+['export-nord-2026-03-31_(2)'.$E146]" table:style-name="ce5">
            <text:p>2025-10-29 09:31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3" table:style-name="ce1">
            <text:p>403</text:p>
          </table:table-cell>
          <table:table-cell office:value-type="date" office:date-value="2025-10-30T00:00:00" table:style-name="ce3">
            <text:p>2025-10-30</text:p>
          </table:table-cell>
          <table:table-cell office:value-type="time" office:time-value="PT9H31M22S" table:style-name="ce4">
            <text:p>09:31:22</text:p>
          </table:table-cell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25.5" table:style-name="ce1">
            <text:p>25,5</text:p>
          </table:table-cell>
          <table:table-cell office:value-type="date" office:date-value="2025-10-30T09:31:22" table:formula="of:=['export-nord-2026-03-31_(2)'.$D147]+['export-nord-2026-03-31_(2)'.$E147]" table:style-name="ce5">
            <text:p>2025-10-30 09:31</text:p>
          </table:table-cell>
          <table:table-cell office:value-type="float" office:value="25.5" table:style-name="ce1">
            <text:p>25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4" table:style-name="ce1">
            <text:p>404</text:p>
          </table:table-cell>
          <table:table-cell office:value-type="date" office:date-value="2025-10-31T00:00:00" table:style-name="ce3">
            <text:p>2025-10-31</text:p>
          </table:table-cell>
          <table:table-cell office:value-type="time" office:time-value="PT9H31M31S" table:style-name="ce4">
            <text:p>09:31:31</text:p>
          </table:table-cell>
          <table:table-cell office:value-type="float" office:value="100" table:style-name="ce1">
            <text:p>100</text:p>
          </table:table-cell>
          <table:table-cell office:value-type="float" office:value="8.9" table:style-name="ce1">
            <text:p>8,9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0-31T09:31:31" table:formula="of:=['export-nord-2026-03-31_(2)'.$D148]+['export-nord-2026-03-31_(2)'.$E148]" table:style-name="ce5">
            <text:p>2025-10-31 09:31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5" table:style-name="ce1">
            <text:p>405</text:p>
          </table:table-cell>
          <table:table-cell office:value-type="date" office:date-value="2025-11-01T00:00:00" table:style-name="ce3">
            <text:p>2025-11-01</text:p>
          </table:table-cell>
          <table:table-cell office:value-type="time" office:time-value="PT9H31M40S" table:style-name="ce4">
            <text:p>09:31:40</text:p>
          </table:table-cell>
          <table:table-cell office:value-type="float" office:value="100" table:style-name="ce1">
            <text:p>100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5.3" table:style-name="ce1">
            <text:p>25,3</text:p>
          </table:table-cell>
          <table:table-cell office:value-type="date" office:date-value="2025-11-01T09:31:40" table:formula="of:=['export-nord-2026-03-31_(2)'.$D149]+['export-nord-2026-03-31_(2)'.$E149]" table:style-name="ce5">
            <text:p>2025-11-01 09:31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6" table:style-name="ce1">
            <text:p>406</text:p>
          </table:table-cell>
          <table:table-cell office:value-type="date" office:date-value="2025-11-02T00:00:00" table:style-name="ce3">
            <text:p>2025-11-02</text:p>
          </table:table-cell>
          <table:table-cell office:value-type="time" office:time-value="PT9H31M49S" table:style-name="ce4">
            <text:p>09:31:49</text:p>
          </table:table-cell>
          <table:table-cell office:value-type="float" office:value="100" table:style-name="ce1">
            <text:p>100</text:p>
          </table:table-cell>
          <table:table-cell office:value-type="float" office:value="8.9" table:style-name="ce1">
            <text:p>8,9</text:p>
          </table:table-cell>
          <table:table-cell office:value-type="float" office:value="25.7" table:style-name="ce1">
            <text:p>25,7</text:p>
          </table:table-cell>
          <table:table-cell office:value-type="date" office:date-value="2025-11-02T09:31:49" table:formula="of:=['export-nord-2026-03-31_(2)'.$D150]+['export-nord-2026-03-31_(2)'.$E150]" table:style-name="ce5">
            <text:p>2025-11-02 09:31</text:p>
          </table:table-cell>
          <table:table-cell office:value-type="float" office:value="25.7" table:style-name="ce1">
            <text:p>25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7" table:style-name="ce1">
            <text:p>407</text:p>
          </table:table-cell>
          <table:table-cell office:value-type="date" office:date-value="2025-11-03T00:00:00" table:style-name="ce3">
            <text:p>2025-11-03</text:p>
          </table:table-cell>
          <table:table-cell office:value-type="time" office:time-value="PT9H31M59S" table:style-name="ce4">
            <text:p>09:31:59</text:p>
          </table:table-cell>
          <table:table-cell office:value-type="float" office:value="100" table:style-name="ce1">
            <text:p>100</text:p>
          </table:table-cell>
          <table:table-cell office:value-type="float" office:value="8.9" table:style-name="ce1">
            <text:p>8,9</text:p>
          </table:table-cell>
          <table:table-cell office:value-type="float" office:value="25.4" table:style-name="ce1">
            <text:p>25,4</text:p>
          </table:table-cell>
          <table:table-cell office:value-type="date" office:date-value="2025-11-03T09:31:59" table:formula="of:=['export-nord-2026-03-31_(2)'.$D151]+['export-nord-2026-03-31_(2)'.$E151]" table:style-name="ce5">
            <text:p>2025-11-03 09:31</text:p>
          </table:table-cell>
          <table:table-cell office:value-type="float" office:value="25.4" table:style-name="ce1">
            <text:p>25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8" table:style-name="ce1">
            <text:p>408</text:p>
          </table:table-cell>
          <table:table-cell office:value-type="date" office:date-value="2025-11-04T00:00:00" table:style-name="ce3">
            <text:p>2025-11-04</text:p>
          </table:table-cell>
          <table:table-cell office:value-type="time" office:time-value="PT9H32M8S" table:style-name="ce4">
            <text:p>09:32:08</text:p>
          </table:table-cell>
          <table:table-cell office:value-type="float" office:value="100" table:style-name="ce1">
            <text:p>100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5.3" table:style-name="ce1">
            <text:p>25,3</text:p>
          </table:table-cell>
          <table:table-cell office:value-type="date" office:date-value="2025-11-04T09:32:08" table:formula="of:=['export-nord-2026-03-31_(2)'.$D152]+['export-nord-2026-03-31_(2)'.$E152]" table:style-name="ce5">
            <text:p>2025-11-04 09:32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09" table:style-name="ce1">
            <text:p>409</text:p>
          </table:table-cell>
          <table:table-cell office:value-type="date" office:date-value="2025-11-05T00:00:00" table:style-name="ce3">
            <text:p>2025-11-05</text:p>
          </table:table-cell>
          <table:table-cell office:value-type="time" office:time-value="PT9H32M17S" table:style-name="ce4">
            <text:p>09:32:17</text:p>
          </table:table-cell>
          <table:table-cell office:value-type="float" office:value="100" table:style-name="ce1">
            <text:p>100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5.6" table:style-name="ce1">
            <text:p>25,6</text:p>
          </table:table-cell>
          <table:table-cell office:value-type="date" office:date-value="2025-11-05T09:32:17" table:formula="of:=['export-nord-2026-03-31_(2)'.$D153]+['export-nord-2026-03-31_(2)'.$E153]" table:style-name="ce5">
            <text:p>2025-11-05 09:32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0" table:style-name="ce1">
            <text:p>410</text:p>
          </table:table-cell>
          <table:table-cell office:value-type="date" office:date-value="2025-11-06T00:00:00" table:style-name="ce3">
            <text:p>2025-11-06</text:p>
          </table:table-cell>
          <table:table-cell office:value-type="time" office:time-value="PT9H32M26S" table:style-name="ce4">
            <text:p>09:32:26</text:p>
          </table:table-cell>
          <table:table-cell office:value-type="float" office:value="100" table:style-name="ce1">
            <text:p>100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5.3" table:style-name="ce1">
            <text:p>25,3</text:p>
          </table:table-cell>
          <table:table-cell office:value-type="date" office:date-value="2025-11-06T09:32:26" table:formula="of:=['export-nord-2026-03-31_(2)'.$D154]+['export-nord-2026-03-31_(2)'.$E154]" table:style-name="ce5">
            <text:p>2025-11-06 09:32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1" table:style-name="ce1">
            <text:p>411</text:p>
          </table:table-cell>
          <table:table-cell office:value-type="date" office:date-value="2025-11-07T00:00:00" table:style-name="ce3">
            <text:p>2025-11-07</text:p>
          </table:table-cell>
          <table:table-cell office:value-type="time" office:time-value="PT9H32M35S" table:style-name="ce4">
            <text:p>09:32:35</text:p>
          </table:table-cell>
          <table:table-cell office:value-type="float" office:value="100" table:style-name="ce1">
            <text:p>100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5.6" table:style-name="ce1">
            <text:p>25,6</text:p>
          </table:table-cell>
          <table:table-cell office:value-type="date" office:date-value="2025-11-07T09:32:35" table:formula="of:=['export-nord-2026-03-31_(2)'.$D155]+['export-nord-2026-03-31_(2)'.$E155]" table:style-name="ce5">
            <text:p>2025-11-07 09:32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2" table:style-name="ce1">
            <text:p>412</text:p>
          </table:table-cell>
          <table:table-cell office:value-type="date" office:date-value="2025-11-08T00:00:00" table:style-name="ce3">
            <text:p>2025-11-08</text:p>
          </table:table-cell>
          <table:table-cell office:value-type="time" office:time-value="PT9H32M45S" table:style-name="ce4">
            <text:p>09:32:45</text:p>
          </table:table-cell>
          <table:table-cell office:value-type="float" office:value="100" table:style-name="ce1">
            <text:p>100</text:p>
          </table:table-cell>
          <table:table-cell office:value-type="float" office:value="8.6" table:style-name="ce1">
            <text:p>8,6</text:p>
          </table:table-cell>
          <table:table-cell office:value-type="float" office:value="25.3" table:style-name="ce1">
            <text:p>25,3</text:p>
          </table:table-cell>
          <table:table-cell office:value-type="date" office:date-value="2025-11-08T09:32:45" table:formula="of:=['export-nord-2026-03-31_(2)'.$D156]+['export-nord-2026-03-31_(2)'.$E156]" table:style-name="ce5">
            <text:p>2025-11-08 09:32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3" table:style-name="ce1">
            <text:p>413</text:p>
          </table:table-cell>
          <table:table-cell office:value-type="date" office:date-value="2025-11-09T00:00:00" table:style-name="ce3">
            <text:p>2025-11-09</text:p>
          </table:table-cell>
          <table:table-cell office:value-type="time" office:time-value="PT9H32M54S" table:style-name="ce4">
            <text:p>09:32:54</text:p>
          </table:table-cell>
          <table:table-cell office:value-type="float" office:value="100" table:style-name="ce1">
            <text:p>100</text:p>
          </table:table-cell>
          <table:table-cell office:value-type="float" office:value="8.6" table:style-name="ce1">
            <text:p>8,6</text:p>
          </table:table-cell>
          <table:table-cell office:value-type="float" office:value="25.3" table:style-name="ce1">
            <text:p>25,3</text:p>
          </table:table-cell>
          <table:table-cell office:value-type="date" office:date-value="2025-11-09T09:32:54" table:formula="of:=['export-nord-2026-03-31_(2)'.$D157]+['export-nord-2026-03-31_(2)'.$E157]" table:style-name="ce5">
            <text:p>2025-11-09 09:32</text:p>
          </table:table-cell>
          <table:table-cell office:value-type="float" office:value="25.3" table:style-name="ce1">
            <text:p>25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4" table:style-name="ce1">
            <text:p>414</text:p>
          </table:table-cell>
          <table:table-cell office:value-type="date" office:date-value="2025-11-10T00:00:00" table:style-name="ce3">
            <text:p>2025-11-10</text:p>
          </table:table-cell>
          <table:table-cell office:value-type="time" office:time-value="PT9H33M3S" table:style-name="ce4">
            <text:p>09:33:03</text:p>
          </table:table-cell>
          <table:table-cell office:value-type="float" office:value="100" table:style-name="ce1">
            <text:p>100</text:p>
          </table:table-cell>
          <table:table-cell office:value-type="float" office:value="8.5" table:style-name="ce1">
            <text:p>8,5</text:p>
          </table:table-cell>
          <table:table-cell office:value-type="float" office:value="25.6" table:style-name="ce1">
            <text:p>25,6</text:p>
          </table:table-cell>
          <table:table-cell office:value-type="date" office:date-value="2025-11-10T09:33:03" table:formula="of:=['export-nord-2026-03-31_(2)'.$D158]+['export-nord-2026-03-31_(2)'.$E158]" table:style-name="ce5">
            <text:p>2025-11-10 09:33</text:p>
          </table:table-cell>
          <table:table-cell office:value-type="float" office:value="25.6" table:style-name="ce1">
            <text:p>25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5" table:style-name="ce1">
            <text:p>415</text:p>
          </table:table-cell>
          <table:table-cell office:value-type="date" office:date-value="2025-11-11T00:00:00" table:style-name="ce3">
            <text:p>2025-11-11</text:p>
          </table:table-cell>
          <table:table-cell office:value-type="time" office:time-value="PT9H33M12S" table:style-name="ce4">
            <text:p>09:33:12</text:p>
          </table:table-cell>
          <table:table-cell office:value-type="float" office:value="100" table:style-name="ce1">
            <text:p>100</text:p>
          </table:table-cell>
          <table:table-cell office:value-type="float" office:value="8.4" table:style-name="ce1">
            <text:p>8,4</text:p>
          </table:table-cell>
          <table:table-cell office:value-type="float" office:value="25.2" table:style-name="ce1">
            <text:p>25,2</text:p>
          </table:table-cell>
          <table:table-cell office:value-type="date" office:date-value="2025-11-11T09:33:12" table:formula="of:=['export-nord-2026-03-31_(2)'.$D159]+['export-nord-2026-03-31_(2)'.$E159]" table:style-name="ce5">
            <text:p>2025-11-11 09:33</text:p>
          </table:table-cell>
          <table:table-cell office:value-type="float" office:value="25.2" table:style-name="ce1">
            <text:p>25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6" table:style-name="ce1">
            <text:p>416</text:p>
          </table:table-cell>
          <table:table-cell office:value-type="date" office:date-value="2025-11-12T00:00:00" table:style-name="ce3">
            <text:p>2025-11-12</text:p>
          </table:table-cell>
          <table:table-cell office:value-type="time" office:time-value="PT9H33M21S" table:style-name="ce4">
            <text:p>09:33:21</text:p>
          </table:table-cell>
          <table:table-cell office:value-type="float" office:value="100" table:style-name="ce1">
            <text:p>100</text:p>
          </table:table-cell>
          <table:table-cell office:value-type="float" office:value="8.4" table:style-name="ce1">
            <text:p>8,4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1-12T09:33:21" table:formula="of:=['export-nord-2026-03-31_(2)'.$D160]+['export-nord-2026-03-31_(2)'.$E160]" table:style-name="ce5">
            <text:p>2025-11-12 09:33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7" table:style-name="ce1">
            <text:p>417</text:p>
          </table:table-cell>
          <table:table-cell office:value-type="date" office:date-value="2025-11-13T00:00:00" table:style-name="ce3">
            <text:p>2025-11-13</text:p>
          </table:table-cell>
          <table:table-cell office:value-type="time" office:time-value="PT9H33M31S" table:style-name="ce4">
            <text:p>09:33:31</text:p>
          </table:table-cell>
          <table:table-cell office:value-type="float" office:value="100" table:style-name="ce1">
            <text:p>100</text:p>
          </table:table-cell>
          <table:table-cell office:value-type="float" office:value="8.4" table:style-name="ce1">
            <text:p>8,4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1-13T09:33:31" table:formula="of:=['export-nord-2026-03-31_(2)'.$D161]+['export-nord-2026-03-31_(2)'.$E161]" table:style-name="ce5">
            <text:p>2025-11-13 09:33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8" table:style-name="ce1">
            <text:p>418</text:p>
          </table:table-cell>
          <table:table-cell office:value-type="date" office:date-value="2025-11-14T00:00:00" table:style-name="ce3">
            <text:p>2025-11-14</text:p>
          </table:table-cell>
          <table:table-cell office:value-type="time" office:time-value="PT9H33M40S" table:style-name="ce4">
            <text:p>09:33:40</text:p>
          </table:table-cell>
          <table:table-cell office:value-type="float" office:value="100" table:style-name="ce1">
            <text:p>100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1-14T09:33:40" table:formula="of:=['export-nord-2026-03-31_(2)'.$D162]+['export-nord-2026-03-31_(2)'.$E162]" table:style-name="ce5">
            <text:p>2025-11-14 09:33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19" table:style-name="ce1">
            <text:p>419</text:p>
          </table:table-cell>
          <table:table-cell office:value-type="date" office:date-value="2025-11-15T00:00:00" table:style-name="ce3">
            <text:p>2025-11-15</text:p>
          </table:table-cell>
          <table:table-cell office:value-type="time" office:time-value="PT9H33M49S" table:style-name="ce4">
            <text:p>09:33:49</text:p>
          </table:table-cell>
          <table:table-cell office:value-type="float" office:value="100" table:style-name="ce1">
            <text:p>100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5.4" table:style-name="ce1">
            <text:p>25,4</text:p>
          </table:table-cell>
          <table:table-cell office:value-type="date" office:date-value="2025-11-15T09:33:49" table:formula="of:=['export-nord-2026-03-31_(2)'.$D163]+['export-nord-2026-03-31_(2)'.$E163]" table:style-name="ce5">
            <text:p>2025-11-15 09:33</text:p>
          </table:table-cell>
          <table:table-cell office:value-type="float" office:value="25.4" table:style-name="ce1">
            <text:p>25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0" table:style-name="ce1">
            <text:p>420</text:p>
          </table:table-cell>
          <table:table-cell office:value-type="date" office:date-value="2025-11-16T00:00:00" table:style-name="ce3">
            <text:p>2025-11-16</text:p>
          </table:table-cell>
          <table:table-cell office:value-type="time" office:time-value="PT9H33M58S" table:style-name="ce4">
            <text:p>09:33:58</text:p>
          </table:table-cell>
          <table:table-cell office:value-type="float" office:value="100" table:style-name="ce1">
            <text:p>100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5" table:style-name="ce1">
            <text:p>25</text:p>
          </table:table-cell>
          <table:table-cell office:value-type="date" office:date-value="2025-11-16T09:33:58" table:formula="of:=['export-nord-2026-03-31_(2)'.$D164]+['export-nord-2026-03-31_(2)'.$E164]" table:style-name="ce5">
            <text:p>2025-11-16 09:3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1" table:style-name="ce1">
            <text:p>421</text:p>
          </table:table-cell>
          <table:table-cell office:value-type="date" office:date-value="2025-11-17T00:00:00" table:style-name="ce3">
            <text:p>2025-11-17</text:p>
          </table:table-cell>
          <table:table-cell office:value-type="time" office:time-value="PT9H34M7S" table:style-name="ce4">
            <text:p>09:34:07</text:p>
          </table:table-cell>
          <table:table-cell office:value-type="float" office:value="100" table:style-name="ce1">
            <text:p>100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5" table:style-name="ce1">
            <text:p>25</text:p>
          </table:table-cell>
          <table:table-cell office:value-type="date" office:date-value="2025-11-17T09:34:07" table:formula="of:=['export-nord-2026-03-31_(2)'.$D165]+['export-nord-2026-03-31_(2)'.$E165]" table:style-name="ce5">
            <text:p>2025-11-17 09:3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2" table:style-name="ce1">
            <text:p>422</text:p>
          </table:table-cell>
          <table:table-cell office:value-type="date" office:date-value="2025-11-18T00:00:00" table:style-name="ce3">
            <text:p>2025-11-18</text:p>
          </table:table-cell>
          <table:table-cell office:value-type="time" office:time-value="PT9H34M16S" table:style-name="ce4">
            <text:p>09:34:16</text:p>
          </table:table-cell>
          <table:table-cell office:value-type="float" office:value="100" table:style-name="ce1">
            <text:p>100</text:p>
          </table:table-cell>
          <table:table-cell office:value-type="float" office:value="8.1" table:style-name="ce1">
            <text:p>8,1</text:p>
          </table:table-cell>
          <table:table-cell office:value-type="float" office:value="25" table:style-name="ce1">
            <text:p>25</text:p>
          </table:table-cell>
          <table:table-cell office:value-type="date" office:date-value="2025-11-18T09:34:16" table:formula="of:=['export-nord-2026-03-31_(2)'.$D166]+['export-nord-2026-03-31_(2)'.$E166]" table:style-name="ce5">
            <text:p>2025-11-18 09:3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3" table:style-name="ce1">
            <text:p>423</text:p>
          </table:table-cell>
          <table:table-cell office:value-type="date" office:date-value="2025-11-19T00:00:00" table:style-name="ce3">
            <text:p>2025-11-19</text:p>
          </table:table-cell>
          <table:table-cell office:value-type="time" office:time-value="PT9H34M26S" table:style-name="ce4">
            <text:p>09:34:26</text:p>
          </table:table-cell>
          <table:table-cell office:value-type="float" office:value="100" table:style-name="ce1">
            <text:p>100</text:p>
          </table:table-cell>
          <table:table-cell office:value-type="float" office:value="7.9" table:style-name="ce1">
            <text:p>7,9</text:p>
          </table:table-cell>
          <table:table-cell office:value-type="float" office:value="25" table:style-name="ce1">
            <text:p>25</text:p>
          </table:table-cell>
          <table:table-cell office:value-type="date" office:date-value="2025-11-19T09:34:26" table:formula="of:=['export-nord-2026-03-31_(2)'.$D167]+['export-nord-2026-03-31_(2)'.$E167]" table:style-name="ce5">
            <text:p>2025-11-19 09:3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4" table:style-name="ce1">
            <text:p>424</text:p>
          </table:table-cell>
          <table:table-cell office:value-type="date" office:date-value="2025-11-20T00:00:00" table:style-name="ce3">
            <text:p>2025-11-20</text:p>
          </table:table-cell>
          <table:table-cell office:value-type="time" office:time-value="PT9H34M35S" table:style-name="ce4">
            <text:p>09:34:35</text:p>
          </table:table-cell>
          <table:table-cell office:value-type="float" office:value="100" table:style-name="ce1">
            <text:p>100</text:p>
          </table:table-cell>
          <table:table-cell office:value-type="float" office:value="7.8" table:style-name="ce1">
            <text:p>7,8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1-20T09:34:35" table:formula="of:=['export-nord-2026-03-31_(2)'.$D168]+['export-nord-2026-03-31_(2)'.$E168]" table:style-name="ce5">
            <text:p>2025-11-20 09:34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5" table:style-name="ce1">
            <text:p>425</text:p>
          </table:table-cell>
          <table:table-cell office:value-type="date" office:date-value="2025-11-21T00:00:00" table:style-name="ce3">
            <text:p>2025-11-21</text:p>
          </table:table-cell>
          <table:table-cell office:value-type="time" office:time-value="PT9H34M44S" table:style-name="ce4">
            <text:p>09:34:44</text:p>
          </table:table-cell>
          <table:table-cell office:value-type="float" office:value="100" table:style-name="ce1">
            <text:p>100</text:p>
          </table:table-cell>
          <table:table-cell office:value-type="float" office:value="7.6" table:style-name="ce1">
            <text:p>7,6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1-21T09:34:44" table:formula="of:=['export-nord-2026-03-31_(2)'.$D169]+['export-nord-2026-03-31_(2)'.$E169]" table:style-name="ce5">
            <text:p>2025-11-21 09:34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6" table:style-name="ce1">
            <text:p>426</text:p>
          </table:table-cell>
          <table:table-cell office:value-type="date" office:date-value="2025-11-22T00:00:00" table:style-name="ce3">
            <text:p>2025-11-22</text:p>
          </table:table-cell>
          <table:table-cell office:value-type="time" office:time-value="PT9H34M53S" table:style-name="ce4">
            <text:p>09:34:53</text:p>
          </table:table-cell>
          <table:table-cell office:value-type="float" office:value="100" table:style-name="ce1">
            <text:p>100</text:p>
          </table:table-cell>
          <table:table-cell office:value-type="float" office:value="7.5" table:style-name="ce1">
            <text:p>7,5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1-22T09:34:53" table:formula="of:=['export-nord-2026-03-31_(2)'.$D170]+['export-nord-2026-03-31_(2)'.$E170]" table:style-name="ce5">
            <text:p>2025-11-22 09:34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7" table:style-name="ce1">
            <text:p>427</text:p>
          </table:table-cell>
          <table:table-cell office:value-type="date" office:date-value="2025-11-23T00:00:00" table:style-name="ce3">
            <text:p>2025-11-23</text:p>
          </table:table-cell>
          <table:table-cell office:value-type="time" office:time-value="PT9H35M2S" table:style-name="ce4">
            <text:p>09:35:02</text:p>
          </table:table-cell>
          <table:table-cell office:value-type="float" office:value="100" table:style-name="ce1">
            <text:p>100</text:p>
          </table:table-cell>
          <table:table-cell office:value-type="float" office:value="7.5" table:style-name="ce1">
            <text:p>7,5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1-23T09:35:02" table:formula="of:=['export-nord-2026-03-31_(2)'.$D171]+['export-nord-2026-03-31_(2)'.$E171]" table:style-name="ce5">
            <text:p>2025-11-23 09:35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8" table:style-name="ce1">
            <text:p>428</text:p>
          </table:table-cell>
          <table:table-cell office:value-type="date" office:date-value="2025-11-24T00:00:00" table:style-name="ce3">
            <text:p>2025-11-24</text:p>
          </table:table-cell>
          <table:table-cell office:value-type="time" office:time-value="PT9H35M11S" table:style-name="ce4">
            <text:p>09:35:11</text:p>
          </table:table-cell>
          <table:table-cell office:value-type="float" office:value="100" table:style-name="ce1">
            <text:p>100</text:p>
          </table:table-cell>
          <table:table-cell office:value-type="float" office:value="7.5" table:style-name="ce1">
            <text:p>7,5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1-24T09:35:11" table:formula="of:=['export-nord-2026-03-31_(2)'.$D172]+['export-nord-2026-03-31_(2)'.$E172]" table:style-name="ce5">
            <text:p>2025-11-24 09:35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29" table:style-name="ce1">
            <text:p>429</text:p>
          </table:table-cell>
          <table:table-cell office:value-type="date" office:date-value="2025-11-25T00:00:00" table:style-name="ce3">
            <text:p>2025-11-25</text:p>
          </table:table-cell>
          <table:table-cell office:value-type="time" office:time-value="PT9H35M21S" table:style-name="ce4">
            <text:p>09:35:21</text:p>
          </table:table-cell>
          <table:table-cell office:value-type="float" office:value="100" table:style-name="ce1">
            <text:p>100</text:p>
          </table:table-cell>
          <table:table-cell office:value-type="float" office:value="7.4" table:style-name="ce1">
            <text:p>7,4</text:p>
          </table:table-cell>
          <table:table-cell office:value-type="float" office:value="25.2" table:style-name="ce1">
            <text:p>25,2</text:p>
          </table:table-cell>
          <table:table-cell office:value-type="date" office:date-value="2025-11-25T09:35:21" table:formula="of:=['export-nord-2026-03-31_(2)'.$D173]+['export-nord-2026-03-31_(2)'.$E173]" table:style-name="ce5">
            <text:p>2025-11-25 09:35</text:p>
          </table:table-cell>
          <table:table-cell office:value-type="float" office:value="25.2" table:style-name="ce1">
            <text:p>25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0" table:style-name="ce1">
            <text:p>430</text:p>
          </table:table-cell>
          <table:table-cell office:value-type="date" office:date-value="2025-11-26T00:00:00" table:style-name="ce3">
            <text:p>2025-11-26</text:p>
          </table:table-cell>
          <table:table-cell office:value-type="time" office:time-value="PT9H35M30S" table:style-name="ce4">
            <text:p>09:35:30</text:p>
          </table:table-cell>
          <table:table-cell office:value-type="float" office:value="100" table:style-name="ce1">
            <text:p>100</text:p>
          </table:table-cell>
          <table:table-cell office:value-type="float" office:value="7.4" table:style-name="ce1">
            <text:p>7,4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1-26T09:35:30" table:formula="of:=['export-nord-2026-03-31_(2)'.$D174]+['export-nord-2026-03-31_(2)'.$E174]" table:style-name="ce5">
            <text:p>2025-11-26 09:35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1" table:style-name="ce1">
            <text:p>431</text:p>
          </table:table-cell>
          <table:table-cell office:value-type="date" office:date-value="2025-11-27T00:00:00" table:style-name="ce3">
            <text:p>2025-11-27</text:p>
          </table:table-cell>
          <table:table-cell office:value-type="time" office:time-value="PT9H35M39S" table:style-name="ce4">
            <text:p>09:35:39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1-27T09:35:39" table:formula="of:=['export-nord-2026-03-31_(2)'.$D175]+['export-nord-2026-03-31_(2)'.$E175]" table:style-name="ce5">
            <text:p>2025-11-27 09:35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2" table:style-name="ce1">
            <text:p>432</text:p>
          </table:table-cell>
          <table:table-cell office:value-type="date" office:date-value="2025-11-28T00:00:00" table:style-name="ce3">
            <text:p>2025-11-28</text:p>
          </table:table-cell>
          <table:table-cell office:value-type="time" office:time-value="PT9H35M48S" table:style-name="ce4">
            <text:p>09:35:48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1-28T09:35:48" table:formula="of:=['export-nord-2026-03-31_(2)'.$D176]+['export-nord-2026-03-31_(2)'.$E176]" table:style-name="ce5">
            <text:p>2025-11-28 09:35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3" table:style-name="ce1">
            <text:p>433</text:p>
          </table:table-cell>
          <table:table-cell office:value-type="date" office:date-value="2025-11-29T00:00:00" table:style-name="ce3">
            <text:p>2025-11-29</text:p>
          </table:table-cell>
          <table:table-cell office:value-type="time" office:time-value="PT9H35M57S" table:style-name="ce4">
            <text:p>09:35:57</text:p>
          </table:table-cell>
          <table:table-cell office:value-type="float" office:value="100" table:style-name="ce1">
            <text:p>100</text:p>
          </table:table-cell>
          <table:table-cell office:value-type="float" office:value="7.4" table:style-name="ce1">
            <text:p>7,4</text:p>
          </table:table-cell>
          <table:table-cell office:value-type="float" office:value="25" table:style-name="ce1">
            <text:p>25</text:p>
          </table:table-cell>
          <table:table-cell office:value-type="date" office:date-value="2025-11-29T09:35:57" table:formula="of:=['export-nord-2026-03-31_(2)'.$D177]+['export-nord-2026-03-31_(2)'.$E177]" table:style-name="ce5">
            <text:p>2025-11-29 09:35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4" table:style-name="ce1">
            <text:p>434</text:p>
          </table:table-cell>
          <table:table-cell office:value-type="date" office:date-value="2025-11-30T00:00:00" table:style-name="ce3">
            <text:p>2025-11-30</text:p>
          </table:table-cell>
          <table:table-cell office:value-type="time" office:time-value="PT9H36M6S" table:style-name="ce4">
            <text:p>09:36:06</text:p>
          </table:table-cell>
          <table:table-cell office:value-type="float" office:value="100" table:style-name="ce1">
            <text:p>100</text:p>
          </table:table-cell>
          <table:table-cell office:value-type="float" office:value="7.4" table:style-name="ce1">
            <text:p>7,4</text:p>
          </table:table-cell>
          <table:table-cell office:value-type="float" office:value="25" table:style-name="ce1">
            <text:p>25</text:p>
          </table:table-cell>
          <table:table-cell office:value-type="date" office:date-value="2025-11-30T09:36:06" table:formula="of:=['export-nord-2026-03-31_(2)'.$D178]+['export-nord-2026-03-31_(2)'.$E178]" table:style-name="ce5">
            <text:p>2025-11-30 09:36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5" table:style-name="ce1">
            <text:p>435</text:p>
          </table:table-cell>
          <table:table-cell office:value-type="date" office:date-value="2025-12-01T00:00:00" table:style-name="ce3">
            <text:p>2025-12-01</text:p>
          </table:table-cell>
          <table:table-cell office:value-type="time" office:time-value="PT9H36M15S" table:style-name="ce4">
            <text:p>09:36:15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01T09:36:15" table:formula="of:=['export-nord-2026-03-31_(2)'.$D179]+['export-nord-2026-03-31_(2)'.$E179]" table:style-name="ce5">
            <text:p>2025-12-01 09:36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6" table:style-name="ce1">
            <text:p>436</text:p>
          </table:table-cell>
          <table:table-cell office:value-type="date" office:date-value="2025-12-02T00:00:00" table:style-name="ce3">
            <text:p>2025-12-02</text:p>
          </table:table-cell>
          <table:table-cell office:value-type="time" office:time-value="PT9H36M25S" table:style-name="ce4">
            <text:p>09:36:25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5" table:style-name="ce1">
            <text:p>25</text:p>
          </table:table-cell>
          <table:table-cell office:value-type="date" office:date-value="2025-12-02T09:36:25" table:formula="of:=['export-nord-2026-03-31_(2)'.$D180]+['export-nord-2026-03-31_(2)'.$E180]" table:style-name="ce5">
            <text:p>2025-12-02 09:36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7" table:style-name="ce1">
            <text:p>437</text:p>
          </table:table-cell>
          <table:table-cell office:value-type="date" office:date-value="2025-12-03T00:00:00" table:style-name="ce3">
            <text:p>2025-12-03</text:p>
          </table:table-cell>
          <table:table-cell office:value-type="time" office:time-value="PT9H36M34S" table:style-name="ce4">
            <text:p>09:36:34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03T09:36:34" table:formula="of:=['export-nord-2026-03-31_(2)'.$D181]+['export-nord-2026-03-31_(2)'.$E181]" table:style-name="ce5">
            <text:p>2025-12-03 09:36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8" table:style-name="ce1">
            <text:p>438</text:p>
          </table:table-cell>
          <table:table-cell office:value-type="date" office:date-value="2025-12-04T00:00:00" table:style-name="ce3">
            <text:p>2025-12-04</text:p>
          </table:table-cell>
          <table:table-cell office:value-type="time" office:time-value="PT9H36M43S" table:style-name="ce4">
            <text:p>09:36:43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5" table:style-name="ce1">
            <text:p>24,5</text:p>
          </table:table-cell>
          <table:table-cell office:value-type="date" office:date-value="2025-12-04T09:36:43" table:formula="of:=['export-nord-2026-03-31_(2)'.$D182]+['export-nord-2026-03-31_(2)'.$E182]" table:style-name="ce5">
            <text:p>2025-12-04 09:36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39" table:style-name="ce1">
            <text:p>439</text:p>
          </table:table-cell>
          <table:table-cell office:value-type="date" office:date-value="2025-12-05T00:00:00" table:style-name="ce3">
            <text:p>2025-12-05</text:p>
          </table:table-cell>
          <table:table-cell office:value-type="time" office:time-value="PT9H36M52S" table:style-name="ce4">
            <text:p>09:36:52</text:p>
          </table:table-cell>
          <table:table-cell office:value-type="float" office:value="100" table:style-name="ce1">
            <text:p>100</text:p>
          </table:table-cell>
          <table:table-cell office:value-type="float" office:value="7.2" table:style-name="ce1">
            <text:p>7,2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2-05T09:36:52" table:formula="of:=['export-nord-2026-03-31_(2)'.$D183]+['export-nord-2026-03-31_(2)'.$E183]" table:style-name="ce5">
            <text:p>2025-12-05 09:36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0" table:style-name="ce1">
            <text:p>440</text:p>
          </table:table-cell>
          <table:table-cell office:value-type="date" office:date-value="2025-12-06T00:00:00" table:style-name="ce3">
            <text:p>2025-12-06</text:p>
          </table:table-cell>
          <table:table-cell office:value-type="time" office:time-value="PT9H37M1S" table:style-name="ce4">
            <text:p>09:37:01</text:p>
          </table:table-cell>
          <table:table-cell office:value-type="float" office:value="100" table:style-name="ce1">
            <text:p>100</text:p>
          </table:table-cell>
          <table:table-cell office:value-type="float" office:value="7.2" table:style-name="ce1">
            <text:p>7,2</text:p>
          </table:table-cell>
          <table:table-cell office:value-type="float" office:value="24.5" table:style-name="ce1">
            <text:p>24,5</text:p>
          </table:table-cell>
          <table:table-cell office:value-type="date" office:date-value="2025-12-06T09:37:01" table:formula="of:=['export-nord-2026-03-31_(2)'.$D184]+['export-nord-2026-03-31_(2)'.$E184]" table:style-name="ce5">
            <text:p>2025-12-06 09:37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1" table:style-name="ce1">
            <text:p>441</text:p>
          </table:table-cell>
          <table:table-cell office:value-type="date" office:date-value="2025-12-07T00:00:00" table:style-name="ce3">
            <text:p>2025-12-07</text:p>
          </table:table-cell>
          <table:table-cell office:value-type="time" office:time-value="PT9H37M10S" table:style-name="ce4">
            <text:p>09:37:10</text:p>
          </table:table-cell>
          <table:table-cell office:value-type="float" office:value="100" table:style-name="ce1">
            <text:p>100</text:p>
          </table:table-cell>
          <table:table-cell office:value-type="float" office:value="7.3" table:style-name="ce1">
            <text:p>7,3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2-07T09:37:10" table:formula="of:=['export-nord-2026-03-31_(2)'.$D185]+['export-nord-2026-03-31_(2)'.$E185]" table:style-name="ce5">
            <text:p>2025-12-07 09:37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2" table:style-name="ce1">
            <text:p>442</text:p>
          </table:table-cell>
          <table:table-cell office:value-type="date" office:date-value="2025-12-08T00:00:00" table:style-name="ce3">
            <text:p>2025-12-08</text:p>
          </table:table-cell>
          <table:table-cell office:value-type="time" office:time-value="PT9H37M20S" table:style-name="ce4">
            <text:p>09:37:20</text:p>
          </table:table-cell>
          <table:table-cell office:value-type="float" office:value="100" table:style-name="ce1">
            <text:p>100</text:p>
          </table:table-cell>
          <table:table-cell office:value-type="float" office:value="7.2" table:style-name="ce1">
            <text:p>7,2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2-08T09:37:20" table:formula="of:=['export-nord-2026-03-31_(2)'.$D186]+['export-nord-2026-03-31_(2)'.$E186]" table:style-name="ce5">
            <text:p>2025-12-08 09:37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3" table:style-name="ce1">
            <text:p>443</text:p>
          </table:table-cell>
          <table:table-cell office:value-type="date" office:date-value="2025-12-09T00:00:00" table:style-name="ce3">
            <text:p>2025-12-09</text:p>
          </table:table-cell>
          <table:table-cell office:value-type="time" office:time-value="PT9H37M29S" table:style-name="ce4">
            <text:p>09:37:29</text:p>
          </table:table-cell>
          <table:table-cell office:value-type="float" office:value="100" table:style-name="ce1">
            <text:p>100</text:p>
          </table:table-cell>
          <table:table-cell office:value-type="float" office:value="7.2" table:style-name="ce1">
            <text:p>7,2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09T09:37:29" table:formula="of:=['export-nord-2026-03-31_(2)'.$D187]+['export-nord-2026-03-31_(2)'.$E187]" table:style-name="ce5">
            <text:p>2025-12-09 09:37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4" table:style-name="ce1">
            <text:p>444</text:p>
          </table:table-cell>
          <table:table-cell office:value-type="date" office:date-value="2025-12-10T00:00:00" table:style-name="ce3">
            <text:p>2025-12-10</text:p>
          </table:table-cell>
          <table:table-cell office:value-type="time" office:time-value="PT9H37M38S" table:style-name="ce4">
            <text:p>09:37:38</text:p>
          </table:table-cell>
          <table:table-cell office:value-type="float" office:value="100" table:style-name="ce1">
            <text:p>100</text:p>
          </table:table-cell>
          <table:table-cell office:value-type="float" office:value="7.1" table:style-name="ce1">
            <text:p>7,1</text:p>
          </table:table-cell>
          <table:table-cell office:value-type="float" office:value="25.1" table:style-name="ce1">
            <text:p>25,1</text:p>
          </table:table-cell>
          <table:table-cell office:value-type="date" office:date-value="2025-12-10T09:37:38" table:formula="of:=['export-nord-2026-03-31_(2)'.$D188]+['export-nord-2026-03-31_(2)'.$E188]" table:style-name="ce5">
            <text:p>2025-12-10 09:37</text:p>
          </table:table-cell>
          <table:table-cell office:value-type="float" office:value="25.1" table:style-name="ce1">
            <text:p>25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5" table:style-name="ce1">
            <text:p>445</text:p>
          </table:table-cell>
          <table:table-cell office:value-type="date" office:date-value="2025-12-11T00:00:00" table:style-name="ce3">
            <text:p>2025-12-11</text:p>
          </table:table-cell>
          <table:table-cell office:value-type="time" office:time-value="PT9H37M47S" table:style-name="ce4">
            <text:p>09:37:47</text:p>
          </table:table-cell>
          <table:table-cell office:value-type="float" office:value="100" table:style-name="ce1">
            <text:p>100</text:p>
          </table:table-cell>
          <table:table-cell office:value-type="float" office:value="7.1" table:style-name="ce1">
            <text:p>7,1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2-11T09:37:47" table:formula="of:=['export-nord-2026-03-31_(2)'.$D189]+['export-nord-2026-03-31_(2)'.$E189]" table:style-name="ce5">
            <text:p>2025-12-11 09:37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6" table:style-name="ce1">
            <text:p>446</text:p>
          </table:table-cell>
          <table:table-cell office:value-type="date" office:date-value="2025-12-12T00:00:00" table:style-name="ce3">
            <text:p>2025-12-12</text:p>
          </table:table-cell>
          <table:table-cell office:value-type="time" office:time-value="PT9H37M56S" table:style-name="ce4">
            <text:p>09:37:56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4.4" table:style-name="ce1">
            <text:p>24,4</text:p>
          </table:table-cell>
          <table:table-cell office:value-type="date" office:date-value="2025-12-12T09:37:56" table:formula="of:=['export-nord-2026-03-31_(2)'.$D190]+['export-nord-2026-03-31_(2)'.$E190]" table:style-name="ce5">
            <text:p>2025-12-12 09:37</text:p>
          </table:table-cell>
          <table:table-cell office:value-type="float" office:value="24.4" table:style-name="ce1">
            <text:p>24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7" table:style-name="ce1">
            <text:p>447</text:p>
          </table:table-cell>
          <table:table-cell office:value-type="date" office:date-value="2025-12-13T00:00:00" table:style-name="ce3">
            <text:p>2025-12-13</text:p>
          </table:table-cell>
          <table:table-cell office:value-type="time" office:time-value="PT9H38M5S" table:style-name="ce4">
            <text:p>09:38:05</text:p>
          </table:table-cell>
          <table:table-cell office:value-type="float" office:value="99.9" table:style-name="ce1">
            <text:p>99,9</text:p>
          </table:table-cell>
          <table:table-cell office:value-type="float" office:value="6.9" table:style-name="ce1">
            <text:p>6,9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13T09:38:05" table:formula="of:=['export-nord-2026-03-31_(2)'.$D191]+['export-nord-2026-03-31_(2)'.$E191]" table:style-name="ce5">
            <text:p>2025-12-13 09:38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8" table:style-name="ce1">
            <text:p>448</text:p>
          </table:table-cell>
          <table:table-cell office:value-type="date" office:date-value="2025-12-14T00:00:00" table:style-name="ce3">
            <text:p>2025-12-14</text:p>
          </table:table-cell>
          <table:table-cell office:value-type="time" office:time-value="PT9H38M15S" table:style-name="ce4">
            <text:p>09:38:15</text:p>
          </table:table-cell>
          <table:table-cell office:value-type="float" office:value="99.9" table:style-name="ce1">
            <text:p>99,9</text:p>
          </table:table-cell>
          <table:table-cell office:value-type="float" office:value="7" table:style-name="ce1">
            <text:p>7</text:p>
          </table:table-cell>
          <table:table-cell office:value-type="float" office:value="24.6" table:style-name="ce1">
            <text:p>24,6</text:p>
          </table:table-cell>
          <table:table-cell office:value-type="date" office:date-value="2025-12-14T09:38:15" table:formula="of:=['export-nord-2026-03-31_(2)'.$D192]+['export-nord-2026-03-31_(2)'.$E192]" table:style-name="ce5">
            <text:p>2025-12-14 09:38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49" table:style-name="ce1">
            <text:p>449</text:p>
          </table:table-cell>
          <table:table-cell office:value-type="date" office:date-value="2025-12-15T00:00:00" table:style-name="ce3">
            <text:p>2025-12-15</text:p>
          </table:table-cell>
          <table:table-cell office:value-type="time" office:time-value="PT9H38M24S" table:style-name="ce4">
            <text:p>09:38:24</text:p>
          </table:table-cell>
          <table:table-cell office:value-type="float" office:value="99.8" table:style-name="ce1">
            <text:p>99,8</text:p>
          </table:table-cell>
          <table:table-cell office:value-type="float" office:value="7.1" table:style-name="ce1">
            <text:p>7,1</text:p>
          </table:table-cell>
          <table:table-cell office:value-type="float" office:value="24.8" table:style-name="ce1">
            <text:p>24,8</text:p>
          </table:table-cell>
          <table:table-cell office:value-type="date" office:date-value="2025-12-15T09:38:24" table:formula="of:=['export-nord-2026-03-31_(2)'.$D193]+['export-nord-2026-03-31_(2)'.$E193]" table:style-name="ce5">
            <text:p>2025-12-15 09:38</text:p>
          </table:table-cell>
          <table:table-cell office:value-type="float" office:value="24.8" table:style-name="ce1">
            <text:p>24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0" table:style-name="ce1">
            <text:p>450</text:p>
          </table:table-cell>
          <table:table-cell office:value-type="date" office:date-value="2025-12-16T00:00:00" table:style-name="ce3">
            <text:p>2025-12-16</text:p>
          </table:table-cell>
          <table:table-cell office:value-type="time" office:time-value="PT9H38M33S" table:style-name="ce4">
            <text:p>09:38:33</text:p>
          </table:table-cell>
          <table:table-cell office:value-type="float" office:value="99.7" table:style-name="ce1">
            <text:p>99,7</text:p>
          </table:table-cell>
          <table:table-cell office:value-type="float" office:value="7.1" table:style-name="ce1">
            <text:p>7,1</text:p>
          </table:table-cell>
          <table:table-cell office:value-type="float" office:value="24.6" table:style-name="ce1">
            <text:p>24,6</text:p>
          </table:table-cell>
          <table:table-cell office:value-type="date" office:date-value="2025-12-16T09:38:33" table:formula="of:=['export-nord-2026-03-31_(2)'.$D194]+['export-nord-2026-03-31_(2)'.$E194]" table:style-name="ce5">
            <text:p>2025-12-16 09:38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1" table:style-name="ce1">
            <text:p>451</text:p>
          </table:table-cell>
          <table:table-cell office:value-type="date" office:date-value="2025-12-17T00:00:00" table:style-name="ce3">
            <text:p>2025-12-17</text:p>
          </table:table-cell>
          <table:table-cell office:value-type="time" office:time-value="PT9H38M42S" table:style-name="ce4">
            <text:p>09:38:42</text:p>
          </table:table-cell>
          <table:table-cell office:value-type="float" office:value="99.7" table:style-name="ce1">
            <text:p>99,7</text:p>
          </table:table-cell>
          <table:table-cell office:value-type="float" office:value="7" table:style-name="ce1">
            <text:p>7</text:p>
          </table:table-cell>
          <table:table-cell office:value-type="float" office:value="24.3" table:style-name="ce1">
            <text:p>24,3</text:p>
          </table:table-cell>
          <table:table-cell office:value-type="date" office:date-value="2025-12-17T09:38:42" table:formula="of:=['export-nord-2026-03-31_(2)'.$D195]+['export-nord-2026-03-31_(2)'.$E195]" table:style-name="ce5">
            <text:p>2025-12-17 09:38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2" table:style-name="ce1">
            <text:p>452</text:p>
          </table:table-cell>
          <table:table-cell office:value-type="date" office:date-value="2025-12-18T00:00:00" table:style-name="ce3">
            <text:p>2025-12-18</text:p>
          </table:table-cell>
          <table:table-cell office:value-type="time" office:time-value="PT9H38M51S" table:style-name="ce4">
            <text:p>09:38:51</text:p>
          </table:table-cell>
          <table:table-cell office:value-type="float" office:value="99.7" table:style-name="ce1">
            <text:p>99,7</text:p>
          </table:table-cell>
          <table:table-cell office:value-type="float" office:value="6.9" table:style-name="ce1">
            <text:p>6,9</text:p>
          </table:table-cell>
          <table:table-cell office:value-type="float" office:value="24.6" table:style-name="ce1">
            <text:p>24,6</text:p>
          </table:table-cell>
          <table:table-cell office:value-type="date" office:date-value="2025-12-18T09:38:51" table:formula="of:=['export-nord-2026-03-31_(2)'.$D196]+['export-nord-2026-03-31_(2)'.$E196]" table:style-name="ce5">
            <text:p>2025-12-18 09:38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3" table:style-name="ce1">
            <text:p>453</text:p>
          </table:table-cell>
          <table:table-cell office:value-type="date" office:date-value="2025-12-19T00:00:00" table:style-name="ce3">
            <text:p>2025-12-19</text:p>
          </table:table-cell>
          <table:table-cell office:value-type="time" office:time-value="PT9H39M0S" table:style-name="ce4">
            <text:p>09:39:00</text:p>
          </table:table-cell>
          <table:table-cell office:value-type="float" office:value="99.5" table:style-name="ce1">
            <text:p>99,5</text:p>
          </table:table-cell>
          <table:table-cell office:value-type="float" office:value="6.9" table:style-name="ce1">
            <text:p>6,9</text:p>
          </table:table-cell>
          <table:table-cell office:value-type="float" office:value="24.5" table:style-name="ce1">
            <text:p>24,5</text:p>
          </table:table-cell>
          <table:table-cell office:value-type="date" office:date-value="2025-12-19T09:39:00" table:formula="of:=['export-nord-2026-03-31_(2)'.$D197]+['export-nord-2026-03-31_(2)'.$E197]" table:style-name="ce5">
            <text:p>2025-12-19 09:39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4" table:style-name="ce1">
            <text:p>454</text:p>
          </table:table-cell>
          <table:table-cell office:value-type="date" office:date-value="2025-12-20T00:00:00" table:style-name="ce3">
            <text:p>2025-12-20</text:p>
          </table:table-cell>
          <table:table-cell office:value-type="time" office:time-value="PT9H39M9S" table:style-name="ce4">
            <text:p>09:39:09</text:p>
          </table:table-cell>
          <table:table-cell office:value-type="float" office:value="99.2" table:style-name="ce1">
            <text:p>99,2</text:p>
          </table:table-cell>
          <table:table-cell office:value-type="float" office:value="7" table:style-name="ce1">
            <text:p>7</text:p>
          </table:table-cell>
          <table:table-cell office:value-type="float" office:value="24.9" table:style-name="ce1">
            <text:p>24,9</text:p>
          </table:table-cell>
          <table:table-cell office:value-type="date" office:date-value="2025-12-20T09:39:09" table:formula="of:=['export-nord-2026-03-31_(2)'.$D198]+['export-nord-2026-03-31_(2)'.$E198]" table:style-name="ce5">
            <text:p>2025-12-20 09:39</text:p>
          </table:table-cell>
          <table:table-cell office:value-type="float" office:value="24.9" table:style-name="ce1">
            <text:p>24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5" table:style-name="ce1">
            <text:p>455</text:p>
          </table:table-cell>
          <table:table-cell office:value-type="date" office:date-value="2025-12-21T00:00:00" table:style-name="ce3">
            <text:p>2025-12-21</text:p>
          </table:table-cell>
          <table:table-cell office:value-type="time" office:time-value="PT9H39M19S" table:style-name="ce4">
            <text:p>09:39:19</text:p>
          </table:table-cell>
          <table:table-cell office:value-type="float" office:value="99.1" table:style-name="ce1">
            <text:p>99,1</text:p>
          </table:table-cell>
          <table:table-cell office:value-type="float" office:value="6.9" table:style-name="ce1">
            <text:p>6,9</text:p>
          </table:table-cell>
          <table:table-cell office:value-type="float" office:value="24.6" table:style-name="ce1">
            <text:p>24,6</text:p>
          </table:table-cell>
          <table:table-cell office:value-type="date" office:date-value="2025-12-21T09:39:19" table:formula="of:=['export-nord-2026-03-31_(2)'.$D199]+['export-nord-2026-03-31_(2)'.$E199]" table:style-name="ce5">
            <text:p>2025-12-21 09:39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6" table:style-name="ce1">
            <text:p>456</text:p>
          </table:table-cell>
          <table:table-cell office:value-type="date" office:date-value="2025-12-22T00:00:00" table:style-name="ce3">
            <text:p>2025-12-22</text:p>
          </table:table-cell>
          <table:table-cell office:value-type="time" office:time-value="PT9H39M28S" table:style-name="ce4">
            <text:p>09:39:28</text:p>
          </table:table-cell>
          <table:table-cell office:value-type="float" office:value="99.1" table:style-name="ce1">
            <text:p>99,1</text:p>
          </table:table-cell>
          <table:table-cell office:value-type="float" office:value="6.8" table:style-name="ce1">
            <text:p>6,8</text:p>
          </table:table-cell>
          <table:table-cell office:value-type="float" office:value="24.3" table:style-name="ce1">
            <text:p>24,3</text:p>
          </table:table-cell>
          <table:table-cell office:value-type="date" office:date-value="2025-12-22T09:39:28" table:formula="of:=['export-nord-2026-03-31_(2)'.$D200]+['export-nord-2026-03-31_(2)'.$E200]" table:style-name="ce5">
            <text:p>2025-12-22 09:39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7" table:style-name="ce1">
            <text:p>457</text:p>
          </table:table-cell>
          <table:table-cell office:value-type="date" office:date-value="2025-12-23T00:00:00" table:style-name="ce3">
            <text:p>2025-12-23</text:p>
          </table:table-cell>
          <table:table-cell office:value-type="time" office:time-value="PT9H39M37S" table:style-name="ce4">
            <text:p>09:39:37</text:p>
          </table:table-cell>
          <table:table-cell office:value-type="float" office:value="99.2" table:style-name="ce1">
            <text:p>99,2</text:p>
          </table:table-cell>
          <table:table-cell office:value-type="float" office:value="6.6" table:style-name="ce1">
            <text:p>6,6</text:p>
          </table:table-cell>
          <table:table-cell office:value-type="float" office:value="24.9" table:style-name="ce1">
            <text:p>24,9</text:p>
          </table:table-cell>
          <table:table-cell office:value-type="date" office:date-value="2025-12-23T09:39:37" table:formula="of:=['export-nord-2026-03-31_(2)'.$D201]+['export-nord-2026-03-31_(2)'.$E201]" table:style-name="ce5">
            <text:p>2025-12-23 09:39</text:p>
          </table:table-cell>
          <table:table-cell office:value-type="float" office:value="24.9" table:style-name="ce1">
            <text:p>24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8" table:style-name="ce1">
            <text:p>458</text:p>
          </table:table-cell>
          <table:table-cell office:value-type="date" office:date-value="2025-12-24T00:00:00" table:style-name="ce3">
            <text:p>2025-12-24</text:p>
          </table:table-cell>
          <table:table-cell office:value-type="time" office:time-value="PT9H39M46S" table:style-name="ce4">
            <text:p>09:39:46</text:p>
          </table:table-cell>
          <table:table-cell office:value-type="float" office:value="99.1" table:style-name="ce1">
            <text:p>99,1</text:p>
          </table:table-cell>
          <table:table-cell office:value-type="float" office:value="6.5" table:style-name="ce1">
            <text:p>6,5</text:p>
          </table:table-cell>
          <table:table-cell office:value-type="float" office:value="24.3" table:style-name="ce1">
            <text:p>24,3</text:p>
          </table:table-cell>
          <table:table-cell office:value-type="date" office:date-value="2025-12-24T09:39:46" table:formula="of:=['export-nord-2026-03-31_(2)'.$D202]+['export-nord-2026-03-31_(2)'.$E202]" table:style-name="ce5">
            <text:p>2025-12-24 09:39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59" table:style-name="ce1">
            <text:p>459</text:p>
          </table:table-cell>
          <table:table-cell office:value-type="date" office:date-value="2025-12-25T00:00:00" table:style-name="ce3">
            <text:p>2025-12-25</text:p>
          </table:table-cell>
          <table:table-cell office:value-type="time" office:time-value="PT9H39M55S" table:style-name="ce4">
            <text:p>09:39:55</text:p>
          </table:table-cell>
          <table:table-cell office:value-type="float" office:value="98.7" table:style-name="ce1">
            <text:p>98,7</text:p>
          </table:table-cell>
          <table:table-cell office:value-type="float" office:value="6.6" table:style-name="ce1">
            <text:p>6,6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25T09:39:55" table:formula="of:=['export-nord-2026-03-31_(2)'.$D203]+['export-nord-2026-03-31_(2)'.$E203]" table:style-name="ce5">
            <text:p>2025-12-25 09:39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0" table:style-name="ce1">
            <text:p>460</text:p>
          </table:table-cell>
          <table:table-cell office:value-type="date" office:date-value="2025-12-26T00:00:00" table:style-name="ce3">
            <text:p>2025-12-26</text:p>
          </table:table-cell>
          <table:table-cell office:value-type="time" office:time-value="PT9H40M4S" table:style-name="ce4">
            <text:p>09:40:04</text:p>
          </table:table-cell>
          <table:table-cell office:value-type="float" office:value="98.6" table:style-name="ce1">
            <text:p>98,6</text:p>
          </table:table-cell>
          <table:table-cell office:value-type="float" office:value="6.6" table:style-name="ce1">
            <text:p>6,6</text:p>
          </table:table-cell>
          <table:table-cell office:value-type="float" office:value="24.4" table:style-name="ce1">
            <text:p>24,4</text:p>
          </table:table-cell>
          <table:table-cell office:value-type="date" office:date-value="2025-12-26T09:40:04" table:formula="of:=['export-nord-2026-03-31_(2)'.$D204]+['export-nord-2026-03-31_(2)'.$E204]" table:style-name="ce5">
            <text:p>2025-12-26 09:40</text:p>
          </table:table-cell>
          <table:table-cell office:value-type="float" office:value="24.4" table:style-name="ce1">
            <text:p>24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1" table:style-name="ce1">
            <text:p>461</text:p>
          </table:table-cell>
          <table:table-cell office:value-type="date" office:date-value="2025-12-27T00:00:00" table:style-name="ce3">
            <text:p>2025-12-27</text:p>
          </table:table-cell>
          <table:table-cell office:value-type="time" office:time-value="PT9H40M14S" table:style-name="ce4">
            <text:p>09:40:14</text:p>
          </table:table-cell>
          <table:table-cell office:value-type="float" office:value="98.6" table:style-name="ce1">
            <text:p>98,6</text:p>
          </table:table-cell>
          <table:table-cell office:value-type="float" office:value="6.6" table:style-name="ce1">
            <text:p>6,6</text:p>
          </table:table-cell>
          <table:table-cell office:value-type="float" office:value="24.5" table:style-name="ce1">
            <text:p>24,5</text:p>
          </table:table-cell>
          <table:table-cell office:value-type="date" office:date-value="2025-12-27T09:40:14" table:formula="of:=['export-nord-2026-03-31_(2)'.$D205]+['export-nord-2026-03-31_(2)'.$E205]" table:style-name="ce5">
            <text:p>2025-12-27 09:40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2" table:style-name="ce1">
            <text:p>462</text:p>
          </table:table-cell>
          <table:table-cell office:value-type="date" office:date-value="2025-12-28T00:00:00" table:style-name="ce3">
            <text:p>2025-12-28</text:p>
          </table:table-cell>
          <table:table-cell office:value-type="time" office:time-value="PT9H40M23S" table:style-name="ce4">
            <text:p>09:40:23</text:p>
          </table:table-cell>
          <table:table-cell office:value-type="float" office:value="98.3" table:style-name="ce1">
            <text:p>98,3</text:p>
          </table:table-cell>
          <table:table-cell office:value-type="float" office:value="6.6" table:style-name="ce1">
            <text:p>6,6</text:p>
          </table:table-cell>
          <table:table-cell office:value-type="float" office:value="24.7" table:style-name="ce1">
            <text:p>24,7</text:p>
          </table:table-cell>
          <table:table-cell office:value-type="date" office:date-value="2025-12-28T09:40:23" table:formula="of:=['export-nord-2026-03-31_(2)'.$D206]+['export-nord-2026-03-31_(2)'.$E206]" table:style-name="ce5">
            <text:p>2025-12-28 09:40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3" table:style-name="ce1">
            <text:p>463</text:p>
          </table:table-cell>
          <table:table-cell office:value-type="date" office:date-value="2025-12-29T00:00:00" table:style-name="ce3">
            <text:p>2025-12-29</text:p>
          </table:table-cell>
          <table:table-cell office:value-type="time" office:time-value="PT9H40M32S" table:style-name="ce4">
            <text:p>09:40:32</text:p>
          </table:table-cell>
          <table:table-cell office:value-type="float" office:value="98.7" table:style-name="ce1">
            <text:p>98,7</text:p>
          </table:table-cell>
          <table:table-cell office:value-type="float" office:value="6.6" table:style-name="ce1">
            <text:p>6,6</text:p>
          </table:table-cell>
          <table:table-cell office:value-type="float" office:value="24.3" table:style-name="ce1">
            <text:p>24,3</text:p>
          </table:table-cell>
          <table:table-cell office:value-type="date" office:date-value="2025-12-29T09:40:32" table:formula="of:=['export-nord-2026-03-31_(2)'.$D207]+['export-nord-2026-03-31_(2)'.$E207]" table:style-name="ce5">
            <text:p>2025-12-29 09:40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4" table:style-name="ce1">
            <text:p>464</text:p>
          </table:table-cell>
          <table:table-cell office:value-type="date" office:date-value="2025-12-30T00:00:00" table:style-name="ce3">
            <text:p>2025-12-30</text:p>
          </table:table-cell>
          <table:table-cell office:value-type="time" office:time-value="PT9H40M41S" table:style-name="ce4">
            <text:p>09:40:41</text:p>
          </table:table-cell>
          <table:table-cell office:value-type="float" office:value="98.7" table:style-name="ce1">
            <text:p>98,7</text:p>
          </table:table-cell>
          <table:table-cell office:value-type="float" office:value="6.5" table:style-name="ce1">
            <text:p>6,5</text:p>
          </table:table-cell>
          <table:table-cell office:value-type="float" office:value="24.6" table:style-name="ce1">
            <text:p>24,6</text:p>
          </table:table-cell>
          <table:table-cell office:value-type="date" office:date-value="2025-12-30T09:40:41" table:formula="of:=['export-nord-2026-03-31_(2)'.$D208]+['export-nord-2026-03-31_(2)'.$E208]" table:style-name="ce5">
            <text:p>2025-12-30 09:40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5" table:style-name="ce1">
            <text:p>465</text:p>
          </table:table-cell>
          <table:table-cell office:value-type="date" office:date-value="2025-12-31T00:00:00" table:style-name="ce3">
            <text:p>2025-12-31</text:p>
          </table:table-cell>
          <table:table-cell office:value-type="time" office:time-value="PT9H40M50S" table:style-name="ce4">
            <text:p>09:40:50</text:p>
          </table:table-cell>
          <table:table-cell office:value-type="float" office:value="98.7" table:style-name="ce1">
            <text:p>98,7</text:p>
          </table:table-cell>
          <table:table-cell office:value-type="float" office:value="6.4" table:style-name="ce1">
            <text:p>6,4</text:p>
          </table:table-cell>
          <table:table-cell office:value-type="float" office:value="24.2" table:style-name="ce1">
            <text:p>24,2</text:p>
          </table:table-cell>
          <table:table-cell office:value-type="date" office:date-value="2025-12-31T09:40:50" table:formula="of:=['export-nord-2026-03-31_(2)'.$D209]+['export-nord-2026-03-31_(2)'.$E209]" table:style-name="ce5">
            <text:p>2025-12-31 09:40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6" table:style-name="ce1">
            <text:p>466</text:p>
          </table:table-cell>
          <table:table-cell office:value-type="date" office:date-value="2026-01-01T00:00:00" table:style-name="ce3">
            <text:p>2026-01-01</text:p>
          </table:table-cell>
          <table:table-cell office:value-type="time" office:time-value="PT9H40M59S" table:style-name="ce4">
            <text:p>09:40:59</text:p>
          </table:table-cell>
          <table:table-cell office:value-type="float" office:value="98.6" table:style-name="ce1">
            <text:p>98,6</text:p>
          </table:table-cell>
          <table:table-cell office:value-type="float" office:value="6.4" table:style-name="ce1">
            <text:p>6,4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01T09:40:59" table:formula="of:=['export-nord-2026-03-31_(2)'.$D210]+['export-nord-2026-03-31_(2)'.$E210]" table:style-name="ce5">
            <text:p>2026-01-01 09:40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7" table:style-name="ce1">
            <text:p>467</text:p>
          </table:table-cell>
          <table:table-cell office:value-type="date" office:date-value="2026-01-02T00:00:00" table:style-name="ce3">
            <text:p>2026-01-02</text:p>
          </table:table-cell>
          <table:table-cell office:value-type="time" office:time-value="PT9H41M8S" table:style-name="ce4">
            <text:p>09:41:08</text:p>
          </table:table-cell>
          <table:table-cell office:value-type="float" office:value="98.5" table:style-name="ce1">
            <text:p>98,5</text:p>
          </table:table-cell>
          <table:table-cell office:value-type="float" office:value="6.3" table:style-name="ce1">
            <text:p>6,3</text:p>
          </table:table-cell>
          <table:table-cell office:value-type="float" office:value="24.6" table:style-name="ce1">
            <text:p>24,6</text:p>
          </table:table-cell>
          <table:table-cell office:value-type="date" office:date-value="2026-01-02T09:41:08" table:formula="of:=['export-nord-2026-03-31_(2)'.$D211]+['export-nord-2026-03-31_(2)'.$E211]" table:style-name="ce5">
            <text:p>2026-01-02 09:41</text:p>
          </table:table-cell>
          <table:table-cell office:value-type="float" office:value="24.6" table:style-name="ce1">
            <text:p>24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8" table:style-name="ce1">
            <text:p>468</text:p>
          </table:table-cell>
          <table:table-cell office:value-type="date" office:date-value="2026-01-03T00:00:00" table:style-name="ce3">
            <text:p>2026-01-03</text:p>
          </table:table-cell>
          <table:table-cell office:value-type="time" office:time-value="PT9H41M18S" table:style-name="ce4">
            <text:p>09:41:18</text:p>
          </table:table-cell>
          <table:table-cell office:value-type="float" office:value="98.5" table:style-name="ce1">
            <text:p>98,5</text:p>
          </table:table-cell>
          <table:table-cell office:value-type="float" office:value="6.2" table:style-name="ce1">
            <text:p>6,2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03T09:41:18" table:formula="of:=['export-nord-2026-03-31_(2)'.$D212]+['export-nord-2026-03-31_(2)'.$E212]" table:style-name="ce5">
            <text:p>2026-01-03 09:41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69" table:style-name="ce1">
            <text:p>469</text:p>
          </table:table-cell>
          <table:table-cell office:value-type="date" office:date-value="2026-01-04T00:00:00" table:style-name="ce3">
            <text:p>2026-01-04</text:p>
          </table:table-cell>
          <table:table-cell office:value-type="time" office:time-value="PT9H41M27S" table:style-name="ce4">
            <text:p>09:41:27</text:p>
          </table:table-cell>
          <table:table-cell office:value-type="float" office:value="98.5" table:style-name="ce1">
            <text:p>98,5</text:p>
          </table:table-cell>
          <table:table-cell office:value-type="float" office:value="6" table:style-name="ce1">
            <text:p>6</text:p>
          </table:table-cell>
          <table:table-cell office:value-type="float" office:value="24.3" table:style-name="ce1">
            <text:p>24,3</text:p>
          </table:table-cell>
          <table:table-cell office:value-type="date" office:date-value="2026-01-04T09:41:27" table:formula="of:=['export-nord-2026-03-31_(2)'.$D213]+['export-nord-2026-03-31_(2)'.$E213]" table:style-name="ce5">
            <text:p>2026-01-04 09:41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0" table:style-name="ce1">
            <text:p>470</text:p>
          </table:table-cell>
          <table:table-cell office:value-type="date" office:date-value="2026-01-05T00:00:00" table:style-name="ce3">
            <text:p>2026-01-05</text:p>
          </table:table-cell>
          <table:table-cell office:value-type="time" office:time-value="PT9H41M36S" table:style-name="ce4">
            <text:p>09:41:36</text:p>
          </table:table-cell>
          <table:table-cell office:value-type="float" office:value="98.5" table:style-name="ce1">
            <text:p>98,5</text:p>
          </table:table-cell>
          <table:table-cell office:value-type="float" office:value="5.7" table:style-name="ce1">
            <text:p>5,7</text:p>
          </table:table-cell>
          <table:table-cell office:value-type="float" office:value="24" table:style-name="ce1">
            <text:p>24</text:p>
          </table:table-cell>
          <table:table-cell office:value-type="date" office:date-value="2026-01-05T09:41:36" table:formula="of:=['export-nord-2026-03-31_(2)'.$D214]+['export-nord-2026-03-31_(2)'.$E214]" table:style-name="ce5">
            <text:p>2026-01-05 09:41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1" table:style-name="ce1">
            <text:p>471</text:p>
          </table:table-cell>
          <table:table-cell office:value-type="date" office:date-value="2026-01-06T00:00:00" table:style-name="ce3">
            <text:p>2026-01-06</text:p>
          </table:table-cell>
          <table:table-cell office:value-type="time" office:time-value="PT9H41M45S" table:style-name="ce4">
            <text:p>09:41:45</text:p>
          </table:table-cell>
          <table:table-cell office:value-type="float" office:value="98.2" table:style-name="ce1">
            <text:p>98,2</text:p>
          </table:table-cell>
          <table:table-cell office:value-type="float" office:value="5.7" table:style-name="ce1">
            <text:p>5,7</text:p>
          </table:table-cell>
          <table:table-cell office:value-type="float" office:value="23.9" table:style-name="ce1">
            <text:p>23,9</text:p>
          </table:table-cell>
          <table:table-cell office:value-type="date" office:date-value="2026-01-06T09:41:45" table:formula="of:=['export-nord-2026-03-31_(2)'.$D215]+['export-nord-2026-03-31_(2)'.$E215]" table:style-name="ce5">
            <text:p>2026-01-06 09:41</text:p>
          </table:table-cell>
          <table:table-cell office:value-type="float" office:value="23.9" table:style-name="ce1">
            <text:p>23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2" table:style-name="ce1">
            <text:p>472</text:p>
          </table:table-cell>
          <table:table-cell office:value-type="date" office:date-value="2026-01-07T00:00:00" table:style-name="ce3">
            <text:p>2026-01-07</text:p>
          </table:table-cell>
          <table:table-cell office:value-type="time" office:time-value="PT9H41M54S" table:style-name="ce4">
            <text:p>09:41:54</text:p>
          </table:table-cell>
          <table:table-cell office:value-type="float" office:value="98" table:style-name="ce1">
            <text:p>98</text:p>
          </table:table-cell>
          <table:table-cell office:value-type="float" office:value="5.6" table:style-name="ce1">
            <text:p>5,6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07T09:41:54" table:formula="of:=['export-nord-2026-03-31_(2)'.$D216]+['export-nord-2026-03-31_(2)'.$E216]" table:style-name="ce5">
            <text:p>2026-01-07 09:41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3" table:style-name="ce1">
            <text:p>473</text:p>
          </table:table-cell>
          <table:table-cell office:value-type="date" office:date-value="2026-01-08T00:00:00" table:style-name="ce3">
            <text:p>2026-01-08</text:p>
          </table:table-cell>
          <table:table-cell office:value-type="time" office:time-value="PT9H42M3S" table:style-name="ce4">
            <text:p>09:42:03</text:p>
          </table:table-cell>
          <table:table-cell office:value-type="float" office:value="97.9" table:style-name="ce1">
            <text:p>97,9</text:p>
          </table:table-cell>
          <table:table-cell office:value-type="float" office:value="5.5" table:style-name="ce1">
            <text:p>5,5</text:p>
          </table:table-cell>
          <table:table-cell office:value-type="float" office:value="23.9" table:style-name="ce1">
            <text:p>23,9</text:p>
          </table:table-cell>
          <table:table-cell office:value-type="date" office:date-value="2026-01-08T09:42:03" table:formula="of:=['export-nord-2026-03-31_(2)'.$D217]+['export-nord-2026-03-31_(2)'.$E217]" table:style-name="ce5">
            <text:p>2026-01-08 09:42</text:p>
          </table:table-cell>
          <table:table-cell office:value-type="float" office:value="23.9" table:style-name="ce1">
            <text:p>23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4" table:style-name="ce1">
            <text:p>474</text:p>
          </table:table-cell>
          <table:table-cell office:value-type="date" office:date-value="2026-01-09T00:00:00" table:style-name="ce3">
            <text:p>2026-01-09</text:p>
          </table:table-cell>
          <table:table-cell office:value-type="time" office:time-value="PT9H42M13S" table:style-name="ce4">
            <text:p>09:42:13</text:p>
          </table:table-cell>
          <table:table-cell office:value-type="float" office:value="97.7" table:style-name="ce1">
            <text:p>97,7</text:p>
          </table:table-cell>
          <table:table-cell office:value-type="float" office:value="5.6" table:style-name="ce1">
            <text:p>5,6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09T09:42:13" table:formula="of:=['export-nord-2026-03-31_(2)'.$D218]+['export-nord-2026-03-31_(2)'.$E218]" table:style-name="ce5">
            <text:p>2026-01-09 09:42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5" table:style-name="ce1">
            <text:p>475</text:p>
          </table:table-cell>
          <table:table-cell office:value-type="date" office:date-value="2026-01-10T00:00:00" table:style-name="ce3">
            <text:p>2026-01-10</text:p>
          </table:table-cell>
          <table:table-cell office:value-type="time" office:time-value="PT9H42M22S" table:style-name="ce4">
            <text:p>09:42:22</text:p>
          </table:table-cell>
          <table:table-cell office:value-type="float" office:value="97.5" table:style-name="ce1">
            <text:p>97,5</text:p>
          </table:table-cell>
          <table:table-cell office:value-type="float" office:value="5.6" table:style-name="ce1">
            <text:p>5,6</text:p>
          </table:table-cell>
          <table:table-cell office:value-type="float" office:value="23.8" table:style-name="ce1">
            <text:p>23,8</text:p>
          </table:table-cell>
          <table:table-cell office:value-type="date" office:date-value="2026-01-10T09:42:22" table:formula="of:=['export-nord-2026-03-31_(2)'.$D219]+['export-nord-2026-03-31_(2)'.$E219]" table:style-name="ce5">
            <text:p>2026-01-10 09:42</text:p>
          </table:table-cell>
          <table:table-cell office:value-type="float" office:value="23.8" table:style-name="ce1">
            <text:p>23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6" table:style-name="ce1">
            <text:p>476</text:p>
          </table:table-cell>
          <table:table-cell office:value-type="date" office:date-value="2026-01-11T00:00:00" table:style-name="ce3">
            <text:p>2026-01-11</text:p>
          </table:table-cell>
          <table:table-cell office:value-type="time" office:time-value="PT9H42M31S" table:style-name="ce4">
            <text:p>09:42:31</text:p>
          </table:table-cell>
          <table:table-cell office:value-type="float" office:value="97.3" table:style-name="ce1">
            <text:p>97,3</text:p>
          </table:table-cell>
          <table:table-cell office:value-type="float" office:value="5.5" table:style-name="ce1">
            <text:p>5,5</text:p>
          </table:table-cell>
          <table:table-cell office:value-type="float" office:value="23.8" table:style-name="ce1">
            <text:p>23,8</text:p>
          </table:table-cell>
          <table:table-cell office:value-type="date" office:date-value="2026-01-11T09:42:31" table:formula="of:=['export-nord-2026-03-31_(2)'.$D220]+['export-nord-2026-03-31_(2)'.$E220]" table:style-name="ce5">
            <text:p>2026-01-11 09:42</text:p>
          </table:table-cell>
          <table:table-cell office:value-type="float" office:value="23.8" table:style-name="ce1">
            <text:p>23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7" table:style-name="ce1">
            <text:p>477</text:p>
          </table:table-cell>
          <table:table-cell office:value-type="date" office:date-value="2026-01-12T00:00:00" table:style-name="ce3">
            <text:p>2026-01-12</text:p>
          </table:table-cell>
          <table:table-cell office:value-type="time" office:time-value="PT9H42M40S" table:style-name="ce4">
            <text:p>09:42:40</text:p>
          </table:table-cell>
          <table:table-cell office:value-type="float" office:value="97.3" table:style-name="ce1">
            <text:p>97,3</text:p>
          </table:table-cell>
          <table:table-cell office:value-type="float" office:value="5.5" table:style-name="ce1">
            <text:p>5,5</text:p>
          </table:table-cell>
          <table:table-cell office:value-type="float" office:value="24.1" table:style-name="ce1">
            <text:p>24,1</text:p>
          </table:table-cell>
          <table:table-cell office:value-type="date" office:date-value="2026-01-12T09:42:40" table:formula="of:=['export-nord-2026-03-31_(2)'.$D221]+['export-nord-2026-03-31_(2)'.$E221]" table:style-name="ce5">
            <text:p>2026-01-12 09:42</text:p>
          </table:table-cell>
          <table:table-cell office:value-type="float" office:value="24.1" table:style-name="ce1">
            <text:p>24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8" table:style-name="ce1">
            <text:p>478</text:p>
          </table:table-cell>
          <table:table-cell office:value-type="date" office:date-value="2026-01-13T00:00:00" table:style-name="ce3">
            <text:p>2026-01-13</text:p>
          </table:table-cell>
          <table:table-cell office:value-type="time" office:time-value="PT9H42M49S" table:style-name="ce4">
            <text:p>09:42:49</text:p>
          </table:table-cell>
          <table:table-cell office:value-type="float" office:value="97" table:style-name="ce1">
            <text:p>97</text:p>
          </table:table-cell>
          <table:table-cell office:value-type="float" office:value="5.6" table:style-name="ce1">
            <text:p>5,6</text:p>
          </table:table-cell>
          <table:table-cell office:value-type="float" office:value="23.7" table:style-name="ce1">
            <text:p>23,7</text:p>
          </table:table-cell>
          <table:table-cell office:value-type="date" office:date-value="2026-01-13T09:42:49" table:formula="of:=['export-nord-2026-03-31_(2)'.$D222]+['export-nord-2026-03-31_(2)'.$E222]" table:style-name="ce5">
            <text:p>2026-01-13 09:42</text:p>
          </table:table-cell>
          <table:table-cell office:value-type="float" office:value="23.7" table:style-name="ce1">
            <text:p>23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79" table:style-name="ce1">
            <text:p>479</text:p>
          </table:table-cell>
          <table:table-cell office:value-type="date" office:date-value="2026-01-14T00:00:00" table:style-name="ce3">
            <text:p>2026-01-14</text:p>
          </table:table-cell>
          <table:table-cell office:value-type="time" office:time-value="PT9H42M58S" table:style-name="ce4">
            <text:p>09:42:58</text:p>
          </table:table-cell>
          <table:table-cell office:value-type="float" office:value="96.8" table:style-name="ce1">
            <text:p>96,8</text:p>
          </table:table-cell>
          <table:table-cell office:value-type="float" office:value="5.7" table:style-name="ce1">
            <text:p>5,7</text:p>
          </table:table-cell>
          <table:table-cell office:value-type="float" office:value="23.7" table:style-name="ce1">
            <text:p>23,7</text:p>
          </table:table-cell>
          <table:table-cell office:value-type="date" office:date-value="2026-01-14T09:42:58" table:formula="of:=['export-nord-2026-03-31_(2)'.$D223]+['export-nord-2026-03-31_(2)'.$E223]" table:style-name="ce5">
            <text:p>2026-01-14 09:42</text:p>
          </table:table-cell>
          <table:table-cell office:value-type="float" office:value="23.7" table:style-name="ce1">
            <text:p>23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0" table:style-name="ce1">
            <text:p>480</text:p>
          </table:table-cell>
          <table:table-cell office:value-type="date" office:date-value="2026-01-15T00:00:00" table:style-name="ce3">
            <text:p>2026-01-15</text:p>
          </table:table-cell>
          <table:table-cell office:value-type="time" office:time-value="PT9H43M7S" table:style-name="ce4">
            <text:p>09:43:07</text:p>
          </table:table-cell>
          <table:table-cell office:value-type="float" office:value="96.7" table:style-name="ce1">
            <text:p>96,7</text:p>
          </table:table-cell>
          <table:table-cell office:value-type="float" office:value="5.7" table:style-name="ce1">
            <text:p>5,7</text:p>
          </table:table-cell>
          <table:table-cell office:value-type="float" office:value="23.8" table:style-name="ce1">
            <text:p>23,8</text:p>
          </table:table-cell>
          <table:table-cell office:value-type="date" office:date-value="2026-01-15T09:43:07" table:formula="of:=['export-nord-2026-03-31_(2)'.$D224]+['export-nord-2026-03-31_(2)'.$E224]" table:style-name="ce5">
            <text:p>2026-01-15 09:43</text:p>
          </table:table-cell>
          <table:table-cell office:value-type="float" office:value="23.8" table:style-name="ce1">
            <text:p>23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1" table:style-name="ce1">
            <text:p>481</text:p>
          </table:table-cell>
          <table:table-cell office:value-type="date" office:date-value="2026-01-16T00:00:00" table:style-name="ce3">
            <text:p>2026-01-16</text:p>
          </table:table-cell>
          <table:table-cell office:value-type="time" office:time-value="PT9H43M17S" table:style-name="ce4">
            <text:p>09:43:17</text:p>
          </table:table-cell>
          <table:table-cell office:value-type="float" office:value="96.2" table:style-name="ce1">
            <text:p>96,2</text:p>
          </table:table-cell>
          <table:table-cell office:value-type="float" office:value="6.6" table:style-name="ce1">
            <text:p>6,6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16T09:43:17" table:formula="of:=['export-nord-2026-03-31_(2)'.$D225]+['export-nord-2026-03-31_(2)'.$E225]" table:style-name="ce5">
            <text:p>2026-01-16 09:43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2" table:style-name="ce1">
            <text:p>482</text:p>
          </table:table-cell>
          <table:table-cell office:value-type="date" office:date-value="2026-01-17T00:00:00" table:style-name="ce3">
            <text:p>2026-01-17</text:p>
          </table:table-cell>
          <table:table-cell office:value-type="time" office:time-value="PT9H43M26S" table:style-name="ce4">
            <text:p>09:43:26</text:p>
          </table:table-cell>
          <table:table-cell office:value-type="float" office:value="96.6" table:style-name="ce1">
            <text:p>96,6</text:p>
          </table:table-cell>
          <table:table-cell office:value-type="float" office:value="7.3" table:style-name="ce1">
            <text:p>7,3</text:p>
          </table:table-cell>
          <table:table-cell office:value-type="float" office:value="24.7" table:style-name="ce1">
            <text:p>24,7</text:p>
          </table:table-cell>
          <table:table-cell office:value-type="date" office:date-value="2026-01-17T09:43:26" table:formula="of:=['export-nord-2026-03-31_(2)'.$D226]+['export-nord-2026-03-31_(2)'.$E226]" table:style-name="ce5">
            <text:p>2026-01-17 09:43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3" table:style-name="ce1">
            <text:p>483</text:p>
          </table:table-cell>
          <table:table-cell office:value-type="date" office:date-value="2026-01-18T00:00:00" table:style-name="ce3">
            <text:p>2026-01-18</text:p>
          </table:table-cell>
          <table:table-cell office:value-type="time" office:time-value="PT9H43M35S" table:style-name="ce4">
            <text:p>09:43:35</text:p>
          </table:table-cell>
          <table:table-cell office:value-type="float" office:value="96.9" table:style-name="ce1">
            <text:p>96,9</text:p>
          </table:table-cell>
          <table:table-cell office:value-type="float" office:value="7.6" table:style-name="ce1">
            <text:p>7,6</text:p>
          </table:table-cell>
          <table:table-cell office:value-type="float" office:value="24.4" table:style-name="ce1">
            <text:p>24,4</text:p>
          </table:table-cell>
          <table:table-cell office:value-type="date" office:date-value="2026-01-18T09:43:35" table:formula="of:=['export-nord-2026-03-31_(2)'.$D227]+['export-nord-2026-03-31_(2)'.$E227]" table:style-name="ce5">
            <text:p>2026-01-18 09:43</text:p>
          </table:table-cell>
          <table:table-cell office:value-type="float" office:value="24.4" table:style-name="ce1">
            <text:p>24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4" table:style-name="ce1">
            <text:p>484</text:p>
          </table:table-cell>
          <table:table-cell office:value-type="date" office:date-value="2026-01-19T00:00:00" table:style-name="ce3">
            <text:p>2026-01-19</text:p>
          </table:table-cell>
          <table:table-cell office:value-type="time" office:time-value="PT9H43M44S" table:style-name="ce4">
            <text:p>09:43:44</text:p>
          </table:table-cell>
          <table:table-cell office:value-type="float" office:value="97.1" table:style-name="ce1">
            <text:p>97,1</text:p>
          </table:table-cell>
          <table:table-cell office:value-type="float" office:value="7.8" table:style-name="ce1">
            <text:p>7,8</text:p>
          </table:table-cell>
          <table:table-cell office:value-type="float" office:value="24.4" table:style-name="ce1">
            <text:p>24,4</text:p>
          </table:table-cell>
          <table:table-cell office:value-type="date" office:date-value="2026-01-19T09:43:44" table:formula="of:=['export-nord-2026-03-31_(2)'.$D228]+['export-nord-2026-03-31_(2)'.$E228]" table:style-name="ce5">
            <text:p>2026-01-19 09:43</text:p>
          </table:table-cell>
          <table:table-cell office:value-type="float" office:value="24.4" table:style-name="ce1">
            <text:p>24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5" table:style-name="ce1">
            <text:p>485</text:p>
          </table:table-cell>
          <table:table-cell office:value-type="date" office:date-value="2026-01-20T00:00:00" table:style-name="ce3">
            <text:p>2026-01-20</text:p>
          </table:table-cell>
          <table:table-cell office:value-type="time" office:time-value="PT9H43M53S" table:style-name="ce4">
            <text:p>09:43:53</text:p>
          </table:table-cell>
          <table:table-cell office:value-type="float" office:value="97.1" table:style-name="ce1">
            <text:p>97,1</text:p>
          </table:table-cell>
          <table:table-cell office:value-type="float" office:value="8" table:style-name="ce1">
            <text:p>8</text:p>
          </table:table-cell>
          <table:table-cell office:value-type="float" office:value="24.4" table:style-name="ce1">
            <text:p>24,4</text:p>
          </table:table-cell>
          <table:table-cell office:value-type="date" office:date-value="2026-01-20T09:43:53" table:formula="of:=['export-nord-2026-03-31_(2)'.$D229]+['export-nord-2026-03-31_(2)'.$E229]" table:style-name="ce5">
            <text:p>2026-01-20 09:43</text:p>
          </table:table-cell>
          <table:table-cell office:value-type="float" office:value="24.4" table:style-name="ce1">
            <text:p>24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6" table:style-name="ce1">
            <text:p>486</text:p>
          </table:table-cell>
          <table:table-cell office:value-type="date" office:date-value="2026-01-21T00:00:00" table:style-name="ce3">
            <text:p>2026-01-21</text:p>
          </table:table-cell>
          <table:table-cell office:value-type="time" office:time-value="PT9H44M3S" table:style-name="ce4">
            <text:p>09:44:03</text:p>
          </table:table-cell>
          <table:table-cell office:value-type="float" office:value="97.3" table:style-name="ce1">
            <text:p>97,3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5" table:style-name="ce1">
            <text:p>24,5</text:p>
          </table:table-cell>
          <table:table-cell office:value-type="date" office:date-value="2026-01-21T09:44:03" table:formula="of:=['export-nord-2026-03-31_(2)'.$D230]+['export-nord-2026-03-31_(2)'.$E230]" table:style-name="ce5">
            <text:p>2026-01-21 09:44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7" table:style-name="ce1">
            <text:p>487</text:p>
          </table:table-cell>
          <table:table-cell office:value-type="date" office:date-value="2026-01-22T00:00:00" table:style-name="ce3">
            <text:p>2026-01-22</text:p>
          </table:table-cell>
          <table:table-cell office:value-type="time" office:time-value="PT9H44M12S" table:style-name="ce4">
            <text:p>09:44:12</text:p>
          </table:table-cell>
          <table:table-cell office:value-type="float" office:value="97.2" table:style-name="ce1">
            <text:p>97,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4.9" table:style-name="ce1">
            <text:p>24,9</text:p>
          </table:table-cell>
          <table:table-cell office:value-type="date" office:date-value="2026-01-22T09:44:12" table:formula="of:=['export-nord-2026-03-31_(2)'.$D231]+['export-nord-2026-03-31_(2)'.$E231]" table:style-name="ce5">
            <text:p>2026-01-22 09:44</text:p>
          </table:table-cell>
          <table:table-cell office:value-type="float" office:value="24.9" table:style-name="ce1">
            <text:p>24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8" table:style-name="ce1">
            <text:p>488</text:p>
          </table:table-cell>
          <table:table-cell office:value-type="date" office:date-value="2026-01-23T00:00:00" table:style-name="ce3">
            <text:p>2026-01-23</text:p>
          </table:table-cell>
          <table:table-cell office:value-type="time" office:time-value="PT9H44M21S" table:style-name="ce4">
            <text:p>09:44:21</text:p>
          </table:table-cell>
          <table:table-cell office:value-type="float" office:value="97.2" table:style-name="ce1">
            <text:p>97,2</text:p>
          </table:table-cell>
          <table:table-cell office:value-type="float" office:value="8.4" table:style-name="ce1">
            <text:p>8,4</text:p>
          </table:table-cell>
          <table:table-cell office:value-type="float" office:value="24.5" table:style-name="ce1">
            <text:p>24,5</text:p>
          </table:table-cell>
          <table:table-cell office:value-type="date" office:date-value="2026-01-23T09:44:21" table:formula="of:=['export-nord-2026-03-31_(2)'.$D232]+['export-nord-2026-03-31_(2)'.$E232]" table:style-name="ce5">
            <text:p>2026-01-23 09:44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89" table:style-name="ce1">
            <text:p>489</text:p>
          </table:table-cell>
          <table:table-cell office:value-type="date" office:date-value="2026-01-24T00:00:00" table:style-name="ce3">
            <text:p>2026-01-24</text:p>
          </table:table-cell>
          <table:table-cell office:value-type="time" office:time-value="PT9H44M30S" table:style-name="ce4">
            <text:p>09:44:30</text:p>
          </table:table-cell>
          <table:table-cell office:value-type="float" office:value="97.1" table:style-name="ce1">
            <text:p>97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5" table:style-name="ce1">
            <text:p>24,5</text:p>
          </table:table-cell>
          <table:table-cell office:value-type="date" office:date-value="2026-01-24T09:44:30" table:formula="of:=['export-nord-2026-03-31_(2)'.$D233]+['export-nord-2026-03-31_(2)'.$E233]" table:style-name="ce5">
            <text:p>2026-01-24 09:44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0" table:style-name="ce1">
            <text:p>490</text:p>
          </table:table-cell>
          <table:table-cell office:value-type="date" office:date-value="2026-01-25T00:00:00" table:style-name="ce3">
            <text:p>2026-01-25</text:p>
          </table:table-cell>
          <table:table-cell office:value-type="time" office:time-value="PT9H44M40S" table:style-name="ce4">
            <text:p>09:44:40</text:p>
          </table:table-cell>
          <table:table-cell office:value-type="float" office:value="97.2" table:style-name="ce1">
            <text:p>97,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4.5" table:style-name="ce1">
            <text:p>24,5</text:p>
          </table:table-cell>
          <table:table-cell office:value-type="date" office:date-value="2026-01-25T09:44:40" table:formula="of:=['export-nord-2026-03-31_(2)'.$D234]+['export-nord-2026-03-31_(2)'.$E234]" table:style-name="ce5">
            <text:p>2026-01-25 09:44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1" table:style-name="ce1">
            <text:p>491</text:p>
          </table:table-cell>
          <table:table-cell office:value-type="date" office:date-value="2026-01-26T00:00:00" table:style-name="ce3">
            <text:p>2026-01-26</text:p>
          </table:table-cell>
          <table:table-cell office:value-type="time" office:time-value="PT9H44M49S" table:style-name="ce4">
            <text:p>09:44:49</text:p>
          </table:table-cell>
          <table:table-cell office:value-type="float" office:value="97" table:style-name="ce1">
            <text:p>9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4.3" table:style-name="ce1">
            <text:p>24,3</text:p>
          </table:table-cell>
          <table:table-cell office:value-type="date" office:date-value="2026-01-26T09:44:49" table:formula="of:=['export-nord-2026-03-31_(2)'.$D235]+['export-nord-2026-03-31_(2)'.$E235]" table:style-name="ce5">
            <text:p>2026-01-26 09:44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2" table:style-name="ce1">
            <text:p>492</text:p>
          </table:table-cell>
          <table:table-cell office:value-type="date" office:date-value="2026-01-27T00:00:00" table:style-name="ce3">
            <text:p>2026-01-27</text:p>
          </table:table-cell>
          <table:table-cell office:value-type="time" office:time-value="PT9H44M58S" table:style-name="ce4">
            <text:p>09:44:58</text:p>
          </table:table-cell>
          <table:table-cell office:value-type="float" office:value="96.9" table:style-name="ce1">
            <text:p>96,9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4.7" table:style-name="ce1">
            <text:p>24,7</text:p>
          </table:table-cell>
          <table:table-cell office:value-type="date" office:date-value="2026-01-27T09:44:58" table:formula="of:=['export-nord-2026-03-31_(2)'.$D236]+['export-nord-2026-03-31_(2)'.$E236]" table:style-name="ce5">
            <text:p>2026-01-27 09:44</text:p>
          </table:table-cell>
          <table:table-cell office:value-type="float" office:value="24.7" table:style-name="ce1">
            <text:p>24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3" table:style-name="ce1">
            <text:p>493</text:p>
          </table:table-cell>
          <table:table-cell office:value-type="date" office:date-value="2026-01-28T00:00:00" table:style-name="ce3">
            <text:p>2026-01-28</text:p>
          </table:table-cell>
          <table:table-cell office:value-type="time" office:time-value="PT9H45M7S" table:style-name="ce4">
            <text:p>09:45:07</text:p>
          </table:table-cell>
          <table:table-cell office:value-type="float" office:value="96.5" table:style-name="ce1">
            <text:p>96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3" table:style-name="ce1">
            <text:p>24,3</text:p>
          </table:table-cell>
          <table:table-cell office:value-type="date" office:date-value="2026-01-28T09:45:07" table:formula="of:=['export-nord-2026-03-31_(2)'.$D237]+['export-nord-2026-03-31_(2)'.$E237]" table:style-name="ce5">
            <text:p>2026-01-28 09:45</text:p>
          </table:table-cell>
          <table:table-cell office:value-type="float" office:value="24.3" table:style-name="ce1">
            <text:p>24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4" table:style-name="ce1">
            <text:p>494</text:p>
          </table:table-cell>
          <table:table-cell office:value-type="date" office:date-value="2026-01-29T00:00:00" table:style-name="ce3">
            <text:p>2026-01-29</text:p>
          </table:table-cell>
          <table:table-cell office:value-type="time" office:time-value="PT9H45M16S" table:style-name="ce4">
            <text:p>09:45:16</text:p>
          </table:table-cell>
          <table:table-cell office:value-type="float" office:value="96.4" table:style-name="ce1">
            <text:p>96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29T09:45:16" table:formula="of:=['export-nord-2026-03-31_(2)'.$D238]+['export-nord-2026-03-31_(2)'.$E238]" table:style-name="ce5">
            <text:p>2026-01-29 09:45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5" table:style-name="ce1">
            <text:p>495</text:p>
          </table:table-cell>
          <table:table-cell office:value-type="date" office:date-value="2026-01-30T00:00:00" table:style-name="ce3">
            <text:p>2026-01-30</text:p>
          </table:table-cell>
          <table:table-cell office:value-type="time" office:time-value="PT9H45M26S" table:style-name="ce4">
            <text:p>09:45:26</text:p>
          </table:table-cell>
          <table:table-cell office:value-type="float" office:value="96.1" table:style-name="ce1">
            <text:p>96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1-30T09:45:26" table:formula="of:=['export-nord-2026-03-31_(2)'.$D239]+['export-nord-2026-03-31_(2)'.$E239]" table:style-name="ce5">
            <text:p>2026-01-30 09:45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6" table:style-name="ce1">
            <text:p>496</text:p>
          </table:table-cell>
          <table:table-cell office:value-type="date" office:date-value="2026-01-31T00:00:00" table:style-name="ce3">
            <text:p>2026-01-31</text:p>
          </table:table-cell>
          <table:table-cell office:value-type="time" office:time-value="PT9H45M35S" table:style-name="ce4">
            <text:p>09:45:35</text:p>
          </table:table-cell>
          <table:table-cell office:value-type="float" office:value="95.9" table:style-name="ce1">
            <text:p>95,9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1" table:style-name="ce1">
            <text:p>24,1</text:p>
          </table:table-cell>
          <table:table-cell office:value-type="date" office:date-value="2026-01-31T09:45:35" table:formula="of:=['export-nord-2026-03-31_(2)'.$D240]+['export-nord-2026-03-31_(2)'.$E240]" table:style-name="ce5">
            <text:p>2026-01-31 09:45</text:p>
          </table:table-cell>
          <table:table-cell office:value-type="float" office:value="24.1" table:style-name="ce1">
            <text:p>24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7" table:style-name="ce1">
            <text:p>497</text:p>
          </table:table-cell>
          <table:table-cell office:value-type="date" office:date-value="2026-02-01T00:00:00" table:style-name="ce3">
            <text:p>2026-02-01</text:p>
          </table:table-cell>
          <table:table-cell office:value-type="time" office:time-value="PT9H45M44S" table:style-name="ce4">
            <text:p>09:45:44</text:p>
          </table:table-cell>
          <table:table-cell office:value-type="float" office:value="95.5" table:style-name="ce1">
            <text:p>95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5" table:style-name="ce1">
            <text:p>24,5</text:p>
          </table:table-cell>
          <table:table-cell office:value-type="date" office:date-value="2026-02-01T09:45:44" table:formula="of:=['export-nord-2026-03-31_(2)'.$D241]+['export-nord-2026-03-31_(2)'.$E241]" table:style-name="ce5">
            <text:p>2026-02-01 09:45</text:p>
          </table:table-cell>
          <table:table-cell office:value-type="float" office:value="24.5" table:style-name="ce1">
            <text:p>24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8" table:style-name="ce1">
            <text:p>498</text:p>
          </table:table-cell>
          <table:table-cell office:value-type="date" office:date-value="2026-02-02T00:00:00" table:style-name="ce3">
            <text:p>2026-02-02</text:p>
          </table:table-cell>
          <table:table-cell office:value-type="time" office:time-value="PT9H45M53S" table:style-name="ce4">
            <text:p>09:45:53</text:p>
          </table:table-cell>
          <table:table-cell office:value-type="float" office:value="95.3" table:style-name="ce1">
            <text:p>95,3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" table:style-name="ce1">
            <text:p>24</text:p>
          </table:table-cell>
          <table:table-cell office:value-type="date" office:date-value="2026-02-02T09:45:53" table:formula="of:=['export-nord-2026-03-31_(2)'.$D242]+['export-nord-2026-03-31_(2)'.$E242]" table:style-name="ce5">
            <text:p>2026-02-02 09:45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499" table:style-name="ce1">
            <text:p>499</text:p>
          </table:table-cell>
          <table:table-cell office:value-type="date" office:date-value="2026-02-03T00:00:00" table:style-name="ce3">
            <text:p>2026-02-03</text:p>
          </table:table-cell>
          <table:table-cell office:value-type="time" office:time-value="PT9H46M3S" table:style-name="ce4">
            <text:p>09:46:03</text:p>
          </table:table-cell>
          <table:table-cell office:value-type="float" office:value="95.2" table:style-name="ce1">
            <text:p>95,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1" table:style-name="ce1">
            <text:p>24,1</text:p>
          </table:table-cell>
          <table:table-cell office:value-type="date" office:date-value="2026-02-03T09:46:03" table:formula="of:=['export-nord-2026-03-31_(2)'.$D243]+['export-nord-2026-03-31_(2)'.$E243]" table:style-name="ce5">
            <text:p>2026-02-03 09:46</text:p>
          </table:table-cell>
          <table:table-cell office:value-type="float" office:value="24.1" table:style-name="ce1">
            <text:p>24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0" table:style-name="ce1">
            <text:p>500</text:p>
          </table:table-cell>
          <table:table-cell office:value-type="date" office:date-value="2026-02-04T00:00:00" table:style-name="ce3">
            <text:p>2026-02-04</text:p>
          </table:table-cell>
          <table:table-cell office:value-type="time" office:time-value="PT9H46M12S" table:style-name="ce4">
            <text:p>09:46:12</text:p>
          </table:table-cell>
          <table:table-cell office:value-type="float" office:value="95" table:style-name="ce1">
            <text:p>9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4.1" table:style-name="ce1">
            <text:p>24,1</text:p>
          </table:table-cell>
          <table:table-cell office:value-type="date" office:date-value="2026-02-04T09:46:12" table:formula="of:=['export-nord-2026-03-31_(2)'.$D244]+['export-nord-2026-03-31_(2)'.$E244]" table:style-name="ce5">
            <text:p>2026-02-04 09:46</text:p>
          </table:table-cell>
          <table:table-cell office:value-type="float" office:value="24.1" table:style-name="ce1">
            <text:p>24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1" table:style-name="ce1">
            <text:p>501</text:p>
          </table:table-cell>
          <table:table-cell office:value-type="date" office:date-value="2026-02-05T00:00:00" table:style-name="ce3">
            <text:p>2026-02-05</text:p>
          </table:table-cell>
          <table:table-cell office:value-type="time" office:time-value="PT9H46M21S" table:style-name="ce4">
            <text:p>09:46:21</text:p>
          </table:table-cell>
          <table:table-cell office:value-type="float" office:value="94.8" table:style-name="ce1">
            <text:p>94,8</text:p>
          </table:table-cell>
          <table:table-cell office:value-type="float" office:value="8.1" table:style-name="ce1">
            <text:p>8,1</text:p>
          </table:table-cell>
          <table:table-cell office:value-type="float" office:value="23.8" table:style-name="ce1">
            <text:p>23,8</text:p>
          </table:table-cell>
          <table:table-cell office:value-type="date" office:date-value="2026-02-05T09:46:21" table:formula="of:=['export-nord-2026-03-31_(2)'.$D245]+['export-nord-2026-03-31_(2)'.$E245]" table:style-name="ce5">
            <text:p>2026-02-05 09:46</text:p>
          </table:table-cell>
          <table:table-cell office:value-type="float" office:value="23.8" table:style-name="ce1">
            <text:p>23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2" table:style-name="ce1">
            <text:p>502</text:p>
          </table:table-cell>
          <table:table-cell office:value-type="date" office:date-value="2026-02-06T00:00:00" table:style-name="ce3">
            <text:p>2026-02-06</text:p>
          </table:table-cell>
          <table:table-cell office:value-type="time" office:time-value="PT9H46M30S" table:style-name="ce4">
            <text:p>09:46:30</text:p>
          </table:table-cell>
          <table:table-cell office:value-type="float" office:value="94.5" table:style-name="ce1">
            <text:p>94,5</text:p>
          </table:table-cell>
          <table:table-cell office:value-type="float" office:value="8" table:style-name="ce1">
            <text:p>8</text:p>
          </table:table-cell>
          <table:table-cell office:value-type="float" office:value="24.2" table:style-name="ce1">
            <text:p>24,2</text:p>
          </table:table-cell>
          <table:table-cell office:value-type="date" office:date-value="2026-02-06T09:46:30" table:formula="of:=['export-nord-2026-03-31_(2)'.$D246]+['export-nord-2026-03-31_(2)'.$E246]" table:style-name="ce5">
            <text:p>2026-02-06 09:46</text:p>
          </table:table-cell>
          <table:table-cell office:value-type="float" office:value="24.2" table:style-name="ce1">
            <text:p>24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3" table:style-name="ce1">
            <text:p>503</text:p>
          </table:table-cell>
          <table:table-cell office:value-type="date" office:date-value="2026-02-07T00:00:00" table:style-name="ce3">
            <text:p>2026-02-07</text:p>
          </table:table-cell>
          <table:table-cell office:value-type="time" office:time-value="PT9H46M40S" table:style-name="ce4">
            <text:p>09:46:40</text:p>
          </table:table-cell>
          <table:table-cell office:value-type="float" office:value="94.3" table:style-name="ce1">
            <text:p>94,3</text:p>
          </table:table-cell>
          <table:table-cell office:value-type="float" office:value="8" table:style-name="ce1">
            <text:p>8</text:p>
          </table:table-cell>
          <table:table-cell office:value-type="float" office:value="23.9" table:style-name="ce1">
            <text:p>23,9</text:p>
          </table:table-cell>
          <table:table-cell office:value-type="date" office:date-value="2026-02-07T09:46:40" table:formula="of:=['export-nord-2026-03-31_(2)'.$D247]+['export-nord-2026-03-31_(2)'.$E247]" table:style-name="ce5">
            <text:p>2026-02-07 09:46</text:p>
          </table:table-cell>
          <table:table-cell office:value-type="float" office:value="23.9" table:style-name="ce1">
            <text:p>23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4" table:style-name="ce1">
            <text:p>504</text:p>
          </table:table-cell>
          <table:table-cell office:value-type="date" office:date-value="2026-02-08T00:00:00" table:style-name="ce3">
            <text:p>2026-02-08</text:p>
          </table:table-cell>
          <table:table-cell office:value-type="time" office:time-value="PT9H46M49S" table:style-name="ce4">
            <text:p>09:46:49</text:p>
          </table:table-cell>
          <table:table-cell office:value-type="float" office:value="93.9" table:style-name="ce1">
            <text:p>93,9</text:p>
          </table:table-cell>
          <table:table-cell office:value-type="float" office:value="8" table:style-name="ce1">
            <text:p>8</text:p>
          </table:table-cell>
          <table:table-cell office:value-type="float" office:value="23.7" table:style-name="ce1">
            <text:p>23,7</text:p>
          </table:table-cell>
          <table:table-cell office:value-type="date" office:date-value="2026-02-08T09:46:49" table:formula="of:=['export-nord-2026-03-31_(2)'.$D248]+['export-nord-2026-03-31_(2)'.$E248]" table:style-name="ce5">
            <text:p>2026-02-08 09:46</text:p>
          </table:table-cell>
          <table:table-cell office:value-type="float" office:value="23.7" table:style-name="ce1">
            <text:p>23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5" table:style-name="ce1">
            <text:p>505</text:p>
          </table:table-cell>
          <table:table-cell office:value-type="date" office:date-value="2026-02-09T00:00:00" table:style-name="ce3">
            <text:p>2026-02-09</text:p>
          </table:table-cell>
          <table:table-cell office:value-type="time" office:time-value="PT9H46M58S" table:style-name="ce4">
            <text:p>09:46:58</text:p>
          </table:table-cell>
          <table:table-cell office:value-type="float" office:value="93.8" table:style-name="ce1">
            <text:p>93,8</text:p>
          </table:table-cell>
          <table:table-cell office:value-type="float" office:value="7.9" table:style-name="ce1">
            <text:p>7,9</text:p>
          </table:table-cell>
          <table:table-cell office:value-type="float" office:value="23.7" table:style-name="ce1">
            <text:p>23,7</text:p>
          </table:table-cell>
          <table:table-cell office:value-type="date" office:date-value="2026-02-09T09:46:58" table:formula="of:=['export-nord-2026-03-31_(2)'.$D249]+['export-nord-2026-03-31_(2)'.$E249]" table:style-name="ce5">
            <text:p>2026-02-09 09:46</text:p>
          </table:table-cell>
          <table:table-cell office:value-type="float" office:value="23.7" table:style-name="ce1">
            <text:p>23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6" table:style-name="ce1">
            <text:p>506</text:p>
          </table:table-cell>
          <table:table-cell office:value-type="date" office:date-value="2026-02-10T00:00:00" table:style-name="ce3">
            <text:p>2026-02-10</text:p>
          </table:table-cell>
          <table:table-cell office:value-type="time" office:time-value="PT9H47M7S" table:style-name="ce4">
            <text:p>09:47:07</text:p>
          </table:table-cell>
          <table:table-cell office:value-type="float" office:value="93.4" table:style-name="ce1">
            <text:p>93,4</text:p>
          </table:table-cell>
          <table:table-cell office:value-type="float" office:value="7.9" table:style-name="ce1">
            <text:p>7,9</text:p>
          </table:table-cell>
          <table:table-cell office:value-type="float" office:value="23.7" table:style-name="ce1">
            <text:p>23,7</text:p>
          </table:table-cell>
          <table:table-cell office:value-type="date" office:date-value="2026-02-10T09:47:07" table:formula="of:=['export-nord-2026-03-31_(2)'.$D250]+['export-nord-2026-03-31_(2)'.$E250]" table:style-name="ce5">
            <text:p>2026-02-10 09:47</text:p>
          </table:table-cell>
          <table:table-cell office:value-type="float" office:value="23.7" table:style-name="ce1">
            <text:p>23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7" table:style-name="ce1">
            <text:p>507</text:p>
          </table:table-cell>
          <table:table-cell office:value-type="date" office:date-value="2026-02-11T00:00:00" table:style-name="ce3">
            <text:p>2026-02-11</text:p>
          </table:table-cell>
          <table:table-cell office:value-type="time" office:time-value="PT9H47M16S" table:style-name="ce4">
            <text:p>09:47:16</text:p>
          </table:table-cell>
          <table:table-cell office:value-type="float" office:value="93.3" table:style-name="ce1">
            <text:p>93,3</text:p>
          </table:table-cell>
          <table:table-cell office:value-type="float" office:value="7.9" table:style-name="ce1">
            <text:p>7,9</text:p>
          </table:table-cell>
          <table:table-cell office:value-type="float" office:value="23.8" table:style-name="ce1">
            <text:p>23,8</text:p>
          </table:table-cell>
          <table:table-cell office:value-type="date" office:date-value="2026-02-11T09:47:16" table:formula="of:=['export-nord-2026-03-31_(2)'.$D251]+['export-nord-2026-03-31_(2)'.$E251]" table:style-name="ce5">
            <text:p>2026-02-11 09:47</text:p>
          </table:table-cell>
          <table:table-cell office:value-type="float" office:value="23.8" table:style-name="ce1">
            <text:p>23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8" table:style-name="ce1">
            <text:p>508</text:p>
          </table:table-cell>
          <table:table-cell office:value-type="date" office:date-value="2026-02-12T00:00:00" table:style-name="ce3">
            <text:p>2026-02-12</text:p>
          </table:table-cell>
          <table:table-cell office:value-type="time" office:time-value="PT9H47M26S" table:style-name="ce4">
            <text:p>09:47:26</text:p>
          </table:table-cell>
          <table:table-cell office:value-type="float" office:value="93.2" table:style-name="ce1">
            <text:p>93,2</text:p>
          </table:table-cell>
          <table:table-cell office:value-type="float" office:value="7.9" table:style-name="ce1">
            <text:p>7,9</text:p>
          </table:table-cell>
          <table:table-cell office:value-type="float" office:value="23.5" table:style-name="ce1">
            <text:p>23,5</text:p>
          </table:table-cell>
          <table:table-cell office:value-type="date" office:date-value="2026-02-12T09:47:26" table:formula="of:=['export-nord-2026-03-31_(2)'.$D252]+['export-nord-2026-03-31_(2)'.$E252]" table:style-name="ce5">
            <text:p>2026-02-12 09:47</text:p>
          </table:table-cell>
          <table:table-cell office:value-type="float" office:value="23.5" table:style-name="ce1">
            <text:p>23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09" table:style-name="ce1">
            <text:p>509</text:p>
          </table:table-cell>
          <table:table-cell office:value-type="date" office:date-value="2026-02-13T00:00:00" table:style-name="ce3">
            <text:p>2026-02-13</text:p>
          </table:table-cell>
          <table:table-cell office:value-type="time" office:time-value="PT9H47M35S" table:style-name="ce4">
            <text:p>09:47:35</text:p>
          </table:table-cell>
          <table:table-cell office:value-type="float" office:value="93" table:style-name="ce1">
            <text:p>93</text:p>
          </table:table-cell>
          <table:table-cell office:value-type="float" office:value="7.8" table:style-name="ce1">
            <text:p>7,8</text:p>
          </table:table-cell>
          <table:table-cell office:value-type="float" office:value="23.5" table:style-name="ce1">
            <text:p>23,5</text:p>
          </table:table-cell>
          <table:table-cell office:value-type="date" office:date-value="2026-02-13T09:47:35" table:formula="of:=['export-nord-2026-03-31_(2)'.$D253]+['export-nord-2026-03-31_(2)'.$E253]" table:style-name="ce5">
            <text:p>2026-02-13 09:47</text:p>
          </table:table-cell>
          <table:table-cell office:value-type="float" office:value="23.5" table:style-name="ce1">
            <text:p>23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0" table:style-name="ce1">
            <text:p>510</text:p>
          </table:table-cell>
          <table:table-cell office:value-type="date" office:date-value="2026-02-14T00:00:00" table:style-name="ce3">
            <text:p>2026-02-14</text:p>
          </table:table-cell>
          <table:table-cell office:value-type="time" office:time-value="PT9H47M44S" table:style-name="ce4">
            <text:p>09:47:44</text:p>
          </table:table-cell>
          <table:table-cell office:value-type="float" office:value="92.8" table:style-name="ce1">
            <text:p>92,8</text:p>
          </table:table-cell>
          <table:table-cell office:value-type="float" office:value="7.8" table:style-name="ce1">
            <text:p>7,8</text:p>
          </table:table-cell>
          <table:table-cell office:value-type="float" office:value="23.5" table:style-name="ce1">
            <text:p>23,5</text:p>
          </table:table-cell>
          <table:table-cell office:value-type="date" office:date-value="2026-02-14T09:47:44" table:formula="of:=['export-nord-2026-03-31_(2)'.$D254]+['export-nord-2026-03-31_(2)'.$E254]" table:style-name="ce5">
            <text:p>2026-02-14 09:47</text:p>
          </table:table-cell>
          <table:table-cell office:value-type="float" office:value="23.5" table:style-name="ce1">
            <text:p>23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1" table:style-name="ce1">
            <text:p>511</text:p>
          </table:table-cell>
          <table:table-cell office:value-type="date" office:date-value="2026-02-15T00:00:00" table:style-name="ce3">
            <text:p>2026-02-15</text:p>
          </table:table-cell>
          <table:table-cell office:value-type="time" office:time-value="PT9H47M53S" table:style-name="ce4">
            <text:p>09:47:53</text:p>
          </table:table-cell>
          <table:table-cell office:value-type="float" office:value="92.5" table:style-name="ce1">
            <text:p>92,5</text:p>
          </table:table-cell>
          <table:table-cell office:value-type="float" office:value="7.8" table:style-name="ce1">
            <text:p>7,8</text:p>
          </table:table-cell>
          <table:table-cell office:value-type="float" office:value="23.4" table:style-name="ce1">
            <text:p>23,4</text:p>
          </table:table-cell>
          <table:table-cell office:value-type="date" office:date-value="2026-02-15T09:47:53" table:formula="of:=['export-nord-2026-03-31_(2)'.$D255]+['export-nord-2026-03-31_(2)'.$E255]" table:style-name="ce5">
            <text:p>2026-02-15 09:47</text:p>
          </table:table-cell>
          <table:table-cell office:value-type="float" office:value="23.4" table:style-name="ce1">
            <text:p>23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2" table:style-name="ce1">
            <text:p>512</text:p>
          </table:table-cell>
          <table:table-cell office:value-type="date" office:date-value="2026-02-16T00:00:00" table:style-name="ce3">
            <text:p>2026-02-16</text:p>
          </table:table-cell>
          <table:table-cell office:value-type="time" office:time-value="PT9H0M7S" table:style-name="ce4">
            <text:p>09:00:07</text:p>
          </table:table-cell>
          <table:table-cell office:value-type="float" office:value="92.2" table:style-name="ce1">
            <text:p>92,2</text:p>
          </table:table-cell>
          <table:table-cell office:value-type="float" office:value="7.8" table:style-name="ce1">
            <text:p>7,8</text:p>
          </table:table-cell>
          <table:table-cell office:value-type="float" office:value="23.2" table:style-name="ce1">
            <text:p>23,2</text:p>
          </table:table-cell>
          <table:table-cell office:value-type="date" office:date-value="2026-02-16T09:00:07" table:formula="of:=['export-nord-2026-03-31_(2)'.$D256]+['export-nord-2026-03-31_(2)'.$E256]" table:style-name="ce5">
            <text:p>2026-02-16 09:00</text:p>
          </table:table-cell>
          <table:table-cell office:value-type="float" office:value="23.2" table:style-name="ce1">
            <text:p>23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3" table:style-name="ce1">
            <text:p>513</text:p>
          </table:table-cell>
          <table:table-cell office:value-type="date" office:date-value="2026-02-17T00:00:00" table:style-name="ce3">
            <text:p>2026-02-17</text:p>
          </table:table-cell>
          <table:table-cell office:value-type="time" office:time-value="PT9H0M16S" table:style-name="ce4">
            <text:p>09:00:16</text:p>
          </table:table-cell>
          <table:table-cell office:value-type="float" office:value="92" table:style-name="ce1">
            <text:p>92</text:p>
          </table:table-cell>
          <table:table-cell office:value-type="float" office:value="7.9" table:style-name="ce1">
            <text:p>7,9</text:p>
          </table:table-cell>
          <table:table-cell office:value-type="float" office:value="23.2" table:style-name="ce1">
            <text:p>23,2</text:p>
          </table:table-cell>
          <table:table-cell office:value-type="date" office:date-value="2026-02-17T09:00:16" table:formula="of:=['export-nord-2026-03-31_(2)'.$D257]+['export-nord-2026-03-31_(2)'.$E257]" table:style-name="ce5">
            <text:p>2026-02-17 09:00</text:p>
          </table:table-cell>
          <table:table-cell office:value-type="float" office:value="23.2" table:style-name="ce1">
            <text:p>23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4" table:style-name="ce1">
            <text:p>514</text:p>
          </table:table-cell>
          <table:table-cell office:value-type="date" office:date-value="2026-02-18T00:00:00" table:style-name="ce3">
            <text:p>2026-02-18</text:p>
          </table:table-cell>
          <table:table-cell office:value-type="time" office:time-value="PT9H0M25S" table:style-name="ce4">
            <text:p>09:00:25</text:p>
          </table:table-cell>
          <table:table-cell office:value-type="float" office:value="91.8" table:style-name="ce1">
            <text:p>91,8</text:p>
          </table:table-cell>
          <table:table-cell office:value-type="float" office:value="7.9" table:style-name="ce1">
            <text:p>7,9</text:p>
          </table:table-cell>
          <table:table-cell office:value-type="float" office:value="23.6" table:style-name="ce1">
            <text:p>23,6</text:p>
          </table:table-cell>
          <table:table-cell office:value-type="date" office:date-value="2026-02-18T09:00:25" table:formula="of:=['export-nord-2026-03-31_(2)'.$D258]+['export-nord-2026-03-31_(2)'.$E258]" table:style-name="ce5">
            <text:p>2026-02-18 09:00</text:p>
          </table:table-cell>
          <table:table-cell office:value-type="float" office:value="23.6" table:style-name="ce1">
            <text:p>23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5" table:style-name="ce1">
            <text:p>515</text:p>
          </table:table-cell>
          <table:table-cell office:value-type="date" office:date-value="2026-02-19T00:00:00" table:style-name="ce3">
            <text:p>2026-02-19</text:p>
          </table:table-cell>
          <table:table-cell office:value-type="time" office:time-value="PT9H0M34S" table:style-name="ce4">
            <text:p>09:00:34</text:p>
          </table:table-cell>
          <table:table-cell office:value-type="float" office:value="91.7" table:style-name="ce1">
            <text:p>91,7</text:p>
          </table:table-cell>
          <table:table-cell office:value-type="float" office:value="7.8" table:style-name="ce1">
            <text:p>7,8</text:p>
          </table:table-cell>
          <table:table-cell office:value-type="float" office:value="23.3" table:style-name="ce1">
            <text:p>23,3</text:p>
          </table:table-cell>
          <table:table-cell office:value-type="date" office:date-value="2026-02-19T09:00:34" table:formula="of:=['export-nord-2026-03-31_(2)'.$D259]+['export-nord-2026-03-31_(2)'.$E259]" table:style-name="ce5">
            <text:p>2026-02-19 09:00</text:p>
          </table:table-cell>
          <table:table-cell office:value-type="float" office:value="23.3" table:style-name="ce1">
            <text:p>23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6" table:style-name="ce1">
            <text:p>516</text:p>
          </table:table-cell>
          <table:table-cell office:value-type="date" office:date-value="2026-02-20T00:00:00" table:style-name="ce3">
            <text:p>2026-02-20</text:p>
          </table:table-cell>
          <table:table-cell office:value-type="time" office:time-value="PT9H0M44S" table:style-name="ce4">
            <text:p>09:00:44</text:p>
          </table:table-cell>
          <table:table-cell office:value-type="float" office:value="91.5" table:style-name="ce1">
            <text:p>91,5</text:p>
          </table:table-cell>
          <table:table-cell office:value-type="float" office:value="7.9" table:style-name="ce1">
            <text:p>7,9</text:p>
          </table:table-cell>
          <table:table-cell office:value-type="float" office:value="23.4" table:style-name="ce1">
            <text:p>23,4</text:p>
          </table:table-cell>
          <table:table-cell office:value-type="date" office:date-value="2026-02-20T09:00:44" table:formula="of:=['export-nord-2026-03-31_(2)'.$D260]+['export-nord-2026-03-31_(2)'.$E260]" table:style-name="ce5">
            <text:p>2026-02-20 09:00</text:p>
          </table:table-cell>
          <table:table-cell office:value-type="float" office:value="23.4" table:style-name="ce1">
            <text:p>23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7" table:style-name="ce1">
            <text:p>517</text:p>
          </table:table-cell>
          <table:table-cell office:value-type="date" office:date-value="2026-02-21T00:00:00" table:style-name="ce3">
            <text:p>2026-02-21</text:p>
          </table:table-cell>
          <table:table-cell office:value-type="time" office:time-value="PT9H0M53S" table:style-name="ce4">
            <text:p>09:00:53</text:p>
          </table:table-cell>
          <table:table-cell office:value-type="float" office:value="91.4" table:style-name="ce1">
            <text:p>91,4</text:p>
          </table:table-cell>
          <table:table-cell office:value-type="float" office:value="7.9" table:style-name="ce1">
            <text:p>7,9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2-21T09:00:53" table:formula="of:=['export-nord-2026-03-31_(2)'.$D261]+['export-nord-2026-03-31_(2)'.$E261]" table:style-name="ce5">
            <text:p>2026-02-21 09:00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8" table:style-name="ce1">
            <text:p>518</text:p>
          </table:table-cell>
          <table:table-cell office:value-type="date" office:date-value="2026-02-22T00:00:00" table:style-name="ce3">
            <text:p>2026-02-22</text:p>
          </table:table-cell>
          <table:table-cell office:value-type="time" office:time-value="PT9H1M2S" table:style-name="ce4">
            <text:p>09:01:02</text:p>
          </table:table-cell>
          <table:table-cell office:value-type="float" office:value="91.2" table:style-name="ce1">
            <text:p>91,2</text:p>
          </table:table-cell>
          <table:table-cell office:value-type="float" office:value="7.9" table:style-name="ce1">
            <text:p>7,9</text:p>
          </table:table-cell>
          <table:table-cell office:value-type="float" office:value="23.1" table:style-name="ce1">
            <text:p>23,1</text:p>
          </table:table-cell>
          <table:table-cell office:value-type="date" office:date-value="2026-02-22T09:01:02" table:formula="of:=['export-nord-2026-03-31_(2)'.$D262]+['export-nord-2026-03-31_(2)'.$E262]" table:style-name="ce5">
            <text:p>2026-02-22 09:01</text:p>
          </table:table-cell>
          <table:table-cell office:value-type="float" office:value="23.1" table:style-name="ce1">
            <text:p>23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19" table:style-name="ce1">
            <text:p>519</text:p>
          </table:table-cell>
          <table:table-cell office:value-type="date" office:date-value="2026-02-23T00:00:00" table:style-name="ce3">
            <text:p>2026-02-23</text:p>
          </table:table-cell>
          <table:table-cell office:value-type="time" office:time-value="PT9H1M11S" table:style-name="ce4">
            <text:p>09:01:11</text:p>
          </table:table-cell>
          <table:table-cell office:value-type="float" office:value="91.1" table:style-name="ce1">
            <text:p>91,1</text:p>
          </table:table-cell>
          <table:table-cell office:value-type="float" office:value="8" table:style-name="ce1">
            <text:p>8</text:p>
          </table:table-cell>
          <table:table-cell office:value-type="float" office:value="23.4" table:style-name="ce1">
            <text:p>23,4</text:p>
          </table:table-cell>
          <table:table-cell office:value-type="date" office:date-value="2026-02-23T09:01:11" table:formula="of:=['export-nord-2026-03-31_(2)'.$D263]+['export-nord-2026-03-31_(2)'.$E263]" table:style-name="ce5">
            <text:p>2026-02-23 09:01</text:p>
          </table:table-cell>
          <table:table-cell office:value-type="float" office:value="23.4" table:style-name="ce1">
            <text:p>23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0" table:style-name="ce1">
            <text:p>520</text:p>
          </table:table-cell>
          <table:table-cell office:value-type="date" office:date-value="2026-02-24T00:00:00" table:style-name="ce3">
            <text:p>2026-02-24</text:p>
          </table:table-cell>
          <table:table-cell office:value-type="time" office:time-value="PT9H1M21S" table:style-name="ce4">
            <text:p>09:01:21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23.1" table:style-name="ce1">
            <text:p>23,1</text:p>
          </table:table-cell>
          <table:table-cell office:value-type="date" office:date-value="2026-02-24T09:01:21" table:formula="of:=['export-nord-2026-03-31_(2)'.$D264]+['export-nord-2026-03-31_(2)'.$E264]" table:style-name="ce5">
            <text:p>2026-02-24 09:01</text:p>
          </table:table-cell>
          <table:table-cell office:value-type="float" office:value="23.1" table:style-name="ce1">
            <text:p>23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1" table:style-name="ce1">
            <text:p>521</text:p>
          </table:table-cell>
          <table:table-cell office:value-type="date" office:date-value="2026-02-25T00:00:00" table:style-name="ce3">
            <text:p>2026-02-25</text:p>
          </table:table-cell>
          <table:table-cell office:value-type="time" office:time-value="PT9H1M30S" table:style-name="ce4">
            <text:p>09:01:30</text:p>
          </table:table-cell>
          <table:table-cell office:value-type="float" office:value="90.9" table:style-name="ce1">
            <text:p>90,9</text:p>
          </table:table-cell>
          <table:table-cell office:value-type="float" office:value="8" table:style-name="ce1">
            <text:p>8</text:p>
          </table:table-cell>
          <table:table-cell office:value-type="float" office:value="23.3" table:style-name="ce1">
            <text:p>23,3</text:p>
          </table:table-cell>
          <table:table-cell office:value-type="date" office:date-value="2026-02-25T09:01:30" table:formula="of:=['export-nord-2026-03-31_(2)'.$D265]+['export-nord-2026-03-31_(2)'.$E265]" table:style-name="ce5">
            <text:p>2026-02-25 09:01</text:p>
          </table:table-cell>
          <table:table-cell office:value-type="float" office:value="23.3" table:style-name="ce1">
            <text:p>23,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2" table:style-name="ce1">
            <text:p>522</text:p>
          </table:table-cell>
          <table:table-cell office:value-type="date" office:date-value="2026-02-26T00:00:00" table:style-name="ce3">
            <text:p>2026-02-26</text:p>
          </table:table-cell>
          <table:table-cell office:value-type="time" office:time-value="PT9H1M39S" table:style-name="ce4">
            <text:p>09:01:39</text:p>
          </table:table-cell>
          <table:table-cell office:value-type="float" office:value="90.8" table:style-name="ce1">
            <text:p>90,8</text:p>
          </table:table-cell>
          <table:table-cell office:value-type="float" office:value="8.1" table:style-name="ce1">
            <text:p>8,1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2-26T09:01:39" table:formula="of:=['export-nord-2026-03-31_(2)'.$D266]+['export-nord-2026-03-31_(2)'.$E266]" table:style-name="ce5">
            <text:p>2026-02-26 09:01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3" table:style-name="ce1">
            <text:p>523</text:p>
          </table:table-cell>
          <table:table-cell office:value-type="date" office:date-value="2026-02-27T00:00:00" table:style-name="ce3">
            <text:p>2026-02-27</text:p>
          </table:table-cell>
          <table:table-cell office:value-type="time" office:time-value="PT9H1M48S" table:style-name="ce4">
            <text:p>09:01:48</text:p>
          </table:table-cell>
          <table:table-cell office:value-type="float" office:value="90.7" table:style-name="ce1">
            <text:p>90,7</text:p>
          </table:table-cell>
          <table:table-cell office:value-type="float" office:value="8.1" table:style-name="ce1">
            <text:p>8,1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2-27T09:01:48" table:formula="of:=['export-nord-2026-03-31_(2)'.$D267]+['export-nord-2026-03-31_(2)'.$E267]" table:style-name="ce5">
            <text:p>2026-02-27 09:01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4" table:style-name="ce1">
            <text:p>524</text:p>
          </table:table-cell>
          <table:table-cell office:value-type="date" office:date-value="2026-02-28T00:00:00" table:style-name="ce3">
            <text:p>2026-02-28</text:p>
          </table:table-cell>
          <table:table-cell office:value-type="time" office:time-value="PT9H1M58S" table:style-name="ce4">
            <text:p>09:01:58</text:p>
          </table:table-cell>
          <table:table-cell office:value-type="float" office:value="90.6" table:style-name="ce1">
            <text:p>90,6</text:p>
          </table:table-cell>
          <table:table-cell office:value-type="float" office:value="8.1" table:style-name="ce1">
            <text:p>8,1</text:p>
          </table:table-cell>
          <table:table-cell office:value-type="float" office:value="23.4" table:style-name="ce1">
            <text:p>23,4</text:p>
          </table:table-cell>
          <table:table-cell office:value-type="date" office:date-value="2026-02-28T09:01:58" table:formula="of:=['export-nord-2026-03-31_(2)'.$D268]+['export-nord-2026-03-31_(2)'.$E268]" table:style-name="ce5">
            <text:p>2026-02-28 09:01</text:p>
          </table:table-cell>
          <table:table-cell office:value-type="float" office:value="23.4" table:style-name="ce1">
            <text:p>23,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5" table:style-name="ce1">
            <text:p>525</text:p>
          </table:table-cell>
          <table:table-cell office:value-type="date" office:date-value="2026-03-01T00:00:00" table:style-name="ce3">
            <text:p>2026-03-01</text:p>
          </table:table-cell>
          <table:table-cell office:value-type="time" office:time-value="PT9H2M7S" table:style-name="ce4">
            <text:p>09:02:07</text:p>
          </table:table-cell>
          <table:table-cell office:value-type="float" office:value="90.6" table:style-name="ce1">
            <text:p>90,6</text:p>
          </table:table-cell>
          <table:table-cell office:value-type="float" office:value="8.1" table:style-name="ce1">
            <text:p>8,1</text:p>
          </table:table-cell>
          <table:table-cell office:value-type="float" office:value="23" table:style-name="ce1">
            <text:p>23</text:p>
          </table:table-cell>
          <table:table-cell office:value-type="date" office:date-value="2026-03-01T09:02:07" table:formula="of:=['export-nord-2026-03-31_(2)'.$D269]+['export-nord-2026-03-31_(2)'.$E269]" table:style-name="ce5">
            <text:p>2026-03-01 09:02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6" table:style-name="ce1">
            <text:p>526</text:p>
          </table:table-cell>
          <table:table-cell office:value-type="date" office:date-value="2026-03-02T00:00:00" table:style-name="ce3">
            <text:p>2026-03-02</text:p>
          </table:table-cell>
          <table:table-cell office:value-type="time" office:time-value="PT9H2M16S" table:style-name="ce4">
            <text:p>09:02:16</text:p>
          </table:table-cell>
          <table:table-cell office:value-type="float" office:value="90.6" table:style-name="ce1">
            <text:p>90,6</text:p>
          </table:table-cell>
          <table:table-cell office:value-type="float" office:value="8.1" table:style-name="ce1">
            <text:p>8,1</text:p>
          </table:table-cell>
          <table:table-cell office:value-type="float" office:value="23.2" table:style-name="ce1">
            <text:p>23,2</text:p>
          </table:table-cell>
          <table:table-cell office:value-type="date" office:date-value="2026-03-02T09:02:16" table:formula="of:=['export-nord-2026-03-31_(2)'.$D270]+['export-nord-2026-03-31_(2)'.$E270]" table:style-name="ce5">
            <text:p>2026-03-02 09:02</text:p>
          </table:table-cell>
          <table:table-cell office:value-type="float" office:value="23.2" table:style-name="ce1">
            <text:p>23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7" table:style-name="ce1">
            <text:p>527</text:p>
          </table:table-cell>
          <table:table-cell office:value-type="date" office:date-value="2026-03-03T00:00:00" table:style-name="ce3">
            <text:p>2026-03-03</text:p>
          </table:table-cell>
          <table:table-cell office:value-type="time" office:time-value="PT9H2M25S" table:style-name="ce4">
            <text:p>09:02:25</text:p>
          </table:table-cell>
          <table:table-cell office:value-type="float" office:value="90.4" table:style-name="ce1">
            <text:p>90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03T09:02:25" table:formula="of:=['export-nord-2026-03-31_(2)'.$D271]+['export-nord-2026-03-31_(2)'.$E271]" table:style-name="ce5">
            <text:p>2026-03-03 09:02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8" table:style-name="ce1">
            <text:p>528</text:p>
          </table:table-cell>
          <table:table-cell office:value-type="date" office:date-value="2026-03-04T00:00:00" table:style-name="ce3">
            <text:p>2026-03-04</text:p>
          </table:table-cell>
          <table:table-cell office:value-type="time" office:time-value="PT9H2M35S" table:style-name="ce4">
            <text:p>09:02:35</text:p>
          </table:table-cell>
          <table:table-cell office:value-type="float" office:value="89.7" table:style-name="ce1">
            <text:p>89,7</text:p>
          </table:table-cell>
          <table:table-cell office:value-type="float" office:value="8" table:style-name="ce1">
            <text:p>8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04T09:02:35" table:formula="of:=['export-nord-2026-03-31_(2)'.$D272]+['export-nord-2026-03-31_(2)'.$E272]" table:style-name="ce5">
            <text:p>2026-03-04 09:02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29" table:style-name="ce1">
            <text:p>529</text:p>
          </table:table-cell>
          <table:table-cell office:value-type="date" office:date-value="2026-03-05T00:00:00" table:style-name="ce3">
            <text:p>2026-03-05</text:p>
          </table:table-cell>
          <table:table-cell office:value-type="time" office:time-value="PT9H2M44S" table:style-name="ce4">
            <text:p>09:02:44</text:p>
          </table:table-cell>
          <table:table-cell office:value-type="float" office:value="90.5" table:style-name="ce1">
            <text:p>90,5</text:p>
          </table:table-cell>
          <table:table-cell office:value-type="float" office:value="8.1" table:style-name="ce1">
            <text:p>8,1</text:p>
          </table:table-cell>
          <table:table-cell office:value-type="float" office:value="23.2" table:style-name="ce1">
            <text:p>23,2</text:p>
          </table:table-cell>
          <table:table-cell office:value-type="date" office:date-value="2026-03-05T09:02:44" table:formula="of:=['export-nord-2026-03-31_(2)'.$D273]+['export-nord-2026-03-31_(2)'.$E273]" table:style-name="ce5">
            <text:p>2026-03-05 09:02</text:p>
          </table:table-cell>
          <table:table-cell office:value-type="float" office:value="23.2" table:style-name="ce1">
            <text:p>23,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0" table:style-name="ce1">
            <text:p>530</text:p>
          </table:table-cell>
          <table:table-cell office:value-type="date" office:date-value="2026-03-06T00:00:00" table:style-name="ce3">
            <text:p>2026-03-06</text:p>
          </table:table-cell>
          <table:table-cell office:value-type="time" office:time-value="PT9H2M53S" table:style-name="ce4">
            <text:p>09:02:53</text:p>
          </table:table-cell>
          <table:table-cell office:value-type="float" office:value="90.4" table:style-name="ce1">
            <text:p>90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06T09:02:53" table:formula="of:=['export-nord-2026-03-31_(2)'.$D274]+['export-nord-2026-03-31_(2)'.$E274]" table:style-name="ce5">
            <text:p>2026-03-06 09:02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1" table:style-name="ce1">
            <text:p>531</text:p>
          </table:table-cell>
          <table:table-cell office:value-type="date" office:date-value="2026-03-07T00:00:00" table:style-name="ce3">
            <text:p>2026-03-07</text:p>
          </table:table-cell>
          <table:table-cell office:value-type="time" office:time-value="PT9H3M2S" table:style-name="ce4">
            <text:p>09:03:02</text:p>
          </table:table-cell>
          <table:table-cell office:value-type="float" office:value="90.5" table:style-name="ce1">
            <text:p>90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8" table:style-name="ce1">
            <text:p>22,8</text:p>
          </table:table-cell>
          <table:table-cell office:value-type="date" office:date-value="2026-03-07T09:03:02" table:formula="of:=['export-nord-2026-03-31_(2)'.$D275]+['export-nord-2026-03-31_(2)'.$E275]" table:style-name="ce5">
            <text:p>2026-03-07 09:03</text:p>
          </table:table-cell>
          <table:table-cell office:value-type="float" office:value="22.8" table:style-name="ce1">
            <text:p>22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2" table:style-name="ce1">
            <text:p>532</text:p>
          </table:table-cell>
          <table:table-cell office:value-type="date" office:date-value="2026-03-08T00:00:00" table:style-name="ce3">
            <text:p>2026-03-08</text:p>
          </table:table-cell>
          <table:table-cell office:value-type="time" office:time-value="PT9H3M12S" table:style-name="ce4">
            <text:p>09:03:12</text:p>
          </table:table-cell>
          <table:table-cell office:value-type="float" office:value="90.4" table:style-name="ce1">
            <text:p>90,4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2.8" table:style-name="ce1">
            <text:p>22,8</text:p>
          </table:table-cell>
          <table:table-cell office:value-type="date" office:date-value="2026-03-08T09:03:12" table:formula="of:=['export-nord-2026-03-31_(2)'.$D276]+['export-nord-2026-03-31_(2)'.$E276]" table:style-name="ce5">
            <text:p>2026-03-08 09:03</text:p>
          </table:table-cell>
          <table:table-cell office:value-type="float" office:value="22.8" table:style-name="ce1">
            <text:p>22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3" table:style-name="ce1">
            <text:p>533</text:p>
          </table:table-cell>
          <table:table-cell office:value-type="date" office:date-value="2026-03-09T00:00:00" table:style-name="ce3">
            <text:p>2026-03-09</text:p>
          </table:table-cell>
          <table:table-cell office:value-type="time" office:time-value="PT9H3M21S" table:style-name="ce4">
            <text:p>09:03:21</text:p>
          </table:table-cell>
          <table:table-cell office:value-type="float" office:value="90.3" table:style-name="ce1">
            <text:p>90,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3" table:style-name="ce1">
            <text:p>23</text:p>
          </table:table-cell>
          <table:table-cell office:value-type="date" office:date-value="2026-03-09T09:03:21" table:formula="of:=['export-nord-2026-03-31_(2)'.$D277]+['export-nord-2026-03-31_(2)'.$E277]" table:style-name="ce5">
            <text:p>2026-03-09 09:03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4" table:style-name="ce1">
            <text:p>534</text:p>
          </table:table-cell>
          <table:table-cell office:value-type="date" office:date-value="2026-03-10T00:00:00" table:style-name="ce3">
            <text:p>2026-03-10</text:p>
          </table:table-cell>
          <table:table-cell office:value-type="time" office:time-value="PT9H3M30S" table:style-name="ce4">
            <text:p>09:03:30</text:p>
          </table:table-cell>
          <table:table-cell office:value-type="float" office:value="90.3" table:style-name="ce1">
            <text:p>90,3</text:p>
          </table:table-cell>
          <table:table-cell office:value-type="float" office:value="8.4" table:style-name="ce1">
            <text:p>8,4</text:p>
          </table:table-cell>
          <table:table-cell office:value-type="float" office:value="23.1" table:style-name="ce1">
            <text:p>23,1</text:p>
          </table:table-cell>
          <table:table-cell office:value-type="date" office:date-value="2026-03-10T09:03:30" table:formula="of:=['export-nord-2026-03-31_(2)'.$D278]+['export-nord-2026-03-31_(2)'.$E278]" table:style-name="ce5">
            <text:p>2026-03-10 09:03</text:p>
          </table:table-cell>
          <table:table-cell office:value-type="float" office:value="23.1" table:style-name="ce1">
            <text:p>23,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5" table:style-name="ce1">
            <text:p>535</text:p>
          </table:table-cell>
          <table:table-cell office:value-type="date" office:date-value="2026-03-11T00:00:00" table:style-name="ce3">
            <text:p>2026-03-11</text:p>
          </table:table-cell>
          <table:table-cell office:value-type="time" office:time-value="PT9H3M39S" table:style-name="ce4">
            <text:p>09:03:39</text:p>
          </table:table-cell>
          <table:table-cell office:value-type="float" office:value="90.2" table:style-name="ce1">
            <text:p>90,2</text:p>
          </table:table-cell>
          <table:table-cell office:value-type="float" office:value="8.4" table:style-name="ce1">
            <text:p>8,4</text:p>
          </table:table-cell>
          <table:table-cell office:value-type="float" office:value="22.8" table:style-name="ce1">
            <text:p>22,8</text:p>
          </table:table-cell>
          <table:table-cell office:value-type="date" office:date-value="2026-03-11T09:03:39" table:formula="of:=['export-nord-2026-03-31_(2)'.$D279]+['export-nord-2026-03-31_(2)'.$E279]" table:style-name="ce5">
            <text:p>2026-03-11 09:03</text:p>
          </table:table-cell>
          <table:table-cell office:value-type="float" office:value="22.8" table:style-name="ce1">
            <text:p>22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6" table:style-name="ce1">
            <text:p>536</text:p>
          </table:table-cell>
          <table:table-cell office:value-type="date" office:date-value="2026-03-12T00:00:00" table:style-name="ce3">
            <text:p>2026-03-12</text:p>
          </table:table-cell>
          <table:table-cell office:value-type="time" office:time-value="PT9H3M49S" table:style-name="ce4">
            <text:p>09:03:49</text:p>
          </table:table-cell>
          <table:table-cell office:value-type="float" office:value="90.1" table:style-name="ce1">
            <text:p>90,1</text:p>
          </table:table-cell>
          <table:table-cell office:value-type="float" office:value="8.4" table:style-name="ce1">
            <text:p>8,4</text:p>
          </table:table-cell>
          <table:table-cell office:value-type="float" office:value="23" table:style-name="ce1">
            <text:p>23</text:p>
          </table:table-cell>
          <table:table-cell office:value-type="date" office:date-value="2026-03-12T09:03:49" table:formula="of:=['export-nord-2026-03-31_(2)'.$D280]+['export-nord-2026-03-31_(2)'.$E280]" table:style-name="ce5">
            <text:p>2026-03-12 09:03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7" table:style-name="ce1">
            <text:p>537</text:p>
          </table:table-cell>
          <table:table-cell office:value-type="date" office:date-value="2026-03-13T00:00:00" table:style-name="ce3">
            <text:p>2026-03-13</text:p>
          </table:table-cell>
          <table:table-cell office:value-type="time" office:time-value="PT9H3M58S" table:style-name="ce4">
            <text:p>09:03:58</text:p>
          </table:table-cell>
          <table:table-cell office:value-type="float" office:value="90" table:style-name="ce1">
            <text:p>90</text:p>
          </table:table-cell>
          <table:table-cell office:value-type="float" office:value="8.5" table:style-name="ce1">
            <text:p>8,5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13T09:03:58" table:formula="of:=['export-nord-2026-03-31_(2)'.$D281]+['export-nord-2026-03-31_(2)'.$E281]" table:style-name="ce5">
            <text:p>2026-03-13 09:03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8" table:style-name="ce1">
            <text:p>538</text:p>
          </table:table-cell>
          <table:table-cell office:value-type="date" office:date-value="2026-03-14T00:00:00" table:style-name="ce3">
            <text:p>2026-03-14</text:p>
          </table:table-cell>
          <table:table-cell office:value-type="time" office:time-value="PT9H4M7S" table:style-name="ce4">
            <text:p>09:04:07</text:p>
          </table:table-cell>
          <table:table-cell office:value-type="float" office:value="90" table:style-name="ce1">
            <text:p>90</text:p>
          </table:table-cell>
          <table:table-cell office:value-type="float" office:value="8.4" table:style-name="ce1">
            <text:p>8,4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14T09:04:07" table:formula="of:=['export-nord-2026-03-31_(2)'.$D282]+['export-nord-2026-03-31_(2)'.$E282]" table:style-name="ce5">
            <text:p>2026-03-14 09:04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39" table:style-name="ce1">
            <text:p>539</text:p>
          </table:table-cell>
          <table:table-cell office:value-type="date" office:date-value="2026-03-15T00:00:00" table:style-name="ce3">
            <text:p>2026-03-15</text:p>
          </table:table-cell>
          <table:table-cell office:value-type="time" office:time-value="PT9H4M17S" table:style-name="ce4">
            <text:p>09:04:17</text:p>
          </table:table-cell>
          <table:table-cell office:value-type="float" office:value="89.8" table:style-name="ce1">
            <text:p>89,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3" table:style-name="ce1">
            <text:p>23</text:p>
          </table:table-cell>
          <table:table-cell office:value-type="date" office:date-value="2026-03-15T09:04:17" table:formula="of:=['export-nord-2026-03-31_(2)'.$D283]+['export-nord-2026-03-31_(2)'.$E283]" table:style-name="ce5">
            <text:p>2026-03-15 09:04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0" table:style-name="ce1">
            <text:p>540</text:p>
          </table:table-cell>
          <table:table-cell office:value-type="date" office:date-value="2026-03-16T00:00:00" table:style-name="ce3">
            <text:p>2026-03-16</text:p>
          </table:table-cell>
          <table:table-cell office:value-type="time" office:time-value="PT9H4M26S" table:style-name="ce4">
            <text:p>09:04:26</text:p>
          </table:table-cell>
          <table:table-cell office:value-type="float" office:value="89.7" table:style-name="ce1">
            <text:p>89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16T09:04:26" table:formula="of:=['export-nord-2026-03-31_(2)'.$D284]+['export-nord-2026-03-31_(2)'.$E284]" table:style-name="ce5">
            <text:p>2026-03-16 09:04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1" table:style-name="ce1">
            <text:p>541</text:p>
          </table:table-cell>
          <table:table-cell office:value-type="date" office:date-value="2026-03-17T00:00:00" table:style-name="ce3">
            <text:p>2026-03-17</text:p>
          </table:table-cell>
          <table:table-cell office:value-type="time" office:time-value="PT9H4M35S" table:style-name="ce4">
            <text:p>09:04:35</text:p>
          </table:table-cell>
          <table:table-cell office:value-type="float" office:value="89.7" table:style-name="ce1">
            <text:p>89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17T09:04:35" table:formula="of:=['export-nord-2026-03-31_(2)'.$D285]+['export-nord-2026-03-31_(2)'.$E285]" table:style-name="ce5">
            <text:p>2026-03-17 09:04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2" table:style-name="ce1">
            <text:p>542</text:p>
          </table:table-cell>
          <table:table-cell office:value-type="date" office:date-value="2026-03-18T00:00:00" table:style-name="ce3">
            <text:p>2026-03-18</text:p>
          </table:table-cell>
          <table:table-cell office:value-type="time" office:time-value="PT9H4M44S" table:style-name="ce4">
            <text:p>09:04:44</text:p>
          </table:table-cell>
          <table:table-cell office:value-type="float" office:value="89.5" table:style-name="ce1">
            <text:p>89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2.8" table:style-name="ce1">
            <text:p>22,8</text:p>
          </table:table-cell>
          <table:table-cell office:value-type="date" office:date-value="2026-03-18T09:04:44" table:formula="of:=['export-nord-2026-03-31_(2)'.$D286]+['export-nord-2026-03-31_(2)'.$E286]" table:style-name="ce5">
            <text:p>2026-03-18 09:04</text:p>
          </table:table-cell>
          <table:table-cell office:value-type="float" office:value="22.8" table:style-name="ce1">
            <text:p>22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3" table:style-name="ce1">
            <text:p>543</text:p>
          </table:table-cell>
          <table:table-cell office:value-type="date" office:date-value="2026-03-19T00:00:00" table:style-name="ce3">
            <text:p>2026-03-19</text:p>
          </table:table-cell>
          <table:table-cell office:value-type="time" office:time-value="PT9H4M54S" table:style-name="ce4">
            <text:p>09:04:54</text:p>
          </table:table-cell>
          <table:table-cell office:value-type="float" office:value="89.5" table:style-name="ce1">
            <text:p>89,5</text:p>
          </table:table-cell>
          <table:table-cell office:value-type="float" office:value="8" table:style-name="ce1">
            <text:p>8</text:p>
          </table:table-cell>
          <table:table-cell office:value-type="float" office:value="22.8" table:style-name="ce1">
            <text:p>22,8</text:p>
          </table:table-cell>
          <table:table-cell office:value-type="date" office:date-value="2026-03-19T09:04:54" table:formula="of:=['export-nord-2026-03-31_(2)'.$D287]+['export-nord-2026-03-31_(2)'.$E287]" table:style-name="ce5">
            <text:p>2026-03-19 09:04</text:p>
          </table:table-cell>
          <table:table-cell office:value-type="float" office:value="22.8" table:style-name="ce1">
            <text:p>22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4" table:style-name="ce1">
            <text:p>544</text:p>
          </table:table-cell>
          <table:table-cell office:value-type="date" office:date-value="2026-03-20T00:00:00" table:style-name="ce3">
            <text:p>2026-03-20</text:p>
          </table:table-cell>
          <table:table-cell office:value-type="time" office:time-value="PT9H5M3S" table:style-name="ce4">
            <text:p>09:05:03</text:p>
          </table:table-cell>
          <table:table-cell office:value-type="float" office:value="89.5" table:style-name="ce1">
            <text:p>89,5</text:p>
          </table:table-cell>
          <table:table-cell office:value-type="float" office:value="7.9" table:style-name="ce1">
            <text:p>7,9</text:p>
          </table:table-cell>
          <table:table-cell office:value-type="float" office:value="23" table:style-name="ce1">
            <text:p>23</text:p>
          </table:table-cell>
          <table:table-cell office:value-type="date" office:date-value="2026-03-20T09:05:03" table:formula="of:=['export-nord-2026-03-31_(2)'.$D288]+['export-nord-2026-03-31_(2)'.$E288]" table:style-name="ce5">
            <text:p>2026-03-20 09:05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5" table:style-name="ce1">
            <text:p>545</text:p>
          </table:table-cell>
          <table:table-cell office:value-type="date" office:date-value="2026-03-21T00:00:00" table:style-name="ce3">
            <text:p>2026-03-21</text:p>
          </table:table-cell>
          <table:table-cell office:value-type="time" office:time-value="PT9H5M12S" table:style-name="ce4">
            <text:p>09:05:12</text:p>
          </table:table-cell>
          <table:table-cell office:value-type="float" office:value="89.4" table:style-name="ce1">
            <text:p>89,4</text:p>
          </table:table-cell>
          <table:table-cell office:value-type="float" office:value="7.8" table:style-name="ce1">
            <text:p>7,8</text:p>
          </table:table-cell>
          <table:table-cell office:value-type="float" office:value="22.7" table:style-name="ce1">
            <text:p>22,7</text:p>
          </table:table-cell>
          <table:table-cell office:value-type="date" office:date-value="2026-03-21T09:05:12" table:formula="of:=['export-nord-2026-03-31_(2)'.$D289]+['export-nord-2026-03-31_(2)'.$E289]" table:style-name="ce5">
            <text:p>2026-03-21 09:05</text:p>
          </table:table-cell>
          <table:table-cell office:value-type="float" office:value="22.7" table:style-name="ce1">
            <text:p>22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6" table:style-name="ce1">
            <text:p>546</text:p>
          </table:table-cell>
          <table:table-cell office:value-type="date" office:date-value="2026-03-22T00:00:00" table:style-name="ce3">
            <text:p>2026-03-22</text:p>
          </table:table-cell>
          <table:table-cell office:value-type="time" office:time-value="PT9H5M21S" table:style-name="ce4">
            <text:p>09:05:21</text:p>
          </table:table-cell>
          <table:table-cell office:value-type="float" office:value="89.4" table:style-name="ce1">
            <text:p>89,4</text:p>
          </table:table-cell>
          <table:table-cell office:value-type="float" office:value="7.8" table:style-name="ce1">
            <text:p>7,8</text:p>
          </table:table-cell>
          <table:table-cell office:value-type="float" office:value="22.7" table:style-name="ce1">
            <text:p>22,7</text:p>
          </table:table-cell>
          <table:table-cell office:value-type="date" office:date-value="2026-03-22T09:05:21" table:formula="of:=['export-nord-2026-03-31_(2)'.$D290]+['export-nord-2026-03-31_(2)'.$E290]" table:style-name="ce5">
            <text:p>2026-03-22 09:05</text:p>
          </table:table-cell>
          <table:table-cell office:value-type="float" office:value="22.7" table:style-name="ce1">
            <text:p>22,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7" table:style-name="ce1">
            <text:p>547</text:p>
          </table:table-cell>
          <table:table-cell office:value-type="date" office:date-value="2026-03-23T00:00:00" table:style-name="ce3">
            <text:p>2026-03-23</text:p>
          </table:table-cell>
          <table:table-cell office:value-type="time" office:time-value="PT9H5M31S" table:style-name="ce4">
            <text:p>09:05:31</text:p>
          </table:table-cell>
          <table:table-cell office:value-type="float" office:value="89.4" table:style-name="ce1">
            <text:p>89,4</text:p>
          </table:table-cell>
          <table:table-cell office:value-type="float" office:value="7.8" table:style-name="ce1">
            <text:p>7,8</text:p>
          </table:table-cell>
          <table:table-cell office:value-type="float" office:value="22.6" table:style-name="ce1">
            <text:p>22,6</text:p>
          </table:table-cell>
          <table:table-cell office:value-type="date" office:date-value="2026-03-23T09:05:31" table:formula="of:=['export-nord-2026-03-31_(2)'.$D291]+['export-nord-2026-03-31_(2)'.$E291]" table:style-name="ce5">
            <text:p>2026-03-23 09:05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8" table:style-name="ce1">
            <text:p>548</text:p>
          </table:table-cell>
          <table:table-cell office:value-type="date" office:date-value="2026-03-24T00:00:00" table:style-name="ce3">
            <text:p>2026-03-24</text:p>
          </table:table-cell>
          <table:table-cell office:value-type="time" office:time-value="PT9H5M40S" table:style-name="ce4">
            <text:p>09:05:40</text:p>
          </table:table-cell>
          <table:table-cell office:value-type="float" office:value="89.5" table:style-name="ce1">
            <text:p>89,5</text:p>
          </table:table-cell>
          <table:table-cell office:value-type="float" office:value="7.9" table:style-name="ce1">
            <text:p>7,9</text:p>
          </table:table-cell>
          <table:table-cell office:value-type="float" office:value="21.8" table:style-name="ce1">
            <text:p>21,8</text:p>
          </table:table-cell>
          <table:table-cell office:value-type="date" office:date-value="2026-03-24T09:05:40" table:formula="of:=['export-nord-2026-03-31_(2)'.$D292]+['export-nord-2026-03-31_(2)'.$E292]" table:style-name="ce5">
            <text:p>2026-03-24 09:05</text:p>
          </table:table-cell>
          <table:table-cell office:value-type="float" office:value="21.8" table:style-name="ce1">
            <text:p>21,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49" table:style-name="ce1">
            <text:p>549</text:p>
          </table:table-cell>
          <table:table-cell office:value-type="date" office:date-value="2026-03-25T00:00:00" table:style-name="ce3">
            <text:p>2026-03-25</text:p>
          </table:table-cell>
          <table:table-cell office:value-type="time" office:time-value="PT9H5M49S" table:style-name="ce4">
            <text:p>09:05:49</text:p>
          </table:table-cell>
          <table:table-cell office:value-type="float" office:value="89.5" table:style-name="ce1">
            <text:p>89,5</text:p>
          </table:table-cell>
          <table:table-cell office:value-type="float" office:value="7.9" table:style-name="ce1">
            <text:p>7,9</text:p>
          </table:table-cell>
          <table:table-cell office:value-type="float" office:value="23" table:style-name="ce1">
            <text:p>23</text:p>
          </table:table-cell>
          <table:table-cell office:value-type="date" office:date-value="2026-03-25T09:05:49" table:formula="of:=['export-nord-2026-03-31_(2)'.$D293]+['export-nord-2026-03-31_(2)'.$E293]" table:style-name="ce5">
            <text:p>2026-03-25 09:05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0" table:style-name="ce1">
            <text:p>550</text:p>
          </table:table-cell>
          <table:table-cell office:value-type="date" office:date-value="2026-03-26T00:00:00" table:style-name="ce3">
            <text:p>2026-03-26</text:p>
          </table:table-cell>
          <table:table-cell office:value-type="time" office:time-value="PT9H5M58S" table:style-name="ce4">
            <text:p>09:05:58</text:p>
          </table:table-cell>
          <table:table-cell office:value-type="float" office:value="89.6" table:style-name="ce1">
            <text:p>89,6</text:p>
          </table:table-cell>
          <table:table-cell office:value-type="float" office:value="7.9" table:style-name="ce1">
            <text:p>7,9</text:p>
          </table:table-cell>
          <table:table-cell office:value-type="float" office:value="22.6" table:style-name="ce1">
            <text:p>22,6</text:p>
          </table:table-cell>
          <table:table-cell office:value-type="date" office:date-value="2026-03-26T09:05:58" table:formula="of:=['export-nord-2026-03-31_(2)'.$D294]+['export-nord-2026-03-31_(2)'.$E294]" table:style-name="ce5">
            <text:p>2026-03-26 09:05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1" table:style-name="ce1">
            <text:p>551</text:p>
          </table:table-cell>
          <table:table-cell office:value-type="date" office:date-value="2026-03-27T00:00:00" table:style-name="ce3">
            <text:p>2026-03-27</text:p>
          </table:table-cell>
          <table:table-cell office:value-type="time" office:time-value="PT9H6M8S" table:style-name="ce4">
            <text:p>09:06:08</text:p>
          </table:table-cell>
          <table:table-cell office:value-type="float" office:value="89.6" table:style-name="ce1">
            <text:p>89,6</text:p>
          </table:table-cell>
          <table:table-cell office:value-type="float" office:value="7.9" table:style-name="ce1">
            <text:p>7,9</text:p>
          </table:table-cell>
          <table:table-cell office:value-type="float" office:value="22.5" table:style-name="ce1">
            <text:p>22,5</text:p>
          </table:table-cell>
          <table:table-cell office:value-type="date" office:date-value="2026-03-27T09:06:08" table:formula="of:=['export-nord-2026-03-31_(2)'.$D295]+['export-nord-2026-03-31_(2)'.$E295]" table:style-name="ce5">
            <text:p>2026-03-27 09:06</text:p>
          </table:table-cell>
          <table:table-cell office:value-type="float" office:value="22.5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2" table:style-name="ce1">
            <text:p>552</text:p>
          </table:table-cell>
          <table:table-cell office:value-type="date" office:date-value="2026-03-28T00:00:00" table:style-name="ce3">
            <text:p>2026-03-28</text:p>
          </table:table-cell>
          <table:table-cell office:value-type="time" office:time-value="PT9H6M17S" table:style-name="ce4">
            <text:p>09:06:17</text:p>
          </table:table-cell>
          <table:table-cell office:value-type="float" office:value="89.5" table:style-name="ce1">
            <text:p>89,5</text:p>
          </table:table-cell>
          <table:table-cell office:value-type="float" office:value="7.9" table:style-name="ce1">
            <text:p>7,9</text:p>
          </table:table-cell>
          <table:table-cell office:value-type="float" office:value="22.6" table:style-name="ce1">
            <text:p>22,6</text:p>
          </table:table-cell>
          <table:table-cell office:value-type="date" office:date-value="2026-03-28T09:06:17" table:formula="of:=['export-nord-2026-03-31_(2)'.$D296]+['export-nord-2026-03-31_(2)'.$E296]" table:style-name="ce5">
            <text:p>2026-03-28 09:06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3" table:style-name="ce1">
            <text:p>553</text:p>
          </table:table-cell>
          <table:table-cell office:value-type="date" office:date-value="2026-03-29T00:00:00" table:style-name="ce3">
            <text:p>2026-03-29</text:p>
          </table:table-cell>
          <table:table-cell office:value-type="time" office:time-value="PT9H6M26S" table:style-name="ce4">
            <text:p>09:06:26</text:p>
          </table:table-cell>
          <table:table-cell office:value-type="float" office:value="89.5" table:style-name="ce1">
            <text:p>89,5</text:p>
          </table:table-cell>
          <table:table-cell office:value-type="float" office:value="7.9" table:style-name="ce1">
            <text:p>7,9</text:p>
          </table:table-cell>
          <table:table-cell office:value-type="float" office:value="22.6" table:style-name="ce1">
            <text:p>22,6</text:p>
          </table:table-cell>
          <table:table-cell office:value-type="date" office:date-value="2026-03-29T09:06:26" table:formula="of:=['export-nord-2026-03-31_(2)'.$D297]+['export-nord-2026-03-31_(2)'.$E297]" table:style-name="ce5">
            <text:p>2026-03-29 09:06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4" table:style-name="ce1">
            <text:p>554</text:p>
          </table:table-cell>
          <table:table-cell office:value-type="date" office:date-value="2026-03-30T00:00:00" table:style-name="ce3">
            <text:p>2026-03-30</text:p>
          </table:table-cell>
          <table:table-cell office:value-type="time" office:time-value="PT9H6M35S" table:style-name="ce4">
            <text:p>09:06:35</text:p>
          </table:table-cell>
          <table:table-cell office:value-type="float" office:value="89.3" table:style-name="ce1">
            <text:p>89,3</text:p>
          </table:table-cell>
          <table:table-cell office:value-type="float" office:value="7.9" table:style-name="ce1">
            <text:p>7,9</text:p>
          </table:table-cell>
          <table:table-cell office:value-type="float" office:value="22.9" table:style-name="ce1">
            <text:p>22,9</text:p>
          </table:table-cell>
          <table:table-cell office:value-type="date" office:date-value="2026-03-30T09:06:35" table:formula="of:=['export-nord-2026-03-31_(2)'.$D298]+['export-nord-2026-03-31_(2)'.$E298]" table:style-name="ce5">
            <text:p>2026-03-30 09:06</text:p>
          </table:table-cell>
          <table:table-cell office:value-type="float" office:value="22.9" table:style-name="ce1">
            <text:p>22,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rotimeter_a300c30e</text:p>
          </table:table-cell>
          <table:table-cell office:value-type="string" table:style-name="ce2">
            <text:p>KällarväggNord</text:p>
          </table:table-cell>
          <table:table-cell office:value-type="float" office:value="555" table:style-name="ce1">
            <text:p>555</text:p>
          </table:table-cell>
          <table:table-cell office:value-type="date" office:date-value="2026-03-31T00:00:00" table:style-name="ce3">
            <text:p>2026-03-31</text:p>
          </table:table-cell>
          <table:table-cell office:value-type="time" office:time-value="PT9H6M45S" table:style-name="ce4">
            <text:p>09:06:45</text:p>
          </table:table-cell>
          <table:table-cell office:value-type="float" office:value="89.2" table:style-name="ce1">
            <text:p>89,2</text:p>
          </table:table-cell>
          <table:table-cell office:value-type="float" office:value="7.8" table:style-name="ce1">
            <text:p>7,8</text:p>
          </table:table-cell>
          <table:table-cell office:value-type="float" office:value="22.6" table:style-name="ce1">
            <text:p>22,6</text:p>
          </table:table-cell>
          <table:table-cell office:value-type="date" office:date-value="2026-03-31T09:06:45" table:formula="of:=['export-nord-2026-03-31_(2)'.$D299]+['export-nord-2026-03-31_(2)'.$E299]" table:style-name="ce5">
            <text:p>2026-03-31 09:06</text:p>
          </table:table-cell>
          <table:table-cell office:value-type="float" office:value="22.6" table:style-name="ce1">
            <text:p>22,6</text:p>
          </table:table-cell>
          <table:table-cell table:number-columns-repeated="16374"/>
        </table:table-row>
        <table:table-row table:number-rows-repeated="1048277" table:style-name="ro1">
          <table:table-cell table:number-columns-repeated="16384"/>
        </table:table-row>
      </table:table>
      <table:database-ranges>
        <table:database-range table:target-range-address="export-syd-2026-03-31_(2).A1:export-syd-2026-03-31_(2).I289" table:name="export_syd_2026_03_31__2" table:display-filter-buttons="true" table:on-update-keep-size="false" table:on-update-keep-styles="true" table:refresh-delay="false">
          <table:database-source-sql table:database-name="Provider=Microsoft.Mashup.OleDb.1;Data Source=$Workbook$;Location=&quot;export-syd-2026-03-31 (2)&quot;;Extended Properties=&quot;&quot;" table:sql-statement="SELECT * FROM [export-syd-2026-03-31 (2)]"/>
        </table:database-range>
        <table:database-range table:target-range-address="export-nord-2026-03-31_(2).A1:export-nord-2026-03-31_(2).I299" table:name="export_nord_2026_03_31__2" table:display-filter-buttons="true" table:on-update-keep-size="false" table:on-update-keep-styles="true" table:refresh-delay="false">
          <table:database-source-sql table:database-name="Provider=Microsoft.Mashup.OleDb.1;Data Source=$Workbook$;Location=&quot;export-nord-2026-03-31 (2)&quot;;Extended Properties=&quot;&quot;" table:sql-statement="SELECT * FROM [export-nord-2026-03-31 (2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time-style style:name="N37" number:language="en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Karl-Petter Åkesson</meta:initial-creator>
    <dc:creator>Karl-Petter Åkesson</dc:creator>
    <meta:creation-date>2026-03-31T17:08:41Z</meta:creation-date>
    <dc:date>2026-03-31T17:54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75pt" svg:width="624.75pt" chart:style-name="Crt0">
        <chart:title chart:style-name="CT00">
          <text:p text:style-name="a0" text:class-names="" text:cond-style-name="">Källarvägg syd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export-syd-2026-03-31_(2).$J$2:.$J$289" chart:class="chart:scatter" chart:attached-axis="primary-y" chart:style-name="G0S0">
            <chart:domain table:cell-range-address="export-syd-2026-03-31_(2).$I$2:.$I$289"/>
            <chart:data-point chart:repeated="28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624.75pt" chart:style-name="Crt0">
        <chart:title chart:style-name="CT00">
          <text:p text:style-name="a0" text:class-names="" text:cond-style-name="">Källarvägg nord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export-nord-2026-03-31_(2).$J$2:.$J$299" chart:class="chart:scatter" chart:attached-axis="primary-y" chart:style-name="G0S0">
            <chart:domain table:cell-range-address="export-nord-2026-03-31_(2).$I$2:.$I$299"/>
            <chart:data-point chart:repeated="29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